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ubtitle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P11" style:family="paragraph" style:parent-style-name="Standard">
      <style:paragraph-properties fo:break-before="auto" fo:line-height="115%" fo:margin-top="0cm" fo:margin-bottom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Heading_20_1">
      <style:paragraph-properties fo:break-before="auto" fo:line-height="115%" style:writing-mode="lr-tb"/>
    </style:style>
    <style:style style:name="T13_1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T16_101" style:family="text"/>
    <style:style style:name="T16_102" style:family="text"/>
    <style:style style:name="T16_103" style:family="text"/>
    <style:style style:name="T16_104" style:family="text"/>
    <style:style style:name="T16_105" style:family="text"/>
    <style:style style:name="T16_106" style:family="text"/>
    <style:style style:name="T16_107" style:family="text"/>
    <style:style style:name="T16_108" style:family="text"/>
    <style:style style:name="T16_109" style:family="text"/>
    <style:style style:name="T16_110" style:family="text"/>
    <style:style style:name="T16_111" style:family="text"/>
    <style:style style:name="T16_112" style:family="text"/>
    <style:style style:name="T16_113" style:family="text"/>
    <style:style style:name="T16_114" style:family="text"/>
    <style:style style:name="T16_115" style:family="text"/>
    <style:style style:name="T16_116" style:family="text"/>
    <style:style style:name="T16_117" style:family="text"/>
    <style:style style:name="T16_118" style:family="text"/>
    <style:style style:name="T16_119" style:family="text"/>
    <style:style style:name="T16_120" style:family="text"/>
    <style:style style:name="T16_121" style:family="text"/>
    <style:style style:name="T16_122" style:family="text"/>
    <style:style style:name="T16_123" style:family="text"/>
    <style:style style:name="T16_124" style:family="text"/>
    <style:style style:name="T16_125" style:family="text"/>
    <style:style style:name="T16_126" style:family="text"/>
    <style:style style:name="T16_127" style:family="text"/>
    <style:style style:name="T16_128" style:family="text"/>
    <style:style style:name="T16_129" style:family="text"/>
    <style:style style:name="T16_130" style:family="text"/>
    <style:style style:name="T16_131" style:family="text"/>
    <style:style style:name="T16_132" style:family="text"/>
    <style:style style:name="T16_133" style:family="text"/>
    <style:style style:name="T16_134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T18_91" style:family="text"/>
    <style:style style:name="T18_92" style:family="text"/>
    <style:style style:name="T18_93" style:family="text"/>
    <style:style style:name="T18_94" style:family="text"/>
    <style:style style:name="T18_95" style:family="text"/>
    <style:style style:name="T18_96" style:family="text"/>
    <style:style style:name="T18_97" style:family="text"/>
    <style:style style:name="T18_98" style:family="text"/>
    <style:style style:name="T18_99" style:family="text"/>
    <style:style style:name="T18_100" style:family="text"/>
    <style:style style:name="T18_101" style:family="text"/>
    <style:style style:name="T18_102" style:family="text"/>
    <style:style style:name="T18_103" style:family="text"/>
    <style:style style:name="T18_104" style:family="text"/>
    <style:style style:name="T18_105" style:family="text"/>
    <style:style style:name="T18_106" style:family="text"/>
    <style:style style:name="T18_107" style:family="text"/>
    <style:style style:name="T18_108" style:family="text"/>
    <style:style style:name="T18_109" style:family="text"/>
    <style:style style:name="T18_110" style:family="text"/>
    <style:style style:name="T18_111" style:family="text"/>
    <style:style style:name="T18_112" style:family="text"/>
    <style:style style:name="T18_113" style:family="text"/>
    <style:style style:name="T18_114" style:family="text"/>
    <style:style style:name="T18_115" style:family="text"/>
    <style:style style:name="T18_116" style:family="text"/>
    <style:style style:name="T18_117" style:family="text"/>
    <style:style style:name="T18_118" style:family="text"/>
    <style:style style:name="T18_119" style:family="text"/>
    <style:style style:name="T18_120" style:family="text"/>
    <style:style style:name="T18_121" style:family="text"/>
    <style:style style:name="T18_122" style:family="text"/>
    <style:style style:name="T18_123" style:family="text"/>
    <style:style style:name="T18_124" style:family="text"/>
    <style:style style:name="T18_125" style:family="text"/>
    <style:style style:name="T18_126" style:family="text"/>
    <style:style style:name="T18_127" style:family="text"/>
    <style:style style:name="T18_128" style:family="text"/>
    <style:style style:name="T18_129" style:family="text"/>
    <style:style style:name="T18_130" style:family="text"/>
    <style:style style:name="T18_131" style:family="text"/>
    <style:style style:name="T18_132" style:family="text"/>
    <style:style style:name="T18_133" style:family="text"/>
    <style:style style:name="T18_134" style:family="text"/>
    <style:style style:name="T18_135" style:family="text"/>
    <style:style style:name="T18_136" style:family="text"/>
    <style:style style:name="T18_137" style:family="text"/>
    <style:style style:name="T18_138" style:family="text"/>
    <style:style style:name="T18_139" style:family="text"/>
    <style:style style:name="T18_140" style:family="text"/>
    <style:style style:name="T18_141" style:family="text"/>
    <style:style style:name="T18_142" style:family="text"/>
    <style:style style:name="T18_143" style:family="text"/>
    <style:style style:name="T18_144" style:family="text"/>
    <style:style style:name="T18_145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P20" style:family="paragraph" style:parent-style-name="Standard">
      <style:paragraph-properties fo:break-before="auto" fo:line-height="115%" fo:margin-top="0cm" fo:margin-bottom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T20_112" style:family="text"/>
    <style:style style:name="T20_113" style:family="text"/>
    <style:style style:name="T20_114" style:family="text"/>
    <style:style style:name="T20_115" style:family="text"/>
    <style:style style:name="T20_116" style:family="text"/>
    <style:style style:name="T20_117" style:family="text"/>
    <style:style style:name="T20_118" style:family="text"/>
    <style:style style:name="T20_119" style:family="text"/>
    <style:style style:name="T20_120" style:family="text"/>
    <style:style style:name="T20_121" style:family="text"/>
    <style:style style:name="T20_122" style:family="text"/>
    <style:style style:name="T20_123" style:family="text"/>
    <style:style style:name="T20_124" style:family="text"/>
    <style:style style:name="T20_125" style:family="text"/>
    <style:style style:name="T20_126" style:family="text"/>
    <style:style style:name="T20_127" style:family="text"/>
    <style:style style:name="T20_128" style:family="text"/>
    <style:style style:name="P21" style:family="paragraph" style:parent-style-name="Heading_20_1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T29_83" style:family="text"/>
    <style:style style:name="T29_84" style:family="text"/>
    <style:style style:name="T29_85" style:family="text"/>
    <style:style style:name="T29_86" style:family="text"/>
    <style:style style:name="T29_87" style:family="text"/>
    <style:style style:name="T29_88" style:family="text"/>
    <style:style style:name="T29_89" style:family="text"/>
    <style:style style:name="T29_90" style:family="text"/>
    <style:style style:name="T29_91" style:family="text"/>
    <style:style style:name="T29_92" style:family="text"/>
    <style:style style:name="T29_93" style:family="text"/>
    <style:style style:name="T29_94" style:family="text"/>
    <style:style style:name="T29_95" style:family="text"/>
    <style:style style:name="T29_96" style:family="text"/>
    <style:style style:name="T29_97" style:family="text"/>
    <style:style style:name="T29_98" style:family="text"/>
    <style:style style:name="T29_99" style:family="text"/>
    <style:style style:name="T29_100" style:family="text"/>
    <style:style style:name="T29_101" style:family="text"/>
    <style:style style:name="T29_102" style:family="text"/>
    <style:style style:name="T29_103" style:family="text"/>
    <style:style style:name="T29_104" style:family="text"/>
    <style:style style:name="T29_105" style:family="text"/>
    <style:style style:name="T29_106" style:family="text"/>
    <style:style style:name="T29_107" style:family="text"/>
    <style:style style:name="T29_108" style:family="text"/>
    <style:style style:name="T29_109" style:family="text"/>
    <style:style style:name="T29_110" style:family="text"/>
    <style:style style:name="T29_111" style:family="text"/>
    <style:style style:name="T29_112" style:family="text"/>
    <style:style style:name="T29_113" style:family="text"/>
    <style:style style:name="T29_114" style:family="text"/>
    <style:style style:name="T29_115" style:family="text"/>
    <style:style style:name="T29_116" style:family="text"/>
    <style:style style:name="T29_117" style:family="text"/>
    <style:style style:name="T29_118" style:family="text"/>
    <style:style style:name="T29_119" style:family="text"/>
    <style:style style:name="T29_120" style:family="text"/>
    <style:style style:name="T29_121" style:family="text"/>
    <style:style style:name="T29_122" style:family="text"/>
    <style:style style:name="T29_123" style:family="text"/>
    <style:style style:name="T29_124" style:family="text"/>
    <style:style style:name="T29_125" style:family="text"/>
    <style:style style:name="T29_126" style:family="text"/>
    <style:style style:name="T29_127" style:family="text"/>
    <style:style style:name="T29_128" style:family="text"/>
    <style:style style:name="T29_129" style:family="text"/>
    <style:style style:name="T29_130" style:family="text"/>
    <style:style style:name="T29_131" style:family="text"/>
    <style:style style:name="T29_132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weight="bold" style:font-weight-asian="bold" style:font-weight-complex="bold"/>
    </style:style>
    <style:style style:name="T31_2" style:family="text">
      <style:text-properties fo:font-weight="bold" style:font-weight-asian="bold" style:font-weight-complex="bold"/>
    </style:style>
    <style:style style:name="T31_3" style:family="text">
      <style:text-properties fo:font-weight="bold" style:font-weight-asian="bold" style:font-weight-complex="bold"/>
    </style:style>
    <style:style style:name="T31_4" style:family="text">
      <style:text-properties fo:font-weight="bold" style:font-weight-asian="bold" style:font-weight-complex="bold"/>
    </style:style>
    <style:style style:name="T31_5" style:family="text">
      <style:text-properties fo:font-weight="bold" style:font-weight-asian="bold" style:font-weight-complex="bold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color="#1c4587"/>
    </style:style>
    <style:style style:name="T33_2" style:family="text">
      <style:text-properties fo:color="#1c4587"/>
    </style:style>
    <style:style style:name="T33_3" style:family="text">
      <style:text-properties fo:color="#1c4587"/>
    </style:style>
    <style:style style:name="T33_4" style:family="text">
      <style:text-properties fo:color="#1c4587"/>
    </style:style>
    <style:style style:name="T33_5" style:family="text">
      <style:text-properties fo:color="#1c4587"/>
    </style:style>
    <style:style style:name="T33_6" style:family="text">
      <style:text-properties fo:color="#1c4587"/>
    </style:style>
    <style:style style:name="T33_7" style:family="text">
      <style:text-properties fo:color="#1c4587"/>
    </style:style>
    <style:style style:name="T33_8" style:family="text">
      <style:text-properties fo:color="#1c4587"/>
    </style:style>
    <style:style style:name="T33_9" style:family="text">
      <style:text-properties fo:color="#1c4587"/>
    </style:style>
    <style:style style:name="T33_10" style:family="text">
      <style:text-properties fo:color="#1c4587"/>
    </style:style>
    <style:style style:name="T33_11" style:family="text">
      <style:text-properties fo:color="#1c4587"/>
    </style:style>
    <style:style style:name="T33_12" style:family="text">
      <style:text-properties fo:color="#1c4587"/>
    </style:style>
    <style:style style:name="T33_13" style:family="text">
      <style:text-properties fo:color="#1c4587"/>
    </style:style>
    <style:style style:name="T33_14" style:family="text">
      <style:text-properties fo:color="#1c4587"/>
    </style:style>
    <style:style style:name="T33_15" style:family="text">
      <style:text-properties fo:color="#1c4587"/>
    </style:style>
    <style:style style:name="T33_16" style:family="text">
      <style:text-properties fo:color="#1c4587"/>
    </style:style>
    <style:style style:name="T33_17" style:family="text">
      <style:text-properties fo:color="#1c4587"/>
    </style:style>
    <style:style style:name="T33_18" style:family="text">
      <style:text-properties fo:color="#1c4587"/>
    </style:style>
    <style:style style:name="T33_19" style:family="text">
      <style:text-properties fo:color="#1c4587"/>
    </style:style>
    <style:style style:name="T33_20" style:family="text">
      <style:text-properties fo:color="#1c4587"/>
    </style:style>
    <style:style style:name="T33_21" style:family="text">
      <style:text-properties fo:color="#1c4587"/>
    </style:style>
    <style:style style:name="T33_22" style:family="text">
      <style:text-properties fo:color="#1c4587"/>
    </style:style>
    <style:style style:name="T33_23" style:family="text">
      <style:text-properties fo:color="#1c4587"/>
    </style:style>
    <style:style style:name="T33_24" style:family="text">
      <style:text-properties fo:color="#1c4587"/>
    </style:style>
    <style:style style:name="T33_25" style:family="text">
      <style:text-properties fo:color="#1c4587"/>
    </style:style>
    <style:style style:name="T33_26" style:family="text">
      <style:text-properties fo:color="#1c4587"/>
    </style:style>
    <style:style style:name="T33_27" style:family="text">
      <style:text-properties fo:color="#1c4587"/>
    </style:style>
    <style:style style:name="T33_28" style:family="text">
      <style:text-properties fo:color="#1c4587"/>
    </style:style>
    <style:style style:name="T33_29" style:family="text">
      <style:text-properties fo:color="#1c4587"/>
    </style:style>
    <style:style style:name="T33_30" style:family="text">
      <style:text-properties fo:color="#1c4587"/>
    </style:style>
    <style:style style:name="T33_31" style:family="text">
      <style:text-properties fo:color="#1c4587"/>
    </style:style>
    <style:style style:name="T33_32" style:family="text">
      <style:text-properties fo:color="#1c4587"/>
    </style:style>
    <style:style style:name="T33_33" style:family="text">
      <style:text-properties fo:color="#1c4587"/>
    </style:style>
    <style:style style:name="T33_34" style:family="text">
      <style:text-properties fo:color="#1c4587"/>
    </style:style>
    <style:style style:name="T33_35" style:family="text">
      <style:text-properties fo:color="#1c4587"/>
    </style:style>
    <style:style style:name="T33_36" style:family="text">
      <style:text-properties fo:color="#1c4587"/>
    </style:style>
    <style:style style:name="T33_37" style:family="text">
      <style:text-properties fo:color="#1c4587"/>
    </style:style>
    <style:style style:name="T33_38" style:family="text">
      <style:text-properties fo:color="#1c4587"/>
    </style:style>
    <style:style style:name="T33_39" style:family="text">
      <style:text-properties fo:color="#1c4587"/>
    </style:style>
    <style:style style:name="T33_40" style:family="text">
      <style:text-properties fo:color="#1c4587"/>
    </style:style>
    <style:style style:name="T33_41" style:family="text">
      <style:text-properties fo:color="#1c4587"/>
    </style:style>
    <style:style style:name="T33_42" style:family="text">
      <style:text-properties fo:color="#1c4587"/>
    </style:style>
    <style:style style:name="T33_43" style:family="text">
      <style:text-properties fo:color="#1c4587"/>
    </style:style>
    <style:style style:name="T33_44" style:family="text">
      <style:text-properties fo:color="#1c4587"/>
    </style:style>
    <style:style style:name="T33_45" style:family="text">
      <style:text-properties fo:color="#1c4587"/>
    </style:style>
    <style:style style:name="T33_46" style:family="text">
      <style:text-properties fo:color="#1c4587"/>
    </style:style>
    <style:style style:name="T33_47" style:family="text">
      <style:text-properties fo:color="#1c4587"/>
    </style:style>
    <style:style style:name="T33_48" style:family="text">
      <style:text-properties fo:color="#1c4587"/>
    </style:style>
    <style:style style:name="T33_49" style:family="text">
      <style:text-properties fo:color="#1c4587"/>
    </style:style>
    <style:style style:name="T33_50" style:family="text">
      <style:text-properties fo:color="#1c4587"/>
    </style:style>
    <style:style style:name="T33_51" style:family="text">
      <style:text-properties fo:color="#1c4587"/>
    </style:style>
    <style:style style:name="T33_52" style:family="text">
      <style:text-properties fo:color="#1c4587"/>
    </style:style>
    <style:style style:name="T33_53" style:family="text">
      <style:text-properties fo:color="#1c4587"/>
    </style:style>
    <style:style style:name="T33_54" style:family="text">
      <style:text-properties fo:color="#1c4587"/>
    </style:style>
    <style:style style:name="T33_55" style:family="text">
      <style:text-properties fo:color="#1c4587"/>
    </style:style>
    <style:style style:name="T33_56" style:family="text">
      <style:text-properties fo:color="#1c4587"/>
    </style:style>
    <style:style style:name="T33_57" style:family="text">
      <style:text-properties fo:color="#1c4587"/>
    </style:style>
    <style:style style:name="T33_58" style:family="text">
      <style:text-properties fo:color="#1c4587"/>
    </style:style>
    <style:style style:name="T33_59" style:family="text">
      <style:text-properties fo:color="#1c4587"/>
    </style:style>
    <style:style style:name="T33_60" style:family="text">
      <style:text-properties fo:color="#1c4587"/>
    </style:style>
    <style:style style:name="T33_61" style:family="text">
      <style:text-properties fo:color="#1c4587"/>
    </style:style>
    <style:style style:name="T33_62" style:family="text">
      <style:text-properties fo:color="#1c4587"/>
    </style:style>
    <style:style style:name="T33_63" style:family="text">
      <style:text-properties fo:color="#1c4587"/>
    </style:style>
    <style:style style:name="T33_64" style:family="text">
      <style:text-properties fo:color="#1c4587"/>
    </style:style>
    <style:style style:name="T33_65" style:family="text">
      <style:text-properties fo:color="#1c4587"/>
    </style:style>
    <style:style style:name="T33_66" style:family="text">
      <style:text-properties fo:color="#1c4587"/>
    </style:style>
    <style:style style:name="T33_67" style:family="text">
      <style:text-properties fo:color="#1c4587"/>
    </style:style>
    <style:style style:name="T33_68" style:family="text">
      <style:text-properties fo:color="#1c4587"/>
    </style:style>
    <style:style style:name="T33_69" style:family="text">
      <style:text-properties fo:color="#1c4587"/>
    </style:style>
    <style:style style:name="T33_70" style:family="text">
      <style:text-properties fo:color="#1c4587"/>
    </style:style>
    <style:style style:name="T33_71" style:family="text">
      <style:text-properties fo:color="#1c4587"/>
    </style:style>
    <style:style style:name="T33_72" style:family="text">
      <style:text-properties fo:color="#1c4587"/>
    </style:style>
    <style:style style:name="T33_73" style:family="text">
      <style:text-properties fo:color="#1c4587"/>
    </style:style>
    <style:style style:name="T33_74" style:family="text">
      <style:text-properties fo:color="#1c4587"/>
    </style:style>
    <style:style style:name="T33_75" style:family="text">
      <style:text-properties fo:color="#1c4587"/>
    </style:style>
    <style:style style:name="T33_76" style:family="text">
      <style:text-properties fo:color="#1c4587"/>
    </style:style>
    <style:style style:name="T33_77" style:family="text">
      <style:text-properties fo:color="#1c4587"/>
    </style:style>
    <style:style style:name="T33_78" style:family="text">
      <style:text-properties fo:color="#1c4587"/>
    </style:style>
    <style:style style:name="T33_79" style:family="text">
      <style:text-properties fo:color="#1c4587"/>
    </style:style>
    <style:style style:name="T33_80" style:family="text">
      <style:text-properties fo:color="#1c4587"/>
    </style:style>
    <style:style style:name="T33_81" style:family="text">
      <style:text-properties fo:color="#1c4587"/>
    </style:style>
    <style:style style:name="T33_82" style:family="text">
      <style:text-properties fo:color="#1c4587"/>
    </style:style>
    <style:style style:name="T33_83" style:family="text">
      <style:text-properties fo:color="#1c4587"/>
    </style:style>
    <style:style style:name="T33_84" style:family="text">
      <style:text-properties fo:color="#1c4587"/>
    </style:style>
    <style:style style:name="T33_85" style:family="text">
      <style:text-properties fo:color="#1c4587"/>
    </style:style>
    <style:style style:name="T33_86" style:family="text">
      <style:text-properties fo:color="#1c4587"/>
    </style:style>
    <style:style style:name="T33_87" style:family="text">
      <style:text-properties fo:color="#1c4587"/>
    </style:style>
    <style:style style:name="T33_88" style:family="text">
      <style:text-properties fo:color="#1c4587"/>
    </style:style>
    <style:style style:name="T33_89" style:family="text">
      <style:text-properties fo:color="#1c4587"/>
    </style:style>
    <style:style style:name="T33_90" style:family="text">
      <style:text-properties fo:color="#1c4587"/>
    </style:style>
    <style:style style:name="T33_91" style:family="text">
      <style:text-properties fo:color="#1c4587"/>
    </style:style>
    <style:style style:name="T33_92" style:family="text">
      <style:text-properties fo:color="#1c4587"/>
    </style:style>
    <style:style style:name="T33_93" style:family="text">
      <style:text-properties fo:color="#1c4587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font-weight="bold" style:font-weight-asian="bold" style:font-weight-complex="bold"/>
    </style:style>
    <style:style style:name="T45_2" style:family="text">
      <style:text-properties fo:font-weight="bold" style:font-weight-asian="bold" style:font-weight-complex="bold"/>
    </style:style>
    <style:style style:name="T45_3" style:family="text">
      <style:text-properties fo:font-weight="bold" style:font-weight-asian="bold" style:font-weight-complex="bold"/>
    </style:style>
    <style:style style:name="T45_4" style:family="text">
      <style:text-properties fo:font-weight="bold" style:font-weight-asian="bold" style:font-weight-complex="bold"/>
    </style:style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color="#1c4587"/>
    </style:style>
    <style:style style:name="T47_2" style:family="text">
      <style:text-properties fo:color="#1c4587"/>
    </style:style>
    <style:style style:name="T47_3" style:family="text">
      <style:text-properties fo:color="#1c4587"/>
    </style:style>
    <style:style style:name="T47_4" style:family="text">
      <style:text-properties fo:color="#1c4587"/>
    </style:style>
    <style:style style:name="T47_5" style:family="text">
      <style:text-properties fo:color="#1c4587"/>
    </style:style>
    <style:style style:name="T47_6" style:family="text">
      <style:text-properties fo:color="#1c4587"/>
    </style:style>
    <style:style style:name="T47_7" style:family="text">
      <style:text-properties fo:color="#1c4587"/>
    </style:style>
    <style:style style:name="T47_8" style:family="text">
      <style:text-properties fo:color="#1c4587"/>
    </style:style>
    <style:style style:name="T47_9" style:family="text">
      <style:text-properties fo:color="#1c4587"/>
    </style:style>
    <style:style style:name="T47_10" style:family="text">
      <style:text-properties fo:color="#1c4587"/>
    </style:style>
    <style:style style:name="T47_11" style:family="text">
      <style:text-properties fo:color="#1c4587"/>
    </style:style>
    <style:style style:name="T47_12" style:family="text">
      <style:text-properties fo:color="#1c4587"/>
    </style:style>
    <style:style style:name="T47_13" style:family="text">
      <style:text-properties fo:color="#1c4587"/>
    </style:style>
    <style:style style:name="T47_14" style:family="text">
      <style:text-properties fo:color="#1c4587"/>
    </style:style>
    <style:style style:name="T47_15" style:family="text">
      <style:text-properties fo:color="#1c4587"/>
    </style:style>
    <style:style style:name="T47_16" style:family="text">
      <style:text-properties fo:color="#1c4587"/>
    </style:style>
    <style:style style:name="T47_17" style:family="text">
      <style:text-properties fo:color="#1c4587"/>
    </style:style>
    <style:style style:name="T47_18" style:family="text">
      <style:text-properties fo:color="#1c4587"/>
    </style:style>
    <style:style style:name="T47_19" style:family="text">
      <style:text-properties fo:color="#1c4587"/>
    </style:style>
    <style:style style:name="T47_20" style:family="text">
      <style:text-properties fo:color="#1c4587"/>
    </style:style>
    <style:style style:name="T47_21" style:family="text">
      <style:text-properties fo:color="#1c4587"/>
    </style:style>
    <style:style style:name="T47_22" style:family="text">
      <style:text-properties fo:color="#1c4587"/>
    </style:style>
    <style:style style:name="T47_23" style:family="text">
      <style:text-properties fo:color="#1c4587"/>
    </style:style>
    <style:style style:name="T47_24" style:family="text">
      <style:text-properties fo:color="#1c4587"/>
    </style:style>
    <style:style style:name="T47_25" style:family="text">
      <style:text-properties fo:color="#1c4587"/>
    </style:style>
    <style:style style:name="T47_26" style:family="text">
      <style:text-properties fo:color="#1c4587"/>
    </style:style>
    <style:style style:name="T47_27" style:family="text">
      <style:text-properties fo:color="#1c4587"/>
    </style:style>
    <style:style style:name="T47_28" style:family="text">
      <style:text-properties fo:color="#1c4587"/>
    </style:style>
    <style:style style:name="T47_29" style:family="text">
      <style:text-properties fo:color="#1c4587"/>
    </style:style>
    <style:style style:name="T47_30" style:family="text">
      <style:text-properties fo:color="#1c4587"/>
    </style:style>
    <style:style style:name="T47_31" style:family="text">
      <style:text-properties fo:color="#1c4587"/>
    </style:style>
    <style:style style:name="T47_32" style:family="text">
      <style:text-properties fo:color="#1c4587"/>
    </style:style>
    <style:style style:name="T47_33" style:family="text">
      <style:text-properties fo:color="#1c4587"/>
    </style:style>
    <style:style style:name="T47_34" style:family="text">
      <style:text-properties fo:color="#1c4587"/>
    </style:style>
    <style:style style:name="T47_35" style:family="text">
      <style:text-properties fo:color="#1c4587"/>
    </style:style>
    <style:style style:name="T47_36" style:family="text">
      <style:text-properties fo:color="#1c4587"/>
    </style:style>
    <style:style style:name="T47_37" style:family="text">
      <style:text-properties fo:color="#1c4587"/>
    </style:style>
    <style:style style:name="T47_38" style:family="text">
      <style:text-properties fo:color="#1c4587"/>
    </style:style>
    <style:style style:name="T47_39" style:family="text">
      <style:text-properties fo:color="#1c4587"/>
    </style:style>
    <style:style style:name="T47_40" style:family="text">
      <style:text-properties fo:color="#1c4587"/>
    </style:style>
    <style:style style:name="T47_41" style:family="text">
      <style:text-properties fo:color="#1c4587"/>
    </style:style>
    <style:style style:name="T47_42" style:family="text">
      <style:text-properties fo:color="#1c4587"/>
    </style:style>
    <style:style style:name="T47_43" style:family="text">
      <style:text-properties fo:color="#1c4587"/>
    </style:style>
    <style:style style:name="T47_44" style:family="text">
      <style:text-properties fo:color="#1c4587"/>
    </style:style>
    <style:style style:name="T47_45" style:family="text">
      <style:text-properties fo:color="#1c4587"/>
    </style:style>
    <style:style style:name="T47_46" style:family="text">
      <style:text-properties fo:color="#1c4587"/>
    </style:style>
    <style:style style:name="T47_47" style:family="text">
      <style:text-properties fo:color="#1c4587"/>
    </style:style>
    <style:style style:name="T47_48" style:family="text">
      <style:text-properties fo:color="#1c4587"/>
    </style:style>
    <style:style style:name="T47_49" style:family="text">
      <style:text-properties fo:color="#1c4587"/>
    </style:style>
    <style:style style:name="T47_50" style:family="text">
      <style:text-properties fo:color="#1c4587"/>
    </style:style>
    <style:style style:name="T47_51" style:family="text">
      <style:text-properties fo:color="#1c4587"/>
    </style:style>
    <style:style style:name="T47_52" style:family="text">
      <style:text-properties fo:color="#1c4587"/>
    </style:style>
    <style:style style:name="T47_53" style:family="text">
      <style:text-properties fo:color="#1c4587"/>
    </style:style>
    <style:style style:name="T47_54" style:family="text">
      <style:text-properties fo:color="#1c4587"/>
    </style:style>
    <style:style style:name="T47_55" style:family="text">
      <style:text-properties fo:color="#1c4587"/>
    </style:style>
    <style:style style:name="T47_56" style:family="text">
      <style:text-properties fo:color="#1c4587"/>
    </style:style>
    <style:style style:name="T47_57" style:family="text">
      <style:text-properties fo:color="#1c4587"/>
    </style:style>
    <style:style style:name="T47_58" style:family="text">
      <style:text-properties fo:color="#1c4587"/>
    </style:style>
    <style:style style:name="T47_59" style:family="text">
      <style:text-properties fo:color="#1c4587"/>
    </style:style>
    <style:style style:name="T47_60" style:family="text">
      <style:text-properties fo:color="#1c4587"/>
    </style:style>
    <style:style style:name="T47_61" style:family="text">
      <style:text-properties fo:color="#1c4587"/>
    </style:style>
    <style:style style:name="T47_62" style:family="text">
      <style:text-properties fo:color="#1c4587"/>
    </style:style>
    <style:style style:name="T47_63" style:family="text">
      <style:text-properties fo:color="#1c4587"/>
    </style:style>
    <style:style style:name="T47_64" style:family="text">
      <style:text-properties fo:color="#1c4587"/>
    </style:style>
    <style:style style:name="T47_65" style:family="text">
      <style:text-properties fo:color="#1c4587"/>
    </style:style>
    <style:style style:name="T47_66" style:family="text">
      <style:text-properties fo:color="#1c4587"/>
    </style:style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font-weight="bold" style:font-weight-asian="bold" style:font-weight-complex="bold"/>
    </style:style>
    <style:style style:name="T50_2" style:family="text">
      <style:text-properties fo:font-weight="bold" style:font-weight-asian="bold" style:font-weight-complex="bold"/>
    </style:style>
    <style:style style:name="T50_3" style:family="text">
      <style:text-properties fo:font-weight="bold" style:font-weight-asian="bold" style:font-weight-complex="bold"/>
    </style:style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color="#1c4587"/>
    </style:style>
    <style:style style:name="T52_2" style:family="text">
      <style:text-properties fo:color="#1c4587"/>
    </style:style>
    <style:style style:name="T52_3" style:family="text">
      <style:text-properties fo:color="#1c4587"/>
    </style:style>
    <style:style style:name="P53" style:family="paragraph" style:parent-style-name="Standard">
      <style:paragraph-properties fo:break-before="auto" fo:line-height="115%" style:writing-mode="lr-tb"/>
      <style:text-properties fo:color="#1c4587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color="#1c4587"/>
    </style:style>
    <style:style style:name="T54_2" style:family="text">
      <style:text-properties fo:color="#1c4587"/>
    </style:style>
    <style:style style:name="T54_3" style:family="text">
      <style:text-properties fo:color="#1c4587"/>
    </style:style>
    <style:style style:name="T54_4" style:family="text">
      <style:text-properties fo:color="#1c4587"/>
    </style:style>
    <style:style style:name="T54_5" style:family="text">
      <style:text-properties fo:color="#1c4587"/>
    </style:style>
    <style:style style:name="T54_6" style:family="text">
      <style:text-properties fo:color="#1c4587"/>
    </style:style>
    <style:style style:name="T54_7" style:family="text">
      <style:text-properties fo:color="#1c4587"/>
    </style:style>
    <style:style style:name="T54_8" style:family="text">
      <style:text-properties fo:color="#1c4587"/>
    </style:style>
    <style:style style:name="T54_9" style:family="text">
      <style:text-properties fo:color="#1c4587"/>
    </style:style>
    <style:style style:name="T54_10" style:family="text">
      <style:text-properties fo:color="#1c4587"/>
    </style:style>
    <style:style style:name="T54_11" style:family="text">
      <style:text-properties fo:color="#1c4587"/>
    </style:style>
    <style:style style:name="T54_12" style:family="text">
      <style:text-properties fo:color="#1c4587"/>
    </style:style>
    <style:style style:name="T54_13" style:family="text">
      <style:text-properties fo:color="#1c4587"/>
    </style:style>
    <style:style style:name="T54_14" style:family="text">
      <style:text-properties fo:color="#1c4587"/>
    </style:style>
    <style:style style:name="T54_15" style:family="text">
      <style:text-properties fo:color="#1c4587"/>
    </style:style>
    <style:style style:name="T54_16" style:family="text">
      <style:text-properties fo:color="#1c4587"/>
    </style:style>
    <style:style style:name="T54_17" style:family="text">
      <style:text-properties fo:color="#1c4587"/>
    </style:style>
    <style:style style:name="T54_18" style:family="text">
      <style:text-properties fo:color="#1c4587"/>
    </style:style>
    <style:style style:name="T54_19" style:family="text">
      <style:text-properties fo:color="#1c4587"/>
    </style:style>
    <style:style style:name="T54_20" style:family="text">
      <style:text-properties fo:color="#1c4587"/>
    </style:style>
    <style:style style:name="T54_21" style:family="text">
      <style:text-properties fo:color="#1c4587"/>
    </style:style>
    <style:style style:name="T54_22" style:family="text">
      <style:text-properties fo:color="#1c4587"/>
    </style:style>
    <style:style style:name="T54_23" style:family="text">
      <style:text-properties fo:color="#1c4587"/>
    </style:style>
    <style:style style:name="T54_24" style:family="text">
      <style:text-properties fo:color="#1c4587"/>
    </style:style>
    <style:style style:name="T54_25" style:family="text">
      <style:text-properties fo:color="#1c4587"/>
    </style:style>
    <style:style style:name="T54_26" style:family="text">
      <style:text-properties fo:color="#1c4587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font-weight="bold" style:font-weight-asian="bold" style:font-weight-complex="bold"/>
    </style:style>
    <style:style style:name="T56_2" style:family="text">
      <style:text-properties fo:font-weight="bold" style:font-weight-asian="bold" style:font-weight-complex="bold"/>
    </style:style>
    <style:style style:name="T56_3" style:family="text">
      <style:text-properties fo:font-weight="bold" style:font-weight-asian="bold" style:font-weight-complex="bold"/>
    </style:style>
    <style:style style:name="T56_4" style:family="text">
      <style:text-properties fo:font-weight="bold" style:font-weight-asian="bold" style:font-weight-complex="bold"/>
    </style:style>
    <style:style style:name="T56_5" style:family="text">
      <style:text-properties fo:font-weight="bold" style:font-weight-asian="bold" style:font-weight-complex="bold"/>
    </style:style>
    <style:style style:name="T56_6" style:family="text">
      <style:text-properties fo:font-weight="bold" style:font-weight-asian="bold" style:font-weight-complex="bold"/>
    </style:style>
    <style:style style:name="T56_7" style:family="text">
      <style:text-properties fo:font-weight="bold" style:font-weight-asian="bold" style:font-weight-complex="bold"/>
    </style:style>
    <style:style style:name="T56_8" style:family="text">
      <style:text-properties fo:font-weight="bold" style:font-weight-asian="bold" style:font-weight-complex="bold"/>
    </style:style>
    <style:style style:name="T56_9" style:family="text">
      <style:text-properties fo:font-weight="bold" style:font-weight-asian="bold" style:font-weight-complex="bold"/>
    </style:style>
    <style:style style:name="T56_10" style:family="text">
      <style:text-properties fo:font-weight="bold" style:font-weight-asian="bold" style:font-weight-complex="bold"/>
    </style:style>
    <style:style style:name="T56_11" style:family="text">
      <style:text-properties fo:font-weight="bold" style:font-weight-asian="bold" style:font-weight-complex="bold"/>
    </style:style>
    <style:style style:name="T56_12" style:family="text">
      <style:text-properties fo:font-weight="bold" style:font-weight-asian="bold" style:font-weight-complex="bold"/>
    </style:style>
    <style:style style:name="T56_13" style:family="text">
      <style:text-properties fo:font-weight="bold" style:font-weight-asian="bold" style:font-weight-complex="bold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T57_53" style:family="text"/>
    <style:style style:name="T57_54" style:family="text"/>
    <style:style style:name="T57_55" style:family="text"/>
    <style:style style:name="T57_56" style:family="text"/>
    <style:style style:name="T57_57" style:family="text"/>
    <style:style style:name="T57_58" style:family="text"/>
    <style:style style:name="T57_59" style:family="text"/>
    <style:style style:name="T57_60" style:family="text"/>
    <style:style style:name="T57_61" style:family="text"/>
    <style:style style:name="T57_62" style:family="text"/>
    <style:style style:name="T57_63" style:family="text"/>
    <style:style style:name="T57_64" style:family="text"/>
    <style:style style:name="T57_65" style:family="text"/>
    <style:style style:name="T57_66" style:family="text"/>
    <style:style style:name="T57_67" style:family="text"/>
    <style:style style:name="T57_68" style:family="text"/>
    <style:style style:name="T57_69" style:family="text"/>
    <style:style style:name="T57_70" style:family="text"/>
    <style:style style:name="T57_71" style:family="text"/>
    <style:style style:name="T57_72" style:family="text"/>
    <style:style style:name="T57_73" style:family="text"/>
    <style:style style:name="T57_74" style:family="text"/>
    <style:style style:name="T57_75" style:family="text"/>
    <style:style style:name="T57_76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T68_44" style:family="text"/>
    <style:style style:name="T68_45" style:family="text"/>
    <style:style style:name="T68_46" style:family="text"/>
    <style:style style:name="T68_47" style:family="text"/>
    <style:style style:name="T68_48" style:family="text"/>
    <style:style style:name="T68_49" style:family="text"/>
    <style:style style:name="T68_50" style:family="text"/>
    <style:style style:name="T68_51" style:family="text"/>
    <style:style style:name="T68_52" style:family="text"/>
    <style:style style:name="T68_53" style:family="text"/>
    <style:style style:name="T68_54" style:family="text"/>
    <style:style style:name="T68_55" style:family="text"/>
    <style:style style:name="T68_56" style:family="text"/>
    <style:style style:name="T68_57" style:family="text"/>
    <style:style style:name="T68_58" style:family="text"/>
    <style:style style:name="T68_59" style:family="text"/>
    <style:style style:name="T68_60" style:family="text"/>
    <style:style style:name="T68_61" style:family="text"/>
    <style:style style:name="T68_62" style:family="text"/>
    <style:style style:name="T68_63" style:family="text"/>
    <style:style style:name="T68_64" style:family="text"/>
    <style:style style:name="T68_65" style:family="text"/>
    <style:style style:name="T68_66" style:family="text"/>
    <style:style style:name="T68_67" style:family="text"/>
    <style:style style:name="T68_68" style:family="text"/>
    <style:style style:name="T68_69" style:family="text"/>
    <style:style style:name="T68_70" style:family="text"/>
    <style:style style:name="T68_71" style:family="text"/>
    <style:style style:name="T68_72" style:family="text"/>
    <style:style style:name="T68_73" style:family="text"/>
    <style:style style:name="T68_74" style:family="text"/>
    <style:style style:name="T68_75" style:family="text"/>
    <style:style style:name="T68_76" style:family="text"/>
    <style:style style:name="T68_77" style:family="text"/>
    <style:style style:name="T68_78" style:family="text"/>
    <style:style style:name="T68_79" style:family="text"/>
    <style:style style:name="T68_80" style:family="text"/>
    <style:style style:name="T68_81" style:family="text"/>
    <style:style style:name="T68_82" style:family="text"/>
    <style:style style:name="T68_83" style:family="text"/>
    <style:style style:name="T68_84" style:family="text"/>
    <style:style style:name="T68_85" style:family="text"/>
    <style:style style:name="T68_86" style:family="text"/>
    <style:style style:name="T68_87" style:family="text"/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70_2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70_3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70_4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70_5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70_6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70_7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70_8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70_9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70_10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70_1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70_12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70_13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fo:font-weight="bold" style:font-weight-asian="bold" style:font-weight-complex="bold"/>
    </style:style>
    <style:style style:name="T74_2" style:family="text">
      <style:text-properties fo:font-weight="bold" style:font-weight-asian="bold" style:font-weight-complex="bold"/>
    </style:style>
    <style:style style:name="T74_3" style:family="text">
      <style:text-properties fo:font-weight="bold" style:font-weight-asian="bold" style:font-weight-complex="bold"/>
    </style:style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P79" style:family="paragraph" style:parent-style-name="Standard">
      <style:paragraph-properties fo:break-before="auto" fo:line-height="115%" fo:margin-top="0cm" fo:margin-bottom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4_2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4_3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4_4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4_5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4_6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4_7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4_8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4_9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4_10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4_1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4_12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84_13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P88" style:family="paragraph" style:parent-style-name="Standard">
      <style:paragraph-properties fo:break-before="auto" fo:line-height="115%" fo:margin-top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T88_37" style:family="text"/>
    <style:style style:name="T88_38" style:family="text"/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P90" style:family="paragraph" style:parent-style-name="Standard">
      <style:paragraph-properties fo:break-before="auto" fo:line-height="115%" fo:margin-top="0cm" fo:margin-bottom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Heading_20_1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>
      <style:text-properties fo:font-weight="bold" style:font-weight-asian="bold" style:font-weight-complex="bold"/>
    </style:style>
    <style:style style:name="T94_2" style:family="text">
      <style:text-properties fo:font-weight="bold" style:font-weight-asian="bold" style:font-weight-complex="bold"/>
    </style:style>
    <style:style style:name="T94_3" style:family="text">
      <style:text-properties fo:font-weight="bold" style:font-weight-asian="bold" style:font-weight-complex="bold"/>
    </style:style>
    <style:style style:name="T94_4" style:family="text">
      <style:text-properties fo:font-weight="bold" style:font-weight-asian="bold" style:font-weight-complex="bold"/>
    </style:style>
    <style:style style:name="T94_5" style:family="text">
      <style:text-properties fo:font-weight="bold" style:font-weight-asian="bold" style:font-weight-complex="bold"/>
    </style:style>
    <style:style style:name="T94_6" style:family="text">
      <style:text-properties fo:font-weight="bold" style:font-weight-asian="bold" style:font-weight-complex="bold"/>
    </style:style>
    <style:style style:name="T94_7" style:family="text">
      <style:text-properties fo:font-weight="bold" style:font-weight-asian="bold" style:font-weight-complex="bold"/>
    </style:style>
    <style:style style:name="T94_8" style:family="text">
      <style:text-properties fo:font-weight="bold" style:font-weight-asian="bold" style:font-weight-complex="bold"/>
    </style:style>
    <style:style style:name="T94_9" style:family="text">
      <style:text-properties fo:font-weight="bold" style:font-weight-asian="bold" style:font-weight-complex="bold"/>
    </style:style>
    <style:style style:name="T94_10" style:family="text">
      <style:text-properties fo:font-weight="bold" style:font-weight-asian="bold" style:font-weight-complex="bold"/>
    </style:style>
    <style:style style:name="T94_11" style:family="text">
      <style:text-properties fo:font-weight="bold" style:font-weight-asian="bold" style:font-weight-complex="bold"/>
    </style:style>
    <style:style style:name="T94_12" style:family="text">
      <style:text-properties fo:font-weight="bold" style:font-weight-asian="bold" style:font-weight-complex="bold"/>
    </style:style>
    <style:style style:name="T94_13" style:family="text">
      <style:text-properties fo:font-weight="bold" style:font-weight-asian="bold" style:font-weight-complex="bold"/>
    </style:style>
    <style:style style:name="T94_14" style:family="text">
      <style:text-properties fo:font-weight="bold" style:font-weight-asian="bold" style:font-weight-complex="bold"/>
    </style:style>
    <style:style style:name="T94_15" style:family="text">
      <style:text-properties fo:font-weight="bold" style:font-weight-asian="bold" style:font-weight-complex="bold"/>
    </style:style>
    <style:style style:name="T94_16" style:family="text">
      <style:text-properties fo:font-weight="bold" style:font-weight-asian="bold" style:font-weight-complex="bold"/>
    </style:style>
    <style:style style:name="T94_17" style:family="text">
      <style:text-properties fo:font-weight="bold" style:font-weight-asian="bold" style:font-weight-complex="bold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T95_31" style:family="text"/>
    <style:style style:name="T95_32" style:family="text"/>
    <style:style style:name="T95_33" style:family="text"/>
    <style:style style:name="T95_34" style:family="text"/>
    <style:style style:name="T95_35" style:family="text"/>
    <style:style style:name="T95_36" style:family="text"/>
    <style:style style:name="T95_37" style:family="text"/>
    <style:style style:name="T95_38" style:family="text"/>
    <style:style style:name="T95_39" style:family="text"/>
    <style:style style:name="T95_40" style:family="text"/>
    <style:style style:name="T95_41" style:family="text"/>
    <style:style style:name="T95_42" style:family="text"/>
    <style:style style:name="T95_43" style:family="text"/>
    <style:style style:name="T95_44" style:family="text"/>
    <style:style style:name="T95_45" style:family="text"/>
    <style:style style:name="T95_46" style:family="text"/>
    <style:style style:name="T95_47" style:family="text"/>
    <style:style style:name="T95_48" style:family="text"/>
    <style:style style:name="T95_49" style:family="text"/>
    <style:style style:name="T95_50" style:family="text"/>
    <style:style style:name="T95_51" style:family="text"/>
    <style:style style:name="T95_52" style:family="text"/>
    <style:style style:name="T95_53" style:family="text"/>
    <style:style style:name="T95_54" style:family="text"/>
    <style:style style:name="T95_55" style:family="text"/>
    <style:style style:name="T95_56" style:family="text"/>
    <style:style style:name="T95_57" style:family="text"/>
    <style:style style:name="T95_58" style:family="text"/>
    <style:style style:name="T95_59" style:family="text"/>
    <style:style style:name="T95_60" style:family="text"/>
    <style:style style:name="T95_61" style:family="text"/>
    <style:style style:name="T95_62" style:family="text"/>
    <style:style style:name="T95_63" style:family="text"/>
    <style:style style:name="T95_64" style:family="text"/>
    <style:style style:name="T95_65" style:family="text"/>
    <style:style style:name="T95_66" style:family="text"/>
    <style:style style:name="T95_67" style:family="text"/>
    <style:style style:name="T95_68" style:family="text"/>
    <style:style style:name="T95_69" style:family="text"/>
    <style:style style:name="T95_70" style:family="text"/>
    <style:style style:name="T95_71" style:family="text"/>
    <style:style style:name="T95_72" style:family="text"/>
    <style:style style:name="P96" style:family="paragraph" style:parent-style-name="Standard">
      <style:paragraph-properties fo:break-before="auto" fo:line-height="115%" style:writing-mode="lr-tb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fo:font-weight="bold" style:font-weight-asian="bold" style:font-weight-complex="bold"/>
    </style:style>
    <style:style style:name="T97_2" style:family="text">
      <style:text-properties fo:font-weight="bold" style:font-weight-asian="bold" style:font-weight-complex="bold"/>
    </style:style>
    <style:style style:name="T97_3" style:family="text">
      <style:text-properties fo:font-weight="bold" style:font-weight-asian="bold" style:font-weight-complex="bold"/>
    </style:style>
    <style:style style:name="T97_4" style:family="text">
      <style:text-properties fo:font-weight="bold" style:font-weight-asian="bold" style:font-weight-complex="bold"/>
    </style:style>
    <style:style style:name="T97_5" style:family="text">
      <style:text-properties fo:font-weight="bold" style:font-weight-asian="bold" style:font-weight-complex="bold"/>
    </style:style>
    <style:style style:name="T97_6" style:family="text">
      <style:text-properties fo:font-weight="bold" style:font-weight-asian="bold" style:font-weight-complex="bold"/>
    </style:style>
    <style:style style:name="T97_7" style:family="text">
      <style:text-properties fo:font-weight="bold" style:font-weight-asian="bold" style:font-weight-complex="bold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T98_43" style:family="text"/>
    <style:style style:name="T98_44" style:family="text"/>
    <style:style style:name="T98_45" style:family="text"/>
    <style:style style:name="T98_46" style:family="text"/>
    <style:style style:name="T98_47" style:family="text"/>
    <style:style style:name="T98_48" style:family="text"/>
    <style:style style:name="T98_49" style:family="text"/>
    <style:style style:name="T98_50" style:family="text"/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>
      <style:text-properties fo:font-weight="bold" style:font-weight-asian="bold" style:font-weight-complex="bold"/>
    </style:style>
    <style:style style:name="T100_2" style:family="text">
      <style:text-properties fo:font-weight="bold" style:font-weight-asian="bold" style:font-weight-complex="bold"/>
    </style:style>
    <style:style style:name="T100_3" style:family="text">
      <style:text-properties fo:font-weight="bold" style:font-weight-asian="bold" style:font-weight-complex="bold"/>
    </style:style>
    <style:style style:name="T100_4" style:family="text">
      <style:text-properties fo:font-weight="bold" style:font-weight-asian="bold" style:font-weight-complex="bold"/>
    </style:style>
    <style:style style:name="T100_5" style:family="text">
      <style:text-properties fo:font-weight="bold" style:font-weight-asian="bold" style:font-weight-complex="bold"/>
    </style:style>
    <style:style style:name="T100_6" style:family="text">
      <style:text-properties fo:font-weight="bold" style:font-weight-asian="bold" style:font-weight-complex="bold"/>
    </style:style>
    <style:style style:name="T100_7" style:family="text">
      <style:text-properties fo:font-weight="bold" style:font-weight-asian="bold" style:font-weight-complex="bold"/>
    </style:style>
    <style:style style:name="T100_8" style:family="text">
      <style:text-properties fo:font-weight="bold" style:font-weight-asian="bold" style:font-weight-complex="bold"/>
    </style:style>
    <style:style style:name="T100_9" style:family="text">
      <style:text-properties fo:font-weight="bold" style:font-weight-asian="bold" style:font-weight-complex="bold"/>
    </style:style>
    <style:style style:name="T100_10" style:family="text">
      <style:text-properties fo:font-weight="bold" style:font-weight-asian="bold" style:font-weight-complex="bold"/>
    </style:style>
    <style:style style:name="T100_11" style:family="text">
      <style:text-properties fo:font-weight="bold" style:font-weight-asian="bold" style:font-weight-complex="bold"/>
    </style:style>
    <style:style style:name="T100_12" style:family="text">
      <style:text-properties fo:font-weight="bold" style:font-weight-asian="bold" style:font-weight-complex="bold"/>
    </style:style>
    <style:style style:name="T100_13" style:family="text">
      <style:text-properties fo:font-weight="bold" style:font-weight-asian="bold" style:font-weight-complex="bold"/>
    </style:style>
    <style:style style:name="T100_14" style:family="text">
      <style:text-properties fo:font-weight="bold" style:font-weight-asian="bold" style:font-weight-complex="bold"/>
    </style:style>
    <style:style style:name="T100_15" style:family="text">
      <style:text-properties fo:font-weight="bold" style:font-weight-asian="bold" style:font-weight-complex="bold"/>
    </style:style>
    <style:style style:name="T100_16" style:family="text">
      <style:text-properties fo:font-weight="bold" style:font-weight-asian="bold" style:font-weight-complex="bold"/>
    </style:style>
    <style:style style:name="T100_17" style:family="text">
      <style:text-properties fo:font-weight="bold" style:font-weight-asian="bold" style:font-weight-complex="bold"/>
    </style:style>
    <style:style style:name="T100_18" style:family="text">
      <style:text-properties fo:font-weight="bold" style:font-weight-asian="bold" style:font-weight-complex="bold"/>
    </style:style>
    <style:style style:name="T100_19" style:family="text">
      <style:text-properties fo:font-weight="bold" style:font-weight-asian="bold" style:font-weight-complex="bold"/>
    </style:style>
    <style:style style:name="T100_20" style:family="text">
      <style:text-properties fo:font-weight="bold" style:font-weight-asian="bold" style:font-weight-complex="bold"/>
    </style:style>
    <style:style style:name="T100_21" style:family="text">
      <style:text-properties fo:font-weight="bold" style:font-weight-asian="bold" style:font-weight-complex="bold"/>
    </style:style>
    <style:style style:name="T100_22" style:family="text">
      <style:text-properties fo:font-weight="bold" style:font-weight-asian="bold" style:font-weight-complex="bold"/>
    </style:style>
    <style:style style:name="T100_23" style:family="text">
      <style:text-properties fo:font-weight="bold" style:font-weight-asian="bold" style:font-weight-complex="bold"/>
    </style:style>
    <style:style style:name="T100_24" style:family="text">
      <style:text-properties fo:font-weight="bold" style:font-weight-asian="bold" style:font-weight-complex="bold"/>
    </style:style>
    <style:style style:name="T100_25" style:family="text">
      <style:text-properties fo:font-weight="bold" style:font-weight-asian="bold" style:font-weight-complex="bold"/>
    </style:style>
    <style:style style:name="T100_26" style:family="text">
      <style:text-properties fo:font-weight="bold" style:font-weight-asian="bold" style:font-weight-complex="bold"/>
    </style:style>
    <style:style style:name="T100_27" style:family="text">
      <style:text-properties fo:font-weight="bold" style:font-weight-asian="bold" style:font-weight-complex="bold"/>
    </style:style>
    <style:style style:name="T100_28" style:family="text">
      <style:text-properties fo:font-weight="bold" style:font-weight-asian="bold" style:font-weight-complex="bold"/>
    </style:style>
    <style:style style:name="T100_29" style:family="text">
      <style:text-properties fo:font-weight="bold" style:font-weight-asian="bold" style:font-weight-complex="bold"/>
    </style:style>
    <style:style style:name="T100_30" style:family="text">
      <style:text-properties fo:font-weight="bold" style:font-weight-asian="bold" style:font-weight-complex="bold"/>
    </style:style>
    <style:style style:name="T100_31" style:family="text">
      <style:text-properties fo:font-weight="bold" style:font-weight-asian="bold" style:font-weight-complex="bold"/>
    </style:style>
    <style:style style:name="T100_32" style:family="text">
      <style:text-properties fo:font-weight="bold" style:font-weight-asian="bold" style:font-weight-complex="bold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T101_40" style:family="text"/>
    <style:style style:name="T101_41" style:family="text"/>
    <style:style style:name="T101_42" style:family="text"/>
    <style:style style:name="T101_43" style:family="text"/>
    <style:style style:name="T101_44" style:family="text"/>
    <style:style style:name="T101_45" style:family="text"/>
    <style:style style:name="T101_46" style:family="text"/>
    <style:style style:name="T101_47" style:family="text"/>
    <style:style style:name="T101_48" style:family="text"/>
    <style:style style:name="T101_49" style:family="text"/>
    <style:style style:name="T101_50" style:family="text"/>
    <style:style style:name="T101_51" style:family="text"/>
    <style:style style:name="T101_52" style:family="text"/>
    <style:style style:name="T101_53" style:family="text"/>
    <style:style style:name="T101_54" style:family="text"/>
    <style:style style:name="T101_55" style:family="text"/>
    <style:style style:name="T101_56" style:family="text"/>
    <style:style style:name="T101_57" style:family="text"/>
    <style:style style:name="T101_58" style:family="text"/>
    <style:style style:name="T101_59" style:family="text"/>
    <style:style style:name="T101_60" style:family="text"/>
    <style:style style:name="T101_61" style:family="text"/>
    <style:style style:name="T101_62" style:family="text"/>
    <style:style style:name="T101_63" style:family="text"/>
    <style:style style:name="T101_64" style:family="text"/>
    <style:style style:name="T101_65" style:family="text"/>
    <style:style style:name="T101_66" style:family="text"/>
    <style:style style:name="T101_67" style:family="text"/>
    <style:style style:name="T101_68" style:family="text"/>
    <style:style style:name="T101_69" style:family="text"/>
    <style:style style:name="T101_70" style:family="text"/>
    <style:style style:name="T101_71" style:family="text"/>
    <style:style style:name="T101_72" style:family="text"/>
    <style:style style:name="T101_73" style:family="text"/>
    <style:style style:name="T101_74" style:family="text"/>
    <style:style style:name="T101_75" style:family="text"/>
    <style:style style:name="T101_76" style:family="text"/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Heading_20_1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P104" style:family="paragraph" style:parent-style-name="Standard">
      <style:paragraph-properties fo:break-before="auto" fo:line-height="115%" style:writing-mode="lr-tb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>
      <style:text-properties fo:font-weight="bold" style:font-weight-asian="bold" style:font-weight-complex="bold"/>
    </style:style>
    <style:style style:name="T107_2" style:family="text">
      <style:text-properties fo:font-weight="bold" style:font-weight-asian="bold" style:font-weight-complex="bold"/>
    </style:style>
    <style:style style:name="T107_3" style:family="text">
      <style:text-properties fo:font-weight="bold" style:font-weight-asian="bold" style:font-weight-complex="bold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P111" style:family="paragraph" style:parent-style-name="Standard">
      <style:paragraph-properties fo:break-before="auto" fo:line-height="115%" style:writing-mode="lr-tb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P117" style:family="paragraph" style:parent-style-name="Standard">
      <style:paragraph-properties fo:break-before="auto" fo:line-height="115%" style:writing-mode="lr-tb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>
      <style:text-properties fo:font-weight="bold" style:font-weight-asian="bold" style:font-weight-complex="bold"/>
    </style:style>
    <style:style style:name="T120_2" style:family="text">
      <style:text-properties fo:font-weight="bold" style:font-weight-asian="bold" style:font-weight-complex="bold"/>
    </style:style>
    <style:style style:name="T120_3" style:family="text">
      <style:text-properties fo:font-weight="bold" style:font-weight-asian="bold" style:font-weight-complex="bold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P122" style:family="paragraph" style:parent-style-name="Standard">
      <style:paragraph-properties fo:break-before="auto" fo:line-height="115%" style:writing-mode="lr-tb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>
      <style:text-properties fo:font-weight="bold" style:font-weight-asian="bold" style:font-weight-complex="bold"/>
    </style:style>
    <style:style style:name="T123_2" style:family="text">
      <style:text-properties fo:font-weight="bold" style:font-weight-asian="bold" style:font-weight-complex="bold"/>
    </style:style>
    <style:style style:name="T123_3" style:family="text">
      <style:text-properties fo:font-weight="bold" style:font-weight-asian="bold" style:font-weight-complex="bold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P126" style:family="paragraph" style:parent-style-name="Standard">
      <style:paragraph-properties fo:break-before="auto" fo:line-height="115%" style:writing-mode="lr-tb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/>
    <style:style style:name="T127_32" style:family="text"/>
    <style:style style:name="T127_33" style:family="text"/>
    <style:style style:name="T127_34" style:family="text"/>
    <style:style style:name="T127_35" style:family="text"/>
    <style:style style:name="T127_36" style:family="text"/>
    <style:style style:name="T127_37" style:family="text"/>
    <style:style style:name="T127_38" style:family="text"/>
    <style:style style:name="T127_39" style:family="text"/>
    <style:style style:name="T127_40" style:family="text"/>
    <style:style style:name="T127_41" style:family="text"/>
    <style:style style:name="T127_42" style:family="text"/>
    <style:style style:name="T127_43" style:family="text"/>
    <style:style style:name="T127_44" style:family="text"/>
    <style:style style:name="T127_45" style:family="text"/>
    <style:style style:name="T127_46" style:family="text"/>
    <style:style style:name="P128" style:family="paragraph" style:parent-style-name="Standard">
      <style:paragraph-properties fo:break-before="auto" fo:line-height="115%" style:writing-mode="lr-tb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>
      <style:text-properties fo:font-weight="bold" style:font-weight-asian="bold" style:font-weight-complex="bold"/>
    </style:style>
    <style:style style:name="T129_2" style:family="text">
      <style:text-properties fo:font-weight="bold" style:font-weight-asian="bold" style:font-weight-complex="bold"/>
    </style:style>
    <style:style style:name="T129_3" style:family="text">
      <style:text-properties fo:font-weight="bold" style:font-weight-asian="bold" style:font-weight-complex="bold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P13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>
      <style:text-properties fo:font-weight="bold" style:font-weight-asian="bold" style:font-weight-complex="bold"/>
    </style:style>
    <style:style style:name="T132_2" style:family="text">
      <style:text-properties fo:font-weight="bold" style:font-weight-asian="bold" style:font-weight-complex="bold"/>
    </style:style>
    <style:style style:name="T132_3" style:family="text">
      <style:text-properties fo:font-weight="bold" style:font-weight-asian="bold" style:font-weight-complex="bold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P134" style:family="paragraph" style:parent-style-name="Standard">
      <style:paragraph-properties fo:break-before="auto" fo:line-height="115%" style:writing-mode="lr-tb"/>
    </style:style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>
      <style:text-properties fo:font-weight="bold" style:font-weight-asian="bold" style:font-weight-complex="bold"/>
    </style:style>
    <style:style style:name="T135_2" style:family="text">
      <style:text-properties fo:font-weight="bold" style:font-weight-asian="bold" style:font-weight-complex="bold"/>
    </style:style>
    <style:style style:name="T135_3" style:family="text">
      <style:text-properties fo:font-weight="bold" style:font-weight-asian="bold" style:font-weight-complex="bold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P137" style:family="paragraph" style:parent-style-name="Standard">
      <style:paragraph-properties fo:break-before="auto" fo:line-height="115%" style:writing-mode="lr-tb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>
      <style:text-properties fo:font-weight="bold" style:font-weight-asian="bold" style:font-weight-complex="bold"/>
    </style:style>
    <style:style style:name="T138_2" style:family="text">
      <style:text-properties fo:font-weight="bold" style:font-weight-asian="bold" style:font-weight-complex="bold"/>
    </style:style>
    <style:style style:name="T138_3" style:family="text">
      <style:text-properties fo:font-weight="bold" style:font-weight-asian="bold" style:font-weight-complex="bold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P14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>
      <style:text-properties fo:font-weight="bold" style:font-weight-asian="bold" style:font-weight-complex="bold"/>
    </style:style>
    <style:style style:name="T141_2" style:family="text">
      <style:text-properties fo:font-weight="bold" style:font-weight-asian="bold" style:font-weight-complex="bold"/>
    </style:style>
    <style:style style:name="T141_3" style:family="text">
      <style:text-properties fo:font-weight="bold" style:font-weight-asian="bold" style:font-weight-complex="bold"/>
    </style:style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T142_29" style:family="text"/>
    <style:style style:name="T142_30" style:family="text"/>
    <style:style style:name="T142_31" style:family="text"/>
    <style:style style:name="T142_32" style:family="text"/>
    <style:style style:name="T142_33" style:family="text"/>
    <style:style style:name="T142_34" style:family="text"/>
    <style:style style:name="T142_35" style:family="text"/>
    <style:style style:name="T142_36" style:family="text"/>
    <style:style style:name="T142_37" style:family="text"/>
    <style:style style:name="T142_38" style:family="text"/>
    <style:style style:name="T142_39" style:family="text"/>
    <style:style style:name="T142_40" style:family="text"/>
    <style:style style:name="T142_41" style:family="text"/>
    <style:style style:name="T142_42" style:family="text"/>
    <style:style style:name="T142_43" style:family="text"/>
    <style:style style:name="T142_44" style:family="text"/>
    <style:style style:name="T142_45" style:family="text"/>
    <style:style style:name="T142_46" style:family="text"/>
    <style:style style:name="T142_47" style:family="text"/>
    <style:style style:name="T142_48" style:family="text"/>
    <style:style style:name="T142_49" style:family="text"/>
    <style:style style:name="T142_50" style:family="text"/>
    <style:style style:name="T142_51" style:family="text"/>
    <style:style style:name="T142_52" style:family="text"/>
    <style:style style:name="T142_53" style:family="text"/>
    <style:style style:name="T142_54" style:family="text"/>
    <style:style style:name="P143" style:family="paragraph" style:parent-style-name="Standard">
      <style:paragraph-properties fo:break-before="auto" fo:line-height="115%" style:writing-mode="lr-tb"/>
    </style:style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>
      <style:text-properties fo:font-weight="bold" style:font-weight-asian="bold" style:font-weight-complex="bold"/>
    </style:style>
    <style:style style:name="T144_2" style:family="text">
      <style:text-properties fo:font-weight="bold" style:font-weight-asian="bold" style:font-weight-complex="bold"/>
    </style:style>
    <style:style style:name="T144_3" style:family="text">
      <style:text-properties fo:font-weight="bold" style:font-weight-asian="bold" style:font-weight-complex="bold"/>
    </style:style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P146" style:family="paragraph" style:parent-style-name="Standard">
      <style:paragraph-properties fo:break-before="auto" fo:line-height="115%" style:writing-mode="lr-tb"/>
    </style:style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>
      <style:text-properties fo:font-weight="bold" style:font-weight-asian="bold" style:font-weight-complex="bold"/>
    </style:style>
    <style:style style:name="T147_2" style:family="text">
      <style:text-properties fo:font-weight="bold" style:font-weight-asian="bold" style:font-weight-complex="bold"/>
    </style:style>
    <style:style style:name="T147_3" style:family="text">
      <style:text-properties fo:font-weight="bold" style:font-weight-asian="bold" style:font-weight-complex="bold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P149" style:family="paragraph" style:parent-style-name="Standard">
      <style:paragraph-properties fo:break-before="auto" fo:line-height="115%" style:writing-mode="lr-tb"/>
    </style:style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>
      <style:text-properties fo:font-weight="bold" style:font-weight-asian="bold" style:font-weight-complex="bold"/>
    </style:style>
    <style:style style:name="T150_2" style:family="text">
      <style:text-properties fo:font-weight="bold" style:font-weight-asian="bold" style:font-weight-complex="bold"/>
    </style:style>
    <style:style style:name="T150_3" style:family="text">
      <style:text-properties fo:font-weight="bold" style:font-weight-asian="bold" style:font-weight-complex="bold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P152" style:family="paragraph" style:parent-style-name="Standard">
      <style:paragraph-properties fo:break-before="auto" fo:line-height="115%" style:writing-mode="lr-tb"/>
    </style:style>
    <style:style style:name="P153" style:family="paragraph" style:parent-style-name="Standard">
      <style:paragraph-properties fo:break-before="auto" fo:line-height="115%" style:writing-mode="lr-tb"/>
    </style:style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>
      <style:text-properties fo:font-weight="bold" style:font-weight-asian="bold" style:font-weight-complex="bold"/>
    </style:style>
    <style:style style:name="T154_2" style:family="text">
      <style:text-properties fo:font-weight="bold" style:font-weight-asian="bold" style:font-weight-complex="bold"/>
    </style:style>
    <style:style style:name="T154_3" style:family="text">
      <style:text-properties fo:font-weight="bold" style:font-weight-asian="bold" style:font-weight-complex="bold"/>
    </style:style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P156" style:family="paragraph" style:parent-style-name="Standard">
      <style:paragraph-properties fo:break-before="auto" fo:line-height="115%" style:writing-mode="lr-tb"/>
    </style:style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>
      <style:text-properties fo:font-weight="bold" style:font-weight-asian="bold" style:font-weight-complex="bold"/>
    </style:style>
    <style:style style:name="T157_2" style:family="text">
      <style:text-properties fo:font-weight="bold" style:font-weight-asian="bold" style:font-weight-complex="bold"/>
    </style:style>
    <style:style style:name="T157_3" style:family="text">
      <style:text-properties fo:font-weight="bold" style:font-weight-asian="bold" style:font-weight-complex="bold"/>
    </style:style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P159" style:family="paragraph" style:parent-style-name="Standard">
      <style:paragraph-properties fo:break-before="auto" fo:line-height="115%" style:writing-mode="lr-tb"/>
    </style:style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>
      <style:text-properties fo:font-weight="bold" style:font-weight-asian="bold" style:font-weight-complex="bold"/>
    </style:style>
    <style:style style:name="T160_2" style:family="text">
      <style:text-properties fo:font-weight="bold" style:font-weight-asian="bold" style:font-weight-complex="bold"/>
    </style:style>
    <style:style style:name="T160_3" style:family="text">
      <style:text-properties fo:font-weight="bold" style:font-weight-asian="bold" style:font-weight-complex="bold"/>
    </style:style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P162" style:family="paragraph" style:parent-style-name="Standard">
      <style:paragraph-properties fo:break-before="auto" fo:line-height="115%" style:writing-mode="lr-tb"/>
    </style:style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>
      <style:text-properties fo:font-weight="bold" style:font-weight-asian="bold" style:font-weight-complex="bold"/>
    </style:style>
    <style:style style:name="T163_2" style:family="text">
      <style:text-properties fo:font-weight="bold" style:font-weight-asian="bold" style:font-weight-complex="bold"/>
    </style:style>
    <style:style style:name="T163_3" style:family="text">
      <style:text-properties fo:font-weight="bold" style:font-weight-asian="bold" style:font-weight-complex="bold"/>
    </style:style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P165" style:family="paragraph" style:parent-style-name="Standard">
      <style:paragraph-properties fo:break-before="auto" fo:line-height="115%" style:writing-mode="lr-tb"/>
    </style:style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>
      <style:text-properties fo:font-weight="bold" style:font-weight-asian="bold" style:font-weight-complex="bold"/>
    </style:style>
    <style:style style:name="T166_2" style:family="text">
      <style:text-properties fo:font-weight="bold" style:font-weight-asian="bold" style:font-weight-complex="bold"/>
    </style:style>
    <style:style style:name="T166_3" style:family="text">
      <style:text-properties fo:font-weight="bold" style:font-weight-asian="bold" style:font-weight-complex="bold"/>
    </style:style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P168" style:family="paragraph" style:parent-style-name="Standard">
      <style:paragraph-properties fo:break-before="auto" fo:line-height="115%" style:writing-mode="lr-tb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>
      <style:text-properties fo:font-weight="bold" style:font-weight-asian="bold" style:font-weight-complex="bold"/>
    </style:style>
    <style:style style:name="T169_2" style:family="text">
      <style:text-properties fo:font-weight="bold" style:font-weight-asian="bold" style:font-weight-complex="bold"/>
    </style:style>
    <style:style style:name="T169_3" style:family="text">
      <style:text-properties fo:font-weight="bold" style:font-weight-asian="bold" style:font-weight-complex="bold"/>
    </style:style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P171" style:family="paragraph" style:parent-style-name="Standard">
      <style:paragraph-properties fo:break-before="auto" fo:line-height="115%" style:writing-mode="lr-tb"/>
    </style:style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>
      <style:text-properties fo:font-weight="bold" style:font-weight-asian="bold" style:font-weight-complex="bold"/>
    </style:style>
    <style:style style:name="T172_2" style:family="text">
      <style:text-properties fo:font-weight="bold" style:font-weight-asian="bold" style:font-weight-complex="bold"/>
    </style:style>
    <style:style style:name="T172_3" style:family="text">
      <style:text-properties fo:font-weight="bold" style:font-weight-asian="bold" style:font-weight-complex="bold"/>
    </style:style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P174" style:family="paragraph" style:parent-style-name="Standard">
      <style:paragraph-properties fo:break-before="auto" fo:line-height="115%" style:writing-mode="lr-tb"/>
    </style:style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>
      <style:text-properties fo:font-weight="bold" style:font-weight-asian="bold" style:font-weight-complex="bold"/>
    </style:style>
    <style:style style:name="T175_2" style:family="text">
      <style:text-properties fo:font-weight="bold" style:font-weight-asian="bold" style:font-weight-complex="bold"/>
    </style:style>
    <style:style style:name="T175_3" style:family="text">
      <style:text-properties fo:font-weight="bold" style:font-weight-asian="bold" style:font-weight-complex="bold"/>
    </style:style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P177" style:family="paragraph" style:parent-style-name="Standard">
      <style:paragraph-properties fo:break-before="auto" fo:line-height="115%" style:writing-mode="lr-tb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>
      <style:text-properties fo:font-weight="bold" style:font-weight-asian="bold" style:font-weight-complex="bold"/>
    </style:style>
    <style:style style:name="T178_2" style:family="text">
      <style:text-properties fo:font-weight="bold" style:font-weight-asian="bold" style:font-weight-complex="bold"/>
    </style:style>
    <style:style style:name="T178_3" style:family="text">
      <style:text-properties fo:font-weight="bold" style:font-weight-asian="bold" style:font-weight-complex="bold"/>
    </style:style>
    <style:style style:name="T178_4" style:family="text">
      <style:text-properties fo:font-weight="bold" style:font-weight-asian="bold" style:font-weight-complex="bold"/>
    </style:style>
    <style:style style:name="T178_5" style:family="text">
      <style:text-properties fo:font-weight="bold" style:font-weight-asian="bold" style:font-weight-complex="bold"/>
    </style:style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P180" style:family="paragraph" style:parent-style-name="Standard">
      <style:paragraph-properties fo:break-before="auto" fo:line-height="115%" style:writing-mode="lr-tb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>
      <style:text-properties fo:font-weight="bold" style:font-weight-asian="bold" style:font-weight-complex="bold"/>
    </style:style>
    <style:style style:name="T181_2" style:family="text">
      <style:text-properties fo:font-weight="bold" style:font-weight-asian="bold" style:font-weight-complex="bold"/>
    </style:style>
    <style:style style:name="T181_3" style:family="text">
      <style:text-properties fo:font-weight="bold" style:font-weight-asian="bold" style:font-weight-complex="bold"/>
    </style:style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P183" style:family="paragraph" style:parent-style-name="Standard">
      <style:paragraph-properties fo:break-before="auto" fo:line-height="115%" style:writing-mode="lr-tb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>
      <style:text-properties fo:font-weight="bold" style:font-weight-asian="bold" style:font-weight-complex="bold"/>
    </style:style>
    <style:style style:name="T184_2" style:family="text">
      <style:text-properties fo:font-weight="bold" style:font-weight-asian="bold" style:font-weight-complex="bold"/>
    </style:style>
    <style:style style:name="T184_3" style:family="text">
      <style:text-properties fo:font-weight="bold" style:font-weight-asian="bold" style:font-weight-complex="bold"/>
    </style:style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P186" style:family="paragraph" style:parent-style-name="Standard">
      <style:paragraph-properties fo:break-before="auto" fo:line-height="115%" style:writing-mode="lr-tb"/>
    </style:style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>
      <style:text-properties fo:font-weight="bold" style:font-weight-asian="bold" style:font-weight-complex="bold"/>
    </style:style>
    <style:style style:name="T187_2" style:family="text">
      <style:text-properties fo:font-weight="bold" style:font-weight-asian="bold" style:font-weight-complex="bold"/>
    </style:style>
    <style:style style:name="T187_3" style:family="text">
      <style:text-properties fo:font-weight="bold" style:font-weight-asian="bold" style:font-weight-complex="bold"/>
    </style:style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P189" style:family="paragraph" style:parent-style-name="Standard">
      <style:paragraph-properties fo:break-before="auto" fo:line-height="115%" style:writing-mode="lr-tb"/>
    </style:style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>
      <style:text-properties fo:font-weight="bold" style:font-weight-asian="bold" style:font-weight-complex="bold"/>
    </style:style>
    <style:style style:name="T190_2" style:family="text">
      <style:text-properties fo:font-weight="bold" style:font-weight-asian="bold" style:font-weight-complex="bold"/>
    </style:style>
    <style:style style:name="T190_3" style:family="text">
      <style:text-properties fo:font-weight="bold" style:font-weight-asian="bold" style:font-weight-complex="bold"/>
    </style:style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P192" style:family="paragraph" style:parent-style-name="Standard">
      <style:paragraph-properties fo:break-before="auto" fo:line-height="115%" style:writing-mode="lr-tb"/>
    </style:style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>
      <style:text-properties fo:font-weight="bold" style:font-weight-asian="bold" style:font-weight-complex="bold"/>
    </style:style>
    <style:style style:name="T193_2" style:family="text">
      <style:text-properties fo:font-weight="bold" style:font-weight-asian="bold" style:font-weight-complex="bold"/>
    </style:style>
    <style:style style:name="T193_3" style:family="text">
      <style:text-properties fo:font-weight="bold" style:font-weight-asian="bold" style:font-weight-complex="bold"/>
    </style:style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P195" style:family="paragraph" style:parent-style-name="Standard">
      <style:paragraph-properties fo:break-before="auto" fo:line-height="115%" style:writing-mode="lr-tb"/>
    </style:style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>
      <style:text-properties fo:font-weight="bold" style:font-weight-asian="bold" style:font-weight-complex="bold"/>
    </style:style>
    <style:style style:name="T196_2" style:family="text">
      <style:text-properties fo:font-weight="bold" style:font-weight-asian="bold" style:font-weight-complex="bold"/>
    </style:style>
    <style:style style:name="T196_3" style:family="text">
      <style:text-properties fo:font-weight="bold" style:font-weight-asian="bold" style:font-weight-complex="bold"/>
    </style:style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P198" style:family="paragraph" style:parent-style-name="Standard">
      <style:paragraph-properties fo:break-before="auto" fo:line-height="115%" style:writing-mode="lr-tb"/>
    </style:style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>
      <style:text-properties fo:font-weight="bold" style:font-weight-asian="bold" style:font-weight-complex="bold"/>
    </style:style>
    <style:style style:name="T199_2" style:family="text">
      <style:text-properties fo:font-weight="bold" style:font-weight-asian="bold" style:font-weight-complex="bold"/>
    </style:style>
    <style:style style:name="T199_3" style:family="text">
      <style:text-properties fo:font-weight="bold" style:font-weight-asian="bold" style:font-weight-complex="bold"/>
    </style:style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P201" style:family="paragraph" style:parent-style-name="Standard">
      <style:paragraph-properties fo:break-before="auto" fo:line-height="115%" style:writing-mode="lr-tb"/>
    </style:style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T202_15" style:family="text"/>
    <style:style style:name="T202_16" style:family="text"/>
    <style:style style:name="T202_17" style:family="text"/>
    <style:style style:name="T202_18" style:family="text"/>
    <style:style style:name="T202_19" style:family="text"/>
    <style:style style:name="T202_20" style:family="text"/>
    <style:style style:name="P203" style:family="paragraph" style:parent-style-name="Standard">
      <style:paragraph-properties fo:break-before="auto" fo:line-height="115%" style:writing-mode="lr-tb"/>
    </style:style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>
      <style:text-properties fo:font-weight="bold" style:font-weight-asian="bold" style:font-weight-complex="bold"/>
    </style:style>
    <style:style style:name="T204_2" style:family="text">
      <style:text-properties fo:font-weight="bold" style:font-weight-asian="bold" style:font-weight-complex="bold"/>
    </style:style>
    <style:style style:name="T204_3" style:family="text">
      <style:text-properties fo:font-weight="bold" style:font-weight-asian="bold" style:font-weight-complex="bold"/>
    </style:style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T205_15" style:family="text"/>
    <style:style style:name="T205_16" style:family="text"/>
    <style:style style:name="T205_17" style:family="text"/>
    <style:style style:name="T205_18" style:family="text"/>
    <style:style style:name="T205_19" style:family="text"/>
    <style:style style:name="T205_20" style:family="text"/>
    <style:style style:name="T205_21" style:family="text"/>
    <style:style style:name="T205_22" style:family="text"/>
    <style:style style:name="P206" style:family="paragraph" style:parent-style-name="Standard">
      <style:paragraph-properties fo:break-before="auto" fo:line-height="115%" style:writing-mode="lr-tb"/>
    </style:style>
    <style:style style:name="P207" style:family="paragraph" style:parent-style-name="Heading_20_1">
      <style:paragraph-properties fo:break-before="auto" fo:line-height="115%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208_2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208_3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208_4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208_5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208_6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208_7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208_8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208_9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208_10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208_1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208_12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208_13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P209" style:family="paragraph" style:parent-style-name="Standard">
      <style:paragraph-properties fo:break-before="auto" fo:line-height="115%" style:writing-mode="lr-tb"/>
    </style:style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P211" style:family="paragraph" style:parent-style-name="Standard">
      <style:paragraph-properties fo:break-before="auto" fo:line-height="115%" style:writing-mode="lr-tb"/>
    </style:style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/>
    <style:style style:name="T213_2" style:family="text">
      <style:text-properties fo:color="#1155cc" style:text-underline-style="solid" style:text-underline-color="font-color"/>
    </style:style>
    <style:style style:name="T213_3" style:family="text"/>
    <style:style style:name="T213_4" style:family="text">
      <style:text-properties fo:color="#1155cc" style:text-underline-style="solid" style:text-underline-color="font-color"/>
    </style:style>
    <style:style style:name="T213_5" style:family="text"/>
    <style:style style:name="T213_6" style:family="text">
      <style:text-properties fo:color="#1155cc" style:text-underline-style="solid" style:text-underline-color="font-color"/>
    </style:style>
    <style:style style:name="T213_7" style:family="text"/>
    <style:style style:name="T213_8" style:family="text">
      <style:text-properties fo:color="#1155cc" style:text-underline-style="solid" style:text-underline-color="font-color"/>
    </style:style>
    <style:style style:name="T213_9" style:family="text"/>
    <style:style style:name="T213_10" style:family="text">
      <style:text-properties fo:color="#1155cc" style:text-underline-style="solid" style:text-underline-color="font-color"/>
    </style:style>
    <style:style style:name="T213_11" style:family="text"/>
    <style:style style:name="T213_12" style:family="text">
      <style:text-properties fo:color="#1155cc" style:text-underline-style="solid" style:text-underline-color="font-color"/>
    </style:style>
    <style:style style:name="T213_13" style:family="text"/>
    <style:style style:name="T213_14" style:family="text">
      <style:text-properties fo:color="#1155cc" style:text-underline-style="solid" style:text-underline-color="font-color"/>
    </style:style>
    <style:style style:name="T213_15" style:family="text"/>
    <style:style style:name="T213_16" style:family="text">
      <style:text-properties fo:color="#1155cc" style:text-underline-style="solid" style:text-underline-color="font-color"/>
    </style:style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/>
    <style:style style:name="T214_2" style:family="text">
      <style:text-properties fo:color="#1155cc" style:text-underline-style="solid" style:text-underline-color="font-color"/>
    </style:style>
    <style:style style:name="T214_3" style:family="text"/>
    <style:style style:name="T214_4" style:family="text">
      <style:text-properties fo:color="#1155cc" style:text-underline-style="solid" style:text-underline-color="font-color"/>
    </style:style>
    <style:style style:name="T214_5" style:family="text"/>
    <style:style style:name="T214_6" style:family="text">
      <style:text-properties fo:color="#1155cc" style:text-underline-style="solid" style:text-underline-color="font-color"/>
    </style:style>
    <style:style style:name="T214_7" style:family="text"/>
    <style:style style:name="T214_8" style:family="text">
      <style:text-properties fo:color="#1155cc" style:text-underline-style="solid" style:text-underline-color="font-color"/>
    </style:style>
    <style:style style:name="T214_9" style:family="text"/>
    <style:style style:name="T214_10" style:family="text">
      <style:text-properties fo:color="#1155cc" style:text-underline-style="solid" style:text-underline-color="font-color"/>
    </style:style>
    <style:style style:name="T214_11" style:family="text"/>
    <style:style style:name="T214_12" style:family="text">
      <style:text-properties fo:color="#1155cc" style:text-underline-style="solid" style:text-underline-color="font-color"/>
    </style:style>
    <style:style style:name="T214_13" style:family="text"/>
    <style:style style:name="T214_14" style:family="text">
      <style:text-properties fo:color="#1155cc" style:text-underline-style="solid" style:text-underline-color="font-color"/>
    </style:style>
    <style:style style:name="T214_15" style:family="text"/>
    <style:style style:name="T214_16" style:family="text">
      <style:text-properties fo:color="#1155cc" style:text-underline-style="solid" style:text-underline-color="font-color"/>
    </style:style>
    <style:style style:name="T214_17" style:family="text"/>
    <style:style style:name="T214_18" style:family="text">
      <style:text-properties fo:color="#1155cc" style:text-underline-style="solid" style:text-underline-color="font-color"/>
    </style:style>
    <style:style style:name="T214_19" style:family="text"/>
    <style:style style:name="T214_20" style:family="text">
      <style:text-properties fo:color="#1155cc" style:text-underline-style="solid" style:text-underline-color="font-color"/>
    </style:style>
    <style:style style:name="T214_21" style:family="text"/>
    <style:style style:name="T214_22" style:family="text">
      <style:text-properties fo:color="#1155cc" style:text-underline-style="solid" style:text-underline-color="font-color"/>
    </style:style>
    <style:style style:name="T214_23" style:family="text"/>
    <style:style style:name="T214_24" style:family="text">
      <style:text-properties fo:color="#1155cc" style:text-underline-style="solid" style:text-underline-color="font-color"/>
    </style:style>
    <style:style style:name="T214_25" style:family="text"/>
    <style:style style:name="T214_26" style:family="text">
      <style:text-properties fo:color="#1155cc" style:text-underline-style="solid" style:text-underline-color="font-color"/>
    </style:style>
    <style:style style:name="T214_27" style:family="text"/>
    <style:style style:name="T214_28" style:family="text">
      <style:text-properties fo:color="#1155cc" style:text-underline-style="solid" style:text-underline-color="font-color"/>
    </style:style>
    <style:style style:name="T214_29" style:family="text"/>
    <style:style style:name="T214_30" style:family="text">
      <style:text-properties fo:color="#1155cc" style:text-underline-style="solid" style:text-underline-color="font-color"/>
    </style:style>
    <style:style style:name="T214_31" style:family="text"/>
    <style:style style:name="T214_32" style:family="text">
      <style:text-properties fo:color="#1155cc" style:text-underline-style="solid" style:text-underline-color="font-color"/>
    </style:style>
    <style:style style:name="P215" style:family="paragraph" style:parent-style-name="Standard">
      <style:paragraph-properties fo:break-before="auto" fo:line-height="115%" style:writing-mode="lr-tb"/>
    </style:style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/>
    <style:style style:name="T216_2" style:family="text"/>
    <style:style style:name="T216_3" style:family="text"/>
    <style:style style:name="P217" style:family="paragraph" style:parent-style-name="Standard">
      <style:paragraph-properties fo:break-before="auto" fo:line-height="115%" style:writing-mode="lr-tb"/>
    </style:style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T218_17" style:family="text"/>
    <style:style style:name="T218_18" style:family="text"/>
    <style:style style:name="T218_19" style:family="text"/>
    <style:style style:name="P219" style:family="paragraph" style:parent-style-name="Standard">
      <style:paragraph-properties fo:break-before="auto" fo:line-height="115%" style:writing-mode="lr-tb"/>
    </style:style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T220_13" style:family="text"/>
    <style:style style:name="T220_14" style:family="text"/>
    <style:style style:name="T220_15" style:family="text"/>
    <style:style style:name="P221" style:family="paragraph" style:parent-style-name="Standard">
      <style:paragraph-properties fo:break-before="auto" fo:line-height="115%" style:writing-mode="lr-tb"/>
    </style:style>
    <style:style style:name="P222" style:family="paragraph" style:parent-style-name="Heading_20_1">
      <style:paragraph-properties fo:break-before="auto" fo:line-height="115%" fo:margin-top="0.353cm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P223" style:family="paragraph" style:parent-style-name="Standard">
      <style:paragraph-properties fo:break-before="auto" fo:line-height="115%" style:writing-mode="lr-tb"/>
    </style:style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T224_16" style:family="text"/>
    <style:style style:name="T224_17" style:family="text"/>
    <style:style style:name="T224_18" style:family="text"/>
    <style:style style:name="T224_19" style:family="text"/>
    <style:style style:name="T224_20" style:family="text"/>
    <style:style style:name="T224_21" style:family="text"/>
    <style:style style:name="T224_22" style:family="text"/>
    <style:style style:name="T224_23" style:family="text"/>
    <style:style style:name="T224_24" style:family="text"/>
    <style:style style:name="T224_25" style:family="text"/>
    <style:style style:name="T224_26" style:family="text"/>
    <style:style style:name="T224_27" style:family="text"/>
    <style:style style:name="T224_28" style:family="text"/>
    <style:style style:name="T224_29" style:family="text"/>
    <style:style style:name="T224_30" style:family="text"/>
    <style:style style:name="T224_31" style:family="text"/>
    <style:style style:name="T224_32" style:family="text"/>
    <style:style style:name="T224_33" style:family="text"/>
    <style:style style:name="T224_34" style:family="text"/>
    <style:style style:name="T224_35" style:family="text"/>
    <style:style style:name="T224_36" style:family="text"/>
    <style:style style:name="T224_37" style:family="text"/>
    <style:style style:name="T224_38" style:family="text"/>
    <style:style style:name="P225" style:family="paragraph" style:parent-style-name="Standard">
      <style:paragraph-properties fo:break-before="auto" fo:line-height="115%" style:writing-mode="lr-tb"/>
    </style:style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T226_15" style:family="text"/>
    <style:style style:name="T226_16" style:family="text"/>
    <style:style style:name="T226_17" style:family="text"/>
    <style:style style:name="T226_18" style:family="text"/>
    <style:style style:name="T226_19" style:family="text"/>
    <style:style style:name="T226_20" style:family="text"/>
    <style:style style:name="T226_21" style:family="text"/>
    <style:style style:name="T226_22" style:family="text"/>
    <style:style style:name="T226_23" style:family="text"/>
    <style:style style:name="T226_24" style:family="text"/>
    <style:style style:name="T226_25" style:family="text"/>
    <style:style style:name="T226_26" style:family="text"/>
    <style:style style:name="T226_27" style:family="text"/>
    <style:style style:name="T226_28" style:family="text"/>
    <style:style style:name="T226_29" style:family="text"/>
    <style:style style:name="T226_30" style:family="text"/>
    <style:style style:name="T226_31" style:family="text"/>
    <style:style style:name="T226_32" style:family="text"/>
    <style:style style:name="T226_33" style:family="text"/>
    <style:style style:name="T226_34" style:family="text"/>
    <style:style style:name="P227" style:family="paragraph" style:parent-style-name="Standard">
      <style:paragraph-properties fo:break-before="auto" fo:line-height="115%" style:writing-mode="lr-tb"/>
    </style:style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P229" style:family="paragraph" style:parent-style-name="Standard">
      <style:paragraph-properties fo:break-before="auto" fo:line-height="115%" style:writing-mode="lr-tb"/>
    </style:style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T230_15" style:family="text"/>
    <style:style style:name="T230_16" style:family="text"/>
    <style:style style:name="T230_17" style:family="text"/>
    <style:style style:name="T230_18" style:family="text"/>
    <style:style style:name="T230_19" style:family="text"/>
    <style:style style:name="T230_20" style:family="text"/>
    <style:style style:name="T230_21" style:family="text"/>
    <style:style style:name="T230_22" style:family="text"/>
    <style:style style:name="T230_23" style:family="text"/>
    <style:style style:name="T230_24" style:family="text"/>
    <style:style style:name="T230_25" style:family="text"/>
    <style:style style:name="T230_26" style:family="text"/>
    <style:style style:name="T230_27" style:family="text"/>
    <style:style style:name="T230_28" style:family="text"/>
    <style:style style:name="T230_29" style:family="text"/>
    <style:style style:name="T230_30" style:family="text"/>
    <style:style style:name="T230_31" style:family="text"/>
    <style:style style:name="T230_32" style:family="text"/>
    <style:style style:name="T230_33" style:family="text"/>
    <style:style style:name="T230_34" style:family="text"/>
    <style:style style:name="P231" style:family="paragraph" style:parent-style-name="Standard">
      <style:paragraph-properties fo:break-before="auto" fo:line-height="115%" style:writing-mode="lr-tb"/>
    </style:style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T232_17" style:family="text"/>
    <style:style style:name="T232_18" style:family="text"/>
    <style:style style:name="T232_19" style:family="text"/>
    <style:style style:name="T232_20" style:family="text"/>
    <style:style style:name="T232_21" style:family="text"/>
    <style:style style:name="T232_22" style:family="text"/>
    <style:style style:name="T232_23" style:family="text"/>
    <style:style style:name="T232_24" style:family="text"/>
    <style:style style:name="T232_25" style:family="text"/>
    <style:style style:name="T232_26" style:family="text"/>
    <style:style style:name="P233" style:family="paragraph" style:parent-style-name="Heading_20_1">
      <style:paragraph-properties fo:break-before="auto" fo:line-height="115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P234" style:family="paragraph" style:parent-style-name="Standard">
      <style:paragraph-properties fo:break-before="auto" fo:line-height="115%" style:writing-mode="lr-tb"/>
    </style:style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/>
    <style:style style:name="T235_16" style:family="text"/>
    <style:style style:name="T235_17" style:family="text"/>
    <style:style style:name="T235_18" style:family="text"/>
    <style:style style:name="T235_19" style:family="text"/>
    <style:style style:name="T235_20" style:family="text"/>
    <style:style style:name="T235_21" style:family="text"/>
    <style:style style:name="T235_22" style:family="text"/>
    <style:style style:name="T235_23" style:family="text"/>
    <style:style style:name="T235_24" style:family="text"/>
    <style:style style:name="T235_25" style:family="text"/>
    <style:style style:name="T235_26" style:family="text"/>
    <style:style style:name="T235_27" style:family="text"/>
    <style:style style:name="T235_28" style:family="text"/>
    <style:style style:name="T235_29" style:family="text"/>
    <style:style style:name="T235_30" style:family="text"/>
    <style:style style:name="T235_31" style:family="text"/>
    <style:style style:name="T235_32" style:family="text"/>
    <style:style style:name="T235_33" style:family="text"/>
    <style:style style:name="T235_34" style:family="text"/>
    <style:style style:name="T235_35" style:family="text"/>
    <style:style style:name="T235_36" style:family="text"/>
    <style:style style:name="T235_37" style:family="text"/>
    <style:style style:name="T235_38" style:family="text"/>
    <style:style style:name="T235_39" style:family="text"/>
    <style:style style:name="T235_40" style:family="text"/>
    <style:style style:name="T235_41" style:family="text"/>
    <style:style style:name="T235_42" style:family="text"/>
    <style:style style:name="T235_43" style:family="text"/>
    <style:style style:name="T235_44" style:family="text"/>
    <style:style style:name="T235_45" style:family="text"/>
    <style:style style:name="T235_46" style:family="text"/>
    <style:style style:name="T235_47" style:family="text"/>
    <style:style style:name="T235_48" style:family="text"/>
    <style:style style:name="T235_49" style:family="text"/>
    <style:style style:name="T235_50" style:family="text"/>
    <style:style style:name="T235_51" style:family="text"/>
    <style:style style:name="T235_52" style:family="text"/>
    <style:style style:name="T235_53" style:family="text"/>
    <style:style style:name="T235_54" style:family="text"/>
    <style:style style:name="T235_55" style:family="text"/>
    <style:style style:name="T235_56" style:family="text"/>
    <style:style style:name="T235_57" style:family="text"/>
    <style:style style:name="T235_58" style:family="text"/>
    <style:style style:name="T235_59" style:family="text"/>
    <style:style style:name="T235_60" style:family="text"/>
    <style:style style:name="T235_61" style:family="text"/>
    <style:style style:name="T235_62" style:family="text"/>
    <style:style style:name="T235_63" style:family="text"/>
    <style:style style:name="T235_64" style:family="text"/>
    <style:style style:name="T235_65" style:family="text"/>
    <style:style style:name="T235_66" style:family="text"/>
    <style:style style:name="T235_67" style:family="text"/>
    <style:style style:name="T235_68" style:family="text"/>
    <style:style style:name="T235_69" style:family="text"/>
    <style:style style:name="T235_70" style:family="text"/>
    <style:style style:name="T235_71" style:family="text"/>
    <style:style style:name="T235_72" style:family="text"/>
    <style:style style:name="T235_73" style:family="text"/>
    <style:style style:name="T235_74" style:family="text"/>
    <style:style style:name="T235_75" style:family="text"/>
    <style:style style:name="T235_76" style:family="text"/>
    <style:style style:name="T235_77" style:family="text"/>
    <style:style style:name="T235_78" style:family="text"/>
    <style:style style:name="T235_79" style:family="text"/>
    <style:style style:name="T235_80" style:family="text"/>
    <style:style style:name="T235_81" style:family="text"/>
    <style:style style:name="T235_82" style:family="text"/>
    <style:style style:name="T235_83" style:family="text"/>
    <style:style style:name="T235_84" style:family="text"/>
    <style:style style:name="T235_85" style:family="text"/>
    <style:style style:name="T235_86" style:family="text"/>
    <style:style style:name="T235_87" style:family="text"/>
    <style:style style:name="T235_88" style:family="text"/>
    <style:style style:name="T235_89" style:family="text"/>
    <style:style style:name="T235_90" style:family="text"/>
    <style:style style:name="T235_91" style:family="text"/>
    <style:style style:name="T235_92" style:family="text"/>
    <style:style style:name="T235_93" style:family="text"/>
    <style:style style:name="T235_94" style:family="text"/>
    <style:style style:name="T235_95" style:family="text"/>
    <style:style style:name="T235_96" style:family="text"/>
    <style:style style:name="T235_97" style:family="text"/>
    <style:style style:name="T235_98" style:family="text"/>
    <style:style style:name="T235_99" style:family="text"/>
    <style:style style:name="T235_100" style:family="text"/>
    <style:style style:name="T235_101" style:family="text"/>
    <style:style style:name="T235_102" style:family="text"/>
    <style:style style:name="T235_103" style:family="text"/>
    <style:style style:name="T235_104" style:family="text"/>
    <style:style style:name="T235_105" style:family="text"/>
    <style:style style:name="T235_106" style:family="text"/>
    <style:style style:name="T235_107" style:family="text"/>
    <style:style style:name="T235_108" style:family="text"/>
    <style:style style:name="T235_109" style:family="text"/>
    <style:style style:name="T235_110" style:family="text"/>
    <style:style style:name="T235_111" style:family="text"/>
    <style:style style:name="T235_112" style:family="text"/>
    <style:style style:name="T235_113" style:family="text"/>
    <style:style style:name="T235_114" style:family="text"/>
    <style:style style:name="T235_115" style:family="text"/>
    <style:style style:name="T235_116" style:family="text"/>
    <style:style style:name="T235_117" style:family="text"/>
    <style:style style:name="T235_118" style:family="text"/>
    <style:style style:name="T235_119" style:family="text"/>
    <style:style style:name="T235_120" style:family="text"/>
    <style:style style:name="T235_121" style:family="text"/>
    <style:style style:name="T235_122" style:family="text"/>
    <style:style style:name="T235_123" style:family="text"/>
    <style:style style:name="T235_124" style:family="text"/>
    <style:style style:name="T235_125" style:family="text"/>
    <style:style style:name="T235_126" style:family="text"/>
    <style:style style:name="T235_127" style:family="text"/>
    <style:style style:name="T235_128" style:family="text"/>
    <style:style style:name="T235_129" style:family="text"/>
    <style:style style:name="T235_130" style:family="text"/>
    <style:style style:name="T235_131" style:family="text"/>
    <style:style style:name="T235_132" style:family="text"/>
    <style:style style:name="T235_133" style:family="text"/>
    <style:style style:name="T235_134" style:family="text"/>
    <style:style style:name="T235_135" style:family="text"/>
    <style:style style:name="T235_136" style:family="text"/>
    <style:style style:name="T235_137" style:family="text"/>
    <style:style style:name="T235_138" style:family="text"/>
    <style:style style:name="T235_139" style:family="text"/>
    <style:style style:name="T235_140" style:family="text"/>
    <style:style style:name="T235_141" style:family="text"/>
    <style:style style:name="T235_142" style:family="text"/>
    <style:style style:name="T235_143" style:family="text"/>
    <style:style style:name="T235_144" style:family="text"/>
    <style:style style:name="P236" style:family="paragraph" style:parent-style-name="Standard">
      <style:paragraph-properties fo:break-before="auto" fo:line-height="115%" style:writing-mode="lr-tb"/>
    </style:style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/>
    <style:style style:name="T237_2" style:family="text"/>
    <style:style style:name="T237_3" style:family="text"/>
    <style:style style:name="P238" style:family="paragraph" style:parent-style-name="Standard">
      <style:paragraph-properties fo:break-before="auto" fo:line-height="115%" style:writing-mode="lr-tb"/>
    </style:style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T239_14" style:family="text"/>
    <style:style style:name="T239_15" style:family="text"/>
    <style:style style:name="T239_16" style:family="text"/>
    <style:style style:name="T239_17" style:family="text"/>
    <style:style style:name="T239_18" style:family="text"/>
    <style:style style:name="T239_19" style:family="text"/>
    <style:style style:name="T239_20" style:family="text"/>
    <style:style style:name="T239_21" style:family="text"/>
    <style:style style:name="T239_22" style:family="text"/>
    <style:style style:name="T239_23" style:family="text"/>
    <style:style style:name="T239_24" style:family="text"/>
    <style:style style:name="T239_25" style:family="text"/>
    <style:style style:name="T239_26" style:family="text"/>
    <style:style style:name="T239_27" style:family="text"/>
    <style:style style:name="T239_28" style:family="text"/>
    <style:style style:name="T239_29" style:family="text"/>
    <style:style style:name="T239_30" style:family="text"/>
    <style:style style:name="T239_31" style:family="text"/>
    <style:style style:name="T239_32" style:family="text"/>
    <style:style style:name="T239_33" style:family="text"/>
    <style:style style:name="T239_34" style:family="text"/>
    <style:style style:name="T239_35" style:family="text"/>
    <style:style style:name="T239_36" style:family="text"/>
    <style:style style:name="T239_37" style:family="text"/>
    <style:style style:name="T239_38" style:family="text"/>
    <style:style style:name="T239_39" style:family="text"/>
    <style:style style:name="T239_40" style:family="text"/>
    <style:style style:name="T239_41" style:family="text"/>
    <style:style style:name="T239_42" style:family="text"/>
    <style:style style:name="T239_43" style:family="text"/>
    <style:style style:name="T239_44" style:family="text"/>
    <style:style style:name="T239_45" style:family="text"/>
    <style:style style:name="T239_46" style:family="text"/>
    <style:style style:name="T239_47" style:family="text"/>
    <style:style style:name="T239_48" style:family="text"/>
    <style:style style:name="T239_49" style:family="text"/>
    <style:style style:name="T239_50" style:family="text"/>
    <style:style style:name="T239_51" style:family="text"/>
    <style:style style:name="T239_52" style:family="text"/>
    <style:style style:name="T239_53" style:family="text"/>
    <style:style style:name="T239_54" style:family="text"/>
    <style:style style:name="T239_55" style:family="text"/>
    <style:style style:name="T239_56" style:family="text"/>
    <style:style style:name="T239_57" style:family="text"/>
    <style:style style:name="T239_58" style:family="text"/>
    <style:style style:name="T239_59" style:family="text"/>
    <style:style style:name="T239_60" style:family="text"/>
    <style:style style:name="T239_61" style:family="text"/>
    <style:style style:name="T239_62" style:family="text"/>
    <style:style style:name="T239_63" style:family="text"/>
    <style:style style:name="T239_64" style:family="text"/>
    <style:style style:name="T239_65" style:family="text"/>
    <style:style style:name="T239_66" style:family="text"/>
    <style:style style:name="T239_67" style:family="text"/>
    <style:style style:name="T239_68" style:family="text"/>
    <style:style style:name="T239_69" style:family="text"/>
    <style:style style:name="T239_70" style:family="text"/>
    <style:style style:name="T239_71" style:family="text"/>
    <style:style style:name="T239_72" style:family="text"/>
    <style:style style:name="T239_73" style:family="text"/>
    <style:style style:name="T239_74" style:family="text"/>
    <style:style style:name="T239_75" style:family="text"/>
    <style:style style:name="T239_76" style:family="text"/>
    <style:style style:name="T239_77" style:family="text"/>
    <style:style style:name="T239_78" style:family="text"/>
    <style:style style:name="T239_79" style:family="text"/>
    <style:style style:name="T239_80" style:family="text"/>
    <style:style style:name="T239_81" style:family="text"/>
    <style:style style:name="T239_82" style:family="text"/>
    <style:style style:name="T239_83" style:family="text"/>
    <style:style style:name="T239_84" style:family="text"/>
    <style:style style:name="T239_85" style:family="text"/>
    <style:style style:name="T239_86" style:family="text"/>
    <style:style style:name="T239_87" style:family="text"/>
    <style:style style:name="T239_88" style:family="text"/>
    <style:style style:name="T239_89" style:family="text"/>
    <style:style style:name="T239_90" style:family="text"/>
    <style:style style:name="T239_91" style:family="text"/>
    <style:style style:name="T239_92" style:family="text"/>
    <style:style style:name="T239_93" style:family="text"/>
    <style:style style:name="T239_94" style:family="text"/>
    <style:style style:name="T239_95" style:family="text"/>
    <style:style style:name="T239_96" style:family="text"/>
    <style:style style:name="P240" style:family="paragraph" style:parent-style-name="Standard">
      <style:paragraph-properties fo:break-before="auto" fo:line-height="115%" style:writing-mode="lr-tb"/>
    </style:style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/>
    <style:style style:name="T241_16" style:family="text"/>
    <style:style style:name="T241_17" style:family="text"/>
    <style:style style:name="T241_18" style:family="text"/>
    <style:style style:name="T241_19" style:family="text"/>
    <style:style style:name="T241_20" style:family="text"/>
    <style:style style:name="T241_21" style:family="text"/>
    <style:style style:name="T241_22" style:family="text"/>
    <style:style style:name="T241_23" style:family="text"/>
    <style:style style:name="T241_24" style:family="text"/>
    <style:style style:name="T241_25" style:family="text"/>
    <style:style style:name="T241_26" style:family="text"/>
    <style:style style:name="T241_27" style:family="text"/>
    <style:style style:name="T241_28" style:family="text"/>
    <style:style style:name="T241_29" style:family="text"/>
    <style:style style:name="T241_30" style:family="text"/>
    <style:style style:name="T241_31" style:family="text"/>
    <style:style style:name="T241_32" style:family="text"/>
    <style:style style:name="T241_33" style:family="text"/>
    <style:style style:name="T241_34" style:family="text"/>
    <style:style style:name="T241_35" style:family="text"/>
    <style:style style:name="T241_36" style:family="text"/>
    <style:style style:name="T241_37" style:family="text"/>
    <style:style style:name="T241_38" style:family="text"/>
    <style:style style:name="T241_39" style:family="text"/>
    <style:style style:name="T241_40" style:family="text"/>
    <style:style style:name="T241_41" style:family="text"/>
    <style:style style:name="T241_42" style:family="text"/>
    <style:style style:name="T241_43" style:family="text"/>
    <style:style style:name="T241_44" style:family="text"/>
    <style:style style:name="T241_45" style:family="text"/>
    <style:style style:name="T241_46" style:family="text"/>
    <style:style style:name="T241_47" style:family="text"/>
    <style:style style:name="T241_48" style:family="text"/>
    <style:style style:name="T241_49" style:family="text"/>
    <style:style style:name="T241_50" style:family="text"/>
    <style:style style:name="T241_51" style:family="text"/>
    <style:style style:name="T241_52" style:family="text"/>
    <style:style style:name="T241_53" style:family="text"/>
    <style:style style:name="T241_54" style:family="text"/>
    <style:style style:name="T241_55" style:family="text"/>
    <style:style style:name="T241_56" style:family="text"/>
    <style:style style:name="T241_57" style:family="text"/>
    <style:style style:name="T241_58" style:family="text"/>
    <style:style style:name="T241_59" style:family="text"/>
    <style:style style:name="T241_60" style:family="text"/>
    <style:style style:name="T241_61" style:family="text"/>
    <style:style style:name="T241_62" style:family="text"/>
    <style:style style:name="T241_63" style:family="text"/>
    <style:style style:name="T241_64" style:family="text"/>
    <style:style style:name="T241_65" style:family="text"/>
    <style:style style:name="T241_66" style:family="text"/>
    <style:style style:name="T241_67" style:family="text"/>
    <style:style style:name="T241_68" style:family="text"/>
    <style:style style:name="T241_69" style:family="text"/>
    <style:style style:name="T241_70" style:family="text"/>
    <style:style style:name="T241_71" style:family="text"/>
    <style:style style:name="T241_72" style:family="text"/>
    <style:style style:name="T241_73" style:family="text"/>
    <style:style style:name="T241_74" style:family="text"/>
    <style:style style:name="T241_75" style:family="text"/>
    <style:style style:name="T241_76" style:family="text"/>
    <style:style style:name="T241_77" style:family="text"/>
    <style:style style:name="T241_78" style:family="text"/>
    <style:style style:name="T241_79" style:family="text"/>
    <style:style style:name="T241_80" style:family="text"/>
    <style:style style:name="T241_81" style:family="text"/>
    <style:style style:name="T241_82" style:family="text"/>
    <style:style style:name="T241_83" style:family="text"/>
    <style:style style:name="T241_84" style:family="text"/>
    <style:style style:name="T241_85" style:family="text"/>
    <style:style style:name="T241_86" style:family="text"/>
    <style:style style:name="T241_87" style:family="text"/>
    <style:style style:name="T241_88" style:family="text"/>
    <style:style style:name="T241_89" style:family="text"/>
    <style:style style:name="T241_90" style:family="text"/>
    <style:style style:name="T241_91" style:family="text"/>
    <style:style style:name="T241_92" style:family="text"/>
    <style:style style:name="T241_93" style:family="text"/>
    <style:style style:name="T241_94" style:family="text"/>
    <style:style style:name="T241_95" style:family="text"/>
    <style:style style:name="T241_96" style:family="text"/>
    <style:style style:name="T241_97" style:family="text"/>
    <style:style style:name="T241_98" style:family="text"/>
    <style:style style:name="T241_99" style:family="text"/>
    <style:style style:name="T241_100" style:family="text"/>
    <style:style style:name="T241_101" style:family="text"/>
    <style:style style:name="T241_102" style:family="text"/>
    <style:style style:name="T241_103" style:family="text"/>
    <style:style style:name="T241_104" style:family="text"/>
    <style:style style:name="T241_105" style:family="text"/>
    <style:style style:name="T241_106" style:family="text"/>
    <style:style style:name="T241_107" style:family="text"/>
    <style:style style:name="T241_108" style:family="text"/>
    <style:style style:name="T241_109" style:family="text"/>
    <style:style style:name="T241_110" style:family="text"/>
    <style:style style:name="T241_111" style:family="text"/>
    <style:style style:name="T241_112" style:family="text"/>
    <style:style style:name="T241_113" style:family="text"/>
    <style:style style:name="T241_114" style:family="text"/>
    <style:style style:name="T241_115" style:family="text"/>
    <style:style style:name="T241_116" style:family="text"/>
    <style:style style:name="T241_117" style:family="text"/>
    <style:style style:name="T241_118" style:family="text"/>
    <style:style style:name="T241_119" style:family="text"/>
    <style:style style:name="T241_120" style:family="text"/>
    <style:style style:name="T241_121" style:family="text"/>
    <style:style style:name="T241_122" style:family="text"/>
    <style:style style:name="T241_123" style:family="text"/>
    <style:style style:name="T241_124" style:family="text"/>
    <style:style style:name="T241_125" style:family="text"/>
    <style:style style:name="T241_126" style:family="text"/>
    <style:style style:name="T241_127" style:family="text"/>
    <style:style style:name="T241_128" style:family="text"/>
    <style:style style:name="T241_129" style:family="text"/>
    <style:style style:name="T241_130" style:family="text"/>
    <style:style style:name="T241_131" style:family="text"/>
    <style:style style:name="T241_132" style:family="text"/>
    <style:style style:name="T241_133" style:family="text"/>
    <style:style style:name="T241_134" style:family="text"/>
    <style:style style:name="P242" style:family="paragraph" style:parent-style-name="Standard">
      <style:paragraph-properties fo:break-before="auto" fo:line-height="115%" style:writing-mode="lr-tb"/>
    </style:style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/>
    <style:style style:name="T243_13" style:family="text"/>
    <style:style style:name="T243_14" style:family="text"/>
    <style:style style:name="T243_15" style:family="text"/>
    <style:style style:name="T243_16" style:family="text"/>
    <style:style style:name="T243_17" style:family="text"/>
    <style:style style:name="T243_18" style:family="text"/>
    <style:style style:name="T243_19" style:family="text"/>
    <style:style style:name="T243_20" style:family="text"/>
    <style:style style:name="T243_21" style:family="text"/>
    <style:style style:name="T243_22" style:family="text"/>
    <style:style style:name="T243_23" style:family="text"/>
    <style:style style:name="T243_24" style:family="text"/>
    <style:style style:name="T243_25" style:family="text"/>
    <style:style style:name="T243_26" style:family="text"/>
    <style:style style:name="T243_27" style:family="text"/>
    <style:style style:name="T243_28" style:family="text"/>
    <style:style style:name="T243_29" style:family="text"/>
    <style:style style:name="T243_30" style:family="text"/>
    <style:style style:name="T243_31" style:family="text"/>
    <style:style style:name="T243_32" style:family="text"/>
    <style:style style:name="T243_33" style:family="text"/>
    <style:style style:name="T243_34" style:family="text"/>
    <style:style style:name="T243_35" style:family="text"/>
    <style:style style:name="T243_36" style:family="text"/>
    <style:style style:name="T243_37" style:family="text"/>
    <style:style style:name="T243_38" style:family="text"/>
    <style:style style:name="T243_39" style:family="text"/>
    <style:style style:name="T243_40" style:family="text"/>
    <style:style style:name="T243_41" style:family="text"/>
    <style:style style:name="T243_42" style:family="text"/>
    <style:style style:name="T243_43" style:family="text"/>
    <style:style style:name="T243_44" style:family="text"/>
    <style:style style:name="T243_45" style:family="text"/>
    <style:style style:name="T243_46" style:family="text"/>
    <style:style style:name="T243_47" style:family="text"/>
    <style:style style:name="T243_48" style:family="text"/>
    <style:style style:name="T243_49" style:family="text"/>
    <style:style style:name="T243_50" style:family="text"/>
    <style:style style:name="T243_51" style:family="text"/>
    <style:style style:name="T243_52" style:family="text"/>
    <style:style style:name="T243_53" style:family="text"/>
    <style:style style:name="T243_54" style:family="text"/>
    <style:style style:name="T243_55" style:family="text"/>
    <style:style style:name="T243_56" style:family="text"/>
    <style:style style:name="T243_57" style:family="text"/>
    <style:style style:name="T243_58" style:family="text"/>
    <style:style style:name="T243_59" style:family="text"/>
    <style:style style:name="T243_60" style:family="text"/>
    <style:style style:name="T243_61" style:family="text"/>
    <style:style style:name="T243_62" style:family="text"/>
    <style:style style:name="T243_63" style:family="text"/>
    <style:style style:name="T243_64" style:family="text"/>
    <style:style style:name="T243_65" style:family="text"/>
    <style:style style:name="T243_66" style:family="text"/>
    <style:style style:name="T243_67" style:family="text"/>
    <style:style style:name="T243_68" style:family="text"/>
    <style:style style:name="T243_69" style:family="text"/>
    <style:style style:name="T243_70" style:family="text"/>
    <style:style style:name="T243_71" style:family="text"/>
    <style:style style:name="T243_72" style:family="text"/>
    <style:style style:name="T243_73" style:family="text"/>
    <style:style style:name="T243_74" style:family="text"/>
    <style:style style:name="T243_75" style:family="text"/>
    <style:style style:name="T243_76" style:family="text"/>
    <style:style style:name="T243_77" style:family="text"/>
    <style:style style:name="T243_78" style:family="text"/>
    <style:style style:name="T243_79" style:family="text"/>
    <style:style style:name="T243_80" style:family="text"/>
    <style:style style:name="T243_81" style:family="text"/>
    <style:style style:name="T243_82" style:family="text"/>
    <style:style style:name="T243_83" style:family="text"/>
    <style:style style:name="T243_84" style:family="text"/>
    <style:style style:name="T243_85" style:family="text"/>
    <style:style style:name="T243_86" style:family="text"/>
    <style:style style:name="T243_87" style:family="text"/>
    <style:style style:name="T243_88" style:family="text"/>
    <style:style style:name="T243_89" style:family="text"/>
    <style:style style:name="T243_90" style:family="text"/>
    <style:style style:name="T243_91" style:family="text"/>
    <style:style style:name="T243_92" style:family="text"/>
    <style:style style:name="T243_93" style:family="text"/>
    <style:style style:name="T243_94" style:family="text"/>
    <style:style style:name="T243_95" style:family="text"/>
    <style:style style:name="T243_96" style:family="text"/>
    <style:style style:name="T243_97" style:family="text"/>
    <style:style style:name="T243_98" style:family="text"/>
    <style:style style:name="T243_99" style:family="text"/>
    <style:style style:name="T243_100" style:family="text"/>
    <style:style style:name="T243_101" style:family="text"/>
    <style:style style:name="T243_102" style:family="text"/>
    <style:style style:name="T243_103" style:family="text"/>
    <style:style style:name="T243_104" style:family="text"/>
    <style:style style:name="T243_105" style:family="text"/>
    <style:style style:name="T243_106" style:family="text"/>
    <style:style style:name="T243_107" style:family="text"/>
    <style:style style:name="T243_108" style:family="text"/>
    <style:style style:name="T243_109" style:family="text"/>
    <style:style style:name="T243_110" style:family="text"/>
    <style:style style:name="T243_111" style:family="text"/>
    <style:style style:name="T243_112" style:family="text"/>
    <style:style style:name="T243_113" style:family="text"/>
    <style:style style:name="T243_114" style:family="text"/>
    <style:style style:name="T243_115" style:family="text"/>
    <style:style style:name="T243_116" style:family="text"/>
    <style:style style:name="T243_117" style:family="text"/>
    <style:style style:name="T243_118" style:family="text"/>
    <style:style style:name="T243_119" style:family="text"/>
    <style:style style:name="T243_120" style:family="text"/>
    <style:style style:name="T243_121" style:family="text"/>
    <style:style style:name="T243_122" style:family="text"/>
    <style:style style:name="T243_123" style:family="text"/>
    <style:style style:name="T243_124" style:family="text"/>
    <style:style style:name="T243_125" style:family="text"/>
    <style:style style:name="T243_126" style:family="text"/>
    <style:style style:name="T243_127" style:family="text"/>
    <style:style style:name="T243_128" style:family="text"/>
    <style:style style:name="T243_129" style:family="text"/>
    <style:style style:name="T243_130" style:family="text"/>
    <style:style style:name="T243_131" style:family="text"/>
    <style:style style:name="T243_132" style:family="text"/>
    <style:style style:name="T243_133" style:family="text"/>
    <style:style style:name="T243_134" style:family="text"/>
    <style:style style:name="T243_135" style:family="text"/>
    <style:style style:name="T243_136" style:family="text"/>
    <style:style style:name="T243_137" style:family="text"/>
    <style:style style:name="T243_138" style:family="text"/>
    <style:style style:name="T243_139" style:family="text"/>
    <style:style style:name="T243_140" style:family="text"/>
    <style:style style:name="T243_141" style:family="text"/>
    <style:style style:name="T243_142" style:family="text"/>
    <style:style style:name="T243_143" style:family="text"/>
    <style:style style:name="T243_144" style:family="text"/>
    <style:style style:name="T243_145" style:family="text"/>
    <style:style style:name="T243_146" style:family="text"/>
    <style:style style:name="T243_147" style:family="text"/>
    <style:style style:name="T243_148" style:family="text"/>
    <style:style style:name="T243_149" style:family="text"/>
    <style:style style:name="T243_150" style:family="text"/>
    <style:style style:name="T243_151" style:family="text"/>
    <style:style style:name="T243_152" style:family="text"/>
    <style:style style:name="T243_153" style:family="text"/>
    <style:style style:name="T243_154" style:family="text"/>
    <style:style style:name="T243_155" style:family="text"/>
    <style:style style:name="T243_156" style:family="text"/>
    <style:style style:name="T243_157" style:family="text"/>
    <style:style style:name="T243_158" style:family="text"/>
    <style:style style:name="T243_159" style:family="text"/>
    <style:style style:name="T243_160" style:family="text"/>
    <style:style style:name="T243_161" style:family="text"/>
    <style:style style:name="T243_162" style:family="text"/>
    <style:style style:name="T243_163" style:family="text"/>
    <style:style style:name="T243_164" style:family="text"/>
    <style:style style:name="T243_165" style:family="text"/>
    <style:style style:name="T243_166" style:family="text"/>
    <style:style style:name="T243_167" style:family="text"/>
    <style:style style:name="T243_168" style:family="text"/>
    <style:style style:name="T243_169" style:family="text"/>
    <style:style style:name="T243_170" style:family="text"/>
    <style:style style:name="T243_171" style:family="text"/>
    <style:style style:name="T243_172" style:family="text"/>
    <style:style style:name="T243_173" style:family="text"/>
    <style:style style:name="T243_174" style:family="text"/>
    <style:style style:name="T243_175" style:family="text"/>
    <style:style style:name="T243_176" style:family="text"/>
    <style:style style:name="T243_177" style:family="text"/>
    <style:style style:name="T243_178" style:family="text"/>
    <style:style style:name="T243_179" style:family="text"/>
    <style:style style:name="T243_180" style:family="text"/>
    <style:style style:name="T243_181" style:family="text"/>
    <style:style style:name="T243_182" style:family="text"/>
    <style:style style:name="T243_183" style:family="text"/>
    <style:style style:name="T243_184" style:family="text"/>
    <style:style style:name="T243_185" style:family="text"/>
    <style:style style:name="T243_186" style:family="text"/>
    <style:style style:name="T243_187" style:family="text"/>
    <style:style style:name="T243_188" style:family="text"/>
    <style:style style:name="T243_189" style:family="text"/>
    <style:style style:name="T243_190" style:family="text"/>
    <style:style style:name="T243_191" style:family="text"/>
    <style:style style:name="T243_192" style:family="text"/>
    <style:style style:name="T243_193" style:family="text"/>
    <style:style style:name="T243_194" style:family="text"/>
    <style:style style:name="T243_195" style:family="text"/>
    <style:style style:name="T243_196" style:family="text"/>
    <style:style style:name="P244" style:family="paragraph" style:parent-style-name="Standard">
      <style:paragraph-properties fo:break-before="auto" fo:line-height="115%" style:writing-mode="lr-tb"/>
    </style:style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T245_12" style:family="text"/>
    <style:style style:name="T245_13" style:family="text"/>
    <style:style style:name="T245_14" style:family="text"/>
    <style:style style:name="T245_15" style:family="text"/>
    <style:style style:name="T245_16" style:family="text"/>
    <style:style style:name="T245_17" style:family="text"/>
    <style:style style:name="T245_18" style:family="text"/>
    <style:style style:name="T245_19" style:family="text"/>
    <style:style style:name="T245_20" style:family="text"/>
    <style:style style:name="T245_21" style:family="text"/>
    <style:style style:name="T245_22" style:family="text"/>
    <style:style style:name="T245_23" style:family="text"/>
    <style:style style:name="T245_24" style:family="text"/>
    <style:style style:name="T245_25" style:family="text"/>
    <style:style style:name="T245_26" style:family="text"/>
    <style:style style:name="T245_27" style:family="text"/>
    <style:style style:name="T245_28" style:family="text"/>
    <style:style style:name="T245_29" style:family="text"/>
    <style:style style:name="T245_30" style:family="text"/>
    <style:style style:name="T245_31" style:family="text"/>
    <style:style style:name="T245_32" style:family="text"/>
    <style:style style:name="T245_33" style:family="text"/>
    <style:style style:name="T245_34" style:family="text"/>
    <style:style style:name="T245_35" style:family="text"/>
    <style:style style:name="T245_36" style:family="text"/>
    <style:style style:name="T245_37" style:family="text"/>
    <style:style style:name="T245_38" style:family="text"/>
    <style:style style:name="T245_39" style:family="text"/>
    <style:style style:name="T245_40" style:family="text"/>
    <style:style style:name="T245_41" style:family="text"/>
    <style:style style:name="T245_42" style:family="text"/>
    <style:style style:name="T245_43" style:family="text"/>
    <style:style style:name="T245_44" style:family="text"/>
    <style:style style:name="T245_45" style:family="text"/>
    <style:style style:name="T245_46" style:family="text"/>
    <style:style style:name="T245_47" style:family="text"/>
    <style:style style:name="T245_48" style:family="text"/>
    <style:style style:name="T245_49" style:family="text"/>
    <style:style style:name="T245_50" style:family="text"/>
    <style:style style:name="T245_51" style:family="text"/>
    <style:style style:name="T245_52" style:family="text"/>
    <style:style style:name="T245_53" style:family="text"/>
    <style:style style:name="T245_54" style:family="text"/>
    <style:style style:name="T245_55" style:family="text"/>
    <style:style style:name="T245_56" style:family="text"/>
    <style:style style:name="T245_57" style:family="text"/>
    <style:style style:name="T245_58" style:family="text"/>
    <style:style style:name="T245_59" style:family="text"/>
    <style:style style:name="T245_60" style:family="text"/>
    <style:style style:name="T245_61" style:family="text"/>
    <style:style style:name="T245_62" style:family="text"/>
    <style:style style:name="T245_63" style:family="text"/>
    <style:style style:name="T245_64" style:family="text"/>
    <style:style style:name="T245_65" style:family="text"/>
    <style:style style:name="T245_66" style:family="text"/>
    <style:style style:name="T245_67" style:family="text"/>
    <style:style style:name="T245_68" style:family="text"/>
    <style:style style:name="T245_69" style:family="text"/>
    <style:style style:name="T245_70" style:family="text"/>
    <style:style style:name="T245_71" style:family="text"/>
    <style:style style:name="T245_72" style:family="text"/>
    <style:style style:name="T245_73" style:family="text"/>
    <style:style style:name="T245_74" style:family="text"/>
    <style:style style:name="T245_75" style:family="text"/>
    <style:style style:name="T245_76" style:family="text"/>
    <style:style style:name="T245_77" style:family="text"/>
    <style:style style:name="T245_78" style:family="text"/>
    <style:style style:name="T245_79" style:family="text"/>
    <style:style style:name="T245_80" style:family="text"/>
    <style:style style:name="T245_81" style:family="text"/>
    <style:style style:name="T245_82" style:family="text"/>
    <style:style style:name="T245_83" style:family="text"/>
    <style:style style:name="T245_84" style:family="text"/>
    <style:style style:name="T245_85" style:family="text"/>
    <style:style style:name="T245_86" style:family="text"/>
    <style:style style:name="T245_87" style:family="text"/>
    <style:style style:name="T245_88" style:family="text"/>
    <style:style style:name="T245_89" style:family="text"/>
    <style:style style:name="T245_90" style:family="text"/>
    <style:style style:name="T245_91" style:family="text"/>
    <style:style style:name="T245_92" style:family="text"/>
    <style:style style:name="T245_93" style:family="text"/>
    <style:style style:name="T245_94" style:family="text"/>
    <style:style style:name="T245_95" style:family="text"/>
    <style:style style:name="T245_96" style:family="text"/>
    <style:style style:name="T245_97" style:family="text"/>
    <style:style style:name="T245_98" style:family="text"/>
    <style:style style:name="T245_99" style:family="text"/>
    <style:style style:name="T245_100" style:family="text"/>
    <style:style style:name="T245_101" style:family="text"/>
    <style:style style:name="T245_102" style:family="text"/>
    <style:style style:name="T245_103" style:family="text"/>
    <style:style style:name="T245_104" style:family="text"/>
    <style:style style:name="T245_105" style:family="text"/>
    <style:style style:name="T245_106" style:family="text"/>
    <style:style style:name="T245_107" style:family="text"/>
    <style:style style:name="T245_108" style:family="text"/>
    <style:style style:name="T245_109" style:family="text"/>
    <style:style style:name="T245_110" style:family="text"/>
    <style:style style:name="T245_111" style:family="text"/>
    <style:style style:name="T245_112" style:family="text"/>
    <style:style style:name="T245_113" style:family="text"/>
    <style:style style:name="T245_114" style:family="text"/>
    <style:style style:name="T245_115" style:family="text"/>
    <style:style style:name="T245_116" style:family="text"/>
    <style:style style:name="T245_117" style:family="text"/>
    <style:style style:name="T245_118" style:family="text"/>
    <style:style style:name="T245_119" style:family="text"/>
    <style:style style:name="T245_120" style:family="text"/>
    <style:style style:name="T245_121" style:family="text"/>
    <style:style style:name="T245_122" style:family="text"/>
    <style:style style:name="T245_123" style:family="text"/>
    <style:style style:name="T245_124" style:family="text"/>
    <style:style style:name="T245_125" style:family="text"/>
    <style:style style:name="T245_126" style:family="text"/>
    <style:style style:name="T245_127" style:family="text"/>
    <style:style style:name="T245_128" style:family="text"/>
    <style:style style:name="T245_129" style:family="text"/>
    <style:style style:name="T245_130" style:family="text"/>
    <style:style style:name="T245_131" style:family="text"/>
    <style:style style:name="T245_132" style:family="text"/>
    <style:style style:name="T245_133" style:family="text"/>
    <style:style style:name="T245_134" style:family="text"/>
    <style:style style:name="T245_135" style:family="text"/>
    <style:style style:name="T245_136" style:family="text"/>
    <style:style style:name="T245_137" style:family="text"/>
    <style:style style:name="T245_138" style:family="text"/>
    <style:style style:name="T245_139" style:family="text"/>
    <style:style style:name="T245_140" style:family="text"/>
    <style:style style:name="T245_141" style:family="text"/>
    <style:style style:name="T245_142" style:family="text"/>
    <style:style style:name="T245_143" style:family="text"/>
    <style:style style:name="T245_144" style:family="text"/>
    <style:style style:name="T245_145" style:family="text"/>
    <style:style style:name="T245_146" style:family="text"/>
    <style:style style:name="T245_147" style:family="text"/>
    <style:style style:name="T245_148" style:family="text"/>
    <style:style style:name="T245_149" style:family="text"/>
    <style:style style:name="T245_150" style:family="text"/>
    <style:style style:name="T245_151" style:family="text"/>
    <style:style style:name="T245_152" style:family="text"/>
    <style:style style:name="T245_153" style:family="text"/>
    <style:style style:name="T245_154" style:family="text"/>
    <style:style style:name="T245_155" style:family="text"/>
    <style:style style:name="T245_156" style:family="text"/>
    <style:style style:name="T245_157" style:family="text"/>
    <style:style style:name="T245_158" style:family="text"/>
    <style:style style:name="T245_159" style:family="text"/>
    <style:style style:name="T245_160" style:family="text"/>
    <style:style style:name="T245_161" style:family="text"/>
    <style:style style:name="T245_162" style:family="text"/>
    <style:style style:name="T245_163" style:family="text"/>
    <style:style style:name="T245_164" style:family="text"/>
    <style:style style:name="T245_165" style:family="text"/>
    <style:style style:name="T245_166" style:family="text"/>
    <style:style style:name="T245_167" style:family="text"/>
    <style:style style:name="T245_168" style:family="text"/>
    <style:style style:name="T245_169" style:family="text"/>
    <style:style style:name="T245_170" style:family="text"/>
    <style:style style:name="T245_171" style:family="text"/>
    <style:style style:name="T245_172" style:family="text"/>
    <style:style style:name="T245_173" style:family="text"/>
    <style:style style:name="T245_174" style:family="text"/>
    <style:style style:name="T245_175" style:family="text"/>
    <style:style style:name="T245_176" style:family="text"/>
    <style:style style:name="T245_177" style:family="text"/>
    <style:style style:name="T245_178" style:family="text"/>
    <style:style style:name="T245_179" style:family="text"/>
    <style:style style:name="T245_180" style:family="text"/>
    <style:style style:name="T245_181" style:family="text"/>
    <style:style style:name="T245_182" style:family="text"/>
    <style:style style:name="T245_183" style:family="text"/>
    <style:style style:name="T245_184" style:family="text"/>
    <style:style style:name="T245_185" style:family="text"/>
    <style:style style:name="T245_186" style:family="text"/>
    <style:style style:name="T245_187" style:family="text"/>
    <style:style style:name="T245_188" style:family="text"/>
    <style:style style:name="T245_189" style:family="text"/>
    <style:style style:name="T245_190" style:family="text"/>
    <style:style style:name="T245_191" style:family="text"/>
    <style:style style:name="T245_192" style:family="text"/>
    <style:style style:name="T245_193" style:family="text"/>
    <style:style style:name="T245_194" style:family="text"/>
    <style:style style:name="T245_195" style:family="text"/>
    <style:style style:name="T245_196" style:family="text"/>
    <style:style style:name="T245_197" style:family="text"/>
    <style:style style:name="T245_198" style:family="text"/>
    <style:style style:name="T245_199" style:family="text"/>
    <style:style style:name="T245_200" style:family="text"/>
    <style:style style:name="T245_201" style:family="text"/>
    <style:style style:name="T245_202" style:family="text"/>
    <style:style style:name="T245_203" style:family="text"/>
    <style:style style:name="T245_204" style:family="text"/>
    <style:style style:name="T245_205" style:family="text"/>
    <style:style style:name="T245_206" style:family="text"/>
    <style:style style:name="T245_207" style:family="text"/>
    <style:style style:name="T245_208" style:family="text"/>
    <style:style style:name="T245_209" style:family="text"/>
    <style:style style:name="T245_210" style:family="text"/>
    <style:style style:name="T245_211" style:family="text"/>
    <style:style style:name="T245_212" style:family="text"/>
    <style:style style:name="T245_213" style:family="text"/>
    <style:style style:name="T245_214" style:family="text"/>
    <style:style style:name="T245_215" style:family="text"/>
    <style:style style:name="T245_216" style:family="text"/>
    <style:style style:name="T245_217" style:family="text"/>
    <style:style style:name="T245_218" style:family="text"/>
    <style:style style:name="T245_219" style:family="text"/>
    <style:style style:name="T245_220" style:family="text"/>
    <style:style style:name="T245_221" style:family="text"/>
    <style:style style:name="T245_222" style:family="text"/>
    <style:style style:name="T245_223" style:family="text"/>
    <style:style style:name="T245_224" style:family="text"/>
    <style:style style:name="T245_225" style:family="text"/>
    <style:style style:name="T245_226" style:family="text"/>
    <style:style style:name="T245_227" style:family="text"/>
    <style:style style:name="T245_228" style:family="text"/>
    <style:style style:name="T245_229" style:family="text"/>
    <style:style style:name="T245_230" style:family="text"/>
    <style:style style:name="T245_231" style:family="text"/>
    <style:style style:name="T245_232" style:family="text"/>
    <style:style style:name="T245_233" style:family="text"/>
    <style:style style:name="T245_234" style:family="text"/>
    <style:style style:name="T245_235" style:family="text"/>
    <style:style style:name="T245_236" style:family="text"/>
    <style:style style:name="T245_237" style:family="text"/>
    <style:style style:name="T245_238" style:family="text"/>
    <style:style style:name="T245_239" style:family="text"/>
    <style:style style:name="T245_240" style:family="text"/>
    <style:style style:name="T245_241" style:family="text"/>
    <style:style style:name="T245_242" style:family="text"/>
    <style:style style:name="T245_243" style:family="text"/>
    <style:style style:name="T245_244" style:family="text"/>
    <style:style style:name="T245_245" style:family="text"/>
    <style:style style:name="T245_246" style:family="text"/>
    <style:style style:name="T245_247" style:family="text"/>
    <style:style style:name="T245_248" style:family="text"/>
    <style:style style:name="T245_249" style:family="text"/>
    <style:style style:name="T245_250" style:family="text"/>
    <style:style style:name="T245_251" style:family="text"/>
    <style:style style:name="T245_252" style:family="text"/>
    <style:style style:name="T245_253" style:family="text"/>
    <style:style style:name="T245_254" style:family="text"/>
    <style:style style:name="T245_255" style:family="text"/>
    <style:style style:name="T245_256" style:family="text"/>
    <style:style style:name="T245_257" style:family="text"/>
    <style:style style:name="T245_258" style:family="text"/>
    <style:style style:name="T245_259" style:family="text"/>
    <style:style style:name="T245_260" style:family="text"/>
    <style:style style:name="T245_261" style:family="text"/>
    <style:style style:name="T245_262" style:family="text"/>
    <style:style style:name="T245_263" style:family="text"/>
    <style:style style:name="T245_264" style:family="text"/>
    <style:style style:name="T245_265" style:family="text"/>
    <style:style style:name="T245_266" style:family="text"/>
    <style:style style:name="T245_267" style:family="text"/>
    <style:style style:name="T245_268" style:family="text"/>
    <style:style style:name="T245_269" style:family="text"/>
    <style:style style:name="T245_270" style:family="text"/>
    <style:style style:name="T245_271" style:family="text"/>
    <style:style style:name="T245_272" style:family="text"/>
    <style:style style:name="T245_273" style:family="text"/>
    <style:style style:name="T245_274" style:family="text"/>
    <style:style style:name="T245_275" style:family="text"/>
    <style:style style:name="T245_276" style:family="text"/>
    <style:style style:name="T245_277" style:family="text"/>
    <style:style style:name="T245_278" style:family="text"/>
    <style:style style:name="T245_279" style:family="text"/>
    <style:style style:name="T245_280" style:family="text"/>
    <style:style style:name="T245_281" style:family="text"/>
    <style:style style:name="T245_282" style:family="text"/>
    <style:style style:name="T245_283" style:family="text"/>
    <style:style style:name="T245_284" style:family="text"/>
    <style:style style:name="T245_285" style:family="text"/>
    <style:style style:name="T245_286" style:family="text"/>
    <style:style style:name="T245_287" style:family="text"/>
    <style:style style:name="T245_288" style:family="text"/>
    <style:style style:name="T245_289" style:family="text"/>
    <style:style style:name="T245_290" style:family="text"/>
    <style:style style:name="T245_291" style:family="text"/>
    <style:style style:name="T245_292" style:family="text"/>
    <style:style style:name="T245_293" style:family="text"/>
    <style:style style:name="T245_294" style:family="text"/>
    <style:style style:name="T245_295" style:family="text"/>
    <style:style style:name="T245_296" style:family="text"/>
    <style:style style:name="T245_297" style:family="text"/>
    <style:style style:name="T245_298" style:family="text"/>
    <style:style style:name="T245_299" style:family="text"/>
    <style:style style:name="T245_300" style:family="text"/>
    <style:style style:name="P246" style:family="paragraph" style:parent-style-name="Standard">
      <style:paragraph-properties fo:break-before="auto" fo:line-height="115%" style:writing-mode="lr-tb"/>
    </style:style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T247_9" style:family="text"/>
    <style:style style:name="T247_10" style:family="text"/>
    <style:style style:name="T247_11" style:family="text"/>
    <style:style style:name="T247_12" style:family="text"/>
    <style:style style:name="T247_13" style:family="text"/>
    <style:style style:name="T247_14" style:family="text"/>
    <style:style style:name="T247_15" style:family="text"/>
    <style:style style:name="T247_16" style:family="text"/>
    <style:style style:name="T247_17" style:family="text"/>
    <style:style style:name="T247_18" style:family="text"/>
    <style:style style:name="T247_19" style:family="text"/>
    <style:style style:name="T247_20" style:family="text"/>
    <style:style style:name="T247_21" style:family="text"/>
    <style:style style:name="T247_22" style:family="text"/>
    <style:style style:name="T247_23" style:family="text"/>
    <style:style style:name="T247_24" style:family="text"/>
    <style:style style:name="T247_25" style:family="text"/>
    <style:style style:name="T247_26" style:family="text"/>
    <style:style style:name="T247_27" style:family="text"/>
    <style:style style:name="T247_28" style:family="text"/>
    <style:style style:name="T247_29" style:family="text"/>
    <style:style style:name="T247_30" style:family="text"/>
    <style:style style:name="T247_31" style:family="text"/>
    <style:style style:name="T247_32" style:family="text"/>
    <style:style style:name="T247_33" style:family="text"/>
    <style:style style:name="T247_34" style:family="text"/>
    <style:style style:name="T247_35" style:family="text"/>
    <style:style style:name="T247_36" style:family="text"/>
    <style:style style:name="T247_37" style:family="text"/>
    <style:style style:name="T247_38" style:family="text"/>
    <style:style style:name="T247_39" style:family="text"/>
    <style:style style:name="T247_40" style:family="text"/>
    <style:style style:name="T247_41" style:family="text"/>
    <style:style style:name="T247_42" style:family="text"/>
    <style:style style:name="T247_43" style:family="text"/>
    <style:style style:name="T247_44" style:family="text"/>
    <style:style style:name="T247_45" style:family="text"/>
    <style:style style:name="T247_46" style:family="text"/>
    <style:style style:name="T247_47" style:family="text"/>
    <style:style style:name="T247_48" style:family="text"/>
    <style:style style:name="T247_49" style:family="text"/>
    <style:style style:name="T247_50" style:family="text"/>
    <style:style style:name="T247_51" style:family="text"/>
    <style:style style:name="T247_52" style:family="text"/>
    <style:style style:name="T247_53" style:family="text"/>
    <style:style style:name="T247_54" style:family="text"/>
    <style:style style:name="T247_55" style:family="text"/>
    <style:style style:name="T247_56" style:family="text"/>
    <style:style style:name="T247_57" style:family="text"/>
    <style:style style:name="T247_58" style:family="text"/>
    <style:style style:name="T247_59" style:family="text"/>
    <style:style style:name="T247_60" style:family="text"/>
    <style:style style:name="T247_61" style:family="text"/>
    <style:style style:name="T247_62" style:family="text"/>
    <style:style style:name="T247_63" style:family="text"/>
    <style:style style:name="T247_64" style:family="text"/>
    <style:style style:name="T247_65" style:family="text"/>
    <style:style style:name="T247_66" style:family="text"/>
    <style:style style:name="T247_67" style:family="text"/>
    <style:style style:name="T247_68" style:family="text"/>
    <style:style style:name="T247_69" style:family="text"/>
    <style:style style:name="T247_70" style:family="text"/>
    <style:style style:name="T247_71" style:family="text"/>
    <style:style style:name="T247_72" style:family="text"/>
    <style:style style:name="T247_73" style:family="text"/>
    <style:style style:name="T247_74" style:family="text"/>
    <style:style style:name="T247_75" style:family="text"/>
    <style:style style:name="T247_76" style:family="text"/>
    <style:style style:name="T247_77" style:family="text"/>
    <style:style style:name="T247_78" style:family="text"/>
    <style:style style:name="T247_79" style:family="text"/>
    <style:style style:name="T247_80" style:family="text"/>
    <style:style style:name="T247_81" style:family="text"/>
    <style:style style:name="T247_82" style:family="text"/>
    <style:style style:name="T247_83" style:family="text"/>
    <style:style style:name="T247_84" style:family="text"/>
    <style:style style:name="T247_85" style:family="text"/>
    <style:style style:name="T247_86" style:family="text"/>
    <style:style style:name="T247_87" style:family="text"/>
    <style:style style:name="T247_88" style:family="text"/>
    <style:style style:name="T247_89" style:family="text"/>
    <style:style style:name="T247_90" style:family="text"/>
    <style:style style:name="T247_91" style:family="text"/>
    <style:style style:name="T247_92" style:family="text"/>
    <style:style style:name="T247_93" style:family="text"/>
    <style:style style:name="T247_94" style:family="text"/>
    <style:style style:name="T247_95" style:family="text"/>
    <style:style style:name="T247_96" style:family="text"/>
    <style:style style:name="T247_97" style:family="text"/>
    <style:style style:name="T247_98" style:family="text"/>
    <style:style style:name="T247_99" style:family="text"/>
    <style:style style:name="T247_100" style:family="text"/>
    <style:style style:name="T247_101" style:family="text"/>
    <style:style style:name="T247_102" style:family="text"/>
    <style:style style:name="T247_103" style:family="text"/>
    <style:style style:name="T247_104" style:family="text"/>
    <style:style style:name="T247_105" style:family="text"/>
    <style:style style:name="T247_106" style:family="text"/>
    <style:style style:name="T247_107" style:family="text"/>
    <style:style style:name="T247_108" style:family="text"/>
    <style:style style:name="T247_109" style:family="text"/>
    <style:style style:name="T247_110" style:family="text"/>
    <style:style style:name="T247_111" style:family="text"/>
    <style:style style:name="T247_112" style:family="text"/>
    <style:style style:name="T247_113" style:family="text"/>
    <style:style style:name="T247_114" style:family="text"/>
    <style:style style:name="T247_115" style:family="text"/>
    <style:style style:name="T247_116" style:family="text"/>
    <style:style style:name="T247_117" style:family="text"/>
    <style:style style:name="T247_118" style:family="text"/>
    <style:style style:name="T247_119" style:family="text"/>
    <style:style style:name="T247_120" style:family="text"/>
    <style:style style:name="T247_121" style:family="text"/>
    <style:style style:name="T247_122" style:family="text"/>
    <style:style style:name="T247_123" style:family="text"/>
    <style:style style:name="T247_124" style:family="text"/>
    <style:style style:name="T247_125" style:family="text"/>
    <style:style style:name="T247_126" style:family="text"/>
    <style:style style:name="T247_127" style:family="text"/>
    <style:style style:name="T247_128" style:family="text"/>
    <style:style style:name="T247_129" style:family="text"/>
    <style:style style:name="T247_130" style:family="text"/>
    <style:style style:name="T247_131" style:family="text"/>
    <style:style style:name="T247_132" style:family="text"/>
    <style:style style:name="T247_133" style:family="text"/>
    <style:style style:name="T247_134" style:family="text"/>
    <style:style style:name="T247_135" style:family="text"/>
    <style:style style:name="T247_136" style:family="text"/>
    <style:style style:name="T247_137" style:family="text"/>
    <style:style style:name="T247_138" style:family="text"/>
    <style:style style:name="T247_139" style:family="text"/>
    <style:style style:name="T247_140" style:family="text"/>
    <style:style style:name="T247_141" style:family="text"/>
    <style:style style:name="T247_142" style:family="text"/>
    <style:style style:name="T247_143" style:family="text"/>
    <style:style style:name="T247_144" style:family="text"/>
    <style:style style:name="T247_145" style:family="text"/>
    <style:style style:name="T247_146" style:family="text"/>
    <style:style style:name="T247_147" style:family="text"/>
    <style:style style:name="T247_148" style:family="text"/>
    <style:style style:name="T247_149" style:family="text"/>
    <style:style style:name="T247_150" style:family="text"/>
    <style:style style:name="T247_151" style:family="text"/>
    <style:style style:name="T247_152" style:family="text"/>
    <style:style style:name="T247_153" style:family="text"/>
    <style:style style:name="T247_154" style:family="text"/>
    <style:style style:name="T247_155" style:family="text"/>
    <style:style style:name="T247_156" style:family="text"/>
    <style:style style:name="T247_157" style:family="text"/>
    <style:style style:name="T247_158" style:family="text"/>
    <style:style style:name="T247_159" style:family="text"/>
    <style:style style:name="T247_160" style:family="text"/>
    <style:style style:name="T247_161" style:family="text"/>
    <style:style style:name="T247_162" style:family="text"/>
    <style:style style:name="T247_163" style:family="text"/>
    <style:style style:name="T247_164" style:family="text"/>
    <style:style style:name="P248" style:family="paragraph" style:parent-style-name="Standard">
      <style:paragraph-properties fo:break-before="auto" fo:line-height="115%" style:writing-mode="lr-tb"/>
    </style:style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T249_15" style:family="text"/>
    <style:style style:name="T249_16" style:family="text"/>
    <style:style style:name="T249_17" style:family="text"/>
    <style:style style:name="T249_18" style:family="text"/>
    <style:style style:name="T249_19" style:family="text"/>
    <style:style style:name="T249_20" style:family="text"/>
    <style:style style:name="T249_21" style:family="text"/>
    <style:style style:name="T249_22" style:family="text"/>
    <style:style style:name="T249_23" style:family="text"/>
    <style:style style:name="T249_24" style:family="text"/>
    <style:style style:name="T249_25" style:family="text"/>
    <style:style style:name="T249_26" style:family="text"/>
    <style:style style:name="T249_27" style:family="text"/>
    <style:style style:name="T249_28" style:family="text"/>
    <style:style style:name="T249_29" style:family="text"/>
    <style:style style:name="T249_30" style:family="text"/>
    <style:style style:name="T249_31" style:family="text"/>
    <style:style style:name="T249_32" style:family="text"/>
    <style:style style:name="T249_33" style:family="text"/>
    <style:style style:name="T249_34" style:family="text"/>
    <style:style style:name="T249_35" style:family="text"/>
    <style:style style:name="T249_36" style:family="text"/>
    <style:style style:name="T249_37" style:family="text"/>
    <style:style style:name="T249_38" style:family="text"/>
    <style:style style:name="T249_39" style:family="text"/>
    <style:style style:name="T249_40" style:family="text"/>
    <style:style style:name="T249_41" style:family="text"/>
    <style:style style:name="T249_42" style:family="text"/>
    <style:style style:name="T249_43" style:family="text"/>
    <style:style style:name="T249_44" style:family="text"/>
    <style:style style:name="T249_45" style:family="text"/>
    <style:style style:name="T249_46" style:family="text"/>
    <style:style style:name="T249_47" style:family="text"/>
    <style:style style:name="T249_48" style:family="text"/>
    <style:style style:name="T249_49" style:family="text"/>
    <style:style style:name="T249_50" style:family="text"/>
    <style:style style:name="T249_51" style:family="text"/>
    <style:style style:name="T249_52" style:family="text"/>
    <style:style style:name="T249_53" style:family="text"/>
    <style:style style:name="T249_54" style:family="text"/>
    <style:style style:name="T249_55" style:family="text"/>
    <style:style style:name="T249_56" style:family="text"/>
    <style:style style:name="T249_57" style:family="text"/>
    <style:style style:name="T249_58" style:family="text"/>
    <style:style style:name="T249_59" style:family="text"/>
    <style:style style:name="T249_60" style:family="text"/>
    <style:style style:name="T249_61" style:family="text"/>
    <style:style style:name="T249_62" style:family="text"/>
    <style:style style:name="T249_63" style:family="text"/>
    <style:style style:name="T249_64" style:family="text"/>
    <style:style style:name="T249_65" style:family="text"/>
    <style:style style:name="T249_66" style:family="text"/>
    <style:style style:name="T249_67" style:family="text"/>
    <style:style style:name="T249_68" style:family="text"/>
    <style:style style:name="T249_69" style:family="text"/>
    <style:style style:name="T249_70" style:family="text"/>
    <style:style style:name="T249_71" style:family="text"/>
    <style:style style:name="T249_72" style:family="text"/>
    <style:style style:name="T249_73" style:family="text"/>
    <style:style style:name="T249_74" style:family="text"/>
    <style:style style:name="T249_75" style:family="text"/>
    <style:style style:name="T249_76" style:family="text"/>
    <style:style style:name="T249_77" style:family="text"/>
    <style:style style:name="T249_78" style:family="text"/>
    <style:style style:name="T249_79" style:family="text"/>
    <style:style style:name="T249_80" style:family="text"/>
    <style:style style:name="T249_81" style:family="text"/>
    <style:style style:name="T249_82" style:family="text"/>
    <style:style style:name="T249_83" style:family="text"/>
    <style:style style:name="T249_84" style:family="text"/>
    <style:style style:name="T249_85" style:family="text"/>
    <style:style style:name="T249_86" style:family="text"/>
    <style:style style:name="T249_87" style:family="text"/>
    <style:style style:name="T249_88" style:family="text"/>
    <style:style style:name="T249_89" style:family="text"/>
    <style:style style:name="T249_90" style:family="text"/>
    <style:style style:name="T249_91" style:family="text"/>
    <style:style style:name="T249_92" style:family="text"/>
    <style:style style:name="T249_93" style:family="text"/>
    <style:style style:name="T249_94" style:family="text"/>
    <style:style style:name="T249_95" style:family="text"/>
    <style:style style:name="T249_96" style:family="text"/>
    <style:style style:name="T249_97" style:family="text"/>
    <style:style style:name="T249_98" style:family="text"/>
    <style:style style:name="T249_99" style:family="text"/>
    <style:style style:name="T249_100" style:family="text"/>
    <style:style style:name="T249_101" style:family="text"/>
    <style:style style:name="T249_102" style:family="text"/>
    <style:style style:name="T249_103" style:family="text"/>
    <style:style style:name="T249_104" style:family="text"/>
    <style:style style:name="T249_105" style:family="text"/>
    <style:style style:name="T249_106" style:family="text"/>
    <style:style style:name="T249_107" style:family="text"/>
    <style:style style:name="T249_108" style:family="text"/>
    <style:style style:name="T249_109" style:family="text"/>
    <style:style style:name="T249_110" style:family="text"/>
    <style:style style:name="T249_111" style:family="text"/>
    <style:style style:name="T249_112" style:family="text"/>
    <style:style style:name="T249_113" style:family="text"/>
    <style:style style:name="T249_114" style:family="text"/>
    <style:style style:name="T249_115" style:family="text"/>
    <style:style style:name="T249_116" style:family="text"/>
    <style:style style:name="T249_117" style:family="text"/>
    <style:style style:name="T249_118" style:family="text"/>
    <style:style style:name="T249_119" style:family="text"/>
    <style:style style:name="T249_120" style:family="text"/>
    <style:style style:name="T249_121" style:family="text"/>
    <style:style style:name="T249_122" style:family="text"/>
    <style:style style:name="T249_123" style:family="text"/>
    <style:style style:name="T249_124" style:family="text"/>
    <style:style style:name="T249_125" style:family="text"/>
    <style:style style:name="T249_126" style:family="text"/>
    <style:style style:name="T249_127" style:family="text"/>
    <style:style style:name="T249_128" style:family="text"/>
    <style:style style:name="T249_129" style:family="text"/>
    <style:style style:name="T249_130" style:family="text"/>
    <style:style style:name="T249_131" style:family="text"/>
    <style:style style:name="T249_132" style:family="text"/>
    <style:style style:name="T249_133" style:family="text"/>
    <style:style style:name="T249_134" style:family="text"/>
    <style:style style:name="T249_135" style:family="text"/>
    <style:style style:name="T249_136" style:family="text"/>
    <style:style style:name="T249_137" style:family="text"/>
    <style:style style:name="T249_138" style:family="text"/>
    <style:style style:name="T249_139" style:family="text"/>
    <style:style style:name="T249_140" style:family="text"/>
    <style:style style:name="T249_141" style:family="text"/>
    <style:style style:name="T249_142" style:family="text"/>
    <style:style style:name="T249_143" style:family="text"/>
    <style:style style:name="T249_144" style:family="text"/>
    <style:style style:name="T249_145" style:family="text"/>
    <style:style style:name="T249_146" style:family="text"/>
    <style:style style:name="T249_147" style:family="text"/>
    <style:style style:name="T249_148" style:family="text"/>
    <style:style style:name="T249_149" style:family="text"/>
    <style:style style:name="T249_150" style:family="text"/>
    <style:style style:name="T249_151" style:family="text"/>
    <style:style style:name="T249_152" style:family="text"/>
    <style:style style:name="T249_153" style:family="text"/>
    <style:style style:name="T249_154" style:family="text"/>
    <style:style style:name="T249_155" style:family="text"/>
    <style:style style:name="T249_156" style:family="text"/>
    <style:style style:name="T249_157" style:family="text"/>
    <style:style style:name="T249_158" style:family="text"/>
    <style:style style:name="T249_159" style:family="text"/>
    <style:style style:name="T249_160" style:family="text"/>
    <style:style style:name="T249_161" style:family="text"/>
    <style:style style:name="T249_162" style:family="text"/>
    <style:style style:name="T249_163" style:family="text"/>
    <style:style style:name="T249_164" style:family="text"/>
    <style:style style:name="T249_165" style:family="text"/>
    <style:style style:name="T249_166" style:family="text"/>
    <style:style style:name="P250" style:family="paragraph" style:parent-style-name="Standard">
      <style:paragraph-properties fo:break-before="auto" fo:line-height="115%" style:writing-mode="lr-tb"/>
    </style:style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/>
    <style:style style:name="T251_2" style:family="text"/>
    <style:style style:name="T251_3" style:family="text"/>
    <style:style style:name="P252" style:family="paragraph" style:parent-style-name="Standard">
      <style:paragraph-properties fo:break-before="auto" fo:line-height="115%" style:writing-mode="lr-tb"/>
    </style:style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T253_11" style:family="text"/>
    <style:style style:name="T253_12" style:family="text"/>
    <style:style style:name="T253_13" style:family="text"/>
    <style:style style:name="T253_14" style:family="text"/>
    <style:style style:name="T253_15" style:family="text"/>
    <style:style style:name="T253_16" style:family="text"/>
    <style:style style:name="T253_17" style:family="text"/>
    <style:style style:name="T253_18" style:family="text"/>
    <style:style style:name="T253_19" style:family="text"/>
    <style:style style:name="T253_20" style:family="text"/>
    <style:style style:name="T253_21" style:family="text"/>
    <style:style style:name="T253_22" style:family="text"/>
    <style:style style:name="T253_23" style:family="text"/>
    <style:style style:name="T253_24" style:family="text"/>
    <style:style style:name="T253_25" style:family="text"/>
    <style:style style:name="T253_26" style:family="text"/>
    <style:style style:name="T253_27" style:family="text"/>
    <style:style style:name="T253_28" style:family="text"/>
    <style:style style:name="T253_29" style:family="text"/>
    <style:style style:name="T253_30" style:family="text"/>
    <style:style style:name="T253_31" style:family="text"/>
    <style:style style:name="T253_32" style:family="text"/>
    <style:style style:name="T253_33" style:family="text"/>
    <style:style style:name="T253_34" style:family="text"/>
    <style:style style:name="T253_35" style:family="text"/>
    <style:style style:name="T253_36" style:family="text"/>
    <style:style style:name="T253_37" style:family="text"/>
    <style:style style:name="T253_38" style:family="text"/>
    <style:style style:name="T253_39" style:family="text"/>
    <style:style style:name="T253_40" style:family="text"/>
    <style:style style:name="T253_41" style:family="text"/>
    <style:style style:name="T253_42" style:family="text"/>
    <style:style style:name="T253_43" style:family="text"/>
    <style:style style:name="T253_44" style:family="text"/>
    <style:style style:name="T253_45" style:family="text"/>
    <style:style style:name="T253_46" style:family="text"/>
    <style:style style:name="T253_47" style:family="text"/>
    <style:style style:name="T253_48" style:family="text"/>
    <style:style style:name="T253_49" style:family="text"/>
    <style:style style:name="T253_50" style:family="text"/>
    <style:style style:name="T253_51" style:family="text"/>
    <style:style style:name="T253_52" style:family="text"/>
    <style:style style:name="T253_53" style:family="text"/>
    <style:style style:name="T253_54" style:family="text"/>
    <style:style style:name="T253_55" style:family="text"/>
    <style:style style:name="T253_56" style:family="text"/>
    <style:style style:name="T253_57" style:family="text"/>
    <style:style style:name="T253_58" style:family="text"/>
    <style:style style:name="T253_59" style:family="text"/>
    <style:style style:name="T253_60" style:family="text"/>
    <style:style style:name="T253_61" style:family="text"/>
    <style:style style:name="T253_62" style:family="text"/>
    <style:style style:name="T253_63" style:family="text"/>
    <style:style style:name="T253_64" style:family="text"/>
    <style:style style:name="T253_65" style:family="text"/>
    <style:style style:name="T253_66" style:family="text"/>
    <style:style style:name="P254" style:family="paragraph" style:parent-style-name="Standard">
      <style:paragraph-properties fo:break-before="auto" fo:line-height="115%" style:writing-mode="lr-tb"/>
    </style:style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T255_8" style:family="text"/>
    <style:style style:name="T255_9" style:family="text"/>
    <style:style style:name="T255_10" style:family="text"/>
    <style:style style:name="T255_11" style:family="text"/>
    <style:style style:name="T255_12" style:family="text"/>
    <style:style style:name="T255_13" style:family="text"/>
    <style:style style:name="T255_14" style:family="text"/>
    <style:style style:name="T255_15" style:family="text"/>
    <style:style style:name="T255_16" style:family="text"/>
    <style:style style:name="T255_17" style:family="text"/>
    <style:style style:name="T255_18" style:family="text"/>
    <style:style style:name="T255_19" style:family="text"/>
    <style:style style:name="T255_20" style:family="text"/>
    <style:style style:name="T255_21" style:family="text"/>
    <style:style style:name="T255_22" style:family="text"/>
    <style:style style:name="T255_23" style:family="text"/>
    <style:style style:name="T255_24" style:family="text"/>
    <style:style style:name="T255_25" style:family="text"/>
    <style:style style:name="T255_26" style:family="text"/>
    <style:style style:name="T255_27" style:family="text"/>
    <style:style style:name="T255_28" style:family="text"/>
    <style:style style:name="T255_29" style:family="text"/>
    <style:style style:name="T255_30" style:family="text"/>
    <style:style style:name="T255_31" style:family="text"/>
    <style:style style:name="T255_32" style:family="text"/>
    <style:style style:name="T255_33" style:family="text"/>
    <style:style style:name="T255_34" style:family="text"/>
    <style:style style:name="T255_35" style:family="text"/>
    <style:style style:name="T255_36" style:family="text"/>
    <style:style style:name="T255_37" style:family="text"/>
    <style:style style:name="T255_38" style:family="text"/>
    <style:style style:name="T255_39" style:family="text"/>
    <style:style style:name="T255_40" style:family="text"/>
    <style:style style:name="P256" style:family="paragraph" style:parent-style-name="Standard">
      <style:paragraph-properties fo:break-before="auto" fo:line-height="115%" style:writing-mode="lr-tb"/>
    </style:style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/>
    <style:style style:name="T257_2" style:family="text"/>
    <style:style style:name="T257_3" style:family="text"/>
    <style:style style:name="P258" style:family="paragraph" style:parent-style-name="Standard">
      <style:paragraph-properties fo:break-before="auto" fo:line-height="115%" style:writing-mode="lr-tb"/>
    </style:style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T259_9" style:family="text"/>
    <style:style style:name="T259_10" style:family="text"/>
    <style:style style:name="T259_11" style:family="text"/>
    <style:style style:name="T259_12" style:family="text"/>
    <style:style style:name="T259_13" style:family="text"/>
    <style:style style:name="T259_14" style:family="text"/>
    <style:style style:name="T259_15" style:family="text"/>
    <style:style style:name="T259_16" style:family="text"/>
    <style:style style:name="T259_17" style:family="text"/>
    <style:style style:name="T259_18" style:family="text"/>
    <style:style style:name="T259_19" style:family="text"/>
    <style:style style:name="T259_20" style:family="text"/>
    <style:style style:name="T259_21" style:family="text"/>
    <style:style style:name="T259_22" style:family="text"/>
    <style:style style:name="T259_23" style:family="text"/>
    <style:style style:name="T259_24" style:family="text"/>
    <style:style style:name="T259_25" style:family="text"/>
    <style:style style:name="T259_26" style:family="text"/>
    <style:style style:name="T259_27" style:family="text"/>
    <style:style style:name="T259_28" style:family="text"/>
    <style:style style:name="T259_29" style:family="text"/>
    <style:style style:name="T259_30" style:family="text"/>
    <style:style style:name="T259_31" style:family="text"/>
    <style:style style:name="T259_32" style:family="text"/>
    <style:style style:name="T259_33" style:family="text"/>
    <style:style style:name="T259_34" style:family="text"/>
    <style:style style:name="T259_35" style:family="text"/>
    <style:style style:name="T259_36" style:family="text"/>
    <style:style style:name="T259_37" style:family="text"/>
    <style:style style:name="T259_38" style:family="text"/>
    <style:style style:name="T259_39" style:family="text"/>
    <style:style style:name="T259_40" style:family="text"/>
    <style:style style:name="T259_41" style:family="text"/>
    <style:style style:name="T259_42" style:family="text"/>
    <style:style style:name="T259_43" style:family="text"/>
    <style:style style:name="T259_44" style:family="text"/>
    <style:style style:name="T259_45" style:family="text"/>
    <style:style style:name="T259_46" style:family="text"/>
    <style:style style:name="T259_47" style:family="text"/>
    <style:style style:name="T259_48" style:family="text"/>
    <style:style style:name="T259_49" style:family="text"/>
    <style:style style:name="T259_50" style:family="text"/>
    <style:style style:name="T259_51" style:family="text"/>
    <style:style style:name="T259_52" style:family="text"/>
    <style:style style:name="T259_53" style:family="text"/>
    <style:style style:name="T259_54" style:family="text"/>
    <style:style style:name="T259_55" style:family="text"/>
    <style:style style:name="T259_56" style:family="text"/>
    <style:style style:name="T259_57" style:family="text"/>
    <style:style style:name="T259_58" style:family="text"/>
    <style:style style:name="T259_59" style:family="text"/>
    <style:style style:name="T259_60" style:family="text"/>
    <style:style style:name="T259_61" style:family="text"/>
    <style:style style:name="T259_62" style:family="text"/>
    <style:style style:name="T259_63" style:family="text"/>
    <style:style style:name="T259_64" style:family="text"/>
    <style:style style:name="T259_65" style:family="text"/>
    <style:style style:name="T259_66" style:family="text"/>
    <style:style style:name="T259_67" style:family="text"/>
    <style:style style:name="T259_68" style:family="text"/>
    <style:style style:name="T259_69" style:family="text"/>
    <style:style style:name="T259_70" style:family="text"/>
    <style:style style:name="T259_71" style:family="text"/>
    <style:style style:name="T259_72" style:family="text"/>
    <style:style style:name="T259_73" style:family="text"/>
    <style:style style:name="T259_74" style:family="text"/>
    <style:style style:name="T259_75" style:family="text"/>
    <style:style style:name="T259_76" style:family="text"/>
    <style:style style:name="T259_77" style:family="text"/>
    <style:style style:name="T259_78" style:family="text"/>
    <style:style style:name="T259_79" style:family="text"/>
    <style:style style:name="T259_80" style:family="text"/>
    <style:style style:name="T259_81" style:family="text"/>
    <style:style style:name="T259_82" style:family="text"/>
    <style:style style:name="T259_83" style:family="text"/>
    <style:style style:name="T259_84" style:family="text"/>
    <style:style style:name="T259_85" style:family="text"/>
    <style:style style:name="T259_86" style:family="text"/>
    <style:style style:name="T259_87" style:family="text"/>
    <style:style style:name="T259_88" style:family="text"/>
    <style:style style:name="T259_89" style:family="text"/>
    <style:style style:name="T259_90" style:family="text"/>
    <style:style style:name="T259_91" style:family="text"/>
    <style:style style:name="T259_92" style:family="text"/>
    <style:style style:name="T259_93" style:family="text"/>
    <style:style style:name="T259_94" style:family="text"/>
    <style:style style:name="T259_95" style:family="text"/>
    <style:style style:name="T259_96" style:family="text"/>
    <style:style style:name="T259_97" style:family="text"/>
    <style:style style:name="T259_98" style:family="text"/>
    <style:style style:name="T259_99" style:family="text"/>
    <style:style style:name="T259_100" style:family="text"/>
    <style:style style:name="T259_101" style:family="text"/>
    <style:style style:name="T259_102" style:family="text"/>
    <style:style style:name="T259_103" style:family="text"/>
    <style:style style:name="T259_104" style:family="text"/>
    <style:style style:name="T259_105" style:family="text"/>
    <style:style style:name="T259_106" style:family="text"/>
    <style:style style:name="T259_107" style:family="text"/>
    <style:style style:name="T259_108" style:family="text"/>
    <style:style style:name="T259_109" style:family="text"/>
    <style:style style:name="T259_110" style:family="text"/>
    <style:style style:name="T259_111" style:family="text"/>
    <style:style style:name="T259_112" style:family="text"/>
    <style:style style:name="T259_113" style:family="text"/>
    <style:style style:name="T259_114" style:family="text"/>
    <style:style style:name="T259_115" style:family="text"/>
    <style:style style:name="T259_116" style:family="text"/>
    <style:style style:name="T259_117" style:family="text"/>
    <style:style style:name="T259_118" style:family="text"/>
    <style:style style:name="T259_119" style:family="text"/>
    <style:style style:name="T259_120" style:family="text"/>
    <style:style style:name="T259_121" style:family="text"/>
    <style:style style:name="T259_122" style:family="text"/>
    <style:style style:name="T259_123" style:family="text"/>
    <style:style style:name="T259_124" style:family="text"/>
    <style:style style:name="T259_125" style:family="text"/>
    <style:style style:name="T259_126" style:family="text"/>
    <style:style style:name="T259_127" style:family="text"/>
    <style:style style:name="T259_128" style:family="text"/>
    <style:style style:name="T259_129" style:family="text"/>
    <style:style style:name="T259_130" style:family="text"/>
    <style:style style:name="T259_131" style:family="text"/>
    <style:style style:name="T259_132" style:family="text"/>
    <style:style style:name="T259_133" style:family="text"/>
    <style:style style:name="T259_134" style:family="text"/>
    <style:style style:name="P260" style:family="paragraph" style:parent-style-name="Standard">
      <style:paragraph-properties fo:break-before="auto" fo:line-height="115%" style:writing-mode="lr-tb"/>
    </style:style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T261_13" style:family="text"/>
    <style:style style:name="T261_14" style:family="text"/>
    <style:style style:name="T261_15" style:family="text"/>
    <style:style style:name="T261_16" style:family="text"/>
    <style:style style:name="T261_17" style:family="text"/>
    <style:style style:name="T261_18" style:family="text"/>
    <style:style style:name="T261_19" style:family="text"/>
    <style:style style:name="T261_20" style:family="text"/>
    <style:style style:name="T261_21" style:family="text"/>
    <style:style style:name="T261_22" style:family="text"/>
    <style:style style:name="T261_23" style:family="text"/>
    <style:style style:name="T261_24" style:family="text"/>
    <style:style style:name="T261_25" style:family="text"/>
    <style:style style:name="T261_26" style:family="text"/>
    <style:style style:name="T261_27" style:family="text"/>
    <style:style style:name="T261_28" style:family="text"/>
    <style:style style:name="T261_29" style:family="text"/>
    <style:style style:name="T261_30" style:family="text"/>
    <style:style style:name="T261_31" style:family="text"/>
    <style:style style:name="T261_32" style:family="text"/>
    <style:style style:name="T261_33" style:family="text"/>
    <style:style style:name="T261_34" style:family="text"/>
    <style:style style:name="T261_35" style:family="text"/>
    <style:style style:name="T261_36" style:family="text"/>
    <style:style style:name="T261_37" style:family="text"/>
    <style:style style:name="T261_38" style:family="text"/>
    <style:style style:name="T261_39" style:family="text"/>
    <style:style style:name="T261_40" style:family="text"/>
    <style:style style:name="T261_41" style:family="text"/>
    <style:style style:name="T261_42" style:family="text"/>
    <style:style style:name="T261_43" style:family="text"/>
    <style:style style:name="T261_44" style:family="text"/>
    <style:style style:name="T261_45" style:family="text"/>
    <style:style style:name="T261_46" style:family="text"/>
    <style:style style:name="T261_47" style:family="text"/>
    <style:style style:name="T261_48" style:family="text"/>
    <style:style style:name="T261_49" style:family="text"/>
    <style:style style:name="T261_50" style:family="text"/>
    <style:style style:name="T261_51" style:family="text"/>
    <style:style style:name="T261_52" style:family="text"/>
    <style:style style:name="T261_53" style:family="text"/>
    <style:style style:name="T261_54" style:family="text"/>
    <style:style style:name="T261_55" style:family="text"/>
    <style:style style:name="T261_56" style:family="text"/>
    <style:style style:name="T261_57" style:family="text"/>
    <style:style style:name="T261_58" style:family="text"/>
    <style:style style:name="T261_59" style:family="text"/>
    <style:style style:name="T261_60" style:family="text"/>
    <style:style style:name="T261_61" style:family="text"/>
    <style:style style:name="T261_62" style:family="text"/>
    <style:style style:name="T261_63" style:family="text"/>
    <style:style style:name="T261_64" style:family="text"/>
    <style:style style:name="T261_65" style:family="text"/>
    <style:style style:name="T261_66" style:family="text"/>
    <style:style style:name="T261_67" style:family="text"/>
    <style:style style:name="T261_68" style:family="text"/>
    <style:style style:name="T261_69" style:family="text"/>
    <style:style style:name="T261_70" style:family="text"/>
    <style:style style:name="T261_71" style:family="text"/>
    <style:style style:name="T261_72" style:family="text"/>
    <style:style style:name="T261_73" style:family="text"/>
    <style:style style:name="T261_74" style:family="text"/>
    <style:style style:name="T261_75" style:family="text"/>
    <style:style style:name="T261_76" style:family="text"/>
    <style:style style:name="T261_77" style:family="text"/>
    <style:style style:name="T261_78" style:family="text"/>
    <style:style style:name="T261_79" style:family="text"/>
    <style:style style:name="T261_80" style:family="text"/>
    <style:style style:name="T261_81" style:family="text"/>
    <style:style style:name="T261_82" style:family="text"/>
    <style:style style:name="T261_83" style:family="text"/>
    <style:style style:name="T261_84" style:family="text"/>
    <style:style style:name="T261_85" style:family="text"/>
    <style:style style:name="T261_86" style:family="text"/>
    <style:style style:name="P262" style:family="paragraph" style:parent-style-name="Standard">
      <style:paragraph-properties fo:break-before="auto" fo:line-height="115%" style:writing-mode="lr-tb"/>
    </style:style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T263_16" style:family="text"/>
    <style:style style:name="T263_17" style:family="text"/>
    <style:style style:name="T263_18" style:family="text"/>
    <style:style style:name="T263_19" style:family="text"/>
    <style:style style:name="T263_20" style:family="text"/>
    <style:style style:name="T263_21" style:family="text"/>
    <style:style style:name="T263_22" style:family="text"/>
    <style:style style:name="T263_23" style:family="text"/>
    <style:style style:name="T263_24" style:family="text"/>
    <style:style style:name="T263_25" style:family="text"/>
    <style:style style:name="T263_26" style:family="text"/>
    <style:style style:name="T263_27" style:family="text"/>
    <style:style style:name="T263_28" style:family="text"/>
    <style:style style:name="T263_29" style:family="text"/>
    <style:style style:name="T263_30" style:family="text"/>
    <style:style style:name="T263_31" style:family="text"/>
    <style:style style:name="T263_32" style:family="text"/>
    <style:style style:name="T263_33" style:family="text"/>
    <style:style style:name="T263_34" style:family="text"/>
    <style:style style:name="T263_35" style:family="text"/>
    <style:style style:name="T263_36" style:family="text"/>
    <style:style style:name="T263_37" style:family="text"/>
    <style:style style:name="T263_38" style:family="text"/>
    <style:style style:name="T263_39" style:family="text"/>
    <style:style style:name="T263_40" style:family="text"/>
    <style:style style:name="T263_41" style:family="text"/>
    <style:style style:name="T263_42" style:family="text"/>
    <style:style style:name="T263_43" style:family="text"/>
    <style:style style:name="T263_44" style:family="text"/>
    <style:style style:name="T263_45" style:family="text"/>
    <style:style style:name="T263_46" style:family="text"/>
    <style:style style:name="T263_47" style:family="text"/>
    <style:style style:name="T263_48" style:family="text"/>
    <style:style style:name="T263_49" style:family="text"/>
    <style:style style:name="T263_50" style:family="text"/>
    <style:style style:name="T263_51" style:family="text"/>
    <style:style style:name="T263_52" style:family="text"/>
    <style:style style:name="T263_53" style:family="text"/>
    <style:style style:name="T263_54" style:family="text"/>
    <style:style style:name="T263_55" style:family="text"/>
    <style:style style:name="T263_56" style:family="text"/>
    <style:style style:name="T263_57" style:family="text"/>
    <style:style style:name="T263_58" style:family="text"/>
    <style:style style:name="T263_59" style:family="text"/>
    <style:style style:name="T263_60" style:family="text"/>
    <style:style style:name="T263_61" style:family="text"/>
    <style:style style:name="T263_62" style:family="text"/>
    <style:style style:name="T263_63" style:family="text"/>
    <style:style style:name="T263_64" style:family="text"/>
    <style:style style:name="T263_65" style:family="text"/>
    <style:style style:name="T263_66" style:family="text"/>
    <style:style style:name="T263_67" style:family="text"/>
    <style:style style:name="T263_68" style:family="text"/>
    <style:style style:name="T263_69" style:family="text"/>
    <style:style style:name="T263_70" style:family="text"/>
    <style:style style:name="T263_71" style:family="text"/>
    <style:style style:name="T263_72" style:family="text"/>
    <style:style style:name="T263_73" style:family="text"/>
    <style:style style:name="T263_74" style:family="text"/>
    <style:style style:name="T263_75" style:family="text"/>
    <style:style style:name="T263_76" style:family="text"/>
    <style:style style:name="T263_77" style:family="text"/>
    <style:style style:name="T263_78" style:family="text"/>
    <style:style style:name="T263_79" style:family="text"/>
    <style:style style:name="T263_80" style:family="text"/>
    <style:style style:name="T263_81" style:family="text"/>
    <style:style style:name="T263_82" style:family="text"/>
    <style:style style:name="T263_83" style:family="text"/>
    <style:style style:name="T263_84" style:family="text"/>
    <style:style style:name="T263_85" style:family="text"/>
    <style:style style:name="T263_86" style:family="text"/>
    <style:style style:name="T263_87" style:family="text"/>
    <style:style style:name="T263_88" style:family="text"/>
    <style:style style:name="T263_89" style:family="text"/>
    <style:style style:name="T263_90" style:family="text"/>
    <style:style style:name="T263_91" style:family="text"/>
    <style:style style:name="T263_92" style:family="text"/>
    <style:style style:name="T263_93" style:family="text"/>
    <style:style style:name="T263_94" style:family="text"/>
    <style:style style:name="T263_95" style:family="text"/>
    <style:style style:name="T263_96" style:family="text"/>
    <style:style style:name="T263_97" style:family="text"/>
    <style:style style:name="T263_98" style:family="text"/>
    <style:style style:name="T263_99" style:family="text"/>
    <style:style style:name="T263_100" style:family="text"/>
    <style:style style:name="T263_101" style:family="text"/>
    <style:style style:name="T263_102" style:family="text"/>
    <style:style style:name="T263_103" style:family="text"/>
    <style:style style:name="T263_104" style:family="text"/>
    <style:style style:name="T263_105" style:family="text"/>
    <style:style style:name="T263_106" style:family="text"/>
    <style:style style:name="T263_107" style:family="text"/>
    <style:style style:name="T263_108" style:family="text"/>
    <style:style style:name="T263_109" style:family="text"/>
    <style:style style:name="T263_110" style:family="text"/>
    <style:style style:name="T263_111" style:family="text"/>
    <style:style style:name="T263_112" style:family="text"/>
    <style:style style:name="T263_113" style:family="text"/>
    <style:style style:name="T263_114" style:family="text"/>
    <style:style style:name="T263_115" style:family="text"/>
    <style:style style:name="T263_116" style:family="text"/>
    <style:style style:name="P264" style:family="paragraph" style:parent-style-name="Standard">
      <style:paragraph-properties fo:break-before="auto" fo:line-height="115%" style:writing-mode="lr-tb"/>
    </style:style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/>
    <style:style style:name="T265_2" style:family="text"/>
    <style:style style:name="T265_3" style:family="text"/>
    <style:style style:name="P266" style:family="paragraph" style:parent-style-name="Standard">
      <style:paragraph-properties fo:break-before="auto" fo:line-height="115%" style:writing-mode="lr-tb"/>
    </style:style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T267_13" style:family="text"/>
    <style:style style:name="T267_14" style:family="text"/>
    <style:style style:name="T267_15" style:family="text"/>
    <style:style style:name="T267_16" style:family="text"/>
    <style:style style:name="T267_17" style:family="text"/>
    <style:style style:name="T267_18" style:family="text"/>
    <style:style style:name="T267_19" style:family="text"/>
    <style:style style:name="T267_20" style:family="text"/>
    <style:style style:name="T267_21" style:family="text"/>
    <style:style style:name="T267_22" style:family="text"/>
    <style:style style:name="T267_23" style:family="text"/>
    <style:style style:name="T267_24" style:family="text"/>
    <style:style style:name="T267_25" style:family="text"/>
    <style:style style:name="T267_26" style:family="text"/>
    <style:style style:name="T267_27" style:family="text"/>
    <style:style style:name="T267_28" style:family="text"/>
    <style:style style:name="T267_29" style:family="text"/>
    <style:style style:name="T267_30" style:family="text"/>
    <style:style style:name="T267_31" style:family="text"/>
    <style:style style:name="T267_32" style:family="text"/>
    <style:style style:name="T267_33" style:family="text"/>
    <style:style style:name="T267_34" style:family="text"/>
    <style:style style:name="T267_35" style:family="text"/>
    <style:style style:name="T267_36" style:family="text"/>
    <style:style style:name="T267_37" style:family="text"/>
    <style:style style:name="T267_38" style:family="text"/>
    <style:style style:name="T267_39" style:family="text"/>
    <style:style style:name="T267_40" style:family="text"/>
    <style:style style:name="T267_41" style:family="text"/>
    <style:style style:name="T267_42" style:family="text"/>
    <style:style style:name="T267_43" style:family="text"/>
    <style:style style:name="T267_44" style:family="text"/>
    <style:style style:name="T267_45" style:family="text"/>
    <style:style style:name="T267_46" style:family="text"/>
    <style:style style:name="T267_47" style:family="text"/>
    <style:style style:name="T267_48" style:family="text"/>
    <style:style style:name="T267_49" style:family="text"/>
    <style:style style:name="T267_50" style:family="text"/>
    <style:style style:name="T267_51" style:family="text"/>
    <style:style style:name="T267_52" style:family="text"/>
    <style:style style:name="T267_53" style:family="text"/>
    <style:style style:name="T267_54" style:family="text"/>
    <style:style style:name="T267_55" style:family="text"/>
    <style:style style:name="T267_56" style:family="text"/>
    <style:style style:name="T267_57" style:family="text"/>
    <style:style style:name="T267_58" style:family="text"/>
    <style:style style:name="T267_59" style:family="text"/>
    <style:style style:name="T267_60" style:family="text"/>
    <style:style style:name="T267_61" style:family="text"/>
    <style:style style:name="T267_62" style:family="text"/>
    <style:style style:name="T267_63" style:family="text"/>
    <style:style style:name="T267_64" style:family="text"/>
    <style:style style:name="T267_65" style:family="text"/>
    <style:style style:name="T267_66" style:family="text"/>
    <style:style style:name="T267_67" style:family="text"/>
    <style:style style:name="T267_68" style:family="text"/>
    <style:style style:name="T267_69" style:family="text"/>
    <style:style style:name="T267_70" style:family="text"/>
    <style:style style:name="T267_71" style:family="text"/>
    <style:style style:name="T267_72" style:family="text"/>
    <style:style style:name="T267_73" style:family="text"/>
    <style:style style:name="T267_74" style:family="text"/>
    <style:style style:name="T267_75" style:family="text"/>
    <style:style style:name="T267_76" style:family="text"/>
    <style:style style:name="T267_77" style:family="text"/>
    <style:style style:name="T267_78" style:family="text"/>
    <style:style style:name="T267_79" style:family="text"/>
    <style:style style:name="T267_80" style:family="text"/>
    <style:style style:name="T267_81" style:family="text"/>
    <style:style style:name="T267_82" style:family="text"/>
    <style:style style:name="T267_83" style:family="text"/>
    <style:style style:name="T267_84" style:family="text"/>
    <style:style style:name="T267_85" style:family="text"/>
    <style:style style:name="T267_86" style:family="text"/>
    <style:style style:name="T267_87" style:family="text"/>
    <style:style style:name="T267_88" style:family="text"/>
    <style:style style:name="T267_89" style:family="text"/>
    <style:style style:name="T267_90" style:family="text"/>
    <style:style style:name="T267_91" style:family="text"/>
    <style:style style:name="T267_92" style:family="text"/>
    <style:style style:name="T267_93" style:family="text"/>
    <style:style style:name="T267_94" style:family="text"/>
    <style:style style:name="T267_95" style:family="text"/>
    <style:style style:name="T267_96" style:family="text"/>
    <style:style style:name="T267_97" style:family="text"/>
    <style:style style:name="T267_98" style:family="text"/>
    <style:style style:name="T267_99" style:family="text"/>
    <style:style style:name="T267_100" style:family="text"/>
    <style:style style:name="T267_101" style:family="text"/>
    <style:style style:name="T267_102" style:family="text"/>
    <style:style style:name="T267_103" style:family="text"/>
    <style:style style:name="T267_104" style:family="text"/>
    <style:style style:name="T267_105" style:family="text"/>
    <style:style style:name="T267_106" style:family="text"/>
    <style:style style:name="T267_107" style:family="text"/>
    <style:style style:name="T267_108" style:family="text"/>
    <style:style style:name="T267_109" style:family="text"/>
    <style:style style:name="T267_110" style:family="text"/>
    <style:style style:name="T267_111" style:family="text"/>
    <style:style style:name="T267_112" style:family="text"/>
    <style:style style:name="T267_113" style:family="text"/>
    <style:style style:name="T267_114" style:family="text"/>
    <style:style style:name="T267_115" style:family="text"/>
    <style:style style:name="T267_116" style:family="text"/>
    <style:style style:name="T267_117" style:family="text"/>
    <style:style style:name="T267_118" style:family="text"/>
    <style:style style:name="T267_119" style:family="text"/>
    <style:style style:name="T267_120" style:family="text"/>
    <style:style style:name="T267_121" style:family="text"/>
    <style:style style:name="T267_122" style:family="text"/>
    <style:style style:name="T267_123" style:family="text"/>
    <style:style style:name="T267_124" style:family="text"/>
    <style:style style:name="T267_125" style:family="text"/>
    <style:style style:name="T267_126" style:family="text"/>
    <style:style style:name="T267_127" style:family="text"/>
    <style:style style:name="T267_128" style:family="text"/>
    <style:style style:name="T267_129" style:family="text"/>
    <style:style style:name="T267_130" style:family="text"/>
    <style:style style:name="T267_131" style:family="text"/>
    <style:style style:name="T267_132" style:family="text"/>
    <style:style style:name="T267_133" style:family="text"/>
    <style:style style:name="T267_134" style:family="text"/>
    <style:style style:name="T267_135" style:family="text"/>
    <style:style style:name="T267_136" style:family="text"/>
    <style:style style:name="T267_137" style:family="text"/>
    <style:style style:name="T267_138" style:family="text"/>
    <style:style style:name="T267_139" style:family="text"/>
    <style:style style:name="T267_140" style:family="text"/>
    <style:style style:name="T267_141" style:family="text"/>
    <style:style style:name="T267_142" style:family="text"/>
    <style:style style:name="T267_143" style:family="text"/>
    <style:style style:name="T267_144" style:family="text"/>
    <style:style style:name="T267_145" style:family="text"/>
    <style:style style:name="T267_146" style:family="text"/>
    <style:style style:name="T267_147" style:family="text"/>
    <style:style style:name="T267_148" style:family="text"/>
    <style:style style:name="T267_149" style:family="text"/>
    <style:style style:name="T267_150" style:family="text"/>
    <style:style style:name="T267_151" style:family="text"/>
    <style:style style:name="T267_152" style:family="text"/>
    <style:style style:name="T267_153" style:family="text"/>
    <style:style style:name="T267_154" style:family="text"/>
    <style:style style:name="T267_155" style:family="text"/>
    <style:style style:name="T267_156" style:family="text"/>
    <style:style style:name="T267_157" style:family="text"/>
    <style:style style:name="T267_158" style:family="text"/>
    <style:style style:name="T267_159" style:family="text"/>
    <style:style style:name="T267_160" style:family="text"/>
    <style:style style:name="T267_161" style:family="text"/>
    <style:style style:name="T267_162" style:family="text"/>
    <style:style style:name="T267_163" style:family="text"/>
    <style:style style:name="T267_164" style:family="text"/>
    <style:style style:name="T267_165" style:family="text"/>
    <style:style style:name="T267_166" style:family="text"/>
    <style:style style:name="T267_167" style:family="text"/>
    <style:style style:name="T267_168" style:family="text"/>
    <style:style style:name="T267_169" style:family="text"/>
    <style:style style:name="T267_170" style:family="text"/>
    <style:style style:name="T267_171" style:family="text"/>
    <style:style style:name="T267_172" style:family="text"/>
    <style:style style:name="T267_173" style:family="text"/>
    <style:style style:name="T267_174" style:family="text"/>
    <style:style style:name="T267_175" style:family="text"/>
    <style:style style:name="T267_176" style:family="text"/>
    <style:style style:name="T267_177" style:family="text"/>
    <style:style style:name="T267_178" style:family="text"/>
    <style:style style:name="T267_179" style:family="text"/>
    <style:style style:name="T267_180" style:family="text"/>
    <style:style style:name="T267_181" style:family="text"/>
    <style:style style:name="T267_182" style:family="text"/>
    <style:style style:name="T267_183" style:family="text"/>
    <style:style style:name="T267_184" style:family="text"/>
    <style:style style:name="T267_185" style:family="text"/>
    <style:style style:name="T267_186" style:family="text"/>
    <style:style style:name="T267_187" style:family="text"/>
    <style:style style:name="T267_188" style:family="text"/>
    <style:style style:name="T267_189" style:family="text"/>
    <style:style style:name="T267_190" style:family="text"/>
    <style:style style:name="T267_191" style:family="text"/>
    <style:style style:name="T267_192" style:family="text"/>
    <style:style style:name="T267_193" style:family="text"/>
    <style:style style:name="T267_194" style:family="text"/>
    <style:style style:name="T267_195" style:family="text"/>
    <style:style style:name="T267_196" style:family="text"/>
    <style:style style:name="T267_197" style:family="text"/>
    <style:style style:name="T267_198" style:family="text"/>
    <style:style style:name="T267_199" style:family="text"/>
    <style:style style:name="T267_200" style:family="text"/>
    <style:style style:name="T267_201" style:family="text"/>
    <style:style style:name="T267_202" style:family="text"/>
    <style:style style:name="T267_203" style:family="text"/>
    <style:style style:name="T267_204" style:family="text"/>
    <style:style style:name="T267_205" style:family="text"/>
    <style:style style:name="T267_206" style:family="text"/>
    <style:style style:name="T267_207" style:family="text"/>
    <style:style style:name="T267_208" style:family="text"/>
    <style:style style:name="T267_209" style:family="text"/>
    <style:style style:name="T267_210" style:family="text"/>
    <style:style style:name="T267_211" style:family="text"/>
    <style:style style:name="T267_212" style:family="text"/>
    <style:style style:name="T267_213" style:family="text"/>
    <style:style style:name="T267_214" style:family="text"/>
    <style:style style:name="T267_215" style:family="text"/>
    <style:style style:name="T267_216" style:family="text"/>
    <style:style style:name="T267_217" style:family="text"/>
    <style:style style:name="T267_218" style:family="text"/>
    <style:style style:name="T267_219" style:family="text"/>
    <style:style style:name="T267_220" style:family="text"/>
    <style:style style:name="P268" style:family="paragraph" style:parent-style-name="Standard">
      <style:paragraph-properties fo:break-before="auto" fo:line-height="115%" style:writing-mode="lr-tb"/>
    </style:style>
    <style:style style:name="P269" style:family="paragraph" style:parent-style-name="Standard">
      <style:paragraph-properties fo:break-before="auto" fo:line-height="115%" style:writing-mode="lr-tb"/>
    </style:style>
    <style:style style:name="T269_1" style:family="text"/>
    <style:style style:name="T269_2" style:family="text"/>
    <style:style style:name="T269_3" style:family="text"/>
    <style:style style:name="P270" style:family="paragraph" style:parent-style-name="Standard">
      <style:paragraph-properties fo:break-before="auto" fo:line-height="115%" style:writing-mode="lr-tb"/>
    </style:style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T271_14" style:family="text"/>
    <style:style style:name="T271_15" style:family="text"/>
    <style:style style:name="T271_16" style:family="text"/>
    <style:style style:name="T271_17" style:family="text"/>
    <style:style style:name="T271_18" style:family="text"/>
    <style:style style:name="T271_19" style:family="text"/>
    <style:style style:name="T271_20" style:family="text"/>
    <style:style style:name="T271_21" style:family="text"/>
    <style:style style:name="T271_22" style:family="text"/>
    <style:style style:name="T271_23" style:family="text"/>
    <style:style style:name="T271_24" style:family="text"/>
    <style:style style:name="T271_25" style:family="text"/>
    <style:style style:name="T271_26" style:family="text"/>
    <style:style style:name="T271_27" style:family="text"/>
    <style:style style:name="T271_28" style:family="text"/>
    <style:style style:name="T271_29" style:family="text"/>
    <style:style style:name="T271_30" style:family="text"/>
    <style:style style:name="T271_31" style:family="text"/>
    <style:style style:name="T271_32" style:family="text"/>
    <style:style style:name="T271_33" style:family="text"/>
    <style:style style:name="T271_34" style:family="text"/>
    <style:style style:name="T271_35" style:family="text"/>
    <style:style style:name="T271_36" style:family="text"/>
    <style:style style:name="T271_37" style:family="text"/>
    <style:style style:name="T271_38" style:family="text"/>
    <style:style style:name="T271_39" style:family="text"/>
    <style:style style:name="T271_40" style:family="text"/>
    <style:style style:name="T271_41" style:family="text"/>
    <style:style style:name="T271_42" style:family="text"/>
    <style:style style:name="T271_43" style:family="text"/>
    <style:style style:name="T271_44" style:family="text"/>
    <style:style style:name="T271_45" style:family="text"/>
    <style:style style:name="T271_46" style:family="text"/>
    <style:style style:name="T271_47" style:family="text"/>
    <style:style style:name="T271_48" style:family="text"/>
    <style:style style:name="T271_49" style:family="text"/>
    <style:style style:name="T271_50" style:family="text"/>
    <style:style style:name="T271_51" style:family="text"/>
    <style:style style:name="T271_52" style:family="text"/>
    <style:style style:name="T271_53" style:family="text"/>
    <style:style style:name="T271_54" style:family="text"/>
    <style:style style:name="T271_55" style:family="text"/>
    <style:style style:name="T271_56" style:family="text"/>
    <style:style style:name="T271_57" style:family="text"/>
    <style:style style:name="T271_58" style:family="text"/>
    <style:style style:name="T271_59" style:family="text"/>
    <style:style style:name="T271_60" style:family="text"/>
    <style:style style:name="T271_61" style:family="text"/>
    <style:style style:name="T271_62" style:family="text"/>
    <style:style style:name="T271_63" style:family="text"/>
    <style:style style:name="T271_64" style:family="text"/>
    <style:style style:name="T271_65" style:family="text"/>
    <style:style style:name="T271_66" style:family="text"/>
    <style:style style:name="T271_67" style:family="text"/>
    <style:style style:name="T271_68" style:family="text"/>
    <style:style style:name="T271_69" style:family="text"/>
    <style:style style:name="T271_70" style:family="text"/>
    <style:style style:name="T271_71" style:family="text"/>
    <style:style style:name="T271_72" style:family="text"/>
    <style:style style:name="T271_73" style:family="text"/>
    <style:style style:name="T271_74" style:family="text"/>
    <style:style style:name="T271_75" style:family="text"/>
    <style:style style:name="T271_76" style:family="text"/>
    <style:style style:name="T271_77" style:family="text"/>
    <style:style style:name="T271_78" style:family="text"/>
    <style:style style:name="T271_79" style:family="text"/>
    <style:style style:name="T271_80" style:family="text"/>
    <style:style style:name="T271_81" style:family="text"/>
    <style:style style:name="T271_82" style:family="text"/>
    <style:style style:name="T271_83" style:family="text"/>
    <style:style style:name="T271_84" style:family="text"/>
    <style:style style:name="T271_85" style:family="text"/>
    <style:style style:name="T271_86" style:family="text"/>
    <style:style style:name="T271_87" style:family="text"/>
    <style:style style:name="T271_88" style:family="text"/>
    <style:style style:name="T271_89" style:family="text"/>
    <style:style style:name="T271_90" style:family="text"/>
    <style:style style:name="T271_91" style:family="text"/>
    <style:style style:name="T271_92" style:family="text"/>
    <style:style style:name="T271_93" style:family="text"/>
    <style:style style:name="T271_94" style:family="text"/>
    <style:style style:name="T271_95" style:family="text"/>
    <style:style style:name="T271_96" style:family="text"/>
    <style:style style:name="T271_97" style:family="text"/>
    <style:style style:name="T271_98" style:family="text"/>
    <style:style style:name="T271_99" style:family="text"/>
    <style:style style:name="T271_100" style:family="text"/>
    <style:style style:name="T271_101" style:family="text"/>
    <style:style style:name="T271_102" style:family="text"/>
    <style:style style:name="T271_103" style:family="text"/>
    <style:style style:name="T271_104" style:family="text"/>
    <style:style style:name="T271_105" style:family="text"/>
    <style:style style:name="T271_106" style:family="text"/>
    <style:style style:name="P272" style:family="paragraph" style:parent-style-name="Standard">
      <style:paragraph-properties fo:break-before="auto" fo:line-height="115%" style:writing-mode="lr-tb"/>
    </style:style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T273_7" style:family="text"/>
    <style:style style:name="T273_8" style:family="text"/>
    <style:style style:name="T273_9" style:family="text"/>
    <style:style style:name="T273_10" style:family="text"/>
    <style:style style:name="T273_11" style:family="text"/>
    <style:style style:name="T273_12" style:family="text"/>
    <style:style style:name="T273_13" style:family="text"/>
    <style:style style:name="T273_14" style:family="text"/>
    <style:style style:name="T273_15" style:family="text"/>
    <style:style style:name="T273_16" style:family="text"/>
    <style:style style:name="T273_17" style:family="text"/>
    <style:style style:name="T273_18" style:family="text"/>
    <style:style style:name="T273_19" style:family="text"/>
    <style:style style:name="T273_20" style:family="text"/>
    <style:style style:name="T273_21" style:family="text"/>
    <style:style style:name="T273_22" style:family="text"/>
    <style:style style:name="T273_23" style:family="text"/>
    <style:style style:name="T273_24" style:family="text"/>
    <style:style style:name="T273_25" style:family="text"/>
    <style:style style:name="T273_26" style:family="text"/>
    <style:style style:name="T273_27" style:family="text"/>
    <style:style style:name="T273_28" style:family="text"/>
    <style:style style:name="T273_29" style:family="text"/>
    <style:style style:name="T273_30" style:family="text"/>
    <style:style style:name="T273_31" style:family="text"/>
    <style:style style:name="T273_32" style:family="text"/>
    <style:style style:name="T273_33" style:family="text"/>
    <style:style style:name="T273_34" style:family="text"/>
    <style:style style:name="T273_35" style:family="text"/>
    <style:style style:name="T273_36" style:family="text"/>
    <style:style style:name="T273_37" style:family="text"/>
    <style:style style:name="T273_38" style:family="text"/>
    <style:style style:name="T273_39" style:family="text"/>
    <style:style style:name="T273_40" style:family="text"/>
    <style:style style:name="T273_41" style:family="text"/>
    <style:style style:name="T273_42" style:family="text"/>
    <style:style style:name="T273_43" style:family="text"/>
    <style:style style:name="T273_44" style:family="text"/>
    <style:style style:name="T273_45" style:family="text"/>
    <style:style style:name="T273_46" style:family="text"/>
    <style:style style:name="T273_47" style:family="text"/>
    <style:style style:name="T273_48" style:family="text"/>
    <style:style style:name="T273_49" style:family="text"/>
    <style:style style:name="T273_50" style:family="text"/>
    <style:style style:name="T273_51" style:family="text"/>
    <style:style style:name="T273_52" style:family="text"/>
    <style:style style:name="T273_53" style:family="text"/>
    <style:style style:name="T273_54" style:family="text"/>
    <style:style style:name="T273_55" style:family="text"/>
    <style:style style:name="T273_56" style:family="text"/>
    <style:style style:name="T273_57" style:family="text"/>
    <style:style style:name="T273_58" style:family="text"/>
    <style:style style:name="T273_59" style:family="text"/>
    <style:style style:name="T273_60" style:family="text"/>
    <style:style style:name="T273_61" style:family="text"/>
    <style:style style:name="T273_62" style:family="text"/>
    <style:style style:name="T273_63" style:family="text"/>
    <style:style style:name="T273_64" style:family="text"/>
    <style:style style:name="T273_65" style:family="text"/>
    <style:style style:name="T273_66" style:family="text"/>
    <style:style style:name="T273_67" style:family="text"/>
    <style:style style:name="T273_68" style:family="text"/>
    <style:style style:name="T273_69" style:family="text"/>
    <style:style style:name="T273_70" style:family="text"/>
    <style:style style:name="T273_71" style:family="text"/>
    <style:style style:name="T273_72" style:family="text"/>
    <style:style style:name="T273_73" style:family="text"/>
    <style:style style:name="T273_74" style:family="text"/>
    <style:style style:name="T273_75" style:family="text"/>
    <style:style style:name="T273_76" style:family="text"/>
    <style:style style:name="T273_77" style:family="text"/>
    <style:style style:name="T273_78" style:family="text"/>
    <style:style style:name="T273_79" style:family="text"/>
    <style:style style:name="T273_80" style:family="text"/>
    <style:style style:name="T273_81" style:family="text"/>
    <style:style style:name="T273_82" style:family="text"/>
    <style:style style:name="T273_83" style:family="text"/>
    <style:style style:name="T273_84" style:family="text"/>
    <style:style style:name="T273_85" style:family="text"/>
    <style:style style:name="T273_86" style:family="text"/>
    <style:style style:name="T273_87" style:family="text"/>
    <style:style style:name="T273_88" style:family="text"/>
    <style:style style:name="T273_89" style:family="text"/>
    <style:style style:name="T273_90" style:family="text"/>
    <style:style style:name="T273_91" style:family="text"/>
    <style:style style:name="T273_92" style:family="text"/>
    <style:style style:name="T273_93" style:family="text"/>
    <style:style style:name="T273_94" style:family="text"/>
    <style:style style:name="T273_95" style:family="text"/>
    <style:style style:name="T273_96" style:family="text"/>
    <style:style style:name="T273_97" style:family="text"/>
    <style:style style:name="T273_98" style:family="text"/>
    <style:style style:name="T273_99" style:family="text"/>
    <style:style style:name="T273_100" style:family="text"/>
    <style:style style:name="T273_101" style:family="text"/>
    <style:style style:name="T273_102" style:family="text"/>
    <style:style style:name="T273_103" style:family="text"/>
    <style:style style:name="T273_104" style:family="text"/>
    <style:style style:name="T273_105" style:family="text"/>
    <style:style style:name="T273_106" style:family="text"/>
    <style:style style:name="T273_107" style:family="text"/>
    <style:style style:name="T273_108" style:family="text"/>
    <style:style style:name="T273_109" style:family="text"/>
    <style:style style:name="T273_110" style:family="text"/>
    <style:style style:name="T273_111" style:family="text"/>
    <style:style style:name="T273_112" style:family="text"/>
    <style:style style:name="T273_113" style:family="text"/>
    <style:style style:name="T273_114" style:family="text"/>
    <style:style style:name="T273_115" style:family="text"/>
    <style:style style:name="T273_116" style:family="text"/>
    <style:style style:name="T273_117" style:family="text"/>
    <style:style style:name="T273_118" style:family="text"/>
    <style:style style:name="T273_119" style:family="text"/>
    <style:style style:name="T273_120" style:family="text"/>
    <style:style style:name="T273_121" style:family="text"/>
    <style:style style:name="T273_122" style:family="text"/>
    <style:style style:name="T273_123" style:family="text"/>
    <style:style style:name="T273_124" style:family="text"/>
    <style:style style:name="T273_125" style:family="text"/>
    <style:style style:name="T273_126" style:family="text"/>
    <style:style style:name="T273_127" style:family="text"/>
    <style:style style:name="T273_128" style:family="text"/>
    <style:style style:name="T273_129" style:family="text"/>
    <style:style style:name="T273_130" style:family="text"/>
    <style:style style:name="T273_131" style:family="text"/>
    <style:style style:name="T273_132" style:family="text"/>
    <style:style style:name="T273_133" style:family="text"/>
    <style:style style:name="T273_134" style:family="text"/>
    <style:style style:name="T273_135" style:family="text"/>
    <style:style style:name="T273_136" style:family="text"/>
    <style:style style:name="T273_137" style:family="text"/>
    <style:style style:name="T273_138" style:family="text"/>
    <style:style style:name="T273_139" style:family="text"/>
    <style:style style:name="T273_140" style:family="text"/>
    <style:style style:name="T273_141" style:family="text"/>
    <style:style style:name="T273_142" style:family="text"/>
    <style:style style:name="T273_143" style:family="text"/>
    <style:style style:name="T273_144" style:family="text"/>
    <style:style style:name="T273_145" style:family="text"/>
    <style:style style:name="T273_146" style:family="text"/>
    <style:style style:name="T273_147" style:family="text"/>
    <style:style style:name="T273_148" style:family="text"/>
    <style:style style:name="T273_149" style:family="text"/>
    <style:style style:name="T273_150" style:family="text"/>
    <style:style style:name="T273_151" style:family="text"/>
    <style:style style:name="T273_152" style:family="text"/>
    <style:style style:name="T273_153" style:family="text"/>
    <style:style style:name="T273_154" style:family="text"/>
    <style:style style:name="T273_155" style:family="text"/>
    <style:style style:name="T273_156" style:family="text"/>
    <style:style style:name="T273_157" style:family="text"/>
    <style:style style:name="T273_158" style:family="text"/>
    <style:style style:name="T273_159" style:family="text"/>
    <style:style style:name="T273_160" style:family="text"/>
    <style:style style:name="T273_161" style:family="text"/>
    <style:style style:name="T273_162" style:family="text"/>
    <style:style style:name="T273_163" style:family="text"/>
    <style:style style:name="T273_164" style:family="text"/>
    <style:style style:name="T273_165" style:family="text"/>
    <style:style style:name="T273_166" style:family="text"/>
    <style:style style:name="T273_167" style:family="text"/>
    <style:style style:name="T273_168" style:family="text"/>
    <style:style style:name="T273_169" style:family="text"/>
    <style:style style:name="T273_170" style:family="text"/>
    <style:style style:name="P274" style:family="paragraph" style:parent-style-name="Standard">
      <style:paragraph-properties fo:break-before="auto" fo:line-height="115%" style:writing-mode="lr-tb"/>
    </style:style>
    <style:style style:name="P275" style:family="paragraph" style:parent-style-name="Standard">
      <style:paragraph-properties fo:break-before="auto" fo:line-height="115%" style:writing-mode="lr-tb"/>
    </style:style>
    <style:style style:name="T275_1" style:family="text"/>
    <style:style style:name="T275_2" style:family="text"/>
    <style:style style:name="T275_3" style:family="text"/>
    <style:style style:name="P276" style:family="paragraph" style:parent-style-name="Standard">
      <style:paragraph-properties fo:break-before="auto" fo:line-height="115%" style:writing-mode="lr-tb"/>
    </style:style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T277_15" style:family="text"/>
    <style:style style:name="T277_16" style:family="text"/>
    <style:style style:name="T277_17" style:family="text"/>
    <style:style style:name="T277_18" style:family="text"/>
    <style:style style:name="T277_19" style:family="text"/>
    <style:style style:name="T277_20" style:family="text"/>
    <style:style style:name="T277_21" style:family="text"/>
    <style:style style:name="T277_22" style:family="text"/>
    <style:style style:name="T277_23" style:family="text"/>
    <style:style style:name="T277_24" style:family="text"/>
    <style:style style:name="T277_25" style:family="text"/>
    <style:style style:name="T277_26" style:family="text"/>
    <style:style style:name="T277_27" style:family="text"/>
    <style:style style:name="T277_28" style:family="text"/>
    <style:style style:name="T277_29" style:family="text"/>
    <style:style style:name="T277_30" style:family="text"/>
    <style:style style:name="T277_31" style:family="text"/>
    <style:style style:name="T277_32" style:family="text"/>
    <style:style style:name="T277_33" style:family="text"/>
    <style:style style:name="T277_34" style:family="text"/>
    <style:style style:name="T277_35" style:family="text"/>
    <style:style style:name="T277_36" style:family="text"/>
    <style:style style:name="T277_37" style:family="text"/>
    <style:style style:name="T277_38" style:family="text"/>
    <style:style style:name="T277_39" style:family="text"/>
    <style:style style:name="T277_40" style:family="text"/>
    <style:style style:name="T277_41" style:family="text"/>
    <style:style style:name="T277_42" style:family="text"/>
    <style:style style:name="T277_43" style:family="text"/>
    <style:style style:name="T277_44" style:family="text"/>
    <style:style style:name="T277_45" style:family="text"/>
    <style:style style:name="T277_46" style:family="text"/>
    <style:style style:name="T277_47" style:family="text"/>
    <style:style style:name="T277_48" style:family="text"/>
    <style:style style:name="T277_49" style:family="text"/>
    <style:style style:name="T277_50" style:family="text"/>
    <style:style style:name="T277_51" style:family="text"/>
    <style:style style:name="T277_52" style:family="text"/>
    <style:style style:name="T277_53" style:family="text"/>
    <style:style style:name="T277_54" style:family="text"/>
    <style:style style:name="T277_55" style:family="text"/>
    <style:style style:name="T277_56" style:family="text"/>
    <style:style style:name="T277_57" style:family="text"/>
    <style:style style:name="T277_58" style:family="text"/>
    <style:style style:name="T277_59" style:family="text"/>
    <style:style style:name="T277_60" style:family="text"/>
    <style:style style:name="T277_61" style:family="text"/>
    <style:style style:name="T277_62" style:family="text"/>
    <style:style style:name="T277_63" style:family="text"/>
    <style:style style:name="T277_64" style:family="text"/>
    <style:style style:name="T277_65" style:family="text"/>
    <style:style style:name="T277_66" style:family="text"/>
    <style:style style:name="T277_67" style:family="text"/>
    <style:style style:name="T277_68" style:family="text"/>
    <style:style style:name="T277_69" style:family="text"/>
    <style:style style:name="T277_70" style:family="text"/>
    <style:style style:name="T277_71" style:family="text"/>
    <style:style style:name="T277_72" style:family="text"/>
    <style:style style:name="T277_73" style:family="text"/>
    <style:style style:name="T277_74" style:family="text"/>
    <style:style style:name="T277_75" style:family="text"/>
    <style:style style:name="T277_76" style:family="text"/>
    <style:style style:name="T277_77" style:family="text"/>
    <style:style style:name="T277_78" style:family="text"/>
    <style:style style:name="T277_79" style:family="text"/>
    <style:style style:name="T277_80" style:family="text"/>
    <style:style style:name="T277_81" style:family="text"/>
    <style:style style:name="T277_82" style:family="text"/>
    <style:style style:name="T277_83" style:family="text"/>
    <style:style style:name="T277_84" style:family="text"/>
    <style:style style:name="T277_85" style:family="text"/>
    <style:style style:name="T277_86" style:family="text"/>
    <style:style style:name="T277_87" style:family="text"/>
    <style:style style:name="T277_88" style:family="text"/>
    <style:style style:name="T277_89" style:family="text"/>
    <style:style style:name="T277_90" style:family="text"/>
    <style:style style:name="T277_91" style:family="text"/>
    <style:style style:name="T277_92" style:family="text"/>
    <style:style style:name="T277_93" style:family="text"/>
    <style:style style:name="T277_94" style:family="text"/>
    <style:style style:name="T277_95" style:family="text"/>
    <style:style style:name="T277_96" style:family="text"/>
    <style:style style:name="T277_97" style:family="text"/>
    <style:style style:name="T277_98" style:family="text"/>
    <style:style style:name="T277_99" style:family="text"/>
    <style:style style:name="T277_100" style:family="text"/>
    <style:style style:name="T277_101" style:family="text"/>
    <style:style style:name="T277_102" style:family="text"/>
    <style:style style:name="T277_103" style:family="text"/>
    <style:style style:name="T277_104" style:family="text"/>
    <style:style style:name="T277_105" style:family="text"/>
    <style:style style:name="T277_106" style:family="text"/>
    <style:style style:name="T277_107" style:family="text"/>
    <style:style style:name="T277_108" style:family="text"/>
    <style:style style:name="T277_109" style:family="text"/>
    <style:style style:name="T277_110" style:family="text"/>
    <style:style style:name="T277_111" style:family="text"/>
    <style:style style:name="T277_112" style:family="text"/>
    <style:style style:name="T277_113" style:family="text"/>
    <style:style style:name="T277_114" style:family="text"/>
    <style:style style:name="T277_115" style:family="text"/>
    <style:style style:name="T277_116" style:family="text"/>
    <style:style style:name="T277_117" style:family="text"/>
    <style:style style:name="T277_118" style:family="text"/>
    <style:style style:name="T277_119" style:family="text"/>
    <style:style style:name="T277_120" style:family="text"/>
    <style:style style:name="T277_121" style:family="text"/>
    <style:style style:name="T277_122" style:family="text"/>
    <style:style style:name="T277_123" style:family="text"/>
    <style:style style:name="T277_124" style:family="text"/>
    <style:style style:name="T277_125" style:family="text"/>
    <style:style style:name="T277_126" style:family="text"/>
    <style:style style:name="T277_127" style:family="text"/>
    <style:style style:name="T277_128" style:family="text"/>
    <style:style style:name="T277_129" style:family="text"/>
    <style:style style:name="T277_130" style:family="text"/>
    <style:style style:name="T277_131" style:family="text"/>
    <style:style style:name="T277_132" style:family="text"/>
    <style:style style:name="T277_133" style:family="text"/>
    <style:style style:name="T277_134" style:family="text"/>
    <style:style style:name="T277_135" style:family="text"/>
    <style:style style:name="T277_136" style:family="text"/>
    <style:style style:name="T277_137" style:family="text"/>
    <style:style style:name="T277_138" style:family="text"/>
    <style:style style:name="T277_139" style:family="text"/>
    <style:style style:name="T277_140" style:family="text"/>
    <style:style style:name="T277_141" style:family="text"/>
    <style:style style:name="T277_142" style:family="text"/>
    <style:style style:name="T277_143" style:family="text"/>
    <style:style style:name="T277_144" style:family="text"/>
    <style:style style:name="T277_145" style:family="text"/>
    <style:style style:name="T277_146" style:family="text"/>
    <style:style style:name="T277_147" style:family="text"/>
    <style:style style:name="T277_148" style:family="text"/>
    <style:style style:name="T277_149" style:family="text"/>
    <style:style style:name="T277_150" style:family="text"/>
    <style:style style:name="T277_151" style:family="text"/>
    <style:style style:name="T277_152" style:family="text"/>
    <style:style style:name="T277_153" style:family="text"/>
    <style:style style:name="T277_154" style:family="text"/>
    <style:style style:name="T277_155" style:family="text"/>
    <style:style style:name="T277_156" style:family="text"/>
    <style:style style:name="T277_157" style:family="text"/>
    <style:style style:name="T277_158" style:family="text"/>
    <style:style style:name="T277_159" style:family="text"/>
    <style:style style:name="T277_160" style:family="text"/>
    <style:style style:name="T277_161" style:family="text"/>
    <style:style style:name="T277_162" style:family="text"/>
    <style:style style:name="T277_163" style:family="text"/>
    <style:style style:name="T277_164" style:family="text"/>
    <style:style style:name="T277_165" style:family="text"/>
    <style:style style:name="T277_166" style:family="text"/>
    <style:style style:name="T277_167" style:family="text"/>
    <style:style style:name="T277_168" style:family="text"/>
    <style:style style:name="T277_169" style:family="text"/>
    <style:style style:name="T277_170" style:family="text"/>
    <style:style style:name="T277_171" style:family="text"/>
    <style:style style:name="T277_172" style:family="text"/>
    <style:style style:name="T277_173" style:family="text"/>
    <style:style style:name="T277_174" style:family="text"/>
    <style:style style:name="T277_175" style:family="text"/>
    <style:style style:name="T277_176" style:family="text"/>
    <style:style style:name="T277_177" style:family="text"/>
    <style:style style:name="T277_178" style:family="text"/>
    <style:style style:name="T277_179" style:family="text"/>
    <style:style style:name="T277_180" style:family="text"/>
    <style:style style:name="T277_181" style:family="text"/>
    <style:style style:name="T277_182" style:family="text"/>
    <style:style style:name="T277_183" style:family="text"/>
    <style:style style:name="T277_184" style:family="text"/>
    <style:style style:name="T277_185" style:family="text"/>
    <style:style style:name="T277_186" style:family="text"/>
    <style:style style:name="T277_187" style:family="text"/>
    <style:style style:name="T277_188" style:family="text"/>
    <style:style style:name="T277_189" style:family="text"/>
    <style:style style:name="T277_190" style:family="text"/>
    <style:style style:name="T277_191" style:family="text"/>
    <style:style style:name="T277_192" style:family="text"/>
    <style:style style:name="T277_193" style:family="text"/>
    <style:style style:name="T277_194" style:family="text"/>
    <style:style style:name="T277_195" style:family="text"/>
    <style:style style:name="T277_196" style:family="text"/>
    <style:style style:name="P278" style:family="paragraph" style:parent-style-name="Standard">
      <style:paragraph-properties fo:break-before="auto" fo:line-height="115%" style:writing-mode="lr-tb"/>
    </style:style>
    <style:style style:name="P279" style:family="paragraph" style:parent-style-name="Standard">
      <style:paragraph-properties fo:break-before="auto" fo:line-height="115%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T279_6" style:family="text"/>
    <style:style style:name="T279_7" style:family="text"/>
    <style:style style:name="T279_8" style:family="text"/>
    <style:style style:name="T279_9" style:family="text"/>
    <style:style style:name="T279_10" style:family="text"/>
    <style:style style:name="T279_11" style:family="text"/>
    <style:style style:name="T279_12" style:family="text"/>
    <style:style style:name="T279_13" style:family="text"/>
    <style:style style:name="T279_14" style:family="text"/>
    <style:style style:name="T279_15" style:family="text"/>
    <style:style style:name="T279_16" style:family="text"/>
    <style:style style:name="T279_17" style:family="text"/>
    <style:style style:name="T279_18" style:family="text"/>
    <style:style style:name="T279_19" style:family="text"/>
    <style:style style:name="T279_20" style:family="text"/>
    <style:style style:name="T279_21" style:family="text"/>
    <style:style style:name="T279_22" style:family="text"/>
    <style:style style:name="T279_23" style:family="text"/>
    <style:style style:name="T279_24" style:family="text"/>
    <style:style style:name="T279_25" style:family="text"/>
    <style:style style:name="T279_26" style:family="text"/>
    <style:style style:name="T279_27" style:family="text"/>
    <style:style style:name="T279_28" style:family="text"/>
    <style:style style:name="T279_29" style:family="text"/>
    <style:style style:name="T279_30" style:family="text"/>
    <style:style style:name="T279_31" style:family="text"/>
    <style:style style:name="T279_32" style:family="text"/>
    <style:style style:name="T279_33" style:family="text"/>
    <style:style style:name="T279_34" style:family="text"/>
    <style:style style:name="T279_35" style:family="text"/>
    <style:style style:name="T279_36" style:family="text"/>
    <style:style style:name="T279_37" style:family="text"/>
    <style:style style:name="T279_38" style:family="text"/>
    <style:style style:name="T279_39" style:family="text"/>
    <style:style style:name="T279_40" style:family="text"/>
    <style:style style:name="T279_41" style:family="text"/>
    <style:style style:name="T279_42" style:family="text"/>
    <style:style style:name="T279_43" style:family="text"/>
    <style:style style:name="T279_44" style:family="text"/>
    <style:style style:name="T279_45" style:family="text"/>
    <style:style style:name="T279_46" style:family="text"/>
    <style:style style:name="T279_47" style:family="text"/>
    <style:style style:name="T279_48" style:family="text"/>
    <style:style style:name="T279_49" style:family="text"/>
    <style:style style:name="T279_50" style:family="text"/>
    <style:style style:name="T279_51" style:family="text"/>
    <style:style style:name="T279_52" style:family="text"/>
    <style:style style:name="T279_53" style:family="text"/>
    <style:style style:name="T279_54" style:family="text"/>
    <style:style style:name="T279_55" style:family="text"/>
    <style:style style:name="T279_56" style:family="text"/>
    <style:style style:name="T279_57" style:family="text"/>
    <style:style style:name="T279_58" style:family="text"/>
    <style:style style:name="T279_59" style:family="text"/>
    <style:style style:name="T279_60" style:family="text"/>
    <style:style style:name="T279_61" style:family="text"/>
    <style:style style:name="T279_62" style:family="text"/>
    <style:style style:name="T279_63" style:family="text"/>
    <style:style style:name="T279_64" style:family="text"/>
    <style:style style:name="T279_65" style:family="text"/>
    <style:style style:name="T279_66" style:family="text"/>
    <style:style style:name="T279_67" style:family="text"/>
    <style:style style:name="T279_68" style:family="text"/>
    <style:style style:name="T279_69" style:family="text"/>
    <style:style style:name="T279_70" style:family="text"/>
    <style:style style:name="T279_71" style:family="text"/>
    <style:style style:name="T279_72" style:family="text"/>
    <style:style style:name="T279_73" style:family="text"/>
    <style:style style:name="T279_74" style:family="text"/>
    <style:style style:name="T279_75" style:family="text"/>
    <style:style style:name="T279_76" style:family="text"/>
    <style:style style:name="T279_77" style:family="text"/>
    <style:style style:name="T279_78" style:family="text"/>
    <style:style style:name="T279_79" style:family="text"/>
    <style:style style:name="T279_80" style:family="text"/>
    <style:style style:name="T279_81" style:family="text"/>
    <style:style style:name="T279_82" style:family="text"/>
    <style:style style:name="T279_83" style:family="text"/>
    <style:style style:name="T279_84" style:family="text"/>
    <style:style style:name="T279_85" style:family="text"/>
    <style:style style:name="T279_86" style:family="text"/>
    <style:style style:name="T279_87" style:family="text"/>
    <style:style style:name="T279_88" style:family="text"/>
    <style:style style:name="T279_89" style:family="text"/>
    <style:style style:name="T279_90" style:family="text"/>
    <style:style style:name="T279_91" style:family="text"/>
    <style:style style:name="T279_92" style:family="text"/>
    <style:style style:name="T279_93" style:family="text"/>
    <style:style style:name="T279_94" style:family="text"/>
    <style:style style:name="T279_95" style:family="text"/>
    <style:style style:name="T279_96" style:family="text"/>
    <style:style style:name="T279_97" style:family="text"/>
    <style:style style:name="T279_98" style:family="text"/>
    <style:style style:name="T279_99" style:family="text"/>
    <style:style style:name="T279_100" style:family="text"/>
    <style:style style:name="T279_101" style:family="text"/>
    <style:style style:name="T279_102" style:family="text"/>
    <style:style style:name="T279_103" style:family="text"/>
    <style:style style:name="T279_104" style:family="text"/>
    <style:style style:name="T279_105" style:family="text"/>
    <style:style style:name="T279_106" style:family="text"/>
    <style:style style:name="T279_107" style:family="text"/>
    <style:style style:name="T279_108" style:family="text"/>
    <style:style style:name="T279_109" style:family="text"/>
    <style:style style:name="T279_110" style:family="text"/>
    <style:style style:name="T279_111" style:family="text"/>
    <style:style style:name="T279_112" style:family="text"/>
    <style:style style:name="T279_113" style:family="text"/>
    <style:style style:name="T279_114" style:family="text"/>
    <style:style style:name="T279_115" style:family="text"/>
    <style:style style:name="T279_116" style:family="text"/>
    <style:style style:name="T279_117" style:family="text"/>
    <style:style style:name="T279_118" style:family="text"/>
    <style:style style:name="T279_119" style:family="text"/>
    <style:style style:name="T279_120" style:family="text"/>
    <style:style style:name="T279_121" style:family="text"/>
    <style:style style:name="T279_122" style:family="text"/>
    <style:style style:name="T279_123" style:family="text"/>
    <style:style style:name="T279_124" style:family="text"/>
    <style:style style:name="T279_125" style:family="text"/>
    <style:style style:name="T279_126" style:family="text"/>
    <style:style style:name="T279_127" style:family="text"/>
    <style:style style:name="T279_128" style:family="text"/>
    <style:style style:name="T279_129" style:family="text"/>
    <style:style style:name="T279_130" style:family="text"/>
    <style:style style:name="T279_131" style:family="text"/>
    <style:style style:name="T279_132" style:family="text"/>
    <style:style style:name="T279_133" style:family="text"/>
    <style:style style:name="T279_134" style:family="text"/>
    <style:style style:name="T279_135" style:family="text"/>
    <style:style style:name="T279_136" style:family="text"/>
    <style:style style:name="T279_137" style:family="text"/>
    <style:style style:name="T279_138" style:family="text"/>
    <style:style style:name="T279_139" style:family="text"/>
    <style:style style:name="T279_140" style:family="text"/>
    <style:style style:name="T279_141" style:family="text"/>
    <style:style style:name="T279_142" style:family="text"/>
    <style:style style:name="T279_143" style:family="text"/>
    <style:style style:name="T279_144" style:family="text"/>
    <style:style style:name="T279_145" style:family="text"/>
    <style:style style:name="T279_146" style:family="text"/>
    <style:style style:name="T279_147" style:family="text"/>
    <style:style style:name="T279_148" style:family="text"/>
    <style:style style:name="T279_149" style:family="text"/>
    <style:style style:name="T279_150" style:family="text"/>
    <style:style style:name="P280" style:family="paragraph" style:parent-style-name="Standard">
      <style:paragraph-properties fo:break-before="auto" fo:line-height="115%" style:writing-mode="lr-tb"/>
    </style:style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/>
    <style:style style:name="P282" style:family="paragraph" style:parent-style-name="Standard">
      <style:paragraph-properties fo:break-before="auto" fo:line-height="115%" style:writing-mode="lr-tb"/>
    </style:style>
    <style:style style:name="P283" style:family="paragraph" style:parent-style-name="Standard">
      <style:paragraph-properties fo:break-before="auto" fo:line-height="115%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T283_10" style:family="text"/>
    <style:style style:name="T283_11" style:family="text"/>
    <style:style style:name="T283_12" style:family="text"/>
    <style:style style:name="T283_13" style:family="text"/>
    <style:style style:name="T283_14" style:family="text"/>
    <style:style style:name="T283_15" style:family="text"/>
    <style:style style:name="T283_16" style:family="text"/>
    <style:style style:name="T283_17" style:family="text"/>
    <style:style style:name="T283_18" style:family="text"/>
    <style:style style:name="T283_19" style:family="text"/>
    <style:style style:name="T283_20" style:family="text"/>
    <style:style style:name="T283_21" style:family="text"/>
    <style:style style:name="T283_22" style:family="text"/>
    <style:style style:name="T283_23" style:family="text"/>
    <style:style style:name="T283_24" style:family="text"/>
    <style:style style:name="T283_25" style:family="text"/>
    <style:style style:name="T283_26" style:family="text"/>
    <style:style style:name="T283_27" style:family="text"/>
    <style:style style:name="T283_28" style:family="text"/>
    <style:style style:name="T283_29" style:family="text"/>
    <style:style style:name="T283_30" style:family="text"/>
    <style:style style:name="T283_31" style:family="text"/>
    <style:style style:name="T283_32" style:family="text"/>
    <style:style style:name="T283_33" style:family="text"/>
    <style:style style:name="T283_34" style:family="text"/>
    <style:style style:name="T283_35" style:family="text"/>
    <style:style style:name="T283_36" style:family="text"/>
    <style:style style:name="T283_37" style:family="text"/>
    <style:style style:name="T283_38" style:family="text"/>
    <style:style style:name="T283_39" style:family="text"/>
    <style:style style:name="T283_40" style:family="text"/>
    <style:style style:name="T283_41" style:family="text"/>
    <style:style style:name="T283_42" style:family="text"/>
    <style:style style:name="T283_43" style:family="text"/>
    <style:style style:name="T283_44" style:family="text"/>
    <style:style style:name="T283_45" style:family="text"/>
    <style:style style:name="T283_46" style:family="text"/>
    <style:style style:name="T283_47" style:family="text"/>
    <style:style style:name="T283_48" style:family="text"/>
    <style:style style:name="T283_49" style:family="text"/>
    <style:style style:name="T283_50" style:family="text"/>
    <style:style style:name="T283_51" style:family="text"/>
    <style:style style:name="T283_52" style:family="text"/>
    <style:style style:name="T283_53" style:family="text"/>
    <style:style style:name="T283_54" style:family="text"/>
    <style:style style:name="T283_55" style:family="text"/>
    <style:style style:name="T283_56" style:family="text"/>
    <style:style style:name="T283_57" style:family="text"/>
    <style:style style:name="T283_58" style:family="text"/>
    <style:style style:name="T283_59" style:family="text"/>
    <style:style style:name="T283_60" style:family="text"/>
    <style:style style:name="T283_61" style:family="text"/>
    <style:style style:name="T283_62" style:family="text"/>
    <style:style style:name="T283_63" style:family="text"/>
    <style:style style:name="T283_64" style:family="text"/>
    <style:style style:name="T283_65" style:family="text"/>
    <style:style style:name="T283_66" style:family="text"/>
    <style:style style:name="T283_67" style:family="text"/>
    <style:style style:name="T283_68" style:family="text"/>
    <style:style style:name="T283_69" style:family="text"/>
    <style:style style:name="T283_70" style:family="text"/>
    <style:style style:name="T283_71" style:family="text"/>
    <style:style style:name="T283_72" style:family="text"/>
    <style:style style:name="T283_73" style:family="text"/>
    <style:style style:name="T283_74" style:family="text"/>
    <style:style style:name="T283_75" style:family="text"/>
    <style:style style:name="T283_76" style:family="text"/>
    <style:style style:name="T283_77" style:family="text"/>
    <style:style style:name="T283_78" style:family="text"/>
    <style:style style:name="T283_79" style:family="text"/>
    <style:style style:name="T283_80" style:family="text"/>
    <style:style style:name="T283_81" style:family="text"/>
    <style:style style:name="T283_82" style:family="text"/>
    <style:style style:name="T283_83" style:family="text"/>
    <style:style style:name="T283_84" style:family="text"/>
    <style:style style:name="T283_85" style:family="text"/>
    <style:style style:name="T283_86" style:family="text"/>
    <style:style style:name="T283_87" style:family="text"/>
    <style:style style:name="T283_88" style:family="text"/>
    <style:style style:name="T283_89" style:family="text"/>
    <style:style style:name="T283_90" style:family="text"/>
    <style:style style:name="T283_91" style:family="text"/>
    <style:style style:name="T283_92" style:family="text"/>
    <style:style style:name="T283_93" style:family="text"/>
    <style:style style:name="T283_94" style:family="text"/>
    <style:style style:name="T283_95" style:family="text"/>
    <style:style style:name="T283_96" style:family="text"/>
    <style:style style:name="T283_97" style:family="text"/>
    <style:style style:name="T283_98" style:family="text"/>
    <style:style style:name="T283_99" style:family="text"/>
    <style:style style:name="T283_100" style:family="text"/>
    <style:style style:name="T283_101" style:family="text"/>
    <style:style style:name="T283_102" style:family="text"/>
    <style:style style:name="T283_103" style:family="text"/>
    <style:style style:name="T283_104" style:family="text"/>
    <style:style style:name="T283_105" style:family="text"/>
    <style:style style:name="T283_106" style:family="text"/>
    <style:style style:name="T283_107" style:family="text"/>
    <style:style style:name="T283_108" style:family="text"/>
    <style:style style:name="T283_109" style:family="text"/>
    <style:style style:name="T283_110" style:family="text"/>
    <style:style style:name="T283_111" style:family="text"/>
    <style:style style:name="T283_112" style:family="text"/>
    <style:style style:name="T283_113" style:family="text"/>
    <style:style style:name="T283_114" style:family="text"/>
    <style:style style:name="T283_115" style:family="text"/>
    <style:style style:name="T283_116" style:family="text"/>
    <style:style style:name="T283_117" style:family="text"/>
    <style:style style:name="T283_118" style:family="text"/>
    <style:style style:name="T283_119" style:family="text"/>
    <style:style style:name="T283_120" style:family="text"/>
    <style:style style:name="T283_121" style:family="text"/>
    <style:style style:name="T283_122" style:family="text"/>
    <style:style style:name="T283_123" style:family="text"/>
    <style:style style:name="T283_124" style:family="text"/>
    <style:style style:name="T283_125" style:family="text"/>
    <style:style style:name="T283_126" style:family="text"/>
    <style:style style:name="T283_127" style:family="text"/>
    <style:style style:name="T283_128" style:family="text"/>
    <style:style style:name="T283_129" style:family="text"/>
    <style:style style:name="T283_130" style:family="text"/>
    <style:style style:name="T283_131" style:family="text"/>
    <style:style style:name="T283_132" style:family="text"/>
    <style:style style:name="T283_133" style:family="text"/>
    <style:style style:name="T283_134" style:family="text"/>
    <style:style style:name="T283_135" style:family="text"/>
    <style:style style:name="T283_136" style:family="text"/>
    <style:style style:name="T283_137" style:family="text"/>
    <style:style style:name="T283_138" style:family="text"/>
    <style:style style:name="T283_139" style:family="text"/>
    <style:style style:name="T283_140" style:family="text"/>
    <style:style style:name="T283_141" style:family="text"/>
    <style:style style:name="T283_142" style:family="text"/>
    <style:style style:name="T283_143" style:family="text"/>
    <style:style style:name="T283_144" style:family="text"/>
    <style:style style:name="T283_145" style:family="text"/>
    <style:style style:name="T283_146" style:family="text"/>
    <style:style style:name="T283_147" style:family="text"/>
    <style:style style:name="T283_148" style:family="text"/>
    <style:style style:name="T283_149" style:family="text"/>
    <style:style style:name="T283_150" style:family="text"/>
    <style:style style:name="T283_151" style:family="text"/>
    <style:style style:name="T283_152" style:family="text"/>
    <style:style style:name="T283_153" style:family="text"/>
    <style:style style:name="T283_154" style:family="text"/>
    <style:style style:name="T283_155" style:family="text"/>
    <style:style style:name="T283_156" style:family="text"/>
    <style:style style:name="T283_157" style:family="text"/>
    <style:style style:name="T283_158" style:family="text"/>
    <style:style style:name="T283_159" style:family="text"/>
    <style:style style:name="T283_160" style:family="text"/>
    <style:style style:name="T283_161" style:family="text"/>
    <style:style style:name="T283_162" style:family="text"/>
    <style:style style:name="T283_163" style:family="text"/>
    <style:style style:name="T283_164" style:family="text"/>
    <style:style style:name="T283_165" style:family="text"/>
    <style:style style:name="T283_166" style:family="text"/>
    <style:style style:name="T283_167" style:family="text"/>
    <style:style style:name="T283_168" style:family="text"/>
    <style:style style:name="T283_169" style:family="text"/>
    <style:style style:name="T283_170" style:family="text"/>
    <style:style style:name="T283_171" style:family="text"/>
    <style:style style:name="T283_172" style:family="text"/>
    <style:style style:name="T283_173" style:family="text"/>
    <style:style style:name="T283_174" style:family="text"/>
    <style:style style:name="T283_175" style:family="text"/>
    <style:style style:name="T283_176" style:family="text"/>
    <style:style style:name="T283_177" style:family="text"/>
    <style:style style:name="T283_178" style:family="text"/>
    <style:style style:name="P284" style:family="paragraph" style:parent-style-name="Standard">
      <style:paragraph-properties fo:break-before="auto" fo:line-height="115%" style:writing-mode="lr-tb"/>
    </style:style>
    <style:style style:name="P285" style:family="paragraph" style:parent-style-name="Heading_20_1">
      <style:paragraph-properties fo:break-before="auto" fo:line-height="115%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P286" style:family="paragraph" style:parent-style-name="Standard">
      <style:paragraph-properties fo:break-before="auto" fo:line-height="115%" style:writing-mode="lr-tb"/>
    </style:style>
    <style:style style:name="P287" style:family="paragraph" style:parent-style-name="Standard">
      <style:paragraph-properties fo:break-before="auto" fo:line-height="115%" style:writing-mode="lr-tb"/>
    </style:style>
    <style:style style:name="P288" style:family="paragraph" style:parent-style-name="Standard">
      <style:paragraph-properties fo:break-before="auto" fo:line-height="115%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T288_10" style:family="text"/>
    <style:style style:name="T288_11" style:family="text"/>
    <style:style style:name="T288_12" style:family="text"/>
    <style:style style:name="T288_13" style:family="text"/>
    <style:style style:name="T288_14" style:family="text"/>
    <style:style style:name="T288_15" style:family="text"/>
    <style:style style:name="T288_16" style:family="text"/>
    <style:style style:name="T288_17" style:family="text"/>
    <style:style style:name="T288_18" style:family="text"/>
    <style:style style:name="T288_19" style:family="text"/>
    <style:style style:name="T288_20" style:family="text"/>
    <style:style style:name="T288_21" style:family="text"/>
    <style:style style:name="P289" style:family="paragraph" style:parent-style-name="Heading_20_1">
      <style:paragraph-properties fo:break-before="auto" fo:line-height="115%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P290" style:family="paragraph" style:parent-style-name="Standard">
      <style:paragraph-properties fo:break-before="auto" fo:line-height="115%" fo:margin-top="0cm" style:writing-mode="lr-tb"/>
    </style:style>
    <style:style style:name="P291" style:family="paragraph" style:parent-style-name="Standard">
      <style:paragraph-properties fo:break-before="auto" fo:line-height="115%" fo:margin-top="0cm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T291_13" style:family="text"/>
    <style:style style:name="T291_14" style:family="text"/>
    <style:style style:name="T291_15" style:family="text"/>
    <style:style style:name="T291_16" style:family="text"/>
    <style:style style:name="T291_17" style:family="text"/>
    <style:style style:name="T291_18" style:family="text"/>
    <style:style style:name="T291_19" style:family="text"/>
    <style:style style:name="T291_20" style:family="text"/>
    <style:style style:name="T291_21" style:family="text"/>
    <style:style style:name="P292" style:family="paragraph" style:parent-style-name="Standard">
      <style:paragraph-properties fo:break-before="auto" fo:line-height="115%" fo:margin-top="0cm" style:writing-mode="lr-tb"/>
    </style:style>
    <style:style style:name="P293" style:family="paragraph" style:parent-style-name="Heading_20_1">
      <style:paragraph-properties fo:break-before="auto" fo:line-height="115%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P294" style:family="paragraph" style:parent-style-name="Standard">
      <style:paragraph-properties fo:break-before="auto" fo:line-height="115%" style:writing-mode="lr-tb"/>
    </style:style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T295_7" style:family="text"/>
    <style:style style:name="T295_8" style:family="text"/>
    <style:style style:name="T295_9" style:family="text"/>
    <style:style style:name="T295_10" style:family="text"/>
    <style:style style:name="T295_11" style:family="text"/>
    <style:style style:name="T295_12" style:family="text"/>
    <style:style style:name="T295_13" style:family="text"/>
    <style:style style:name="T295_14" style:family="text"/>
    <style:style style:name="T295_15" style:family="text"/>
    <style:style style:name="T295_16" style:family="text"/>
    <style:style style:name="T295_17" style:family="text"/>
    <style:style style:name="T295_18" style:family="text"/>
    <style:style style:name="T295_19" style:family="text"/>
    <style:style style:name="T295_20" style:family="text"/>
    <style:style style:name="T295_21" style:family="text"/>
    <style:style style:name="T295_22" style:family="text"/>
    <style:style style:name="T295_23" style:family="text"/>
    <style:style style:name="T295_24" style:family="text"/>
    <style:style style:name="T295_25" style:family="text"/>
    <style:style style:name="T295_26" style:family="text"/>
    <style:style style:name="T295_27" style:family="text"/>
    <style:style style:name="T295_28" style:family="text"/>
    <style:style style:name="T295_29" style:family="text"/>
    <style:style style:name="T295_30" style:family="text"/>
    <style:style style:name="T295_31" style:family="text"/>
    <style:style style:name="T295_32" style:family="text"/>
    <style:style style:name="T295_33" style:family="text"/>
    <style:style style:name="T295_34" style:family="text"/>
    <style:style style:name="T295_35" style:family="text"/>
    <style:style style:name="T295_36" style:family="text"/>
    <style:style style:name="T295_37" style:family="text"/>
    <style:style style:name="T295_38" style:family="text"/>
    <style:style style:name="T295_39" style:family="text"/>
    <style:style style:name="T295_40" style:family="text"/>
    <style:style style:name="T295_41" style:family="text"/>
    <style:style style:name="T295_42" style:family="text"/>
    <style:style style:name="T295_43" style:family="text"/>
    <style:style style:name="T295_44" style:family="text"/>
    <style:style style:name="T295_45" style:family="text"/>
    <style:style style:name="T295_46" style:family="text"/>
    <style:style style:name="T295_47" style:family="text"/>
    <style:style style:name="T295_48" style:family="text"/>
    <style:style style:name="P296" style:family="paragraph" style:parent-style-name="Standard">
      <style:paragraph-properties fo:break-before="auto" fo:line-height="115%" style:writing-mode="lr-tb"/>
    </style:style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>
      <style:text-properties fo:font-weight="bold" style:font-weight-asian="bold" style:font-weight-complex="bold"/>
    </style:style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/>
    <style:style style:name="T298_2" style:family="text">
      <style:text-properties fo:color="#1155cc" style:text-underline-style="solid" style:text-underline-color="font-color"/>
    </style:style>
    <style:style style:name="T298_3" style:family="text"/>
    <style:style style:name="T298_4" style:family="text">
      <style:text-properties fo:color="#1155cc" style:text-underline-style="solid" style:text-underline-color="font-color"/>
    </style:style>
    <style:style style:name="T298_5" style:family="text"/>
    <style:style style:name="T298_6" style:family="text">
      <style:text-properties fo:color="#1155cc" style:text-underline-style="solid" style:text-underline-color="font-color"/>
    </style:style>
    <style:style style:name="T298_7" style:family="text"/>
    <style:style style:name="T298_8" style:family="text">
      <style:text-properties fo:color="#1155cc" style:text-underline-style="solid" style:text-underline-color="font-color"/>
    </style:style>
    <style:style style:name="T298_9" style:family="text"/>
    <style:style style:name="T298_10" style:family="text">
      <style:text-properties fo:color="#1155cc" style:text-underline-style="solid" style:text-underline-color="font-color"/>
    </style:style>
    <style:style style:name="T298_11" style:family="text"/>
    <style:style style:name="T298_12" style:family="text">
      <style:text-properties fo:color="#1155cc" style:text-underline-style="solid" style:text-underline-color="font-color"/>
    </style:style>
    <style:style style:name="T298_13" style:family="text"/>
    <style:style style:name="T298_14" style:family="text">
      <style:text-properties fo:color="#1155cc" style:text-underline-style="solid" style:text-underline-color="font-color"/>
    </style:style>
    <style:style style:name="T298_15" style:family="text"/>
    <style:style style:name="T298_16" style:family="text">
      <style:text-properties fo:color="#1155cc" style:text-underline-style="solid" style:text-underline-color="font-color"/>
    </style:style>
    <style:style style:name="P299" style:family="paragraph" style:parent-style-name="Standard">
      <style:paragraph-properties fo:break-before="auto" fo:line-height="115%" style:writing-mode="lr-tb"/>
    </style:style>
    <style:style style:name="P300" style:family="paragraph" style:parent-style-name="Standard">
      <style:paragraph-properties fo:break-before="auto" fo:line-height="115%" style:writing-mode="lr-tb"/>
    </style:style>
    <style:style style:name="T300_1" style:family="text">
      <style:text-properties fo:font-weight="bold" style:font-weight-asian="bold" style:font-weight-complex="bold"/>
    </style:style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/>
    <style:style style:name="T301_2" style:family="text">
      <style:text-properties fo:color="#1155cc" style:text-underline-style="solid" style:text-underline-color="font-color"/>
    </style:style>
    <style:style style:name="T301_3" style:family="text"/>
    <style:style style:name="T301_4" style:family="text">
      <style:text-properties fo:color="#1155cc" style:text-underline-style="solid" style:text-underline-color="font-color"/>
    </style:style>
    <style:style style:name="T301_5" style:family="text"/>
    <style:style style:name="T301_6" style:family="text">
      <style:text-properties fo:color="#1155cc" style:text-underline-style="solid" style:text-underline-color="font-color"/>
    </style:style>
    <style:style style:name="T301_7" style:family="text"/>
    <style:style style:name="T301_8" style:family="text">
      <style:text-properties fo:color="#1155cc" style:text-underline-style="solid" style:text-underline-color="font-color"/>
    </style:style>
    <style:style style:name="T301_9" style:family="text"/>
    <style:style style:name="T301_10" style:family="text">
      <style:text-properties fo:color="#1155cc" style:text-underline-style="solid" style:text-underline-color="font-color"/>
    </style:style>
    <style:style style:name="T301_11" style:family="text"/>
    <style:style style:name="T301_12" style:family="text">
      <style:text-properties fo:color="#1155cc" style:text-underline-style="solid" style:text-underline-color="font-color"/>
    </style:style>
    <style:style style:name="T301_13" style:family="text"/>
    <style:style style:name="T301_14" style:family="text">
      <style:text-properties fo:color="#1155cc" style:text-underline-style="solid" style:text-underline-color="font-color"/>
    </style:style>
    <style:style style:name="T301_15" style:family="text"/>
    <style:style style:name="T301_16" style:family="text">
      <style:text-properties fo:color="#1155cc" style:text-underline-style="solid" style:text-underline-color="font-color"/>
    </style:style>
    <style:style style:name="T301_17" style:family="text"/>
    <style:style style:name="T301_18" style:family="text">
      <style:text-properties fo:color="#1155cc" style:text-underline-style="solid" style:text-underline-color="font-color"/>
    </style:style>
    <style:style style:name="T301_19" style:family="text"/>
    <style:style style:name="T301_20" style:family="text">
      <style:text-properties fo:color="#1155cc" style:text-underline-style="solid" style:text-underline-color="font-color"/>
    </style:style>
    <style:style style:name="T301_21" style:family="text"/>
    <style:style style:name="T301_22" style:family="text">
      <style:text-properties fo:color="#1155cc" style:text-underline-style="solid" style:text-underline-color="font-color"/>
    </style:style>
    <style:style style:name="P302" style:family="paragraph" style:parent-style-name="Standard">
      <style:paragraph-properties fo:break-before="auto" fo:line-height="115%" style:writing-mode="lr-tb"/>
    </style:style>
    <style:style style:name="T302_1" style:family="text"/>
    <style:style style:name="T302_2" style:family="text">
      <style:text-properties fo:color="#1155cc" style:text-underline-style="solid" style:text-underline-color="font-color"/>
    </style:style>
    <style:style style:name="T302_3" style:family="text"/>
    <style:style style:name="T302_4" style:family="text">
      <style:text-properties fo:color="#1155cc" style:text-underline-style="solid" style:text-underline-color="font-color"/>
    </style:style>
    <style:style style:name="T302_5" style:family="text"/>
    <style:style style:name="T302_6" style:family="text">
      <style:text-properties fo:color="#1155cc" style:text-underline-style="solid" style:text-underline-color="font-color"/>
    </style:style>
    <style:style style:name="T302_7" style:family="text"/>
    <style:style style:name="T302_8" style:family="text">
      <style:text-properties fo:color="#1155cc" style:text-underline-style="solid" style:text-underline-color="font-color"/>
    </style:style>
    <style:style style:name="T302_9" style:family="text"/>
    <style:style style:name="T302_10" style:family="text">
      <style:text-properties fo:color="#1155cc" style:text-underline-style="solid" style:text-underline-color="font-color"/>
    </style:style>
    <style:style style:name="T302_11" style:family="text"/>
    <style:style style:name="T302_12" style:family="text">
      <style:text-properties fo:color="#1155cc" style:text-underline-style="solid" style:text-underline-color="font-color"/>
    </style:style>
    <style:style style:name="T302_13" style:family="text"/>
    <style:style style:name="T302_14" style:family="text">
      <style:text-properties fo:color="#1155cc" style:text-underline-style="solid" style:text-underline-color="font-color"/>
    </style:style>
    <style:style style:name="T302_15" style:family="text"/>
    <style:style style:name="T302_16" style:family="text">
      <style:text-properties fo:color="#1155cc" style:text-underline-style="solid" style:text-underline-color="font-color"/>
    </style:style>
    <style:style style:name="T302_17" style:family="text"/>
    <style:style style:name="T302_18" style:family="text">
      <style:text-properties fo:color="#1155cc" style:text-underline-style="solid" style:text-underline-color="font-color"/>
    </style:style>
    <style:style style:name="T302_19" style:family="text"/>
    <style:style style:name="T302_20" style:family="text">
      <style:text-properties fo:color="#1155cc" style:text-underline-style="solid" style:text-underline-color="font-color"/>
    </style:style>
    <style:style style:name="T302_21" style:family="text"/>
    <style:style style:name="T302_22" style:family="text">
      <style:text-properties fo:color="#1155cc" style:text-underline-style="solid" style:text-underline-color="font-color"/>
    </style:style>
    <style:style style:name="T302_23" style:family="text"/>
    <style:style style:name="T302_24" style:family="text">
      <style:text-properties fo:color="#1155cc" style:text-underline-style="solid" style:text-underline-color="font-color"/>
    </style:style>
    <style:style style:name="P303" style:family="paragraph" style:parent-style-name="Standard">
      <style:paragraph-properties fo:break-before="auto" fo:line-height="115%" style:writing-mode="lr-tb"/>
    </style:style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>
      <style:text-properties fo:font-weight="bold" style:font-weight-asian="bold" style:font-weight-complex="bold"/>
    </style:style>
    <style:style style:name="T304_2" style:family="text">
      <style:text-properties fo:font-weight="bold" style:font-weight-asian="bold" style:font-weight-complex="bold"/>
    </style:style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/>
    <style:style style:name="T305_2" style:family="text">
      <style:text-properties fo:color="#1155cc" style:text-underline-style="solid" style:text-underline-color="font-color"/>
    </style:style>
    <style:style style:name="T305_3" style:family="text"/>
    <style:style style:name="T305_4" style:family="text">
      <style:text-properties fo:color="#1155cc" style:text-underline-style="solid" style:text-underline-color="font-color"/>
    </style:style>
    <style:style style:name="T305_5" style:family="text"/>
    <style:style style:name="T305_6" style:family="text">
      <style:text-properties fo:color="#1155cc" style:text-underline-style="solid" style:text-underline-color="font-color"/>
    </style:style>
    <style:style style:name="T305_7" style:family="text"/>
    <style:style style:name="T305_8" style:family="text">
      <style:text-properties fo:color="#1155cc" style:text-underline-style="solid" style:text-underline-color="font-color"/>
    </style:style>
    <style:style style:name="T305_9" style:family="text"/>
    <style:style style:name="T305_10" style:family="text">
      <style:text-properties fo:color="#1155cc" style:text-underline-style="solid" style:text-underline-color="font-color"/>
    </style:style>
    <style:style style:name="T305_11" style:family="text"/>
    <style:style style:name="T305_12" style:family="text">
      <style:text-properties fo:color="#1155cc" style:text-underline-style="solid" style:text-underline-color="font-color"/>
    </style:style>
    <style:style style:name="T305_13" style:family="text"/>
    <style:style style:name="T305_14" style:family="text">
      <style:text-properties fo:color="#1155cc" style:text-underline-style="solid" style:text-underline-color="font-color"/>
    </style:style>
    <style:style style:name="T305_15" style:family="text"/>
    <style:style style:name="T305_16" style:family="text">
      <style:text-properties fo:color="#1155cc" style:text-underline-style="solid" style:text-underline-color="font-color"/>
    </style:style>
    <style:style style:name="T305_17" style:family="text"/>
    <style:style style:name="T305_18" style:family="text">
      <style:text-properties fo:color="#1155cc" style:text-underline-style="solid" style:text-underline-color="font-color"/>
    </style:style>
    <style:style style:name="T305_19" style:family="text"/>
    <style:style style:name="T305_20" style:family="text">
      <style:text-properties fo:color="#1155cc" style:text-underline-style="solid" style:text-underline-color="font-color"/>
    </style:style>
    <style:style style:name="T305_21" style:family="text"/>
    <style:style style:name="T305_22" style:family="text">
      <style:text-properties fo:color="#1155cc" style:text-underline-style="solid" style:text-underline-color="font-color"/>
    </style:style>
    <style:style style:name="T305_23" style:family="text"/>
    <style:style style:name="T305_24" style:family="text">
      <style:text-properties fo:color="#1155cc" style:text-underline-style="solid" style:text-underline-color="font-color"/>
    </style:style>
    <style:style style:name="P30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>
      <style:text-properties fo:font-weight="bold" style:font-weight-asian="bold" style:font-weight-complex="bold"/>
    </style:style>
    <style:style style:name="P308" style:family="paragraph" style:parent-style-name="Standard">
      <style:paragraph-properties fo:break-before="auto" fo:line-height="115%" style:writing-mode="lr-tb"/>
    </style:style>
    <style:style style:name="T308_1" style:family="text"/>
    <style:style style:name="T308_2" style:family="text">
      <style:text-properties fo:color="#1155cc" style:text-underline-style="solid" style:text-underline-color="font-color"/>
    </style:style>
    <style:style style:name="T308_3" style:family="text"/>
    <style:style style:name="T308_4" style:family="text">
      <style:text-properties fo:color="#1155cc" style:text-underline-style="solid" style:text-underline-color="font-color"/>
    </style:style>
    <style:style style:name="T308_5" style:family="text"/>
    <style:style style:name="T308_6" style:family="text">
      <style:text-properties fo:color="#1155cc" style:text-underline-style="solid" style:text-underline-color="font-color"/>
    </style:style>
    <style:style style:name="T308_7" style:family="text"/>
    <style:style style:name="T308_8" style:family="text">
      <style:text-properties fo:color="#1155cc" style:text-underline-style="solid" style:text-underline-color="font-color"/>
    </style:style>
    <style:style style:name="T308_9" style:family="text"/>
    <style:style style:name="T308_10" style:family="text">
      <style:text-properties fo:color="#1155cc" style:text-underline-style="solid" style:text-underline-color="font-color"/>
    </style:style>
    <style:style style:name="T308_11" style:family="text"/>
    <style:style style:name="T308_12" style:family="text">
      <style:text-properties fo:color="#1155cc" style:text-underline-style="solid" style:text-underline-color="font-color"/>
    </style:style>
    <style:style style:name="T308_13" style:family="text"/>
    <style:style style:name="T308_14" style:family="text">
      <style:text-properties fo:color="#1155cc" style:text-underline-style="solid" style:text-underline-color="font-color"/>
    </style:style>
    <style:style style:name="T308_15" style:family="text"/>
    <style:style style:name="T308_16" style:family="text">
      <style:text-properties fo:color="#1155cc" style:text-underline-style="solid" style:text-underline-color="font-color"/>
    </style:style>
    <style:style style:name="P30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>
      <style:text-properties fo:font-style="italic" style:font-style-asian="italic" style:font-style-complex="italic"/>
    </style:style>
    <style:style style:name="T311_2" style:family="text">
      <style:text-properties fo:font-style="italic" style:font-style-asian="italic" style:font-style-complex="italic"/>
    </style:style>
    <style:style style:name="T311_3" style:family="text">
      <style:text-properties fo:font-style="italic" style:font-style-asian="italic" style:font-style-complex="italic"/>
    </style:style>
    <style:style style:name="T311_4" style:family="text">
      <style:text-properties fo:font-style="italic" style:font-style-asian="italic" style:font-style-complex="italic"/>
    </style:style>
    <style:style style:name="T311_5" style:family="text">
      <style:text-properties fo:font-style="italic" style:font-style-asian="italic" style:font-style-complex="italic"/>
    </style:style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/>
    <style:style style:name="T312_10" style:family="text"/>
    <style:style style:name="T312_11" style:family="text"/>
    <style:style style:name="P313" style:family="paragraph" style:parent-style-name="Standard">
      <style:paragraph-properties fo:break-before="auto" fo:line-height="115%" style:writing-mode="lr-tb"/>
    </style:style>
    <style:style style:name="T313_1" style:family="text">
      <style:text-properties fo:font-style="italic" style:font-style-asian="italic" style:font-style-complex="italic"/>
    </style:style>
    <style:style style:name="T313_2" style:family="text">
      <style:text-properties fo:font-style="italic" style:font-style-asian="italic" style:font-style-complex="italic"/>
    </style:style>
    <style:style style:name="T313_3" style:family="text">
      <style:text-properties fo:font-style="italic" style:font-style-asian="italic" style:font-style-complex="italic"/>
    </style:style>
    <style:style style:name="T313_4" style:family="text">
      <style:text-properties fo:font-style="italic" style:font-style-asian="italic" style:font-style-complex="italic"/>
    </style:style>
    <style:style style:name="T313_5" style:family="text">
      <style:text-properties fo:font-style="italic" style:font-style-asian="italic" style:font-style-complex="italic"/>
    </style:style>
    <style:style style:name="T313_6" style:family="text">
      <style:text-properties fo:font-style="italic" style:font-style-asian="italic" style:font-style-complex="italic"/>
    </style:style>
    <style:style style:name="T313_7" style:family="text">
      <style:text-properties fo:font-style="italic" style:font-style-asian="italic" style:font-style-complex="italic"/>
    </style:style>
    <style:style style:name="T313_8" style:family="text">
      <style:text-properties fo:font-style="italic" style:font-style-asian="italic" style:font-style-complex="italic"/>
    </style:style>
    <style:style style:name="T313_9" style:family="text">
      <style:text-properties fo:font-style="italic" style:font-style-asian="italic" style:font-style-complex="italic"/>
    </style:style>
    <style:style style:name="T313_10" style:family="text">
      <style:text-properties fo:font-style="italic" style:font-style-asian="italic" style:font-style-complex="italic"/>
    </style:style>
    <style:style style:name="T313_11" style:family="text">
      <style:text-properties fo:font-style="italic" style:font-style-asian="italic" style:font-style-complex="italic"/>
    </style:style>
    <style:style style:name="T313_12" style:family="text">
      <style:text-properties fo:font-style="italic" style:font-style-asian="italic" style:font-style-complex="italic"/>
    </style:style>
    <style:style style:name="T313_13" style:family="text">
      <style:text-properties fo:font-style="italic" style:font-style-asian="italic" style:font-style-complex="italic"/>
    </style:style>
    <style:style style:name="T313_14" style:family="text">
      <style:text-properties fo:font-style="italic" style:font-style-asian="italic" style:font-style-complex="italic"/>
    </style:style>
    <style:style style:name="T313_15" style:family="text">
      <style:text-properties fo:font-style="italic" style:font-style-asian="italic" style:font-style-complex="italic"/>
    </style:style>
    <style:style style:name="T313_16" style:family="text">
      <style:text-properties fo:font-style="italic" style:font-style-asian="italic" style:font-style-complex="italic"/>
    </style:style>
    <style:style style:name="T313_17" style:family="text">
      <style:text-properties fo:font-style="italic" style:font-style-asian="italic" style:font-style-complex="italic"/>
    </style:style>
    <style:style style:name="T313_18" style:family="text">
      <style:text-properties fo:font-style="italic" style:font-style-asian="italic" style:font-style-complex="italic"/>
    </style:style>
    <style:style style:name="T313_19" style:family="text">
      <style:text-properties fo:font-style="italic" style:font-style-asian="italic" style:font-style-complex="italic"/>
    </style:style>
    <style:style style:name="T313_20" style:family="text">
      <style:text-properties fo:font-style="italic" style:font-style-asian="italic" style:font-style-complex="italic"/>
    </style:style>
    <style:style style:name="T313_21" style:family="text">
      <style:text-properties fo:font-style="italic" style:font-style-asian="italic" style:font-style-complex="italic"/>
    </style:style>
    <style:style style:name="T313_22" style:family="text">
      <style:text-properties fo:font-style="italic" style:font-style-asian="italic" style:font-style-complex="italic"/>
    </style:style>
    <style:style style:name="T313_23" style:family="text">
      <style:text-properties fo:font-style="italic" style:font-style-asian="italic" style:font-style-complex="italic"/>
    </style:style>
    <style:style style:name="T313_24" style:family="text">
      <style:text-properties fo:font-style="italic" style:font-style-asian="italic" style:font-style-complex="italic"/>
    </style:style>
    <style:style style:name="T313_25" style:family="text">
      <style:text-properties fo:font-style="italic" style:font-style-asian="italic" style:font-style-complex="italic"/>
    </style:style>
    <style:style style:name="T313_26" style:family="text">
      <style:text-properties fo:font-style="italic" style:font-style-asian="italic" style:font-style-complex="italic"/>
    </style:style>
    <style:style style:name="T313_27" style:family="text">
      <style:text-properties fo:font-style="italic" style:font-style-asian="italic" style:font-style-complex="italic"/>
    </style:style>
    <style:style style:name="T313_28" style:family="text">
      <style:text-properties fo:font-style="italic" style:font-style-asian="italic" style:font-style-complex="italic"/>
    </style:style>
    <style:style style:name="T313_29" style:family="text">
      <style:text-properties fo:font-style="italic" style:font-style-asian="italic" style:font-style-complex="italic"/>
    </style:style>
    <style:style style:name="T313_30" style:family="text">
      <style:text-properties fo:font-style="italic" style:font-style-asian="italic" style:font-style-complex="italic"/>
    </style:style>
    <style:style style:name="T313_31" style:family="text">
      <style:text-properties fo:font-style="italic" style:font-style-asian="italic" style:font-style-complex="italic"/>
    </style:style>
    <style:style style:name="T313_32" style:family="text">
      <style:text-properties fo:font-style="italic" style:font-style-asian="italic" style:font-style-complex="italic"/>
    </style:style>
    <style:style style:name="T313_33" style:family="text">
      <style:text-properties fo:font-style="italic" style:font-style-asian="italic" style:font-style-complex="italic"/>
    </style:style>
    <style:style style:name="P314" style:family="paragraph" style:parent-style-name="Standard">
      <style:paragraph-properties fo:break-before="auto" fo:line-height="115%" style:writing-mode="lr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T314_5" style:family="text"/>
    <style:style style:name="T314_6" style:family="text"/>
    <style:style style:name="T314_7" style:family="text"/>
    <style:style style:name="T314_8" style:family="text"/>
    <style:style style:name="T314_9" style:family="text"/>
    <style:style style:name="T314_10" style:family="text"/>
    <style:style style:name="T314_11" style:family="text"/>
    <style:style style:name="T314_12" style:family="text"/>
    <style:style style:name="T314_13" style:family="text"/>
    <style:style style:name="T314_14" style:family="text"/>
    <style:style style:name="T314_15" style:family="text"/>
    <style:style style:name="T314_16" style:family="text"/>
    <style:style style:name="T314_17" style:family="text"/>
    <style:style style:name="T314_18" style:family="text"/>
    <style:style style:name="T314_19" style:family="text"/>
    <style:style style:name="T314_20" style:family="text"/>
    <style:style style:name="T314_21" style:family="text"/>
    <style:style style:name="T314_22" style:family="text"/>
    <style:style style:name="T314_23" style:family="text"/>
    <style:style style:name="T314_24" style:family="text"/>
    <style:style style:name="T314_25" style:family="text"/>
    <style:style style:name="T314_26" style:family="text"/>
    <style:style style:name="T314_27" style:family="text"/>
    <style:style style:name="P315" style:family="paragraph" style:parent-style-name="Standard">
      <style:paragraph-properties fo:break-before="auto" fo:line-height="115%" style:writing-mode="lr-tb"/>
    </style:style>
    <style:style style:name="T315_1" style:family="text">
      <style:text-properties fo:font-style="italic" style:font-style-asian="italic" style:font-style-complex="italic"/>
    </style:style>
    <style:style style:name="T315_2" style:family="text">
      <style:text-properties fo:font-style="italic" style:font-style-asian="italic" style:font-style-complex="italic"/>
    </style:style>
    <style:style style:name="T315_3" style:family="text">
      <style:text-properties fo:font-style="italic" style:font-style-asian="italic" style:font-style-complex="italic"/>
    </style:style>
    <style:style style:name="T315_4" style:family="text">
      <style:text-properties fo:font-style="italic" style:font-style-asian="italic" style:font-style-complex="italic"/>
    </style:style>
    <style:style style:name="T315_5" style:family="text">
      <style:text-properties fo:font-style="italic" style:font-style-asian="italic" style:font-style-complex="italic"/>
    </style:style>
    <style:style style:name="T315_6" style:family="text">
      <style:text-properties fo:font-style="italic" style:font-style-asian="italic" style:font-style-complex="italic"/>
    </style:style>
    <style:style style:name="T315_7" style:family="text">
      <style:text-properties fo:font-style="italic" style:font-style-asian="italic" style:font-style-complex="italic"/>
    </style:style>
    <style:style style:name="T315_8" style:family="text">
      <style:text-properties fo:font-style="italic" style:font-style-asian="italic" style:font-style-complex="italic"/>
    </style:style>
    <style:style style:name="T315_9" style:family="text">
      <style:text-properties fo:font-style="italic" style:font-style-asian="italic" style:font-style-complex="italic"/>
    </style:style>
    <style:style style:name="P316" style:family="paragraph" style:parent-style-name="Standard">
      <style:paragraph-properties fo:break-before="auto" fo:line-height="115%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T316_12" style:family="text"/>
    <style:style style:name="T316_13" style:family="text"/>
    <style:style style:name="T316_14" style:family="text"/>
    <style:style style:name="T316_15" style:family="text"/>
    <style:style style:name="T316_16" style:family="text"/>
    <style:style style:name="T316_17" style:family="text"/>
    <style:style style:name="T316_18" style:family="text"/>
    <style:style style:name="T316_19" style:family="text"/>
    <style:style style:name="T316_20" style:family="text"/>
    <style:style style:name="T316_21" style:family="text"/>
    <style:style style:name="T316_22" style:family="text"/>
    <style:style style:name="P317" style:family="paragraph" style:parent-style-name="Standard">
      <style:paragraph-properties fo:break-before="auto" fo:line-height="115%" style:writing-mode="lr-tb"/>
    </style:style>
    <style:style style:name="T317_1" style:family="text">
      <style:text-properties fo:font-style="italic" style:font-style-asian="italic" style:font-style-complex="italic"/>
    </style:style>
    <style:style style:name="T317_2" style:family="text">
      <style:text-properties fo:font-style="italic" style:font-style-asian="italic" style:font-style-complex="italic"/>
    </style:style>
    <style:style style:name="T317_3" style:family="text">
      <style:text-properties fo:font-style="italic" style:font-style-asian="italic" style:font-style-complex="italic"/>
    </style:style>
    <style:style style:name="T317_4" style:family="text">
      <style:text-properties fo:font-style="italic" style:font-style-asian="italic" style:font-style-complex="italic"/>
    </style:style>
    <style:style style:name="T317_5" style:family="text">
      <style:text-properties fo:font-style="italic" style:font-style-asian="italic" style:font-style-complex="italic"/>
    </style:style>
    <style:style style:name="T317_6" style:family="text">
      <style:text-properties fo:font-style="italic" style:font-style-asian="italic" style:font-style-complex="italic"/>
    </style:style>
    <style:style style:name="T317_7" style:family="text">
      <style:text-properties fo:font-style="italic" style:font-style-asian="italic" style:font-style-complex="italic"/>
    </style:style>
    <style:style style:name="T317_8" style:family="text">
      <style:text-properties fo:font-style="italic" style:font-style-asian="italic" style:font-style-complex="italic"/>
    </style:style>
    <style:style style:name="T317_9" style:family="text">
      <style:text-properties fo:font-style="italic" style:font-style-asian="italic" style:font-style-complex="italic"/>
    </style:style>
    <style:style style:name="T317_10" style:family="text">
      <style:text-properties fo:font-style="italic" style:font-style-asian="italic" style:font-style-complex="italic"/>
    </style:style>
    <style:style style:name="T317_11" style:family="text">
      <style:text-properties fo:font-style="italic" style:font-style-asian="italic" style:font-style-complex="italic"/>
    </style:style>
    <style:style style:name="T317_12" style:family="text">
      <style:text-properties fo:font-style="italic" style:font-style-asian="italic" style:font-style-complex="italic"/>
    </style:style>
    <style:style style:name="T317_13" style:family="text">
      <style:text-properties fo:font-style="italic" style:font-style-asian="italic" style:font-style-complex="italic"/>
    </style:style>
    <style:style style:name="T317_14" style:family="text">
      <style:text-properties fo:font-style="italic" style:font-style-asian="italic" style:font-style-complex="italic"/>
    </style:style>
    <style:style style:name="T317_15" style:family="text">
      <style:text-properties fo:font-style="italic" style:font-style-asian="italic" style:font-style-complex="italic"/>
    </style:style>
    <style:style style:name="T317_16" style:family="text">
      <style:text-properties fo:font-style="italic" style:font-style-asian="italic" style:font-style-complex="italic"/>
    </style:style>
    <style:style style:name="T317_17" style:family="text">
      <style:text-properties fo:font-style="italic" style:font-style-asian="italic" style:font-style-complex="italic"/>
    </style:style>
    <style:style style:name="T317_18" style:family="text">
      <style:text-properties fo:font-style="italic" style:font-style-asian="italic" style:font-style-complex="italic"/>
    </style:style>
    <style:style style:name="T317_19" style:family="text">
      <style:text-properties fo:font-style="italic" style:font-style-asian="italic" style:font-style-complex="italic"/>
    </style:style>
    <style:style style:name="T317_20" style:family="text">
      <style:text-properties fo:font-style="italic" style:font-style-asian="italic" style:font-style-complex="italic"/>
    </style:style>
    <style:style style:name="T317_21" style:family="text">
      <style:text-properties fo:font-style="italic" style:font-style-asian="italic" style:font-style-complex="italic"/>
    </style:style>
    <style:style style:name="T317_22" style:family="text">
      <style:text-properties fo:font-style="italic" style:font-style-asian="italic" style:font-style-complex="italic"/>
    </style:style>
    <style:style style:name="P318" style:family="paragraph" style:parent-style-name="Standard">
      <style:paragraph-properties fo:break-before="auto" fo:line-height="115%" style:writing-mode="lr-tb"/>
    </style:style>
    <style:style style:name="P319" style:family="paragraph" style:parent-style-name="Standard">
      <style:paragraph-properties fo:break-before="auto" fo:line-height="115%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T319_9" style:family="text"/>
    <style:style style:name="T319_10" style:family="text"/>
    <style:style style:name="T319_11" style:family="text"/>
    <style:style style:name="T319_12" style:family="text"/>
    <style:style style:name="T319_13" style:family="text"/>
    <style:style style:name="T319_14" style:family="text"/>
    <style:style style:name="T319_15" style:family="text"/>
    <style:style style:name="T319_16" style:family="text"/>
    <style:style style:name="T319_17" style:family="text"/>
    <style:style style:name="T319_18" style:family="text"/>
    <style:style style:name="T319_19" style:family="text"/>
    <style:style style:name="T319_20" style:family="text"/>
    <style:style style:name="T319_21" style:family="text"/>
    <style:style style:name="T319_22" style:family="text"/>
    <style:style style:name="T319_23" style:family="text"/>
    <style:style style:name="T319_24" style:family="text"/>
    <style:style style:name="T319_25" style:family="text"/>
    <style:style style:name="T319_26" style:family="text"/>
    <style:style style:name="T319_27" style:family="text"/>
    <style:style style:name="T319_28" style:family="text"/>
    <style:style style:name="T319_29" style:family="text"/>
    <style:style style:name="T319_30" style:family="text"/>
    <style:style style:name="T319_31" style:family="text"/>
    <style:style style:name="T319_32" style:family="text"/>
    <style:style style:name="T319_33" style:family="text"/>
    <style:style style:name="T319_34" style:family="text"/>
    <style:style style:name="T319_35" style:family="text"/>
    <style:style style:name="T319_36" style:family="text"/>
    <style:style style:name="T319_37" style:family="text"/>
    <style:style style:name="T319_38" style:family="text"/>
    <style:style style:name="T319_39" style:family="text"/>
    <style:style style:name="T319_40" style:family="text"/>
    <style:style style:name="T319_41" style:family="text"/>
    <style:style style:name="T319_42" style:family="text"/>
    <style:style style:name="T319_43" style:family="text"/>
    <style:style style:name="T319_44" style:family="text"/>
    <style:style style:name="T319_45" style:family="text"/>
    <style:style style:name="T319_46" style:family="text"/>
    <style:style style:name="T319_47" style:family="text"/>
    <style:style style:name="T319_48" style:family="text"/>
    <style:style style:name="T319_49" style:family="text"/>
    <style:style style:name="T319_50" style:family="text"/>
    <style:style style:name="T319_51" style:family="text"/>
    <style:style style:name="T319_52" style:family="text"/>
    <style:style style:name="T319_53" style:family="text"/>
    <style:style style:name="T319_54" style:family="text"/>
    <style:style style:name="T319_55" style:family="text"/>
    <style:style style:name="T319_56" style:family="text"/>
    <style:style style:name="T319_57" style:family="text"/>
    <style:style style:name="T319_58" style:family="text"/>
    <style:style style:name="T319_59" style:family="text"/>
    <style:style style:name="T319_60" style:family="text"/>
    <style:style style:name="T319_61" style:family="text"/>
    <style:style style:name="T319_62" style:family="text"/>
    <style:style style:name="T319_63" style:family="text"/>
    <style:style style:name="T319_64" style:family="text"/>
    <style:style style:name="T319_65" style:family="text"/>
    <style:style style:name="T319_66" style:family="text"/>
    <style:style style:name="T319_67" style:family="text"/>
    <style:style style:name="T319_68" style:family="text"/>
    <style:style style:name="T319_69" style:family="text"/>
    <style:style style:name="T319_70" style:family="text"/>
    <style:style style:name="T319_71" style:family="text"/>
    <style:style style:name="T319_72" style:family="text"/>
    <style:style style:name="T319_73" style:family="text"/>
    <style:style style:name="T319_74" style:family="text"/>
    <style:style style:name="T319_75" style:family="text"/>
    <style:style style:name="T319_76" style:family="text"/>
    <style:style style:name="T319_77" style:family="text"/>
    <style:style style:name="T319_78" style:family="text"/>
    <style:style style:name="T319_79" style:family="text"/>
    <style:style style:name="T319_80" style:family="text"/>
    <style:style style:name="T319_81" style:family="text"/>
    <style:style style:name="T319_82" style:family="text"/>
    <style:style style:name="T319_83" style:family="text"/>
    <style:style style:name="T319_84" style:family="text"/>
    <style:style style:name="T319_85" style:family="text"/>
    <style:style style:name="T319_86" style:family="text"/>
    <style:style style:name="T319_87" style:family="text"/>
    <style:style style:name="T319_88" style:family="text"/>
    <style:style style:name="T319_89" style:family="text"/>
    <style:style style:name="T319_90" style:family="text"/>
    <style:style style:name="T319_91" style:family="text"/>
    <style:style style:name="T319_92" style:family="text"/>
    <style:style style:name="T319_93" style:family="text"/>
    <style:style style:name="T319_94" style:family="text"/>
    <style:style style:name="T319_95" style:family="text"/>
    <style:style style:name="T319_96" style:family="text"/>
    <style:style style:name="T319_97" style:family="text"/>
    <style:style style:name="T319_98" style:family="text"/>
    <style:style style:name="T319_99" style:family="text"/>
    <style:style style:name="T319_100" style:family="text"/>
    <style:style style:name="T319_101" style:family="text"/>
    <style:style style:name="T319_102" style:family="text"/>
    <style:style style:name="T319_103" style:family="text"/>
    <style:style style:name="T319_104" style:family="text"/>
    <style:style style:name="T319_105" style:family="text"/>
    <style:style style:name="T319_106" style:family="text"/>
    <style:style style:name="T319_107" style:family="text"/>
    <style:style style:name="T319_108" style:family="text"/>
    <style:style style:name="T319_109" style:family="text"/>
    <style:style style:name="T319_110" style:family="text"/>
    <style:style style:name="T319_111" style:family="text"/>
    <style:style style:name="T319_112" style:family="text"/>
    <style:style style:name="P320" style:family="paragraph" style:parent-style-name="Standard">
      <style:paragraph-properties fo:break-before="auto" fo:line-height="115%" style:writing-mode="lr-tb"/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T320_7" style:family="text"/>
    <style:style style:name="T320_8" style:family="text"/>
    <style:style style:name="T320_9" style:family="text"/>
    <style:style style:name="T320_10" style:family="text"/>
    <style:style style:name="T320_11" style:family="text"/>
    <style:style style:name="T320_12" style:family="text"/>
    <style:style style:name="T320_13" style:family="text"/>
    <style:style style:name="T320_14" style:family="text"/>
    <style:style style:name="T320_15" style:family="text"/>
    <style:style style:name="T320_16" style:family="text"/>
    <style:style style:name="T320_17" style:family="text"/>
    <style:style style:name="T320_18" style:family="text"/>
    <style:style style:name="T320_19" style:family="text"/>
    <style:style style:name="T320_20" style:family="text"/>
    <style:style style:name="T320_21" style:family="text"/>
    <style:style style:name="T320_22" style:family="text"/>
    <style:style style:name="T320_23" style:family="text"/>
    <style:style style:name="T320_24" style:family="text"/>
    <style:style style:name="T320_25" style:family="text"/>
    <style:style style:name="T320_26" style:family="text"/>
    <style:style style:name="T320_27" style:family="text"/>
    <style:style style:name="T320_28" style:family="text"/>
    <style:style style:name="T320_29" style:family="text"/>
    <style:style style:name="T320_30" style:family="text"/>
    <style:style style:name="T320_31" style:family="text"/>
    <style:style style:name="T320_32" style:family="text"/>
    <style:style style:name="T320_33" style:family="text"/>
    <style:style style:name="T320_34" style:family="text"/>
    <style:style style:name="T320_35" style:family="text"/>
    <style:style style:name="T320_36" style:family="text"/>
    <style:style style:name="T320_37" style:family="text"/>
    <style:style style:name="T320_38" style:family="text"/>
    <style:style style:name="T320_39" style:family="text"/>
    <style:style style:name="T320_40" style:family="text"/>
    <style:style style:name="T320_41" style:family="text"/>
    <style:style style:name="T320_42" style:family="text"/>
    <style:style style:name="T320_43" style:family="text"/>
    <style:style style:name="T320_44" style:family="text"/>
    <style:style style:name="T320_45" style:family="text"/>
    <style:style style:name="T320_46" style:family="text"/>
    <style:style style:name="T320_47" style:family="text"/>
    <style:style style:name="T320_48" style:family="text"/>
    <style:style style:name="T320_49" style:family="text"/>
    <style:style style:name="T320_50" style:family="text"/>
    <style:style style:name="T320_51" style:family="text"/>
    <style:style style:name="T320_52" style:family="text"/>
    <style:style style:name="T320_53" style:family="text"/>
    <style:style style:name="T320_54" style:family="text"/>
    <style:style style:name="T320_55" style:family="text"/>
    <style:style style:name="T320_56" style:family="text"/>
    <style:style style:name="T320_57" style:family="text"/>
    <style:style style:name="T320_58" style:family="text"/>
    <style:style style:name="T320_59" style:family="text"/>
    <style:style style:name="T320_60" style:family="text"/>
    <style:style style:name="T320_61" style:family="text"/>
    <style:style style:name="T320_62" style:family="text"/>
    <style:style style:name="T320_63" style:family="text"/>
    <style:style style:name="T320_64" style:family="text"/>
    <style:style style:name="T320_65" style:family="text"/>
    <style:style style:name="T320_66" style:family="text"/>
    <style:style style:name="T320_67" style:family="text"/>
    <style:style style:name="T320_68" style:family="text"/>
    <style:style style:name="T320_69" style:family="text"/>
    <style:style style:name="T320_70" style:family="text"/>
    <style:style style:name="T320_71" style:family="text"/>
    <style:style style:name="T320_72" style:family="text"/>
    <style:style style:name="T320_73" style:family="text"/>
    <style:style style:name="T320_74" style:family="text"/>
    <style:style style:name="T320_75" style:family="text"/>
    <style:style style:name="T320_76" style:family="text"/>
    <style:style style:name="T320_77" style:family="text"/>
    <style:style style:name="T320_78" style:family="text"/>
    <style:style style:name="T320_79" style:family="text"/>
    <style:style style:name="T320_80" style:family="text"/>
    <style:style style:name="T320_81" style:family="text"/>
    <style:style style:name="T320_82" style:family="text"/>
    <style:style style:name="T320_83" style:family="text"/>
    <style:style style:name="T320_84" style:family="text"/>
    <style:style style:name="T320_85" style:family="text"/>
    <style:style style:name="T320_86" style:family="text"/>
    <style:style style:name="T320_87" style:family="text"/>
    <style:style style:name="T320_88" style:family="text"/>
    <style:style style:name="T320_89" style:family="text"/>
    <style:style style:name="T320_90" style:family="text"/>
    <style:style style:name="T320_91" style:family="text"/>
    <style:style style:name="T320_92" style:family="text"/>
    <style:style style:name="T320_93" style:family="text"/>
    <style:style style:name="T320_94" style:family="text"/>
    <style:style style:name="T320_95" style:family="text"/>
    <style:style style:name="T320_96" style:family="text"/>
    <style:style style:name="T320_97" style:family="text"/>
    <style:style style:name="T320_98" style:family="text"/>
    <style:style style:name="T320_99" style:family="text"/>
    <style:style style:name="T320_100" style:family="text"/>
    <style:style style:name="T320_101" style:family="text"/>
    <style:style style:name="T320_102" style:family="text"/>
    <style:style style:name="T320_103" style:family="text"/>
    <style:style style:name="T320_104" style:family="text"/>
    <style:style style:name="T320_105" style:family="text"/>
    <style:style style:name="T320_106" style:family="text"/>
    <style:style style:name="T320_107" style:family="text"/>
    <style:style style:name="T320_108" style:family="text"/>
    <style:style style:name="T320_109" style:family="text"/>
    <style:style style:name="T320_110" style:family="text"/>
    <style:style style:name="T320_111" style:family="text"/>
    <style:style style:name="T320_112" style:family="text"/>
    <style:style style:name="T320_113" style:family="text"/>
    <style:style style:name="T320_114" style:family="text"/>
    <style:style style:name="T320_115" style:family="text"/>
    <style:style style:name="T320_116" style:family="text"/>
    <style:style style:name="T320_117" style:family="text"/>
    <style:style style:name="T320_118" style:family="text"/>
    <style:style style:name="T320_119" style:family="text"/>
    <style:style style:name="T320_120" style:family="text"/>
    <style:style style:name="T320_121" style:family="text"/>
    <style:style style:name="T320_122" style:family="text"/>
    <style:style style:name="T320_123" style:family="text"/>
    <style:style style:name="T320_124" style:family="text"/>
    <style:style style:name="T320_125" style:family="text"/>
    <style:style style:name="T320_126" style:family="text"/>
    <style:style style:name="T320_127" style:family="text"/>
    <style:style style:name="T320_128" style:family="text"/>
    <style:style style:name="T320_129" style:family="text"/>
    <style:style style:name="T320_130" style:family="text"/>
    <style:style style:name="T320_131" style:family="text"/>
    <style:style style:name="T320_132" style:family="text"/>
    <style:style style:name="T320_133" style:family="text"/>
    <style:style style:name="T320_134" style:family="text"/>
    <style:style style:name="T320_135" style:family="text"/>
    <style:style style:name="T320_136" style:family="text"/>
    <style:style style:name="T320_137" style:family="text"/>
    <style:style style:name="T320_138" style:family="text"/>
    <style:style style:name="T320_139" style:family="text"/>
    <style:style style:name="T320_140" style:family="text"/>
    <style:style style:name="T320_141" style:family="text"/>
    <style:style style:name="T320_142" style:family="text"/>
    <style:style style:name="P321" style:family="paragraph" style:parent-style-name="Standard">
      <style:paragraph-properties fo:break-before="auto" fo:line-height="115%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T321_11" style:family="text"/>
    <style:style style:name="T321_12" style:family="text"/>
    <style:style style:name="T321_13" style:family="text"/>
    <style:style style:name="T321_14" style:family="text"/>
    <style:style style:name="T321_15" style:family="text"/>
    <style:style style:name="T321_16" style:family="text"/>
    <style:style style:name="T321_17" style:family="text"/>
    <style:style style:name="T321_18" style:family="text"/>
    <style:style style:name="T321_19" style:family="text"/>
    <style:style style:name="T321_20" style:family="text"/>
    <style:style style:name="T321_21" style:family="text"/>
    <style:style style:name="T321_22" style:family="text"/>
    <style:style style:name="T321_23" style:family="text"/>
    <style:style style:name="T321_24" style:family="text"/>
    <style:style style:name="T321_25" style:family="text"/>
    <style:style style:name="T321_26" style:family="text"/>
    <style:style style:name="T321_27" style:family="text"/>
    <style:style style:name="T321_28" style:family="text"/>
    <style:style style:name="T321_29" style:family="text"/>
    <style:style style:name="T321_30" style:family="text"/>
    <style:style style:name="T321_31" style:family="text"/>
    <style:style style:name="T321_32" style:family="text"/>
    <style:style style:name="T321_33" style:family="text"/>
    <style:style style:name="T321_34" style:family="text"/>
    <style:style style:name="T321_35" style:family="text"/>
    <style:style style:name="T321_36" style:family="text"/>
    <style:style style:name="T321_37" style:family="text"/>
    <style:style style:name="T321_38" style:family="text"/>
    <style:style style:name="T321_39" style:family="text"/>
    <style:style style:name="T321_40" style:family="text"/>
    <style:style style:name="T321_41" style:family="text"/>
    <style:style style:name="T321_42" style:family="text"/>
    <style:style style:name="T321_43" style:family="text"/>
    <style:style style:name="T321_44" style:family="text"/>
    <style:style style:name="T321_45" style:family="text"/>
    <style:style style:name="T321_46" style:family="text"/>
    <style:style style:name="T321_47" style:family="text"/>
    <style:style style:name="T321_48" style:family="text"/>
    <style:style style:name="T321_49" style:family="text"/>
    <style:style style:name="T321_50" style:family="text"/>
    <style:style style:name="P322" style:family="paragraph" style:parent-style-name="Standard">
      <style:paragraph-properties fo:break-before="auto" fo:line-height="115%" style:writing-mode="lr-tb"/>
    </style:style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>
      <style:text-properties fo:font-weight="bold" style:font-weight-asian="bold" style:font-weight-complex="bold"/>
    </style:style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/>
    <style:style style:name="T324_2" style:family="text">
      <style:text-properties fo:color="#1155cc" style:text-underline-style="solid" style:text-underline-color="font-color"/>
    </style:style>
    <style:style style:name="T324_3" style:family="text"/>
    <style:style style:name="T324_4" style:family="text">
      <style:text-properties fo:color="#1155cc" style:text-underline-style="solid" style:text-underline-color="font-color"/>
    </style:style>
    <style:style style:name="T324_5" style:family="text"/>
    <style:style style:name="T324_6" style:family="text">
      <style:text-properties fo:color="#1155cc" style:text-underline-style="solid" style:text-underline-color="font-color"/>
    </style:style>
    <style:style style:name="T324_7" style:family="text"/>
    <style:style style:name="T324_8" style:family="text">
      <style:text-properties fo:color="#1155cc" style:text-underline-style="solid" style:text-underline-color="font-color"/>
    </style:style>
    <style:style style:name="T324_9" style:family="text"/>
    <style:style style:name="T324_10" style:family="text">
      <style:text-properties fo:color="#1155cc" style:text-underline-style="solid" style:text-underline-color="font-color"/>
    </style:style>
    <style:style style:name="T324_11" style:family="text"/>
    <style:style style:name="T324_12" style:family="text">
      <style:text-properties fo:color="#1155cc" style:text-underline-style="solid" style:text-underline-color="font-color"/>
    </style:style>
    <style:style style:name="T324_13" style:family="text"/>
    <style:style style:name="T324_14" style:family="text">
      <style:text-properties fo:color="#1155cc" style:text-underline-style="solid" style:text-underline-color="font-color"/>
    </style:style>
    <style:style style:name="T324_15" style:family="text"/>
    <style:style style:name="T324_16" style:family="text">
      <style:text-properties fo:color="#1155cc" style:text-underline-style="solid" style:text-underline-color="font-color"/>
    </style:style>
    <style:style style:name="P325" style:family="paragraph" style:parent-style-name="Standard">
      <style:paragraph-properties fo:break-before="auto" fo:line-height="115%" style:writing-mode="lr-tb"/>
    </style:style>
    <style:style style:name="P326" style:family="paragraph" style:parent-style-name="Standard">
      <style:paragraph-properties fo:break-before="auto" fo:line-height="115%" style:writing-mode="lr-tb"/>
    </style:style>
    <style:style style:name="P327" style:family="paragraph" style:parent-style-name="Standard">
      <style:paragraph-properties fo:break-before="auto" fo:line-height="115%" style:writing-mode="lr-tb"/>
    </style:style>
    <style:style style:name="T327_1" style:family="text">
      <style:text-properties fo:font-weight="bold" style:font-weight-asian="bold" style:font-weight-complex="bold"/>
    </style:style>
    <style:style style:name="T327_2" style:family="text">
      <style:text-properties fo:font-weight="bold" style:font-weight-asian="bold" style:font-weight-complex="bold"/>
    </style:style>
    <style:style style:name="T327_3" style:family="text">
      <style:text-properties fo:font-weight="bold" style:font-weight-asian="bold" style:font-weight-complex="bold"/>
    </style:style>
    <style:style style:name="P328" style:family="paragraph" style:parent-style-name="Standard">
      <style:paragraph-properties fo:break-before="auto" fo:line-height="115%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T328_8" style:family="text"/>
    <style:style style:name="T328_9" style:family="text"/>
    <style:style style:name="T328_10" style:family="text"/>
    <style:style style:name="T328_11" style:family="text"/>
    <style:style style:name="T328_12" style:family="text"/>
    <style:style style:name="T328_13" style:family="text"/>
    <style:style style:name="T328_14" style:family="text"/>
    <style:style style:name="T328_15" style:family="text"/>
    <style:style style:name="T328_16" style:family="text"/>
    <style:style style:name="T328_17" style:family="text"/>
    <style:style style:name="T328_18" style:family="text"/>
    <style:style style:name="T328_19" style:family="text"/>
    <style:style style:name="T328_20" style:family="text"/>
    <style:style style:name="T328_21" style:family="text"/>
    <style:style style:name="T328_22" style:family="text"/>
    <style:style style:name="T328_23" style:family="text"/>
    <style:style style:name="T328_24" style:family="text"/>
    <style:style style:name="T328_25" style:family="text"/>
    <style:style style:name="T328_26" style:family="text"/>
    <style:style style:name="T328_27" style:family="text"/>
    <style:style style:name="T328_28" style:family="text"/>
    <style:style style:name="T328_29" style:family="text"/>
    <style:style style:name="T328_30" style:family="text"/>
    <style:style style:name="T328_31" style:family="text"/>
    <style:style style:name="T328_32" style:family="text"/>
    <style:style style:name="T328_33" style:family="text"/>
    <style:style style:name="T328_34" style:family="text"/>
    <style:style style:name="T328_35" style:family="text"/>
    <style:style style:name="T328_36" style:family="text"/>
    <style:style style:name="T328_37" style:family="text"/>
    <style:style style:name="T328_38" style:family="text"/>
    <style:style style:name="T328_39" style:family="text"/>
    <style:style style:name="T328_40" style:family="text"/>
    <style:style style:name="T328_41" style:family="text"/>
    <style:style style:name="T328_42" style:family="text"/>
    <style:style style:name="T328_43" style:family="text"/>
    <style:style style:name="T328_44" style:family="text"/>
    <style:style style:name="T328_45" style:family="text"/>
    <style:style style:name="T328_46" style:family="text"/>
    <style:style style:name="T328_47" style:family="text"/>
    <style:style style:name="T328_48" style:family="text"/>
    <style:style style:name="T328_49" style:family="text"/>
    <style:style style:name="T328_50" style:family="text"/>
    <style:style style:name="T328_51" style:family="text"/>
    <style:style style:name="T328_52" style:family="text"/>
    <style:style style:name="P329" style:family="paragraph" style:parent-style-name="Standard">
      <style:paragraph-properties fo:break-before="auto" fo:line-height="115%" style:writing-mode="lr-tb"/>
    </style:style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>
      <style:text-properties fo:font-weight="bold" style:font-weight-asian="bold" style:font-weight-complex="bold"/>
    </style:style>
    <style:style style:name="T330_2" style:family="text">
      <style:text-properties fo:font-weight="bold" style:font-weight-asian="bold" style:font-weight-complex="bold"/>
    </style:style>
    <style:style style:name="T330_3" style:family="text">
      <style:text-properties fo:font-weight="bold" style:font-weight-asian="bold" style:font-weight-complex="bold"/>
    </style:style>
    <style:style style:name="T330_4" style:family="text">
      <style:text-properties fo:font-weight="bold" style:font-weight-asian="bold" style:font-weight-complex="bold"/>
    </style:style>
    <style:style style:name="T330_5" style:family="text">
      <style:text-properties fo:font-weight="bold" style:font-weight-asian="bold" style:font-weight-complex="bold"/>
    </style:style>
    <style:style style:name="P331" style:family="paragraph" style:parent-style-name="Standard">
      <style:paragraph-properties fo:break-before="auto" fo:line-height="115%" style:writing-mode="lr-tb"/>
    </style:style>
    <style:style style:name="T331_1" style:family="text"/>
    <style:style style:name="T331_2" style:family="text">
      <style:text-properties fo:color="#1155cc" style:text-underline-style="solid" style:text-underline-color="font-color"/>
    </style:style>
    <style:style style:name="T331_3" style:family="text"/>
    <style:style style:name="T331_4" style:family="text">
      <style:text-properties fo:color="#1155cc" style:text-underline-style="solid" style:text-underline-color="font-color"/>
    </style:style>
    <style:style style:name="T331_5" style:family="text"/>
    <style:style style:name="T331_6" style:family="text">
      <style:text-properties fo:color="#1155cc" style:text-underline-style="solid" style:text-underline-color="font-color"/>
    </style:style>
    <style:style style:name="T331_7" style:family="text"/>
    <style:style style:name="T331_8" style:family="text">
      <style:text-properties fo:color="#1155cc" style:text-underline-style="solid" style:text-underline-color="font-color"/>
    </style:style>
    <style:style style:name="T331_9" style:family="text"/>
    <style:style style:name="T331_10" style:family="text">
      <style:text-properties fo:color="#1155cc" style:text-underline-style="solid" style:text-underline-color="font-color"/>
    </style:style>
    <style:style style:name="T331_11" style:family="text"/>
    <style:style style:name="T331_12" style:family="text">
      <style:text-properties fo:color="#1155cc" style:text-underline-style="solid" style:text-underline-color="font-color"/>
    </style:style>
    <style:style style:name="T331_13" style:family="text"/>
    <style:style style:name="T331_14" style:family="text">
      <style:text-properties fo:color="#1155cc" style:text-underline-style="solid" style:text-underline-color="font-color"/>
    </style:style>
    <style:style style:name="T331_15" style:family="text"/>
    <style:style style:name="T331_16" style:family="text">
      <style:text-properties fo:color="#1155cc" style:text-underline-style="solid" style:text-underline-color="font-color"/>
    </style:style>
    <style:style style:name="T331_17" style:family="text"/>
    <style:style style:name="T331_18" style:family="text">
      <style:text-properties fo:color="#1155cc" style:text-underline-style="solid" style:text-underline-color="font-color"/>
    </style:style>
    <style:style style:name="T331_19" style:family="text"/>
    <style:style style:name="T331_20" style:family="text">
      <style:text-properties fo:color="#1155cc" style:text-underline-style="solid" style:text-underline-color="font-color"/>
    </style:style>
    <style:style style:name="T331_21" style:family="text"/>
    <style:style style:name="T331_22" style:family="text">
      <style:text-properties fo:color="#1155cc" style:text-underline-style="solid" style:text-underline-color="font-color"/>
    </style:style>
    <style:style style:name="P332" style:family="paragraph" style:parent-style-name="Standard">
      <style:paragraph-properties fo:break-before="auto" fo:line-height="115%" style:writing-mode="lr-tb"/>
    </style:style>
    <style:style style:name="P333" style:family="paragraph" style:parent-style-name="Standard">
      <style:paragraph-properties fo:break-before="auto" fo:line-height="115%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T333_9" style:family="text"/>
    <style:style style:name="T333_10" style:family="text"/>
    <style:style style:name="T333_11" style:family="text"/>
    <style:style style:name="T333_12" style:family="text"/>
    <style:style style:name="T333_13" style:family="text"/>
    <style:style style:name="T333_14" style:family="text"/>
    <style:style style:name="T333_15" style:family="text"/>
    <style:style style:name="T333_16" style:family="text"/>
    <style:style style:name="T333_17" style:family="text"/>
    <style:style style:name="T333_18" style:family="text"/>
    <style:style style:name="T333_19" style:family="text"/>
    <style:style style:name="T333_20" style:family="text"/>
    <style:style style:name="T333_21" style:family="text"/>
    <style:style style:name="T333_22" style:family="text"/>
    <style:style style:name="T333_23" style:family="text"/>
    <style:style style:name="T333_24" style:family="text"/>
    <style:style style:name="T333_25" style:family="text"/>
    <style:style style:name="T333_26" style:family="text"/>
    <style:style style:name="T333_27" style:family="text"/>
    <style:style style:name="T333_28" style:family="text"/>
    <style:style style:name="T333_29" style:family="text"/>
    <style:style style:name="T333_30" style:family="text"/>
    <style:style style:name="T333_31" style:family="text"/>
    <style:style style:name="T333_32" style:family="text"/>
    <style:style style:name="T333_33" style:family="text"/>
    <style:style style:name="T333_34" style:family="text"/>
    <style:style style:name="T333_35" style:family="text"/>
    <style:style style:name="T333_36" style:family="text"/>
    <style:style style:name="T333_37" style:family="text"/>
    <style:style style:name="T333_38" style:family="text"/>
    <style:style style:name="T333_39" style:family="text"/>
    <style:style style:name="T333_40" style:family="text"/>
    <style:style style:name="T333_41" style:family="text"/>
    <style:style style:name="T333_42" style:family="text"/>
    <style:style style:name="T333_43" style:family="text"/>
    <style:style style:name="T333_44" style:family="text"/>
    <style:style style:name="T333_45" style:family="text"/>
    <style:style style:name="T333_46" style:family="text"/>
    <style:style style:name="T333_47" style:family="text"/>
    <style:style style:name="T333_48" style:family="text"/>
    <style:style style:name="P334" style:family="paragraph" style:parent-style-name="Standard">
      <style:paragraph-properties fo:break-before="auto" fo:line-height="115%" style:writing-mode="lr-tb"/>
    </style:style>
    <style:style style:name="P335" style:family="paragraph" style:parent-style-name="Standard">
      <style:paragraph-properties fo:break-before="auto" fo:line-height="115%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T335_6" style:family="text"/>
    <style:style style:name="T335_7" style:family="text"/>
    <style:style style:name="T335_8" style:family="text"/>
    <style:style style:name="T335_9" style:family="text"/>
    <style:style style:name="P336" style:family="paragraph" style:parent-style-name="Standard">
      <style:paragraph-properties fo:break-before="auto" fo:line-height="115%" style:writing-mode="lr-tb"/>
    </style:style>
    <style:style style:name="P337" style:family="paragraph" style:parent-style-name="Standard">
      <style:paragraph-properties fo:break-before="auto" fo:line-height="115%" style:writing-mode="lr-tb"/>
    </style:style>
    <style:style style:name="T337_1" style:family="text">
      <style:text-properties fo:font-weight="bold" style:font-weight-asian="bold" style:font-weight-complex="bold"/>
    </style:style>
    <style:style style:name="P338" style:family="paragraph" style:parent-style-name="Standard">
      <style:paragraph-properties fo:break-before="auto" fo:line-height="115%" style:writing-mode="lr-tb"/>
    </style:style>
    <style:style style:name="T338_1" style:family="text"/>
    <style:style style:name="T338_2" style:family="text">
      <style:text-properties fo:color="#1155cc" style:text-underline-style="solid" style:text-underline-color="font-color"/>
    </style:style>
    <style:style style:name="T338_3" style:family="text"/>
    <style:style style:name="T338_4" style:family="text">
      <style:text-properties fo:color="#1155cc" style:text-underline-style="solid" style:text-underline-color="font-color"/>
    </style:style>
    <style:style style:name="T338_5" style:family="text"/>
    <style:style style:name="T338_6" style:family="text">
      <style:text-properties fo:color="#1155cc" style:text-underline-style="solid" style:text-underline-color="font-color"/>
    </style:style>
    <style:style style:name="T338_7" style:family="text"/>
    <style:style style:name="T338_8" style:family="text">
      <style:text-properties fo:color="#1155cc" style:text-underline-style="solid" style:text-underline-color="font-color"/>
    </style:style>
    <style:style style:name="T338_9" style:family="text"/>
    <style:style style:name="T338_10" style:family="text">
      <style:text-properties fo:color="#1155cc" style:text-underline-style="solid" style:text-underline-color="font-color"/>
    </style:style>
    <style:style style:name="T338_11" style:family="text"/>
    <style:style style:name="T338_12" style:family="text">
      <style:text-properties fo:color="#1155cc" style:text-underline-style="solid" style:text-underline-color="font-color"/>
    </style:style>
    <style:style style:name="T338_13" style:family="text"/>
    <style:style style:name="T338_14" style:family="text">
      <style:text-properties fo:color="#1155cc" style:text-underline-style="solid" style:text-underline-color="font-color"/>
    </style:style>
    <style:style style:name="T338_15" style:family="text"/>
    <style:style style:name="T338_16" style:family="text">
      <style:text-properties fo:color="#1155cc" style:text-underline-style="solid" style:text-underline-color="font-color"/>
    </style:style>
    <style:style style:name="P339" style:family="paragraph" style:parent-style-name="Standard">
      <style:paragraph-properties fo:break-before="auto" fo:line-height="115%" style:writing-mode="lr-tb"/>
    </style:style>
    <style:style style:name="P340" style:family="paragraph" style:parent-style-name="Standard">
      <style:paragraph-properties fo:break-before="auto" fo:line-height="115%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T340_6" style:family="text"/>
    <style:style style:name="T340_7" style:family="text"/>
    <style:style style:name="T340_8" style:family="text"/>
    <style:style style:name="T340_9" style:family="text"/>
    <style:style style:name="P341" style:family="paragraph" style:parent-style-name="Standard">
      <style:paragraph-properties fo:break-before="auto" fo:line-height="115%" style:writing-mode="lr-tb"/>
    </style:style>
    <style:style style:name="P342" style:family="paragraph" style:parent-style-name="Standard">
      <style:paragraph-properties fo:break-before="auto" fo:line-height="115%" style:writing-mode="lr-tb"/>
    </style:style>
    <style:style style:name="T342_1" style:family="text">
      <style:text-properties fo:font-weight="bold" style:font-weight-asian="bold" style:font-weight-complex="bold"/>
    </style:style>
    <style:style style:name="T342_2" style:family="text">
      <style:text-properties fo:font-weight="bold" style:font-weight-asian="bold" style:font-weight-complex="bold"/>
    </style:style>
    <style:style style:name="T342_3" style:family="text">
      <style:text-properties fo:font-weight="bold" style:font-weight-asian="bold" style:font-weight-complex="bold"/>
    </style:style>
    <style:style style:name="P343" style:family="paragraph" style:parent-style-name="Standard">
      <style:paragraph-properties fo:break-before="auto" fo:line-height="115%" style:writing-mode="lr-tb"/>
    </style:style>
    <style:style style:name="T343_1" style:family="text"/>
    <style:style style:name="T343_2" style:family="text">
      <style:text-properties fo:color="#1155cc" style:text-underline-style="solid" style:text-underline-color="font-color"/>
    </style:style>
    <style:style style:name="T343_3" style:family="text"/>
    <style:style style:name="T343_4" style:family="text">
      <style:text-properties fo:color="#1155cc" style:text-underline-style="solid" style:text-underline-color="font-color"/>
    </style:style>
    <style:style style:name="T343_5" style:family="text"/>
    <style:style style:name="T343_6" style:family="text">
      <style:text-properties fo:color="#1155cc" style:text-underline-style="solid" style:text-underline-color="font-color"/>
    </style:style>
    <style:style style:name="T343_7" style:family="text"/>
    <style:style style:name="T343_8" style:family="text">
      <style:text-properties fo:color="#1155cc" style:text-underline-style="solid" style:text-underline-color="font-color"/>
    </style:style>
    <style:style style:name="T343_9" style:family="text"/>
    <style:style style:name="T343_10" style:family="text">
      <style:text-properties fo:color="#1155cc" style:text-underline-style="solid" style:text-underline-color="font-color"/>
    </style:style>
    <style:style style:name="T343_11" style:family="text"/>
    <style:style style:name="T343_12" style:family="text">
      <style:text-properties fo:color="#1155cc" style:text-underline-style="solid" style:text-underline-color="font-color"/>
    </style:style>
    <style:style style:name="T343_13" style:family="text"/>
    <style:style style:name="T343_14" style:family="text">
      <style:text-properties fo:color="#1155cc" style:text-underline-style="solid" style:text-underline-color="font-color"/>
    </style:style>
    <style:style style:name="T343_15" style:family="text"/>
    <style:style style:name="T343_16" style:family="text">
      <style:text-properties fo:color="#1155cc" style:text-underline-style="solid" style:text-underline-color="font-color"/>
    </style:style>
    <style:style style:name="P344" style:family="paragraph" style:parent-style-name="Standard">
      <style:paragraph-properties fo:break-before="auto" fo:line-height="115%" style:writing-mode="lr-tb"/>
    </style:style>
    <style:style style:name="P345" style:family="paragraph" style:parent-style-name="Standard">
      <style:paragraph-properties fo:break-before="auto" fo:line-height="115%" style:writing-mode="lr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T345_6" style:family="text"/>
    <style:style style:name="T345_7" style:family="text"/>
    <style:style style:name="T345_8" style:family="text"/>
    <style:style style:name="T345_9" style:family="text"/>
    <style:style style:name="P346" style:family="paragraph" style:parent-style-name="Standard">
      <style:paragraph-properties fo:break-before="auto" fo:line-height="115%" style:writing-mode="lr-tb"/>
    </style:style>
    <style:style style:name="P347" style:family="paragraph" style:parent-style-name="Standard">
      <style:paragraph-properties fo:break-before="auto" fo:line-height="115%" style:writing-mode="lr-tb"/>
    </style:style>
    <style:style style:name="T347_1" style:family="text">
      <style:text-properties fo:font-weight="bold" style:font-weight-asian="bold" style:font-weight-complex="bold"/>
    </style:style>
    <style:style style:name="T347_2" style:family="text">
      <style:text-properties fo:font-weight="bold" style:font-weight-asian="bold" style:font-weight-complex="bold"/>
    </style:style>
    <style:style style:name="T347_3" style:family="text">
      <style:text-properties fo:font-weight="bold" style:font-weight-asian="bold" style:font-weight-complex="bold"/>
    </style:style>
    <style:style style:name="P348" style:family="paragraph" style:parent-style-name="Standard">
      <style:paragraph-properties fo:break-before="auto" fo:line-height="115%" style:writing-mode="lr-tb"/>
    </style:style>
    <style:style style:name="T348_1" style:family="text"/>
    <style:style style:name="T348_2" style:family="text">
      <style:text-properties fo:color="#1155cc" style:text-underline-style="solid" style:text-underline-color="font-color"/>
    </style:style>
    <style:style style:name="T348_3" style:family="text"/>
    <style:style style:name="T348_4" style:family="text">
      <style:text-properties fo:color="#1155cc" style:text-underline-style="solid" style:text-underline-color="font-color"/>
    </style:style>
    <style:style style:name="T348_5" style:family="text"/>
    <style:style style:name="T348_6" style:family="text">
      <style:text-properties fo:color="#1155cc" style:text-underline-style="solid" style:text-underline-color="font-color"/>
    </style:style>
    <style:style style:name="T348_7" style:family="text"/>
    <style:style style:name="T348_8" style:family="text">
      <style:text-properties fo:color="#1155cc" style:text-underline-style="solid" style:text-underline-color="font-color"/>
    </style:style>
    <style:style style:name="T348_9" style:family="text"/>
    <style:style style:name="T348_10" style:family="text">
      <style:text-properties fo:color="#1155cc" style:text-underline-style="solid" style:text-underline-color="font-color"/>
    </style:style>
    <style:style style:name="T348_11" style:family="text"/>
    <style:style style:name="T348_12" style:family="text">
      <style:text-properties fo:color="#1155cc" style:text-underline-style="solid" style:text-underline-color="font-color"/>
    </style:style>
    <style:style style:name="T348_13" style:family="text"/>
    <style:style style:name="T348_14" style:family="text">
      <style:text-properties fo:color="#1155cc" style:text-underline-style="solid" style:text-underline-color="font-color"/>
    </style:style>
    <style:style style:name="T348_15" style:family="text"/>
    <style:style style:name="T348_16" style:family="text">
      <style:text-properties fo:color="#1155cc" style:text-underline-style="solid" style:text-underline-color="font-color"/>
    </style:style>
    <style:style style:name="T348_17" style:family="text"/>
    <style:style style:name="T348_18" style:family="text">
      <style:text-properties fo:color="#1155cc" style:text-underline-style="solid" style:text-underline-color="font-color"/>
    </style:style>
    <style:style style:name="T348_19" style:family="text"/>
    <style:style style:name="T348_20" style:family="text">
      <style:text-properties fo:color="#1155cc" style:text-underline-style="solid" style:text-underline-color="font-color"/>
    </style:style>
    <style:style style:name="T348_21" style:family="text"/>
    <style:style style:name="T348_22" style:family="text">
      <style:text-properties fo:color="#1155cc" style:text-underline-style="solid" style:text-underline-color="font-color"/>
    </style:style>
    <style:style style:name="T348_23" style:family="text"/>
    <style:style style:name="T348_24" style:family="text">
      <style:text-properties fo:color="#1155cc" style:text-underline-style="solid" style:text-underline-color="font-color"/>
    </style:style>
    <style:style style:name="T348_25" style:family="text"/>
    <style:style style:name="T348_26" style:family="text">
      <style:text-properties fo:color="#1155cc" style:text-underline-style="solid" style:text-underline-color="font-color"/>
    </style:style>
    <style:style style:name="T348_27" style:family="text"/>
    <style:style style:name="T348_28" style:family="text">
      <style:text-properties fo:color="#1155cc" style:text-underline-style="solid" style:text-underline-color="font-color"/>
    </style:style>
    <style:style style:name="T348_29" style:family="text"/>
    <style:style style:name="T348_30" style:family="text">
      <style:text-properties fo:color="#1155cc" style:text-underline-style="solid" style:text-underline-color="font-color"/>
    </style:style>
    <style:style style:name="P349" style:family="paragraph" style:parent-style-name="Standard">
      <style:paragraph-properties fo:break-before="auto" fo:line-height="115%" style:writing-mode="lr-tb"/>
    </style:style>
    <style:style style:name="P350" style:family="paragraph" style:parent-style-name="Standard">
      <style:paragraph-properties fo:break-before="auto" fo:line-height="115%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/>
    <style:style style:name="T350_8" style:family="text"/>
    <style:style style:name="T350_9" style:family="text"/>
    <style:style style:name="P351" style:family="paragraph" style:parent-style-name="Standard">
      <style:paragraph-properties fo:break-before="auto" fo:line-height="115%" style:writing-mode="lr-tb"/>
    </style:style>
    <style:style style:name="P352" style:family="paragraph" style:parent-style-name="Standard">
      <style:paragraph-properties fo:break-before="auto" fo:line-height="115%" style:writing-mode="lr-tb"/>
    </style:style>
    <style:style style:name="T352_1" style:family="text">
      <style:text-properties fo:font-weight="bold" style:font-weight-asian="bold" style:font-weight-complex="bold"/>
    </style:style>
    <style:style style:name="T352_2" style:family="text">
      <style:text-properties fo:font-weight="bold" style:font-weight-asian="bold" style:font-weight-complex="bold"/>
    </style:style>
    <style:style style:name="T352_3" style:family="text">
      <style:text-properties fo:font-weight="bold" style:font-weight-asian="bold" style:font-weight-complex="bold"/>
    </style:style>
    <style:style style:name="P353" style:family="paragraph" style:parent-style-name="Standard">
      <style:paragraph-properties fo:break-before="auto" fo:line-height="115%" style:writing-mode="lr-tb"/>
    </style:style>
    <style:style style:name="T353_1" style:family="text"/>
    <style:style style:name="T353_2" style:family="text">
      <style:text-properties fo:color="#1155cc" style:text-underline-style="solid" style:text-underline-color="font-color"/>
    </style:style>
    <style:style style:name="T353_3" style:family="text"/>
    <style:style style:name="T353_4" style:family="text">
      <style:text-properties fo:color="#1155cc" style:text-underline-style="solid" style:text-underline-color="font-color"/>
    </style:style>
    <style:style style:name="T353_5" style:family="text"/>
    <style:style style:name="T353_6" style:family="text">
      <style:text-properties fo:color="#1155cc" style:text-underline-style="solid" style:text-underline-color="font-color"/>
    </style:style>
    <style:style style:name="T353_7" style:family="text"/>
    <style:style style:name="T353_8" style:family="text">
      <style:text-properties fo:color="#1155cc" style:text-underline-style="solid" style:text-underline-color="font-color"/>
    </style:style>
    <style:style style:name="T353_9" style:family="text"/>
    <style:style style:name="T353_10" style:family="text">
      <style:text-properties fo:color="#1155cc" style:text-underline-style="solid" style:text-underline-color="font-color"/>
    </style:style>
    <style:style style:name="T353_11" style:family="text"/>
    <style:style style:name="T353_12" style:family="text">
      <style:text-properties fo:color="#1155cc" style:text-underline-style="solid" style:text-underline-color="font-color"/>
    </style:style>
    <style:style style:name="T353_13" style:family="text"/>
    <style:style style:name="T353_14" style:family="text">
      <style:text-properties fo:color="#1155cc" style:text-underline-style="solid" style:text-underline-color="font-color"/>
    </style:style>
    <style:style style:name="T353_15" style:family="text"/>
    <style:style style:name="T353_16" style:family="text">
      <style:text-properties fo:color="#1155cc" style:text-underline-style="solid" style:text-underline-color="font-color"/>
    </style:style>
    <style:style style:name="P354" style:family="paragraph" style:parent-style-name="Standard">
      <style:paragraph-properties fo:break-before="auto" fo:line-height="115%" style:writing-mode="lr-tb"/>
    </style:style>
    <style:style style:name="T354_1" style:family="text"/>
    <style:style style:name="T354_2" style:family="text">
      <style:text-properties fo:color="#1155cc" style:text-underline-style="solid" style:text-underline-color="font-color"/>
    </style:style>
    <style:style style:name="T354_3" style:family="text"/>
    <style:style style:name="T354_4" style:family="text">
      <style:text-properties fo:color="#1155cc" style:text-underline-style="solid" style:text-underline-color="font-color"/>
    </style:style>
    <style:style style:name="T354_5" style:family="text"/>
    <style:style style:name="T354_6" style:family="text">
      <style:text-properties fo:color="#1155cc" style:text-underline-style="solid" style:text-underline-color="font-color"/>
    </style:style>
    <style:style style:name="T354_7" style:family="text"/>
    <style:style style:name="T354_8" style:family="text">
      <style:text-properties fo:color="#1155cc" style:text-underline-style="solid" style:text-underline-color="font-color"/>
    </style:style>
    <style:style style:name="T354_9" style:family="text"/>
    <style:style style:name="T354_10" style:family="text">
      <style:text-properties fo:color="#1155cc" style:text-underline-style="solid" style:text-underline-color="font-color"/>
    </style:style>
    <style:style style:name="T354_11" style:family="text"/>
    <style:style style:name="T354_12" style:family="text">
      <style:text-properties fo:color="#1155cc" style:text-underline-style="solid" style:text-underline-color="font-color"/>
    </style:style>
    <style:style style:name="T354_13" style:family="text"/>
    <style:style style:name="T354_14" style:family="text">
      <style:text-properties fo:color="#1155cc" style:text-underline-style="solid" style:text-underline-color="font-color"/>
    </style:style>
    <style:style style:name="T354_15" style:family="text"/>
    <style:style style:name="T354_16" style:family="text">
      <style:text-properties fo:color="#1155cc" style:text-underline-style="solid" style:text-underline-color="font-color"/>
    </style:style>
    <style:style style:name="T354_17" style:family="text"/>
    <style:style style:name="T354_18" style:family="text">
      <style:text-properties fo:color="#1155cc" style:text-underline-style="solid" style:text-underline-color="font-color"/>
    </style:style>
    <style:style style:name="T354_19" style:family="text"/>
    <style:style style:name="T354_20" style:family="text">
      <style:text-properties fo:color="#1155cc" style:text-underline-style="solid" style:text-underline-color="font-color"/>
    </style:style>
    <style:style style:name="T354_21" style:family="text"/>
    <style:style style:name="T354_22" style:family="text">
      <style:text-properties fo:color="#1155cc" style:text-underline-style="solid" style:text-underline-color="font-color"/>
    </style:style>
    <style:style style:name="T354_23" style:family="text"/>
    <style:style style:name="T354_24" style:family="text">
      <style:text-properties fo:color="#1155cc" style:text-underline-style="solid" style:text-underline-color="font-color"/>
    </style:style>
    <style:style style:name="P355" style:family="paragraph" style:parent-style-name="Standard">
      <style:paragraph-properties fo:break-before="auto" fo:line-height="115%" style:writing-mode="lr-tb"/>
    </style:style>
    <style:style style:name="P356" style:family="paragraph" style:parent-style-name="Standard">
      <style:paragraph-properties fo:break-before="auto" fo:line-height="115%" style:writing-mode="lr-tb"/>
    </style:style>
    <style:style style:name="T356_1" style:family="text">
      <style:text-properties fo:font-weight="bold" style:font-weight-asian="bold" style:font-weight-complex="bold"/>
    </style:style>
    <style:style style:name="T356_2" style:family="text">
      <style:text-properties fo:font-weight="bold" style:font-weight-asian="bold" style:font-weight-complex="bold"/>
    </style:style>
    <style:style style:name="T356_3" style:family="text">
      <style:text-properties fo:font-weight="bold" style:font-weight-asian="bold" style:font-weight-complex="bold"/>
    </style:style>
    <style:style style:name="T356_4" style:family="text">
      <style:text-properties fo:font-weight="bold" style:font-weight-asian="bold" style:font-weight-complex="bold"/>
    </style:style>
    <style:style style:name="T356_5" style:family="text">
      <style:text-properties fo:font-weight="bold" style:font-weight-asian="bold" style:font-weight-complex="bold"/>
    </style:style>
    <style:style style:name="T356_6" style:family="text">
      <style:text-properties fo:font-weight="bold" style:font-weight-asian="bold" style:font-weight-complex="bold"/>
    </style:style>
    <style:style style:name="T356_7" style:family="text">
      <style:text-properties fo:font-weight="bold" style:font-weight-asian="bold" style:font-weight-complex="bold"/>
    </style:style>
    <style:style style:name="T356_8" style:family="text">
      <style:text-properties fo:font-weight="bold" style:font-weight-asian="bold" style:font-weight-complex="bold"/>
    </style:style>
    <style:style style:name="P357" style:family="paragraph" style:parent-style-name="Standard">
      <style:paragraph-properties fo:break-before="auto" fo:line-height="115%" style:writing-mode="lr-tb"/>
    </style:style>
    <style:style style:name="T357_1" style:family="text"/>
    <style:style style:name="T357_2" style:family="text"/>
    <style:style style:name="T357_3" style:family="text"/>
    <style:style style:name="T357_4" style:family="text"/>
    <style:style style:name="T357_5" style:family="text"/>
    <style:style style:name="T357_6" style:family="text"/>
    <style:style style:name="T357_7" style:family="text"/>
    <style:style style:name="T357_8" style:family="text"/>
    <style:style style:name="T357_9" style:family="text"/>
    <style:style style:name="T357_10" style:family="text"/>
    <style:style style:name="T357_11" style:family="text"/>
    <style:style style:name="T357_12" style:family="text"/>
    <style:style style:name="T357_13" style:family="text"/>
    <style:style style:name="T357_14" style:family="text"/>
    <style:style style:name="T357_15" style:family="text"/>
    <style:style style:name="T357_16" style:family="text"/>
    <style:style style:name="T357_17" style:family="text"/>
    <style:style style:name="T357_18" style:family="text"/>
    <style:style style:name="T357_19" style:family="text"/>
    <style:style style:name="T357_20" style:family="text"/>
    <style:style style:name="T357_21" style:family="text"/>
    <style:style style:name="T357_22" style:family="text"/>
    <style:style style:name="T357_23" style:family="text"/>
    <style:style style:name="T357_24" style:family="text"/>
    <style:style style:name="T357_25" style:family="text"/>
    <style:style style:name="T357_26" style:family="text"/>
    <style:style style:name="T357_27" style:family="text"/>
    <style:style style:name="T357_28" style:family="text"/>
    <style:style style:name="T357_29" style:family="text"/>
    <style:style style:name="T357_30" style:family="text"/>
    <style:style style:name="T357_31" style:family="text"/>
    <style:style style:name="T357_32" style:family="text"/>
    <style:style style:name="T357_33" style:family="text"/>
    <style:style style:name="T357_34" style:family="text"/>
    <style:style style:name="T357_35" style:family="text"/>
    <style:style style:name="T357_36" style:family="text"/>
    <style:style style:name="T357_37" style:family="text"/>
    <style:style style:name="T357_38" style:family="text"/>
    <style:style style:name="T357_39" style:family="text"/>
    <style:style style:name="T357_40" style:family="text"/>
    <style:style style:name="T357_41" style:family="text"/>
    <style:style style:name="T357_42" style:family="text"/>
    <style:style style:name="T357_43" style:family="text"/>
    <style:style style:name="T357_44" style:family="text"/>
    <style:style style:name="T357_45" style:family="text"/>
    <style:style style:name="T357_46" style:family="text"/>
    <style:style style:name="T357_47" style:family="text"/>
    <style:style style:name="T357_48" style:family="text"/>
    <style:style style:name="T357_49" style:family="text"/>
    <style:style style:name="T357_50" style:family="text"/>
    <style:style style:name="T357_51" style:family="text"/>
    <style:style style:name="T357_52" style:family="text"/>
    <style:style style:name="T357_53" style:family="text"/>
    <style:style style:name="T357_54" style:family="text"/>
    <style:style style:name="T357_55" style:family="text"/>
    <style:style style:name="T357_56" style:family="text"/>
    <style:style style:name="T357_57" style:family="text"/>
    <style:style style:name="T357_58" style:family="text"/>
    <style:style style:name="T357_59" style:family="text"/>
    <style:style style:name="T357_60" style:family="text"/>
    <style:style style:name="T357_61" style:family="text"/>
    <style:style style:name="T357_62" style:family="text"/>
    <style:style style:name="T357_63" style:family="text"/>
    <style:style style:name="T357_64" style:family="text"/>
    <style:style style:name="T357_65" style:family="text"/>
    <style:style style:name="T357_66" style:family="text"/>
    <style:style style:name="T357_67" style:family="text"/>
    <style:style style:name="T357_68" style:family="text"/>
    <style:style style:name="T357_69" style:family="text"/>
    <style:style style:name="T357_70" style:family="text"/>
    <style:style style:name="T357_71" style:family="text"/>
    <style:style style:name="T357_72" style:family="text"/>
    <style:style style:name="T357_73" style:family="text"/>
    <style:style style:name="T357_74" style:family="text"/>
    <style:style style:name="T357_75" style:family="text"/>
    <style:style style:name="T357_76" style:family="text"/>
    <style:style style:name="T357_77" style:family="text"/>
    <style:style style:name="T357_78" style:family="text"/>
    <style:style style:name="T357_79" style:family="text"/>
    <style:style style:name="T357_80" style:family="text"/>
    <style:style style:name="T357_81" style:family="text"/>
    <style:style style:name="T357_82" style:family="text"/>
    <style:style style:name="T357_83" style:family="text"/>
    <style:style style:name="T357_84" style:family="text"/>
    <style:style style:name="T357_85" style:family="text"/>
    <style:style style:name="T357_86" style:family="text"/>
    <style:style style:name="P358" style:family="paragraph" style:parent-style-name="Standard">
      <style:paragraph-properties fo:break-before="auto" fo:line-height="115%" style:writing-mode="lr-tb"/>
    </style:style>
    <style:style style:name="P359" style:family="paragraph" style:parent-style-name="Standard">
      <style:paragraph-properties fo:break-before="auto" fo:line-height="115%" style:writing-mode="lr-tb"/>
    </style:style>
    <style:style style:name="T359_1" style:family="text">
      <style:text-properties fo:font-weight="bold" style:font-weight-asian="bold" style:font-weight-complex="bold"/>
    </style:style>
    <style:style style:name="P360" style:family="paragraph" style:parent-style-name="Standard">
      <style:paragraph-properties fo:break-before="auto" fo:line-height="115%" style:writing-mode="lr-tb"/>
    </style:style>
    <style:style style:name="T360_1" style:family="text"/>
    <style:style style:name="T360_2" style:family="text">
      <style:text-properties fo:color="#1155cc" style:text-underline-style="solid" style:text-underline-color="font-color"/>
    </style:style>
    <style:style style:name="T360_3" style:family="text"/>
    <style:style style:name="T360_4" style:family="text">
      <style:text-properties fo:color="#1155cc" style:text-underline-style="solid" style:text-underline-color="font-color"/>
    </style:style>
    <style:style style:name="T360_5" style:family="text"/>
    <style:style style:name="T360_6" style:family="text">
      <style:text-properties fo:color="#1155cc" style:text-underline-style="solid" style:text-underline-color="font-color"/>
    </style:style>
    <style:style style:name="T360_7" style:family="text"/>
    <style:style style:name="T360_8" style:family="text">
      <style:text-properties fo:color="#1155cc" style:text-underline-style="solid" style:text-underline-color="font-color"/>
    </style:style>
    <style:style style:name="T360_9" style:family="text"/>
    <style:style style:name="T360_10" style:family="text">
      <style:text-properties fo:color="#1155cc" style:text-underline-style="solid" style:text-underline-color="font-color"/>
    </style:style>
    <style:style style:name="T360_11" style:family="text"/>
    <style:style style:name="T360_12" style:family="text">
      <style:text-properties fo:color="#1155cc" style:text-underline-style="solid" style:text-underline-color="font-color"/>
    </style:style>
    <style:style style:name="T360_13" style:family="text"/>
    <style:style style:name="T360_14" style:family="text">
      <style:text-properties fo:color="#1155cc" style:text-underline-style="solid" style:text-underline-color="font-color"/>
    </style:style>
    <style:style style:name="T360_15" style:family="text"/>
    <style:style style:name="T360_16" style:family="text">
      <style:text-properties fo:color="#1155cc" style:text-underline-style="solid" style:text-underline-color="font-color"/>
    </style:style>
    <style:style style:name="P361" style:family="paragraph" style:parent-style-name="Standard">
      <style:paragraph-properties fo:break-before="auto" fo:line-height="115%" style:writing-mode="lr-tb"/>
    </style:style>
    <style:style style:name="T361_1" style:family="text"/>
    <style:style style:name="T361_2" style:family="text">
      <style:text-properties fo:color="#1155cc" style:text-underline-style="solid" style:text-underline-color="font-color"/>
    </style:style>
    <style:style style:name="T361_3" style:family="text"/>
    <style:style style:name="T361_4" style:family="text">
      <style:text-properties fo:color="#1155cc" style:text-underline-style="solid" style:text-underline-color="font-color"/>
    </style:style>
    <style:style style:name="T361_5" style:family="text"/>
    <style:style style:name="T361_6" style:family="text">
      <style:text-properties fo:color="#1155cc" style:text-underline-style="solid" style:text-underline-color="font-color"/>
    </style:style>
    <style:style style:name="T361_7" style:family="text"/>
    <style:style style:name="T361_8" style:family="text">
      <style:text-properties fo:color="#1155cc" style:text-underline-style="solid" style:text-underline-color="font-color"/>
    </style:style>
    <style:style style:name="T361_9" style:family="text"/>
    <style:style style:name="T361_10" style:family="text">
      <style:text-properties fo:color="#1155cc" style:text-underline-style="solid" style:text-underline-color="font-color"/>
    </style:style>
    <style:style style:name="T361_11" style:family="text"/>
    <style:style style:name="T361_12" style:family="text">
      <style:text-properties fo:color="#1155cc" style:text-underline-style="solid" style:text-underline-color="font-color"/>
    </style:style>
    <style:style style:name="T361_13" style:family="text"/>
    <style:style style:name="T361_14" style:family="text">
      <style:text-properties fo:color="#1155cc" style:text-underline-style="solid" style:text-underline-color="font-color"/>
    </style:style>
    <style:style style:name="T361_15" style:family="text"/>
    <style:style style:name="T361_16" style:family="text">
      <style:text-properties fo:color="#1155cc" style:text-underline-style="solid" style:text-underline-color="font-color"/>
    </style:style>
    <style:style style:name="T361_17" style:family="text"/>
    <style:style style:name="T361_18" style:family="text">
      <style:text-properties fo:color="#1155cc" style:text-underline-style="solid" style:text-underline-color="font-color"/>
    </style:style>
    <style:style style:name="T361_19" style:family="text"/>
    <style:style style:name="T361_20" style:family="text">
      <style:text-properties fo:color="#1155cc" style:text-underline-style="solid" style:text-underline-color="font-color"/>
    </style:style>
    <style:style style:name="T361_21" style:family="text"/>
    <style:style style:name="T361_22" style:family="text">
      <style:text-properties fo:color="#1155cc" style:text-underline-style="solid" style:text-underline-color="font-color"/>
    </style:style>
    <style:style style:name="T361_23" style:family="text"/>
    <style:style style:name="T361_24" style:family="text">
      <style:text-properties fo:color="#1155cc" style:text-underline-style="solid" style:text-underline-color="font-color"/>
    </style:style>
    <style:style style:name="P362" style:family="paragraph" style:parent-style-name="Standard">
      <style:paragraph-properties fo:break-before="auto" fo:line-height="115%" style:writing-mode="lr-tb"/>
    </style:style>
    <style:style style:name="T362_1" style:family="text"/>
    <style:style style:name="T362_2" style:family="text">
      <style:text-properties fo:color="#1155cc" style:text-underline-style="solid" style:text-underline-color="font-color"/>
    </style:style>
    <style:style style:name="T362_3" style:family="text"/>
    <style:style style:name="T362_4" style:family="text">
      <style:text-properties fo:color="#1155cc" style:text-underline-style="solid" style:text-underline-color="font-color"/>
    </style:style>
    <style:style style:name="T362_5" style:family="text"/>
    <style:style style:name="T362_6" style:family="text">
      <style:text-properties fo:color="#1155cc" style:text-underline-style="solid" style:text-underline-color="font-color"/>
    </style:style>
    <style:style style:name="T362_7" style:family="text"/>
    <style:style style:name="T362_8" style:family="text">
      <style:text-properties fo:color="#1155cc" style:text-underline-style="solid" style:text-underline-color="font-color"/>
    </style:style>
    <style:style style:name="T362_9" style:family="text"/>
    <style:style style:name="T362_10" style:family="text">
      <style:text-properties fo:color="#1155cc" style:text-underline-style="solid" style:text-underline-color="font-color"/>
    </style:style>
    <style:style style:name="T362_11" style:family="text"/>
    <style:style style:name="T362_12" style:family="text">
      <style:text-properties fo:color="#1155cc" style:text-underline-style="solid" style:text-underline-color="font-color"/>
    </style:style>
    <style:style style:name="T362_13" style:family="text"/>
    <style:style style:name="T362_14" style:family="text">
      <style:text-properties fo:color="#1155cc" style:text-underline-style="solid" style:text-underline-color="font-color"/>
    </style:style>
    <style:style style:name="T362_15" style:family="text"/>
    <style:style style:name="T362_16" style:family="text">
      <style:text-properties fo:color="#1155cc" style:text-underline-style="solid" style:text-underline-color="font-color"/>
    </style:style>
    <style:style style:name="T362_17" style:family="text"/>
    <style:style style:name="T362_18" style:family="text">
      <style:text-properties fo:color="#1155cc" style:text-underline-style="solid" style:text-underline-color="font-color"/>
    </style:style>
    <style:style style:name="T362_19" style:family="text"/>
    <style:style style:name="T362_20" style:family="text">
      <style:text-properties fo:color="#1155cc" style:text-underline-style="solid" style:text-underline-color="font-color"/>
    </style:style>
    <style:style style:name="T362_21" style:family="text"/>
    <style:style style:name="T362_22" style:family="text">
      <style:text-properties fo:color="#1155cc" style:text-underline-style="solid" style:text-underline-color="font-color"/>
    </style:style>
    <style:style style:name="T362_23" style:family="text"/>
    <style:style style:name="T362_24" style:family="text">
      <style:text-properties fo:color="#1155cc" style:text-underline-style="solid" style:text-underline-color="font-color"/>
    </style:style>
    <style:style style:name="T362_25" style:family="text"/>
    <style:style style:name="T362_26" style:family="text">
      <style:text-properties fo:color="#1155cc" style:text-underline-style="solid" style:text-underline-color="font-color"/>
    </style:style>
    <style:style style:name="T362_27" style:family="text"/>
    <style:style style:name="T362_28" style:family="text">
      <style:text-properties fo:color="#1155cc" style:text-underline-style="solid" style:text-underline-color="font-color"/>
    </style:style>
    <style:style style:name="T362_29" style:family="text"/>
    <style:style style:name="T362_30" style:family="text">
      <style:text-properties fo:color="#1155cc" style:text-underline-style="solid" style:text-underline-color="font-color"/>
    </style:style>
    <style:style style:name="T362_31" style:family="text"/>
    <style:style style:name="T362_32" style:family="text">
      <style:text-properties fo:color="#1155cc" style:text-underline-style="solid" style:text-underline-color="font-color"/>
    </style:style>
    <style:style style:name="P363" style:family="paragraph" style:parent-style-name="Standard">
      <style:paragraph-properties fo:break-before="auto" fo:line-height="115%" style:writing-mode="lr-tb"/>
    </style:style>
    <style:style style:name="P364" style:family="paragraph" style:parent-style-name="Standard">
      <style:paragraph-properties fo:break-before="auto" fo:line-height="115%" style:writing-mode="lr-tb"/>
    </style:style>
    <style:style style:name="T364_1" style:family="text"/>
    <style:style style:name="T364_2" style:family="text"/>
    <style:style style:name="T364_3" style:family="text"/>
    <style:style style:name="T364_4" style:family="text"/>
    <style:style style:name="T364_5" style:family="text"/>
    <style:style style:name="T364_6" style:family="text"/>
    <style:style style:name="T364_7" style:family="text"/>
    <style:style style:name="T364_8" style:family="text"/>
    <style:style style:name="T364_9" style:family="text"/>
    <style:style style:name="T364_10" style:family="text"/>
    <style:style style:name="T364_11" style:family="text"/>
    <style:style style:name="T364_12" style:family="text"/>
    <style:style style:name="T364_13" style:family="text"/>
    <style:style style:name="T364_14" style:family="text"/>
    <style:style style:name="T364_15" style:family="text"/>
    <style:style style:name="T364_16" style:family="text"/>
    <style:style style:name="T364_17" style:family="text"/>
    <style:style style:name="T364_18" style:family="text"/>
    <style:style style:name="T364_19" style:family="text"/>
    <style:style style:name="T364_20" style:family="text"/>
    <style:style style:name="T364_21" style:family="text"/>
    <style:style style:name="T364_22" style:family="text"/>
    <style:style style:name="T364_23" style:family="text"/>
    <style:style style:name="T364_24" style:family="text"/>
    <style:style style:name="T364_25" style:family="text"/>
    <style:style style:name="T364_26" style:family="text"/>
    <style:style style:name="T364_27" style:family="text"/>
    <style:style style:name="T364_28" style:family="text"/>
    <style:style style:name="T364_29" style:family="text"/>
    <style:style style:name="T364_30" style:family="text"/>
    <style:style style:name="T364_31" style:family="text"/>
    <style:style style:name="T364_32" style:family="text"/>
    <style:style style:name="T364_33" style:family="text"/>
    <style:style style:name="T364_34" style:family="text"/>
    <style:style style:name="T364_35" style:family="text"/>
    <style:style style:name="T364_36" style:family="text"/>
    <style:style style:name="T364_37" style:family="text"/>
    <style:style style:name="T364_38" style:family="text"/>
    <style:style style:name="T364_39" style:family="text"/>
    <style:style style:name="T364_40" style:family="text"/>
    <style:style style:name="T364_41" style:family="text"/>
    <style:style style:name="T364_42" style:family="text"/>
    <style:style style:name="T364_43" style:family="text"/>
    <style:style style:name="T364_44" style:family="text"/>
    <style:style style:name="T364_45" style:family="text"/>
    <style:style style:name="T364_46" style:family="text"/>
    <style:style style:name="T364_47" style:family="text"/>
    <style:style style:name="T364_48" style:family="text"/>
    <style:style style:name="T364_49" style:family="text"/>
    <style:style style:name="T364_50" style:family="text"/>
    <style:style style:name="T364_51" style:family="text"/>
    <style:style style:name="T364_52" style:family="text"/>
    <style:style style:name="T364_53" style:family="text"/>
    <style:style style:name="T364_54" style:family="text"/>
    <style:style style:name="T364_55" style:family="text"/>
    <style:style style:name="T364_56" style:family="text"/>
    <style:style style:name="T364_57" style:family="text"/>
    <style:style style:name="T364_58" style:family="text"/>
    <style:style style:name="T364_59" style:family="text"/>
    <style:style style:name="T364_60" style:family="text"/>
    <style:style style:name="T364_61" style:family="text"/>
    <style:style style:name="T364_62" style:family="text"/>
    <style:style style:name="T364_63" style:family="text"/>
    <style:style style:name="T364_64" style:family="text"/>
    <style:style style:name="T364_65" style:family="text"/>
    <style:style style:name="T364_66" style:family="text"/>
    <style:style style:name="T364_67" style:family="text"/>
    <style:style style:name="T364_68" style:family="text"/>
    <style:style style:name="T364_69" style:family="text"/>
    <style:style style:name="T364_70" style:family="text"/>
    <style:style style:name="T364_71" style:family="text"/>
    <style:style style:name="T364_72" style:family="text"/>
    <style:style style:name="T364_73" style:family="text"/>
    <style:style style:name="T364_74" style:family="text"/>
    <style:style style:name="T364_75" style:family="text"/>
    <style:style style:name="T364_76" style:family="text"/>
    <style:style style:name="T364_77" style:family="text"/>
    <style:style style:name="T364_78" style:family="text"/>
    <style:style style:name="T364_79" style:family="text"/>
    <style:style style:name="T364_80" style:family="text"/>
    <style:style style:name="T364_81" style:family="text"/>
    <style:style style:name="P365" style:family="paragraph" style:parent-style-name="Standard">
      <style:paragraph-properties fo:break-before="auto" fo:line-height="115%" style:writing-mode="lr-tb"/>
    </style:style>
    <style:style style:name="P366" style:family="paragraph" style:parent-style-name="Standard">
      <style:paragraph-properties fo:break-before="auto" fo:line-height="115%" style:writing-mode="lr-tb"/>
    </style:style>
    <style:style style:name="T366_1" style:family="text">
      <style:text-properties fo:font-weight="bold" style:font-weight-asian="bold" style:font-weight-complex="bold"/>
    </style:style>
    <style:style style:name="T366_2" style:family="text">
      <style:text-properties fo:font-weight="bold" style:font-weight-asian="bold" style:font-weight-complex="bold"/>
    </style:style>
    <style:style style:name="T366_3" style:family="text">
      <style:text-properties fo:font-weight="bold" style:font-weight-asian="bold" style:font-weight-complex="bold"/>
    </style:style>
    <style:style style:name="P367" style:family="paragraph" style:parent-style-name="Standard">
      <style:paragraph-properties fo:break-before="auto" fo:line-height="115%" style:writing-mode="lr-tb"/>
    </style:style>
    <style:style style:name="T367_1" style:family="text"/>
    <style:style style:name="T367_2" style:family="text">
      <style:text-properties fo:color="#1155cc" style:text-underline-style="solid" style:text-underline-color="font-color"/>
    </style:style>
    <style:style style:name="T367_3" style:family="text"/>
    <style:style style:name="T367_4" style:family="text">
      <style:text-properties fo:color="#1155cc" style:text-underline-style="solid" style:text-underline-color="font-color"/>
    </style:style>
    <style:style style:name="T367_5" style:family="text"/>
    <style:style style:name="T367_6" style:family="text">
      <style:text-properties fo:color="#1155cc" style:text-underline-style="solid" style:text-underline-color="font-color"/>
    </style:style>
    <style:style style:name="T367_7" style:family="text"/>
    <style:style style:name="T367_8" style:family="text">
      <style:text-properties fo:color="#1155cc" style:text-underline-style="solid" style:text-underline-color="font-color"/>
    </style:style>
    <style:style style:name="T367_9" style:family="text"/>
    <style:style style:name="T367_10" style:family="text">
      <style:text-properties fo:color="#1155cc" style:text-underline-style="solid" style:text-underline-color="font-color"/>
    </style:style>
    <style:style style:name="T367_11" style:family="text"/>
    <style:style style:name="T367_12" style:family="text">
      <style:text-properties fo:color="#1155cc" style:text-underline-style="solid" style:text-underline-color="font-color"/>
    </style:style>
    <style:style style:name="T367_13" style:family="text"/>
    <style:style style:name="T367_14" style:family="text">
      <style:text-properties fo:color="#1155cc" style:text-underline-style="solid" style:text-underline-color="font-color"/>
    </style:style>
    <style:style style:name="T367_15" style:family="text"/>
    <style:style style:name="T367_16" style:family="text">
      <style:text-properties fo:color="#1155cc" style:text-underline-style="solid" style:text-underline-color="font-color"/>
    </style:style>
    <style:style style:name="T367_17" style:family="text"/>
    <style:style style:name="T367_18" style:family="text">
      <style:text-properties fo:color="#1155cc" style:text-underline-style="solid" style:text-underline-color="font-color"/>
    </style:style>
    <style:style style:name="T367_19" style:family="text"/>
    <style:style style:name="T367_20" style:family="text">
      <style:text-properties fo:color="#1155cc" style:text-underline-style="solid" style:text-underline-color="font-color"/>
    </style:style>
    <style:style style:name="P368" style:family="paragraph" style:parent-style-name="Standard">
      <style:paragraph-properties fo:break-before="auto" fo:line-height="115%" style:writing-mode="lr-tb"/>
    </style:style>
    <style:style style:name="P369" style:family="paragraph" style:parent-style-name="Standard">
      <style:paragraph-properties fo:break-before="auto" fo:line-height="115%" style:writing-mode="lr-tb"/>
    </style:style>
    <style:style style:name="T369_1" style:family="text"/>
    <style:style style:name="T369_2" style:family="text"/>
    <style:style style:name="T369_3" style:family="text"/>
    <style:style style:name="T369_4" style:family="text"/>
    <style:style style:name="T369_5" style:family="text"/>
    <style:style style:name="T369_6" style:family="text"/>
    <style:style style:name="T369_7" style:family="text"/>
    <style:style style:name="T369_8" style:family="text"/>
    <style:style style:name="T369_9" style:family="text"/>
    <style:style style:name="T369_10" style:family="text"/>
    <style:style style:name="T369_11" style:family="text"/>
    <style:style style:name="T369_12" style:family="text"/>
    <style:style style:name="T369_13" style:family="text"/>
    <style:style style:name="T369_14" style:family="text"/>
    <style:style style:name="T369_15" style:family="text"/>
    <style:style style:name="T369_16" style:family="text"/>
    <style:style style:name="T369_17" style:family="text"/>
    <style:style style:name="T369_18" style:family="text"/>
    <style:style style:name="T369_19" style:family="text"/>
    <style:style style:name="T369_20" style:family="text"/>
    <style:style style:name="T369_21" style:family="text"/>
    <style:style style:name="T369_22" style:family="text"/>
    <style:style style:name="T369_23" style:family="text"/>
    <style:style style:name="T369_24" style:family="text"/>
    <style:style style:name="T369_25" style:family="text"/>
    <style:style style:name="T369_26" style:family="text"/>
    <style:style style:name="T369_27" style:family="text"/>
    <style:style style:name="T369_28" style:family="text"/>
    <style:style style:name="T369_29" style:family="text"/>
    <style:style style:name="T369_30" style:family="text"/>
    <style:style style:name="T369_31" style:family="text"/>
    <style:style style:name="T369_32" style:family="text"/>
    <style:style style:name="T369_33" style:family="text"/>
    <style:style style:name="T369_34" style:family="text"/>
    <style:style style:name="T369_35" style:family="text"/>
    <style:style style:name="T369_36" style:family="text"/>
    <style:style style:name="T369_37" style:family="text"/>
    <style:style style:name="T369_38" style:family="text"/>
    <style:style style:name="T369_39" style:family="text"/>
    <style:style style:name="T369_40" style:family="text"/>
    <style:style style:name="T369_41" style:family="text"/>
    <style:style style:name="T369_42" style:family="text"/>
    <style:style style:name="T369_43" style:family="text"/>
    <style:style style:name="T369_44" style:family="text"/>
    <style:style style:name="T369_45" style:family="text"/>
    <style:style style:name="T369_46" style:family="text"/>
    <style:style style:name="T369_47" style:family="text"/>
    <style:style style:name="T369_48" style:family="text"/>
    <style:style style:name="T369_49" style:family="text"/>
    <style:style style:name="T369_50" style:family="text"/>
    <style:style style:name="P370" style:family="paragraph" style:parent-style-name="Standard">
      <style:paragraph-properties fo:break-before="auto" fo:line-height="115%" style:writing-mode="lr-tb"/>
    </style:style>
    <style:style style:name="P371" style:family="paragraph" style:parent-style-name="Standard">
      <style:paragraph-properties fo:break-before="auto" fo:line-height="115%" style:writing-mode="lr-tb"/>
    </style:style>
    <style:style style:name="P372" style:family="paragraph" style:parent-style-name="Standard">
      <style:paragraph-properties fo:break-before="auto" fo:line-height="115%" style:writing-mode="lr-tb"/>
    </style:style>
    <style:style style:name="T372_1" style:family="text"/>
    <style:style style:name="T372_2" style:family="text"/>
    <style:style style:name="T372_3" style:family="text"/>
    <style:style style:name="T372_4" style:family="text"/>
    <style:style style:name="T372_5" style:family="text"/>
    <style:style style:name="T372_6" style:family="text"/>
    <style:style style:name="T372_7" style:family="text"/>
    <style:style style:name="T372_8" style:family="text"/>
    <style:style style:name="T372_9" style:family="text"/>
    <style:style style:name="T372_10" style:family="text"/>
    <style:style style:name="T372_11" style:family="text"/>
    <style:style style:name="T372_12" style:family="text"/>
    <style:style style:name="T372_13" style:family="text"/>
    <style:style style:name="T372_14" style:family="text"/>
    <style:style style:name="T372_15" style:family="text"/>
    <style:style style:name="T372_16" style:family="text"/>
    <style:style style:name="T372_17" style:family="text"/>
    <style:style style:name="T372_18" style:family="text"/>
    <style:style style:name="T372_19" style:family="text"/>
    <style:style style:name="T372_20" style:family="text"/>
    <style:style style:name="T372_21" style:family="text"/>
    <style:style style:name="T372_22" style:family="text"/>
    <style:style style:name="T372_23" style:family="text"/>
    <style:style style:name="T372_24" style:family="text"/>
    <style:style style:name="T372_25" style:family="text"/>
    <style:style style:name="T372_26" style:family="text"/>
    <style:style style:name="T372_27" style:family="text"/>
    <style:style style:name="T372_28" style:family="text"/>
    <style:style style:name="T372_29" style:family="text"/>
    <style:style style:name="T372_30" style:family="text"/>
    <style:style style:name="T372_31" style:family="text"/>
    <style:style style:name="T372_32" style:family="text"/>
    <style:style style:name="T372_33" style:family="text"/>
    <style:style style:name="T372_34" style:family="text"/>
    <style:style style:name="T372_35" style:family="text"/>
    <style:style style:name="T372_36" style:family="text"/>
    <style:style style:name="T372_37" style:family="text"/>
    <style:style style:name="T372_38" style:family="text"/>
    <style:style style:name="T372_39" style:family="text"/>
    <style:style style:name="T372_40" style:family="text"/>
    <style:style style:name="T372_41" style:family="text"/>
    <style:style style:name="T372_42" style:family="text"/>
    <style:style style:name="T372_43" style:family="text"/>
    <style:style style:name="T372_44" style:family="text"/>
    <style:style style:name="T372_45" style:family="text"/>
    <style:style style:name="T372_46" style:family="text"/>
    <style:style style:name="P373" style:family="paragraph" style:parent-style-name="Standard">
      <style:paragraph-properties fo:break-before="auto" fo:line-height="115%" style:writing-mode="lr-tb"/>
    </style:style>
    <style:style style:name="P374" style:family="paragraph" style:parent-style-name="Heading_20_1">
      <style:paragraph-properties fo:break-before="auto" fo:line-height="115%" style:writing-mode="lr-tb"/>
    </style:style>
    <style:style style:name="T374_1" style:family="text"/>
    <style:style style:name="T374_2" style:family="text"/>
    <style:style style:name="T374_3" style:family="text"/>
    <style:style style:name="T374_4" style:family="text"/>
    <style:style style:name="T374_5" style:family="text"/>
    <style:style style:name="T374_6" style:family="text"/>
    <style:style style:name="T374_7" style:family="text"/>
    <style:style style:name="T374_8" style:family="text"/>
    <style:style style:name="T374_9" style:family="text"/>
    <style:style style:name="P375" style:family="paragraph" style:parent-style-name="Standard">
      <style:paragraph-properties fo:break-before="auto" fo:line-height="115%" style:writing-mode="lr-tb"/>
    </style:style>
    <style:style style:name="P376" style:family="paragraph" style:parent-style-name="Standard">
      <style:paragraph-properties fo:break-before="auto" fo:line-height="115%" style:writing-mode="lr-tb"/>
    </style:style>
    <style:style style:name="T376_1" style:family="text"/>
    <style:style style:name="T376_2" style:family="text"/>
    <style:style style:name="T376_3" style:family="text"/>
    <style:style style:name="T376_4" style:family="text"/>
    <style:style style:name="T376_5" style:family="text"/>
    <style:style style:name="T376_6" style:family="text"/>
    <style:style style:name="P377" style:family="paragraph" style:parent-style-name="Standard">
      <style:paragraph-properties fo:break-before="auto" fo:line-height="115%" style:writing-mode="lr-tb"/>
    </style:style>
    <style:style style:name="P378" style:family="paragraph" style:parent-style-name="Standard">
      <style:paragraph-properties fo:break-before="auto" fo:line-height="115%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P379" style:family="paragraph" style:parent-style-name="Standard">
      <style:paragraph-properties fo:break-before="auto" fo:line-height="115%" style:writing-mode="lr-tb"/>
    </style:style>
    <style:style style:name="P380" style:family="paragraph" style:parent-style-name="Standard">
      <style:paragraph-properties fo:break-before="auto" fo:line-height="115%" style:writing-mode="lr-tb"/>
    </style:style>
    <style:style style:name="T380_1" style:family="text"/>
    <style:style style:name="T380_2" style:family="text"/>
    <style:style style:name="T380_3" style:family="text"/>
    <style:style style:name="T380_4" style:family="text"/>
    <style:style style:name="T380_5" style:family="text"/>
    <style:style style:name="T380_6" style:family="text"/>
    <style:style style:name="T380_7" style:family="text"/>
    <style:style style:name="T380_8" style:family="text"/>
    <style:style style:name="P381" style:family="paragraph" style:parent-style-name="Standard">
      <style:paragraph-properties fo:break-before="auto" fo:line-height="115%" style:writing-mode="lr-tb"/>
    </style:style>
    <style:style style:name="P382" style:family="paragraph" style:parent-style-name="Standard">
      <style:paragraph-properties fo:break-before="auto" fo:line-height="115%" style:writing-mode="lr-tb"/>
    </style:style>
    <style:style style:name="T382_1" style:family="text"/>
    <style:style style:name="T382_2" style:family="text"/>
    <style:style style:name="T382_3" style:family="text"/>
    <style:style style:name="T382_4" style:family="text"/>
    <style:style style:name="T382_5" style:family="text"/>
    <style:style style:name="T382_6" style:family="text"/>
    <style:style style:name="T382_7" style:family="text"/>
    <style:style style:name="T382_8" style:family="text"/>
    <style:style style:name="T382_9" style:family="text"/>
    <style:style style:name="T382_10" style:family="text"/>
    <style:style style:name="T382_11" style:family="text"/>
    <style:style style:name="T382_12" style:family="text"/>
    <style:style style:name="P383" style:family="paragraph" style:parent-style-name="Standard">
      <style:paragraph-properties fo:break-before="auto" fo:line-height="115%" style:writing-mode="lr-tb"/>
    </style:style>
    <style:style style:name="P384" style:family="paragraph" style:parent-style-name="Standard">
      <style:paragraph-properties fo:break-before="auto" fo:line-height="115%" style:writing-mode="lr-tb"/>
    </style:style>
    <style:style style:name="T384_1" style:family="text"/>
    <style:style style:name="T384_2" style:family="text"/>
    <style:style style:name="T384_3" style:family="text"/>
    <style:style style:name="T384_4" style:family="text"/>
    <style:style style:name="T384_5" style:family="text"/>
    <style:style style:name="T384_6" style:family="text"/>
    <style:style style:name="T384_7" style:family="text"/>
    <style:style style:name="T384_8" style:family="text"/>
    <style:style style:name="T384_9" style:family="text"/>
    <style:style style:name="T384_10" style:family="text"/>
    <style:style style:name="T384_11" style:family="text"/>
    <style:style style:name="T384_12" style:family="text"/>
    <style:style style:name="T384_13" style:family="text"/>
    <style:style style:name="T384_14" style:family="text"/>
    <style:style style:name="T384_15" style:family="text"/>
    <style:style style:name="T384_16" style:family="text"/>
    <style:style style:name="T384_17" style:family="text"/>
    <style:style style:name="T384_18" style:family="text"/>
    <style:style style:name="T384_19" style:family="text"/>
    <style:style style:name="P385" style:family="paragraph" style:parent-style-name="Standard">
      <style:paragraph-properties fo:break-before="auto" fo:line-height="115%" style:writing-mode="lr-tb"/>
    </style:style>
    <style:style style:name="P386" style:family="paragraph" style:parent-style-name="Standard">
      <style:paragraph-properties fo:break-before="auto" fo:line-height="115%" style:writing-mode="lr-tb"/>
    </style:style>
    <style:style style:name="T386_1" style:family="text"/>
    <style:style style:name="T386_2" style:family="text"/>
    <style:style style:name="T386_3" style:family="text"/>
    <style:style style:name="T386_4" style:family="text"/>
    <style:style style:name="T386_5" style:family="text"/>
    <style:style style:name="T386_6" style:family="text"/>
    <style:style style:name="T386_7" style:family="text"/>
    <style:style style:name="T386_8" style:family="text"/>
    <style:style style:name="T386_9" style:family="text"/>
    <style:style style:name="T386_10" style:family="text"/>
    <style:style style:name="T386_11" style:family="text"/>
    <style:style style:name="P387" style:family="paragraph" style:parent-style-name="Standard">
      <style:paragraph-properties fo:break-before="auto" fo:line-height="115%" style:writing-mode="lr-tb"/>
    </style:style>
    <style:style style:name="P388" style:family="paragraph" style:parent-style-name="Standard">
      <style:paragraph-properties fo:break-before="auto" fo:line-height="115%" style:writing-mode="lr-tb"/>
    </style:style>
    <style:style style:name="T388_1" style:family="text"/>
    <style:style style:name="P389" style:family="paragraph" style:parent-style-name="Standard">
      <style:paragraph-properties fo:break-before="auto" fo:line-height="115%" style:writing-mode="lr-tb"/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T389_5" style:family="text"/>
    <style:style style:name="P390" style:family="paragraph" style:parent-style-name="Standard">
      <style:paragraph-properties fo:break-before="auto" fo:line-height="115%" style:writing-mode="lr-tb"/>
    </style:style>
    <style:style style:name="T390_1" style:family="text"/>
    <style:style style:name="T390_2" style:family="text">
      <style:text-properties fo:color="#1155cc" style:text-underline-style="solid" style:text-underline-color="font-color"/>
    </style:style>
    <style:style style:name="T390_3" style:family="text"/>
    <style:style style:name="T390_4" style:family="text">
      <style:text-properties fo:color="#1155cc" style:text-underline-style="solid" style:text-underline-color="font-color"/>
    </style:style>
    <style:style style:name="T390_5" style:family="text"/>
    <style:style style:name="T390_6" style:family="text">
      <style:text-properties fo:color="#1155cc" style:text-underline-style="solid" style:text-underline-color="font-color"/>
    </style:style>
    <style:style style:name="T390_7" style:family="text"/>
    <style:style style:name="T390_8" style:family="text">
      <style:text-properties fo:color="#1155cc" style:text-underline-style="solid" style:text-underline-color="font-color"/>
    </style:style>
    <style:style style:name="T390_9" style:family="text"/>
    <style:style style:name="T390_10" style:family="text">
      <style:text-properties fo:color="#1155cc" style:text-underline-style="solid" style:text-underline-color="font-color"/>
    </style:style>
    <style:style style:name="P39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39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ncwoceanvyu0"/><text:bookmark-end text:name="h.ncwoceanvyu0"/><text:span text:style-name="T1_1">Pygames</text:span><text:span text:style-name="T1_2"><text:s/></text:span><text:span text:style-name="T1_3">y</text:span><text:span text:style-name="T1_4"><text:s/></text:span><text:span text:style-name="T1_5">Python</text:span></text:p>
      <text:p text:style-name="P2"><text:bookmark-start text:name="h.vhjdtbnguzvu"/><text:bookmark-end text:name="h.vhjdtbnguzvu"/><text:span text:style-name="T2_1">El</text:span><text:span text:style-name="T2_2"><text:s/></text:span><text:span text:style-name="T2_3">regreso</text:span><text:span text:style-name="T2_4"><text:s/></text:span><text:span text:style-name="T2_5">a</text:span><text:span text:style-name="T2_6"><text:s/></text:span><text:span text:style-name="T2_7">la</text:span><text:span text:style-name="T2_8"><text:s/></text:span><text:span text:style-name="T2_9">parte</text:span><text:span text:style-name="T2_10"><text:s/></text:span><text:span text:style-name="T2_11">divertida</text:span><text:span text:style-name="T2_12"><text:s/></text:span><text:span text:style-name="T2_13">de</text:span><text:span text:style-name="T2_14"><text:s/></text:span><text:span text:style-name="T2_15">la</text:span><text:span text:style-name="T2_16"><text:s/></text:span><text:span text:style-name="T2_17">programación</text:span></text:p>
      <text:p text:style-name="P3"/>
      <text:p text:style-name="P4"><text:span text:style-name="T4_1">Cosas</text:span><text:span text:style-name="T4_2"><text:s/></text:span><text:span text:style-name="T4_3">auxiliares</text:span><text:span text:style-name="T4_4"><text:s/></text:span><text:span text:style-name="T4_5">que</text:span><text:span text:style-name="T4_6"><text:s/></text:span><text:span text:style-name="T4_7">se</text:span><text:span text:style-name="T4_8"><text:s/></text:span><text:span text:style-name="T4_9">necesitan</text:span><text:span text:style-name="T4_10"><text:s/></text:span><text:span text:style-name="T4_11">para</text:span><text:span text:style-name="T4_12"><text:s/></text:span><text:span text:style-name="T4_13">esta</text:span><text:span text:style-name="T4_14"><text:s/></text:span><text:span text:style-name="T4_15">presentación</text:span><text:span text:style-name="T4_16">:</text:span></text:p>
      <text:list text:style-name="LS1" xml:id="list0">
        <text:list-item>
          <text:p text:style-name="P5"><text:span text:style-name="T5_1">Laptop</text:span><text:span text:style-name="T5_2">,<text:s/></text:span><text:span text:style-name="T5_3">que</text:span><text:span text:style-name="T5_4"><text:s/></text:span><text:span text:style-name="T5_5">la</text:span><text:span text:style-name="T5_6"><text:s/></text:span><text:span text:style-name="T5_7">pongo</text:span><text:span text:style-name="T5_8"><text:s/></text:span><text:span text:style-name="T5_9">yo</text:span><text:span text:style-name="T5_10">.</text:span></text:p>
        </text:list-item>
        <text:list-item>
          <text:p text:style-name="P6"><text:span text:style-name="T6_1">Una</text:span><text:span text:style-name="T6_2"><text:s/></text:span><text:span text:style-name="T6_3">toma</text:span><text:span text:style-name="T6_4"><text:s/></text:span><text:span text:style-name="T6_5">de</text:span><text:span text:style-name="T6_6"><text:s/></text:span><text:span text:style-name="T6_7">corriente</text:span><text:span text:style-name="T6_8"><text:s/></text:span><text:span text:style-name="T6_9">donde</text:span><text:span text:style-name="T6_10"><text:s/></text:span><text:span text:style-name="T6_11">conectar</text:span><text:span text:style-name="T6_12"><text:s/></text:span><text:span text:style-name="T6_13">la</text:span><text:span text:style-name="T6_14"><text:s/></text:span><text:span text:style-name="T6_15">laptop</text:span><text:span text:style-name="T6_16">,<text:s/></text:span><text:span text:style-name="T6_17">por</text:span><text:span text:style-name="T6_18"><text:s/></text:span><text:span text:style-name="T6_19">si</text:span><text:span text:style-name="T6_20"><text:s/></text:span><text:span text:style-name="T6_21">está</text:span><text:span text:style-name="T6_22"><text:s/></text:span><text:span text:style-name="T6_23">descargada</text:span><text:span text:style-name="T6_24">.</text:span></text:p>
        </text:list-item>
        <text:list-item>
          <text:p text:style-name="P7"><text:span text:style-name="T7_1">Un</text:span><text:span text:style-name="T7_2"><text:s/></text:span><text:span text:style-name="T7_3">escritorio</text:span><text:span text:style-name="T7_4"><text:s/></text:span><text:span text:style-name="T7_5">o</text:span><text:span text:style-name="T7_6"><text:s/></text:span><text:span text:style-name="T7_7">una</text:span><text:span text:style-name="T7_8"><text:s/></text:span><text:span text:style-name="T7_9">cuestión</text:span><text:span text:style-name="T7_10"><text:s/></text:span><text:span text:style-name="T7_11">donde</text:span><text:span text:style-name="T7_12"><text:s/></text:span><text:span text:style-name="T7_13">poner</text:span><text:span text:style-name="T7_14"><text:s/></text:span><text:span text:style-name="T7_15">la</text:span><text:span text:style-name="T7_16"><text:s/></text:span><text:span text:style-name="T7_17">laptop</text:span><text:span text:style-name="T7_18">.</text:span></text:p>
        </text:list-item>
        <text:list-item>
          <text:p text:style-name="P8"><text:span text:style-name="T8_1">Sistema</text:span><text:span text:style-name="T8_2"><text:s/></text:span><text:span text:style-name="T8_3">de</text:span><text:span text:style-name="T8_4"><text:s/></text:span><text:span text:style-name="T8_5">sonido</text:span><text:span text:style-name="T8_6">,<text:s/></text:span><text:span text:style-name="T8_7">un</text:span><text:span text:style-name="T8_8"><text:s/></text:span><text:span text:style-name="T8_9">cable</text:span><text:span text:style-name="T8_10"><text:s/></text:span><text:span text:style-name="T8_11">de</text:span><text:span text:style-name="T8_12"><text:s/></text:span><text:span text:style-name="T8_13">audio</text:span><text:span text:style-name="T8_14"><text:s/></text:span><text:span text:style-name="T8_15">y</text:span><text:span text:style-name="T8_16"><text:s/></text:span><text:span text:style-name="T8_17">un</text:span><text:span text:style-name="T8_18"><text:s/></text:span><text:span text:style-name="T8_19">par</text:span><text:span text:style-name="T8_20"><text:s/></text:span><text:span text:style-name="T8_21">de</text:span><text:span text:style-name="T8_22"><text:s/></text:span><text:span text:style-name="T8_23">bocinas</text:span><text:span text:style-name="T8_24"><text:s/></text:span><text:span text:style-name="T8_25">que</text:span><text:span text:style-name="T8_26"><text:s/></text:span><text:span text:style-name="T8_27">se</text:span><text:span text:style-name="T8_28"><text:s/></text:span><text:span text:style-name="T8_29">escuchen</text:span><text:span text:style-name="T8_30"><text:s/></text:span><text:span text:style-name="T8_31">en</text:span><text:span text:style-name="T8_32"><text:s/></text:span><text:span text:style-name="T8_33">el</text:span><text:span text:style-name="T8_34"><text:s/></text:span><text:span text:style-name="T8_35">lugar</text:span><text:span text:style-name="T8_36">.</text:span></text:p>
        </text:list-item>
        <text:list-item>
          <text:p text:style-name="P9"><text:span text:style-name="T9_1">Un</text:span><text:span text:style-name="T9_2"><text:s/></text:span><text:span text:style-name="T9_3">proyector</text:span><text:span text:style-name="T9_4"><text:s/></text:span><text:span text:style-name="T9_5">o</text:span><text:span text:style-name="T9_6"><text:s/></text:span><text:span text:style-name="T9_7">una</text:span><text:span text:style-name="T9_8"><text:s/></text:span><text:span text:style-name="T9_9">pantalla</text:span><text:span text:style-name="T9_10"><text:s/></text:span><text:span text:style-name="T9_11">lo</text:span><text:span text:style-name="T9_12"><text:s/></text:span><text:span text:style-name="T9_13">suficientemente</text:span><text:span text:style-name="T9_14"><text:s/></text:span><text:span text:style-name="T9_15">grande</text:span><text:span text:style-name="T9_16">,<text:s/></text:span><text:span text:style-name="T9_17">con</text:span><text:span text:style-name="T9_18"><text:s/></text:span><text:span text:style-name="T9_19">un</text:span><text:span text:style-name="T9_20"><text:s/></text:span><text:span text:style-name="T9_21">cable</text:span><text:span text:style-name="T9_22"><text:s/></text:span><text:span text:style-name="T9_23">VGA</text:span><text:span text:style-name="T9_24"><text:s/>(</text:span><text:span text:style-name="T9_25">un</text:span><text:span text:style-name="T9_26"><text:s/></text:span><text:span text:style-name="T9_27">cable</text:span><text:span text:style-name="T9_28"><text:s/></text:span><text:span text:style-name="T9_29">de</text:span><text:span text:style-name="T9_30"><text:s/></text:span><text:span text:style-name="T9_31">monitor</text:span><text:span text:style-name="T9_32"><text:s/></text:span><text:span text:style-name="T9_33">viejo</text:span><text:span text:style-name="T9_34"><text:s/></text:span><text:span text:style-name="T9_35">DE</text:span><text:span text:style-name="T9_36">15)</text:span></text:p>
        </text:list-item>
        <text:list-item>
          <text:p text:style-name="P10"><text:span text:style-name="T10_1">Que</text:span><text:span text:style-name="T10_2"><text:s/></text:span><text:span text:style-name="T10_3">los</text:span><text:span text:style-name="T10_4"><text:s/></text:span><text:span text:style-name="T10_5">asistentes</text:span><text:span text:style-name="T10_6"><text:s/></text:span><text:span text:style-name="T10_7">tengan</text:span><text:span text:style-name="T10_8"><text:s/></text:span><text:span text:style-name="T10_9">un</text:span><text:span text:style-name="T10_10"><text:s/></text:span><text:span text:style-name="T10_11">conocimiento</text:span><text:span text:style-name="T10_12"><text:s/></text:span><text:span text:style-name="T10_13">mínimo</text:span><text:span text:style-name="T10_14"><text:s/></text:span><text:span text:style-name="T10_15">de</text:span><text:span text:style-name="T10_16"><text:s/></text:span><text:span text:style-name="T10_17">programación</text:span><text:span text:style-name="T10_18"><text:s/></text:span><text:span text:style-name="T10_19">y</text:span><text:span text:style-name="T10_20"><text:s/></text:span><text:span text:style-name="T10_21">que</text:span><text:span text:style-name="T10_22"><text:s/></text:span><text:span text:style-name="T10_23">se</text:span><text:span text:style-name="T10_24"><text:s/></text:span><text:span text:style-name="T10_25">hayan</text:span><text:span text:style-name="T10_26"><text:s/></text:span><text:span text:style-name="T10_27">iniciado</text:span><text:span text:style-name="T10_28"><text:s/></text:span><text:span text:style-name="T10_29">en</text:span><text:span text:style-name="T10_30"><text:s/></text:span><text:span text:style-name="T10_31">python</text:span><text:span text:style-name="T10_32">.</text:span></text:p>
        </text:list-item>
        <text:list-item>
          <text:p text:style-name="P11"><text:span text:style-name="T11_1">Una</text:span><text:span text:style-name="T11_2"><text:s/></text:span><text:span text:style-name="T11_3">botellita</text:span><text:span text:style-name="T11_4"><text:s/></text:span><text:span text:style-name="T11_5">de</text:span><text:span text:style-name="T11_6"><text:s/></text:span><text:span text:style-name="T11_7">agua</text:span><text:span text:style-name="T11_8"><text:s/>:</text:span><text:span text:style-name="T11_9">P</text:span></text:p>
        </text:list-item>
      </text:list>
      <text:p text:style-name="P12"/>
      <text:h text:style-name="P13" text:outline-level="10"><text:bookmark-start text:name="h.sm74vjz622n"/><text:bookmark-end text:name="h.sm74vjz622n"/><text:span text:style-name="T13_1">Introducción</text:span></text:h>
      <text:p text:style-name="P14"/>
      <text:list text:style-name="LS2" xml:id="list7">
        <text:list-item>
          <text:p text:style-name="P15"><text:span text:style-name="T15_1">Quien</text:span><text:span text:style-name="T15_2"><text:s/></text:span><text:span text:style-name="T15_3">soy</text:span><text:span text:style-name="T15_4"><text:s/></text:span><text:span text:style-name="T15_5">yo</text:span><text:span text:style-name="T15_6">,<text:s/></text:span><text:span text:style-name="T15_7">de</text:span><text:span text:style-name="T15_8"><text:s/></text:span><text:span text:style-name="T15_9">donde</text:span><text:span text:style-name="T15_10"><text:s/></text:span><text:span text:style-name="T15_11">vengo</text:span><text:span text:style-name="T15_12"><text:s/></text:span><text:span text:style-name="T15_13">y</text:span><text:span text:style-name="T15_14"><text:s/></text:span><text:span text:style-name="T15_15">porque</text:span><text:span text:style-name="T15_16"><text:s/></text:span><text:span text:style-name="T15_17">creo</text:span><text:span text:style-name="T15_18"><text:s/></text:span><text:span text:style-name="T15_19">yo</text:span><text:span text:style-name="T15_20"><text:s/></text:span><text:span text:style-name="T15_21">que</text:span><text:span text:style-name="T15_22"><text:s/></text:span><text:span text:style-name="T15_23">estoy</text:span><text:span text:style-name="T15_24"><text:s/></text:span><text:span text:style-name="T15_25">aquí</text:span><text:span text:style-name="T15_26"><text:s/>…</text:span></text:p>
          <text:list>
            <text:list-item>
              <text:p text:style-name="P16"><text:span text:style-name="T16_1">Soy</text:span><text:span text:style-name="T16_2"><text:s/></text:span><text:span text:style-name="T16_3">Pablo</text:span><text:span text:style-name="T16_4"><text:s/></text:span><text:span text:style-name="T16_5">Mercader</text:span><text:span text:style-name="T16_6"><text:s/></text:span><text:span text:style-name="T16_7">Alcántara</text:span><text:span text:style-name="T16_8">,<text:s/></text:span><text:span text:style-name="T16_9">técnico</text:span><text:span text:style-name="T16_10"><text:s/></text:span><text:span text:style-name="T16_11">en</text:span><text:span text:style-name="T16_12"><text:s/></text:span><text:span text:style-name="T16_13">informática</text:span><text:span text:style-name="T16_14"><text:s/></text:span><text:span text:style-name="T16_15">por</text:span><text:span text:style-name="T16_16"><text:s/></text:span><text:span text:style-name="T16_17">ITESA</text:span><text:span text:style-name="T16_18"><text:s/></text:span><text:span text:style-name="T16_19">y</text:span><text:span text:style-name="T16_20"><text:s/></text:span><text:span text:style-name="T16_21">recientemente</text:span><text:span text:style-name="T16_22"><text:s/></text:span><text:span text:style-name="T16_23">Ingeniero</text:span><text:span text:style-name="T16_24"><text:s/></text:span><text:span text:style-name="T16_25">Electrónico</text:span><text:span text:style-name="T16_26"><text:s/></text:span><text:span text:style-name="T16_27">por</text:span><text:span text:style-name="T16_28"><text:s/></text:span><text:span text:style-name="T16_29">APEC</text:span><text:span text:style-name="T16_30">,<text:s/></text:span><text:span text:style-name="T16_31">soy</text:span><text:span text:style-name="T16_32"><text:s/></text:span><text:span text:style-name="T16_33">fanático</text:span><text:span text:style-name="T16_34"><text:s/></text:span><text:span text:style-name="T16_35">de</text:span><text:span text:style-name="T16_36"><text:s/></text:span><text:span text:style-name="T16_37">las</text:span><text:span text:style-name="T16_38"><text:s/></text:span><text:span text:style-name="T16_39">máquinas</text:span><text:span text:style-name="T16_40"><text:s/></text:span><text:span text:style-name="T16_41">y</text:span><text:span text:style-name="T16_42"><text:s/></text:span><text:span text:style-name="T16_43">como</text:span><text:span text:style-name="T16_44"><text:s/></text:span><text:span text:style-name="T16_45">muchas</text:span><text:span text:style-name="T16_46"><text:s/></text:span><text:span text:style-name="T16_47">personas</text:span><text:span text:style-name="T16_48"><text:s/></text:span><text:span text:style-name="T16_49">del</text:span><text:span text:style-name="T16_50"><text:s/></text:span><text:span text:style-name="T16_51">mundo</text:span><text:span text:style-name="T16_52"><text:s/></text:span><text:span text:style-name="T16_53">de</text:span><text:span text:style-name="T16_54"><text:s/></text:span><text:span text:style-name="T16_55">la</text:span><text:span text:style-name="T16_56"><text:s/></text:span><text:span text:style-name="T16_57">tecnología</text:span><text:span text:style-name="T16_58"><text:s/></text:span><text:span text:style-name="T16_59">entre</text:span><text:span text:style-name="T16_60"><text:s/></text:span><text:span text:style-name="T16_61">a</text:span><text:span text:style-name="T16_62"><text:s/></text:span><text:span text:style-name="T16_63">ella</text:span><text:span text:style-name="T16_64"><text:s/></text:span><text:span text:style-name="T16_65">por</text:span><text:span text:style-name="T16_66"><text:s/></text:span><text:span text:style-name="T16_67">los</text:span><text:span text:style-name="T16_68"><text:s/></text:span><text:span text:style-name="T16_69">juegos</text:span><text:span text:style-name="T16_70">.<text:s/></text:span><text:span text:style-name="T16_71">Hace</text:span><text:span text:style-name="T16_72"><text:s/></text:span><text:span text:style-name="T16_73">algunos</text:span><text:span text:style-name="T16_74"><text:s/></text:span><text:span text:style-name="T16_75">años</text:span><text:span text:style-name="T16_76"><text:s/></text:span><text:span text:style-name="T16_77">conocí</text:span><text:span text:style-name="T16_78"><text:s/></text:span><text:span text:style-name="T16_79">python</text:span><text:span text:style-name="T16_80"><text:s/></text:span><text:span text:style-name="T16_81">y</text:span><text:span text:style-name="T16_82"><text:s/></text:span><text:span text:style-name="T16_83">luego</text:span><text:span text:style-name="T16_84"><text:s/></text:span><text:span text:style-name="T16_85">pygame</text:span><text:span text:style-name="T16_86"><text:s/></text:span><text:span text:style-name="T16_87">y</text:span><text:span text:style-name="T16_88"><text:s/></text:span><text:span text:style-name="T16_89">me</text:span><text:span text:style-name="T16_90"><text:s/></text:span><text:span text:style-name="T16_91">parece</text:span><text:span text:style-name="T16_92"><text:s/></text:span><text:span text:style-name="T16_93">que</text:span><text:span text:style-name="T16_94"><text:s/></text:span><text:span text:style-name="T16_95">son</text:span><text:span text:style-name="T16_96"><text:s/></text:span><text:span text:style-name="T16_97">un</text:span><text:span text:style-name="T16_98"><text:s/></text:span><text:span text:style-name="T16_99">combo</text:span><text:span text:style-name="T16_100"><text:s/></text:span><text:span text:style-name="T16_101">muy</text:span><text:span text:style-name="T16_102"><text:s/></text:span><text:span text:style-name="T16_103">bueno</text:span><text:span text:style-name="T16_104"><text:s/></text:span><text:span text:style-name="T16_105">para</text:span><text:span text:style-name="T16_106"><text:s/></text:span><text:span text:style-name="T16_107">introducir</text:span><text:span text:style-name="T16_108"><text:s/></text:span><text:span text:style-name="T16_109">a</text:span><text:span text:style-name="T16_110"><text:s/></text:span><text:span text:style-name="T16_111">los</text:span><text:span text:style-name="T16_112"><text:s/></text:span><text:span text:style-name="T16_113">programadores</text:span><text:span text:style-name="T16_114"><text:s/></text:span><text:span text:style-name="T16_115">al</text:span><text:span text:style-name="T16_116"><text:s/></text:span><text:span text:style-name="T16_117">mundo</text:span><text:span text:style-name="T16_118"><text:s/></text:span><text:span text:style-name="T16_119">de</text:span><text:span text:style-name="T16_120"><text:s/></text:span><text:span text:style-name="T16_121">python</text:span><text:span text:style-name="T16_122"><text:s/></text:span><text:span text:style-name="T16_123">y</text:span><text:span text:style-name="T16_124"><text:s/></text:span><text:span text:style-name="T16_125">de</text:span><text:span text:style-name="T16_126"><text:s/></text:span><text:span text:style-name="T16_127">los</text:span><text:span text:style-name="T16_128"><text:s/></text:span><text:span text:style-name="T16_129">juegos</text:span><text:span text:style-name="T16_130"><text:s/></text:span><text:span text:style-name="T16_131">de</text:span><text:span text:style-name="T16_132"><text:s/></text:span><text:span text:style-name="T16_133">computadora</text:span><text:span text:style-name="T16_134">.</text:span></text:p>
            </text:list-item>
          </text:list>
        </text:list-item>
        <text:list-item>
          <text:p text:style-name="P17"><text:span text:style-name="T17_1">Hablar</text:span><text:span text:style-name="T17_2"><text:s/></text:span><text:span text:style-name="T17_3">un</text:span><text:span text:style-name="T17_4"><text:s/></text:span><text:span text:style-name="T17_5">poquito</text:span><text:span text:style-name="T17_6"><text:s/></text:span><text:span text:style-name="T17_7">de</text:span><text:span text:style-name="T17_8"><text:s/></text:span><text:span text:style-name="T17_9">python</text:span><text:span text:style-name="T17_10">,<text:s/></text:span><text:span text:style-name="T17_11">no</text:span><text:span text:style-name="T17_12"><text:s/></text:span><text:span text:style-name="T17_13">demasiado</text:span><text:span text:style-name="T17_14"><text:s/></text:span><text:span text:style-name="T17_15">si</text:span><text:span text:style-name="T17_16"><text:s/></text:span><text:span text:style-name="T17_17">alguien</text:span><text:span text:style-name="T17_18"><text:s/></text:span><text:span text:style-name="T17_19">elige</text:span><text:span text:style-name="T17_20"><text:s/></text:span><text:span text:style-name="T17_21">la</text:span><text:span text:style-name="T17_22"><text:s/></text:span><text:span text:style-name="T17_23">charla</text:span><text:span text:style-name="T17_24"><text:s/></text:span><text:span text:style-name="T17_25">es</text:span><text:span text:style-name="T17_26"><text:s/></text:span><text:span text:style-name="T17_27">porque</text:span><text:span text:style-name="T17_28"><text:s/></text:span><text:span text:style-name="T17_29">ya</text:span><text:span text:style-name="T17_30"><text:s/></text:span><text:span text:style-name="T17_31">conoce</text:span><text:span text:style-name="T17_32"><text:s/></text:span><text:span text:style-name="T17_33">más</text:span><text:span text:style-name="T17_34"><text:s/></text:span><text:span text:style-name="T17_35">o</text:span><text:span text:style-name="T17_36"><text:s/></text:span><text:span text:style-name="T17_37">menos</text:span><text:span text:style-name="T17_38"><text:s/></text:span><text:span text:style-name="T17_39">qué</text:span><text:span text:style-name="T17_40"><text:s/></text:span><text:span text:style-name="T17_41">es</text:span><text:span text:style-name="T17_42"><text:s/></text:span><text:span text:style-name="T17_43">python</text:span><text:span text:style-name="T17_44">.</text:span></text:p>
          <text:list>
            <text:list-item>
              <text:p text:style-name="P18"><text:span text:style-name="T18_1">Python</text:span><text:span text:style-name="T18_2"><text:s/></text:span><text:span text:style-name="T18_3">es</text:span><text:span text:style-name="T18_4"><text:s/></text:span><text:span text:style-name="T18_5">mi</text:span><text:span text:style-name="T18_6"><text:s/></text:span><text:span text:style-name="T18_7">lenguaje</text:span><text:span text:style-name="T18_8"><text:s/></text:span><text:span text:style-name="T18_9">favorito</text:span><text:span text:style-name="T18_10"><text:s/></text:span><text:span text:style-name="T18_11">hasta</text:span><text:span text:style-name="T18_12"><text:s/></text:span><text:span text:style-name="T18_13">el</text:span><text:span text:style-name="T18_14"><text:s/></text:span><text:span text:style-name="T18_15">momento</text:span><text:span text:style-name="T18_16">.<text:s/></text:span><text:span text:style-name="T18_17">Yo</text:span><text:span text:style-name="T18_18"><text:s/></text:span><text:span text:style-name="T18_19">soy</text:span><text:span text:style-name="T18_20"><text:s/></text:span><text:span text:style-name="T18_21">apenas</text:span><text:span text:style-name="T18_22"><text:s/></text:span><text:span text:style-name="T18_23">un</text:span><text:span text:style-name="T18_24"><text:s/></text:span><text:span text:style-name="T18_25">fanboy</text:span><text:span text:style-name="T18_26"><text:s/></text:span><text:span text:style-name="T18_27">de</text:span><text:span text:style-name="T18_28"><text:s/></text:span><text:span text:style-name="T18_29">python</text:span><text:span text:style-name="T18_30">,<text:s/></text:span><text:span text:style-name="T18_31">pero</text:span><text:span text:style-name="T18_32"><text:s/></text:span><text:span text:style-name="T18_33">se</text:span><text:span text:style-name="T18_34"><text:s/></text:span><text:span text:style-name="T18_35">quien</text:span><text:span text:style-name="T18_36"><text:s/></text:span><text:span text:style-name="T18_37">sabe</text:span><text:span text:style-name="T18_38"><text:s/></text:span><text:span text:style-name="T18_39">y</text:span><text:span text:style-name="T18_40"><text:s/></text:span><text:span text:style-name="T18_41">donde</text:span><text:span text:style-name="T18_42"><text:s/></text:span><text:span text:style-name="T18_43">puedo</text:span><text:span text:style-name="T18_44"><text:s/></text:span><text:span text:style-name="T18_45">conseguir</text:span><text:span text:style-name="T18_46"><text:s/></text:span><text:span text:style-name="T18_47">información</text:span><text:span text:style-name="T18_48">.<text:s/></text:span><text:span text:style-name="T18_49">Lo</text:span><text:span text:style-name="T18_50"><text:s/></text:span><text:span text:style-name="T18_51">que</text:span><text:span text:style-name="T18_52"><text:s/></text:span><text:span text:style-name="T18_53">dice</text:span><text:span text:style-name="T18_54"><text:s/></text:span><text:span text:style-name="T18_55">la</text:span><text:span text:style-name="T18_56"><text:s/></text:span><text:span text:style-name="T18_57">gente</text:span><text:span text:style-name="T18_58"><text:s/></text:span><text:span text:style-name="T18_59">normalmente</text:span><text:span text:style-name="T18_60"><text:s/></text:span><text:span text:style-name="T18_61">introduciendo</text:span><text:span text:style-name="T18_62"><text:s/></text:span><text:span text:style-name="T18_63">a</text:span><text:span text:style-name="T18_64"><text:s/></text:span><text:span text:style-name="T18_65">python</text:span><text:span text:style-name="T18_66"><text:s/></text:span><text:span text:style-name="T18_67">es</text:span><text:span text:style-name="T18_68"><text:s/></text:span><text:span text:style-name="T18_69">que</text:span><text:span text:style-name="T18_70"><text:s/>"</text:span><text:span text:style-name="T18_71">python</text:span><text:span text:style-name="T18_72"><text:s/></text:span><text:span text:style-name="T18_73">es</text:span><text:span text:style-name="T18_74"><text:s/></text:span><text:span text:style-name="T18_75">un</text:span><text:span text:style-name="T18_76"><text:s/></text:span><text:span text:style-name="T18_77">lenguaje</text:span><text:span text:style-name="T18_78"><text:s/></text:span><text:span text:style-name="T18_79">de</text:span><text:span text:style-name="T18_80"><text:s/></text:span><text:span text:style-name="T18_81">programación</text:span><text:span text:style-name="T18_82"><text:s/></text:span><text:span text:style-name="T18_83">interpretado</text:span><text:span text:style-name="T18_84">,<text:s/></text:span><text:span text:style-name="T18_85">orientado</text:span><text:span text:style-name="T18_86"><text:s/></text:span><text:span text:style-name="T18_87">a</text:span><text:span text:style-name="T18_88"><text:s/></text:span><text:span text:style-name="T18_89">objetos</text:span><text:span text:style-name="T18_90"><text:s/></text:span><text:span text:style-name="T18_91">pero</text:span><text:span text:style-name="T18_92"><text:s/></text:span><text:span text:style-name="T18_93">que</text:span><text:span text:style-name="T18_94"><text:s/></text:span><text:span text:style-name="T18_95">soporta</text:span><text:span text:style-name="T18_96"><text:s/></text:span><text:span text:style-name="T18_97">programacion</text:span><text:span text:style-name="T18_98"><text:s/></text:span><text:span text:style-name="T18_99">procedural</text:span><text:span text:style-name="T18_100">,<text:s/></text:span><text:span text:style-name="T18_101">con</text:span><text:span text:style-name="T18_102"><text:s/></text:span><text:span text:style-name="T18_103">tipos</text:span><text:span text:style-name="T18_104"><text:s/></text:span><text:span text:style-name="T18_105">dinámicos</text:span><text:span text:style-name="T18_106">,<text:s/></text:span><text:span text:style-name="T18_107">con</text:span><text:span text:style-name="T18_108"><text:s/></text:span><text:span text:style-name="T18_109">una</text:span><text:span text:style-name="T18_110"><text:s/></text:span><text:span text:style-name="T18_111">extensa</text:span><text:span text:style-name="T18_112"><text:s/></text:span><text:span text:style-name="T18_113">librería</text:span><text:span text:style-name="T18_114"><text:s/></text:span><text:span text:style-name="T18_115">estándar</text:span><text:span text:style-name="T18_116">"<text:s/></text:span><text:span text:style-name="T18_117">además</text:span><text:span text:style-name="T18_118"><text:s/></text:span><text:span text:style-name="T18_119">hay</text:span><text:span text:style-name="T18_120"><text:s/></text:span><text:span text:style-name="T18_121">que</text:span><text:span text:style-name="T18_122"><text:s/></text:span><text:span text:style-name="T18_123">decir</text:span><text:span text:style-name="T18_124"><text:s/></text:span><text:span text:style-name="T18_125">que</text:span><text:span text:style-name="T18_126"><text:s/></text:span><text:span text:style-name="T18_127">posee</text:span><text:span text:style-name="T18_128"><text:s/></text:span><text:span text:style-name="T18_129">un</text:span><text:span text:style-name="T18_130"><text:s/></text:span><text:span text:style-name="T18_131">montón</text:span><text:span text:style-name="T18_132"><text:s/></text:span><text:span text:style-name="T18_133">de</text:span><text:span text:style-name="T18_134"><text:s/></text:span><text:span text:style-name="T18_135">librerías</text:span><text:span text:style-name="T18_136"><text:s/></text:span><text:span text:style-name="T18_137">y</text:span><text:span text:style-name="T18_138"><text:s/></text:span><text:span text:style-name="T18_139">frameworks</text:span><text:span text:style-name="T18_140"><text:s/></text:span><text:span text:style-name="T18_141">de</text:span><text:span text:style-name="T18_142"><text:s/></text:span><text:span text:style-name="T18_143">terceros</text:span><text:span text:style-name="T18_144">,<text:s/></text:span><text:span text:style-name="T18_145">etc</text:span></text:p>
            </text:list-item>
          </text:list>
        </text:list-item>
        <text:list-item>
          <text:p text:style-name="P19"><text:span text:style-name="T19_1">Que</text:span><text:span text:style-name="T19_2"><text:s/></text:span><text:span text:style-name="T19_3">es</text:span><text:span text:style-name="T19_4"><text:s/></text:span><text:span text:style-name="T19_5">Python</text:span><text:span text:style-name="T19_6"><text:s/></text:span><text:span text:style-name="T19_7">dominicana</text:span><text:span text:style-name="T19_8">,<text:s/></text:span><text:span text:style-name="T19_9">hablar</text:span><text:span text:style-name="T19_10"><text:s/></text:span><text:span text:style-name="T19_11">un</text:span><text:span text:style-name="T19_12"><text:s/></text:span><text:span text:style-name="T19_13">poquito</text:span><text:span text:style-name="T19_14"><text:s/></text:span><text:span text:style-name="T19_15">y</text:span><text:span text:style-name="T19_16"><text:s/></text:span><text:span text:style-name="T19_17">porque</text:span><text:span text:style-name="T19_18"><text:s/></text:span><text:span text:style-name="T19_19">es</text:span><text:span text:style-name="T19_20"><text:s/></text:span><text:span text:style-name="T19_21">importante</text:span></text:p>
          <text:list>
            <text:list-item>
              <text:p text:style-name="P20"><text:span text:style-name="T20_1">Python</text:span><text:span text:style-name="T20_2"><text:s/></text:span><text:span text:style-name="T20_3">dominicana</text:span><text:span text:style-name="T20_4"><text:s/>(</text:span><text:span text:style-name="T20_5">python</text:span><text:span text:style-name="T20_6">.</text:span><text:span text:style-name="T20_7">do</text:span><text:span text:style-name="T20_8">)<text:s/></text:span><text:span text:style-name="T20_9">es</text:span><text:span text:style-name="T20_10"><text:s/></text:span><text:span text:style-name="T20_11">un</text:span><text:span text:style-name="T20_12"><text:s/></text:span><text:span text:style-name="T20_13">grupo</text:span><text:span text:style-name="T20_14"><text:s/></text:span><text:span text:style-name="T20_15">de</text:span><text:span text:style-name="T20_16"><text:s/></text:span><text:span text:style-name="T20_17">dominicanos</text:span><text:span text:style-name="T20_18"><text:s/></text:span><text:span text:style-name="T20_19">que</text:span><text:span text:style-name="T20_20"><text:s/></text:span><text:span text:style-name="T20_21">conocen</text:span><text:span text:style-name="T20_22"><text:s/></text:span><text:span text:style-name="T20_23">los</text:span><text:span text:style-name="T20_24"><text:s/></text:span><text:span text:style-name="T20_25">beneficios</text:span><text:span text:style-name="T20_26"><text:s/></text:span><text:span text:style-name="T20_27">de</text:span><text:span text:style-name="T20_28"><text:s/></text:span><text:span text:style-name="T20_29">este</text:span><text:span text:style-name="T20_30"><text:s/></text:span><text:span text:style-name="T20_31">lenguaje</text:span><text:span text:style-name="T20_32"><text:s/></text:span><text:span text:style-name="T20_33">y</text:span><text:span text:style-name="T20_34"><text:s/></text:span><text:span text:style-name="T20_35">que</text:span><text:span text:style-name="T20_36"><text:s/></text:span><text:span text:style-name="T20_37">están</text:span><text:span text:style-name="T20_38"><text:s/></text:span><text:span text:style-name="T20_39">enfocadas</text:span><text:span text:style-name="T20_40"><text:s/></text:span><text:span text:style-name="T20_41">en</text:span><text:span text:style-name="T20_42"><text:s/></text:span><text:span text:style-name="T20_43">su</text:span><text:span text:style-name="T20_44"><text:s/></text:span><text:span text:style-name="T20_45">difusión</text:span><text:span text:style-name="T20_46"><text:s/></text:span><text:span text:style-name="T20_47">aquí</text:span><text:span text:style-name="T20_48"><text:s/></text:span><text:span text:style-name="T20_49">en</text:span><text:span text:style-name="T20_50"><text:s/></text:span><text:span text:style-name="T20_51">nuestro</text:span><text:span text:style-name="T20_52"><text:s/></text:span><text:span text:style-name="T20_53">país</text:span><text:span text:style-name="T20_54">.<text:s/></text:span><text:span text:style-name="T20_55">Este</text:span><text:span text:style-name="T20_56"><text:s/></text:span><text:span text:style-name="T20_57">grupo</text:span><text:span text:style-name="T20_58"><text:s/></text:span><text:span text:style-name="T20_59">se</text:span><text:span text:style-name="T20_60"><text:s/></text:span><text:span text:style-name="T20_61">reúne</text:span><text:span text:style-name="T20_62"><text:s/></text:span><text:span text:style-name="T20_63">regularmente</text:span><text:span text:style-name="T20_64"><text:s/></text:span><text:span text:style-name="T20_65">y</text:span><text:span text:style-name="T20_66"><text:s/></text:span><text:span text:style-name="T20_67">discute</text:span><text:span text:style-name="T20_68"><text:s/></text:span><text:span text:style-name="T20_69">temas</text:span><text:span text:style-name="T20_70"><text:s/></text:span><text:span text:style-name="T20_71">relacionados</text:span><text:span text:style-name="T20_72"><text:s/></text:span><text:span text:style-name="T20_73">con</text:span><text:span text:style-name="T20_74"><text:s/></text:span><text:span text:style-name="T20_75">el</text:span><text:span text:style-name="T20_76"><text:s/></text:span><text:span text:style-name="T20_77">lenguaje</text:span><text:span text:style-name="T20_78"><text:s/></text:span><text:span text:style-name="T20_79">y</text:span><text:span text:style-name="T20_80"><text:s/></text:span><text:span text:style-name="T20_81">posibles</text:span><text:span text:style-name="T20_82"><text:s/></text:span><text:span text:style-name="T20_83">proyectos</text:span><text:span text:style-name="T20_84"><text:s/></text:span><text:span text:style-name="T20_85">que</text:span><text:span text:style-name="T20_86"><text:s/></text:span><text:span text:style-name="T20_87">se</text:span><text:span text:style-name="T20_88"><text:s/></text:span><text:span text:style-name="T20_89">pueden</text:span><text:span text:style-name="T20_90"><text:s/></text:span><text:span text:style-name="T20_91">realizar</text:span><text:span text:style-name="T20_92"><text:s/></text:span><text:span text:style-name="T20_93">usando</text:span><text:span text:style-name="T20_94"><text:s/></text:span><text:span text:style-name="T20_95">este</text:span><text:span text:style-name="T20_96">.<text:s/></text:span><text:span text:style-name="T20_97">Dentro</text:span><text:span text:style-name="T20_98"><text:s/></text:span><text:span text:style-name="T20_99">del</text:span><text:span text:style-name="T20_100"><text:s/></text:span><text:span text:style-name="T20_101">mismo</text:span><text:span text:style-name="T20_102"><text:s/></text:span><text:span text:style-name="T20_103">hay</text:span><text:span text:style-name="T20_104"><text:s/></text:span><text:span text:style-name="T20_105">personas</text:span><text:span text:style-name="T20_106"><text:s/></text:span><text:span text:style-name="T20_107">de</text:span><text:span text:style-name="T20_108"><text:s/></text:span><text:span text:style-name="T20_109">todas</text:span><text:span text:style-name="T20_110"><text:s/></text:span><text:span text:style-name="T20_111">las</text:span><text:span text:style-name="T20_112"><text:s/></text:span><text:span text:style-name="T20_113">procedencias</text:span><text:span text:style-name="T20_114"><text:s/></text:span><text:span text:style-name="T20_115">académicas</text:span><text:span text:style-name="T20_116"><text:s/></text:span><text:span text:style-name="T20_117">y</text:span><text:span text:style-name="T20_118"><text:s/></text:span><text:span text:style-name="T20_119">con</text:span><text:span text:style-name="T20_120"><text:s/></text:span><text:span text:style-name="T20_121">diferentes</text:span><text:span text:style-name="T20_122"><text:s/></text:span><text:span text:style-name="T20_123">niveles</text:span><text:span text:style-name="T20_124"><text:s/></text:span><text:span text:style-name="T20_125">de</text:span><text:span text:style-name="T20_126"><text:s/></text:span><text:span text:style-name="T20_127">experticio</text:span><text:span text:style-name="T20_128">.</text:span></text:p>
            </text:list-item>
          </text:list>
        </text:list-item>
      </text:list>
      <text:h text:style-name="P21" text:outline-level="10"><text:bookmark-start text:name="h.pzvoq2cau7iw"/><text:bookmark-end text:name="h.pzvoq2cau7iw"/><text:span text:style-name="T21_1">Que</text:span><text:span text:style-name="T21_2"><text:s/></text:span><text:span text:style-name="T21_3">es</text:span><text:span text:style-name="T21_4"><text:s/></text:span><text:span text:style-name="T21_5">Pygame</text:span></text:h>
      <text:p text:style-name="P22"/>
      <text:p text:style-name="P23"><text:span text:style-name="T23_1">Pygame</text:span><text:span text:style-name="T23_2"><text:s/></text:span><text:span text:style-name="T23_3">es</text:span><text:span text:style-name="T23_4"><text:s/></text:span><text:span text:style-name="T23_5">una</text:span><text:span text:style-name="T23_6"><text:s/></text:span><text:span text:style-name="T23_7">librería</text:span><text:span text:style-name="T23_8"><text:s/></text:span><text:span text:style-name="T23_9">multi</text:span><text:span text:style-name="T23_10">-</text:span><text:span text:style-name="T23_11">plataforma</text:span><text:span text:style-name="T23_12"><text:s/></text:span><text:span text:style-name="T23_13">diseñada</text:span><text:span text:style-name="T23_14"><text:s/></text:span><text:span text:style-name="T23_15">para</text:span><text:span text:style-name="T23_16"><text:s/></text:span><text:span text:style-name="T23_17">facilitar</text:span><text:span text:style-name="T23_18"><text:s/></text:span><text:span text:style-name="T23_19">la</text:span><text:span text:style-name="T23_20"><text:s/></text:span><text:span text:style-name="T23_21">creación</text:span><text:span text:style-name="T23_22"><text:s/></text:span><text:span text:style-name="T23_23">de</text:span><text:span text:style-name="T23_24"><text:s/></text:span><text:span text:style-name="T23_25">programas</text:span><text:span text:style-name="T23_26"><text:s/></text:span><text:span text:style-name="T23_27">de</text:span><text:span text:style-name="T23_28"><text:s/></text:span><text:span text:style-name="T23_29">multimedia</text:span><text:span text:style-name="T23_30"><text:s/></text:span><text:span text:style-name="T23_31">como</text:span><text:span text:style-name="T23_32"><text:s/></text:span><text:span text:style-name="T23_33">juegos</text:span><text:span text:style-name="T23_34"><text:s/></text:span><text:span text:style-name="T23_35">principalmente</text:span><text:span text:style-name="T23_36">,<text:s/></text:span><text:span text:style-name="T23_37">en</text:span><text:span text:style-name="T23_38"><text:s/></text:span><text:span text:style-name="T23_39">Python</text:span><text:span text:style-name="T23_40">.<text:s/></text:span><text:span text:style-name="T23_41">Pygames</text:span><text:span text:style-name="T23_42"><text:s/></text:span><text:span text:style-name="T23_43">requiere</text:span><text:span text:style-name="T23_44"><text:s/></text:span><text:span text:style-name="T23_45">el</text:span><text:span text:style-name="T23_46"><text:s/></text:span><text:span text:style-name="T23_47">lenguaje</text:span><text:span text:style-name="T23_48"><text:s/></text:span><text:span text:style-name="T23_49">Python</text:span><text:span text:style-name="T23_50"><text:s/></text:span><text:span text:style-name="T23_51">y</text:span><text:span text:style-name="T23_52"><text:s/></text:span><text:span text:style-name="T23_53">la</text:span><text:span text:style-name="T23_54"><text:s/></text:span><text:span text:style-name="T23_55">librería</text:span><text:span text:style-name="T23_56"><text:s/></text:span><text:span text:style-name="T23_57">de</text:span><text:span text:style-name="T23_58"><text:s/></text:span><text:span text:style-name="T23_59">multimedia</text:span><text:span text:style-name="T23_60"><text:s/></text:span><text:span text:style-name="T23_61">SDL</text:span><text:span text:style-name="T23_62">.</text:span></text:p>
      <text:p text:style-name="P24"/>
      <text:p text:style-name="P25"><text:span text:style-name="T25_1">En</text:span><text:span text:style-name="T25_2"><text:s/></text:span><text:span text:style-name="T25_3">realidad</text:span><text:span text:style-name="T25_4"><text:s/></text:span><text:span text:style-name="T25_5">pygame</text:span><text:span text:style-name="T25_6"><text:s/></text:span><text:span text:style-name="T25_7">es</text:span><text:span text:style-name="T25_8"><text:s/></text:span><text:span text:style-name="T25_9">una</text:span><text:span text:style-name="T25_10"><text:s/></text:span><text:span text:style-name="T25_11">adaptación</text:span><text:span text:style-name="T25_12"><text:s/></text:span><text:span text:style-name="T25_13">de</text:span><text:span text:style-name="T25_14"><text:s/></text:span><text:span text:style-name="T25_15">la</text:span><text:span text:style-name="T25_16"><text:s/></text:span><text:span text:style-name="T25_17">conocida</text:span><text:span text:style-name="T25_18"><text:s/></text:span><text:span text:style-name="T25_19">librería</text:span><text:span text:style-name="T25_20"><text:s/></text:span><text:span text:style-name="T25_21">SDL</text:span><text:span text:style-name="T25_22"><text:s/></text:span><text:span text:style-name="T25_23">para</text:span><text:span text:style-name="T25_24"><text:s/></text:span><text:span text:style-name="T25_25">python</text:span><text:span text:style-name="T25_26"><text:s/></text:span><text:span text:style-name="T25_27">y</text:span><text:span text:style-name="T25_28"><text:s/></text:span><text:span text:style-name="T25_29">trabaja</text:span><text:span text:style-name="T25_30"><text:s/></text:span><text:span text:style-name="T25_31">sobre</text:span><text:span text:style-name="T25_32"><text:s/></text:span><text:span text:style-name="T25_33">esta</text:span><text:span text:style-name="T25_34"><text:s/></text:span><text:span text:style-name="T25_35">última</text:span><text:span text:style-name="T25_36">.</text:span></text:p>
      <text:p text:style-name="P26"/>
      <text:p text:style-name="P27"><text:span text:style-name="T27_1">Pygame</text:span><text:span text:style-name="T27_2"><text:s/></text:span><text:span text:style-name="T27_3">surgió</text:span><text:span text:style-name="T27_4"><text:s/></text:span><text:span text:style-name="T27_5">como</text:span><text:span text:style-name="T27_6"><text:s/></text:span><text:span text:style-name="T27_7">una</text:span><text:span text:style-name="T27_8"><text:s/></text:span><text:span text:style-name="T27_9">alternativa</text:span><text:span text:style-name="T27_10"><text:s/></text:span><text:span text:style-name="T27_11">a</text:span><text:span text:style-name="T27_12"><text:s/></text:span><text:span text:style-name="T27_13">PySDL</text:span><text:span text:style-name="T27_14">,<text:s/></text:span><text:span text:style-name="T27_15">que</text:span><text:span text:style-name="T27_16"><text:s/></text:span><text:span text:style-name="T27_17">había</text:span><text:span text:style-name="T27_18"><text:s/></text:span><text:span text:style-name="T27_19">sido</text:span><text:span text:style-name="T27_20"><text:s/></text:span><text:span text:style-name="T27_21">parcialmente</text:span><text:span text:style-name="T27_22"><text:s/></text:span><text:span text:style-name="T27_23">abandonado</text:span><text:span text:style-name="T27_24"><text:s/></text:span><text:span text:style-name="T27_25">en</text:span><text:span text:style-name="T27_26"><text:s/></text:span><text:span text:style-name="T27_27">el</text:span><text:span text:style-name="T27_28"><text:s/></text:span><text:span text:style-name="T27_29">momento</text:span><text:span text:style-name="T27_30"><text:s/></text:span><text:span text:style-name="T27_31">en</text:span><text:span text:style-name="T27_32"><text:s/></text:span><text:span text:style-name="T27_33">que</text:span><text:span text:style-name="T27_34"><text:s/></text:span><text:span text:style-name="T27_35">se</text:span><text:span text:style-name="T27_36"><text:s/></text:span><text:span text:style-name="T27_37">comenzó</text:span><text:span text:style-name="T27_38"><text:s/></text:span><text:span text:style-name="T27_39">pygame</text:span><text:span text:style-name="T27_40">.</text:span></text:p>
      <text:p text:style-name="P28"/>
      <text:p text:style-name="P29"><text:span text:style-name="T29_1">No</text:span><text:span text:style-name="T29_2"><text:s/></text:span><text:span text:style-name="T29_3">se</text:span><text:span text:style-name="T29_4"><text:s/></text:span><text:span text:style-name="T29_5">trata</text:span><text:span text:style-name="T29_6"><text:s/></text:span><text:span text:style-name="T29_7">de</text:span><text:span text:style-name="T29_8"><text:s/></text:span><text:span text:style-name="T29_9">algo</text:span><text:span text:style-name="T29_10"><text:s/></text:span><text:span text:style-name="T29_11">así</text:span><text:span text:style-name="T29_12"><text:s/></text:span><text:span text:style-name="T29_13">como</text:span><text:span text:style-name="T29_14"><text:s/></text:span><text:span text:style-name="T29_15">una</text:span><text:span text:style-name="T29_16"><text:s/></text:span><text:span text:style-name="T29_17">traducción</text:span><text:span text:style-name="T29_18"><text:s/></text:span><text:span text:style-name="T29_19">de</text:span><text:span text:style-name="T29_20"><text:s/></text:span><text:span text:style-name="T29_21">SDL</text:span><text:span text:style-name="T29_22"><text:s/></text:span><text:span text:style-name="T29_23">para</text:span><text:span text:style-name="T29_24"><text:s/></text:span><text:span text:style-name="T29_25">python</text:span><text:span text:style-name="T29_26"><text:s/>(</text:span><text:span text:style-name="T29_27">como</text:span><text:span text:style-name="T29_28"><text:s/></text:span><text:span text:style-name="T29_29">ocurre</text:span><text:span text:style-name="T29_30"><text:s/></text:span><text:span text:style-name="T29_31">con</text:span><text:span text:style-name="T29_32"><text:s/></text:span><text:span text:style-name="T29_33">PySDL</text:span><text:span text:style-name="T29_34"><text:s/></text:span><text:span text:style-name="T29_35">y</text:span><text:span text:style-name="T29_36"><text:s/></text:span><text:span text:style-name="T29_37">PySDL</text:span><text:span text:style-name="T29_38">2)<text:s/></text:span><text:span text:style-name="T29_39">sino</text:span><text:span text:style-name="T29_40"><text:s/></text:span><text:span text:style-name="T29_41">más</text:span><text:span text:style-name="T29_42"><text:s/></text:span><text:span text:style-name="T29_43">bien</text:span><text:span text:style-name="T29_44"><text:s/></text:span><text:span text:style-name="T29_45">de</text:span><text:span text:style-name="T29_46"><text:s/></text:span><text:span text:style-name="T29_47">un</text:span><text:span text:style-name="T29_48"><text:s/></text:span><text:span text:style-name="T29_49">wrapper</text:span><text:span text:style-name="T29_50"><text:s/></text:span><text:span text:style-name="T29_51">hecho</text:span><text:span text:style-name="T29_52"><text:s/></text:span><text:span text:style-name="T29_53">al</text:span><text:span text:style-name="T29_54"><text:s/></text:span><text:span text:style-name="T29_55">auténtico</text:span><text:span text:style-name="T29_56"><text:s/></text:span><text:span text:style-name="T29_57">estilo</text:span><text:span text:style-name="T29_58"><text:s/></text:span><text:span text:style-name="T29_59">de</text:span><text:span text:style-name="T29_60"><text:s/></text:span><text:span text:style-name="T29_61">python</text:span><text:span text:style-name="T29_62">.<text:s/></text:span><text:span text:style-name="T29_63">A</text:span><text:span text:style-name="T29_64"><text:s/></text:span><text:span text:style-name="T29_65">lo</text:span><text:span text:style-name="T29_66"><text:s/></text:span><text:span text:style-name="T29_67">que</text:span><text:span text:style-name="T29_68"><text:s/></text:span><text:span text:style-name="T29_69">me</text:span><text:span text:style-name="T29_70"><text:s/></text:span><text:span text:style-name="T29_71">refiero</text:span><text:span text:style-name="T29_72"><text:s/></text:span><text:span text:style-name="T29_73">es</text:span><text:span text:style-name="T29_74"><text:s/></text:span><text:span text:style-name="T29_75">a</text:span><text:span text:style-name="T29_76"><text:s/></text:span><text:span text:style-name="T29_77">que</text:span><text:span text:style-name="T29_78"><text:s/></text:span><text:span text:style-name="T29_79">las</text:span><text:span text:style-name="T29_80"><text:s/></text:span><text:span text:style-name="T29_81">funciones</text:span><text:span text:style-name="T29_82"><text:s/></text:span><text:span text:style-name="T29_83">de</text:span><text:span text:style-name="T29_84"><text:s/></text:span><text:span text:style-name="T29_85">SDL</text:span><text:span text:style-name="T29_86"><text:s/></text:span><text:span text:style-name="T29_87">no</text:span><text:span text:style-name="T29_88"><text:s/></text:span><text:span text:style-name="T29_89">están</text:span><text:span text:style-name="T29_90"><text:s/></text:span><text:span text:style-name="T29_91">directamente</text:span><text:span text:style-name="T29_92"><text:s/></text:span><text:span text:style-name="T29_93">disponibles</text:span><text:span text:style-name="T29_94"><text:s/></text:span><text:span text:style-name="T29_95">en</text:span><text:span text:style-name="T29_96"><text:s/></text:span><text:span text:style-name="T29_97">python</text:span><text:span text:style-name="T29_98">,<text:s/></text:span><text:span text:style-name="T29_99">sino</text:span><text:span text:style-name="T29_100"><text:s/></text:span><text:span text:style-name="T29_101">que</text:span><text:span text:style-name="T29_102"><text:s/></text:span><text:span text:style-name="T29_103">existen</text:span><text:span text:style-name="T29_104"><text:s/></text:span><text:span text:style-name="T29_105">algunas</text:span><text:span text:style-name="T29_106"><text:s/></text:span><text:span text:style-name="T29_107">funciones</text:span><text:span text:style-name="T29_108"><text:s/></text:span><text:span text:style-name="T29_109">que</text:span><text:span text:style-name="T29_110"><text:s/></text:span><text:span text:style-name="T29_111">si</text:span><text:span text:style-name="T29_112"><text:s/></text:span><text:span text:style-name="T29_113">estan</text:span><text:span text:style-name="T29_114"><text:s/></text:span><text:span text:style-name="T29_115">otras</text:span><text:span text:style-name="T29_116"><text:s/></text:span><text:span text:style-name="T29_117">son</text:span><text:span text:style-name="T29_118"><text:s/></text:span><text:span text:style-name="T29_119">nuevas</text:span><text:span text:style-name="T29_120">.<text:s/></text:span><text:span text:style-name="T29_121">Ayuda</text:span><text:span text:style-name="T29_122"><text:s/></text:span><text:span text:style-name="T29_123">conocer</text:span><text:span text:style-name="T29_124"><text:s/></text:span><text:span text:style-name="T29_125">un</text:span><text:span text:style-name="T29_126"><text:s/></text:span><text:span text:style-name="T29_127">poco</text:span><text:span text:style-name="T29_128"><text:s/></text:span><text:span text:style-name="T29_129">a</text:span><text:span text:style-name="T29_130"><text:s/></text:span><text:span text:style-name="T29_131">SDL</text:span><text:span text:style-name="T29_132">.</text:span></text:p>
      <text:p text:style-name="P30"/>
      <text:p text:style-name="P31"><text:span text:style-name="T31_1">Lenguaje</text:span><text:span text:style-name="T31_2"><text:s/></text:span><text:span text:style-name="T31_3">C</text:span><text:span text:style-name="T31_4"><text:s/>+<text:s/></text:span><text:span text:style-name="T31_5">SDL</text:span></text:p>
      <text:p text:style-name="P32"/>
      <text:p text:style-name="P33"><text:span text:style-name="T33_1">#</text:span><text:span text:style-name="T33_2">include</text:span><text:span text:style-name="T33_3"><text:s/>&lt;</text:span><text:span text:style-name="T33_4">SDL</text:span><text:span text:style-name="T33_5">.</text:span><text:span text:style-name="T33_6">h</text:span><text:span text:style-name="T33_7">&gt;<text:line-break/><text:line-break/></text:span><text:span text:style-name="T33_8">int</text:span><text:span text:style-name="T33_9"><text:s/></text:span><text:span text:style-name="T33_10">main</text:span><text:span text:style-name="T33_11">(</text:span><text:span text:style-name="T33_12">int</text:span><text:span text:style-name="T33_13"><text:s/></text:span><text:span text:style-name="T33_14">argc</text:span><text:span text:style-name="T33_15">,<text:s/></text:span><text:span text:style-name="T33_16">char</text:span><text:span text:style-name="T33_17"><text:s/>*</text:span><text:span text:style-name="T33_18">argv</text:span><text:span text:style-name="T33_19">[])<text:s/>{<text:line-break/><text:s text:c="4"/></text:span><text:span text:style-name="T33_20">int</text:span><text:span text:style-name="T33_21"><text:s/></text:span><text:span text:style-name="T33_22">running</text:span><text:span text:style-name="T33_23">;<text:line-break/><text:s text:c="4"/></text:span><text:span text:style-name="T33_24">SDL</text:span><text:span text:style-name="T33_25">_</text:span><text:span text:style-name="T33_26">Window</text:span><text:span text:style-name="T33_27"><text:s/>*</text:span><text:span text:style-name="T33_28">window</text:span><text:span text:style-name="T33_29">;<text:line-break/><text:s text:c="4"/></text:span><text:span text:style-name="T33_30">SDL</text:span><text:span text:style-name="T33_31">_</text:span><text:span text:style-name="T33_32">Surface</text:span><text:span text:style-name="T33_33"><text:s/>*</text:span><text:span text:style-name="T33_34">windowsurface</text:span><text:span text:style-name="T33_35">;<text:line-break/><text:s text:c="4"/></text:span><text:span text:style-name="T33_36">SDL</text:span><text:span text:style-name="T33_37">_</text:span><text:span text:style-name="T33_38">Surface</text:span><text:span text:style-name="T33_39"><text:s/>*</text:span><text:span text:style-name="T33_40">image</text:span><text:span text:style-name="T33_41">;<text:line-break/><text:s text:c="4"/></text:span><text:span text:style-name="T33_42">SDL</text:span><text:span text:style-name="T33_43">_</text:span><text:span text:style-name="T33_44">Event</text:span><text:span text:style-name="T33_45"><text:s/></text:span><text:span text:style-name="T33_46">event</text:span><text:span text:style-name="T33_47">;<text:line-break/><text:line-break/><text:s text:c="4"/></text:span><text:span text:style-name="T33_48">SDL</text:span><text:span text:style-name="T33_49">_</text:span><text:span text:style-name="T33_50">Init</text:span><text:span text:style-name="T33_51">(</text:span><text:span text:style-name="T33_52">SDL</text:span><text:span text:style-name="T33_53">_</text:span><text:span text:style-name="T33_54">INIT</text:span><text:span text:style-name="T33_55">_</text:span><text:span text:style-name="T33_56">VIDEO</text:span><text:span text:style-name="T33_57">);<text:line-break/><text:line-break/><text:s text:c="4"/></text:span><text:span text:style-name="T33_58">window</text:span><text:span text:style-name="T33_59"><text:s/>=<text:s/></text:span><text:span text:style-name="T33_60">SDL</text:span><text:span text:style-name="T33_61">_</text:span><text:span text:style-name="T33_62">CreateWindow</text:span><text:span text:style-name="T33_63">("</text:span><text:span text:style-name="T33_64">Hello</text:span><text:span text:style-name="T33_65"><text:s/></text:span><text:span text:style-name="T33_66">World</text:span><text:span text:style-name="T33_67">",<text:line-break/><text:s text:c="30"/></text:span><text:span text:style-name="T33_68">SDL</text:span><text:span text:style-name="T33_69">_</text:span><text:span text:style-name="T33_70">WINDOWPOS</text:span><text:span text:style-name="T33_71">_</text:span><text:span text:style-name="T33_72">CENTERED</text:span><text:span text:style-name="T33_73">,<text:s/></text:span><text:span text:style-name="T33_74">SDL</text:span><text:span text:style-name="T33_75">_</text:span><text:span text:style-name="T33_76">WINDOWPOS</text:span><text:span text:style-name="T33_77">_</text:span><text:span text:style-name="T33_78">CENTERED</text:span><text:span text:style-name="T33_79">,<text:line-break/><text:s text:c="30"/>592,<text:s/>460,<text:s/></text:span><text:span text:style-name="T33_80">SDL</text:span><text:span text:style-name="T33_81">_</text:span><text:span text:style-name="T33_82">WINDOW</text:span><text:span text:style-name="T33_83">_</text:span><text:span text:style-name="T33_84">SHOWN</text:span><text:span text:style-name="T33_85">);<text:line-break/><text:s text:c="4"/></text:span><text:span text:style-name="T33_86">windowsurface</text:span><text:span text:style-name="T33_87"><text:s/>=<text:s/></text:span><text:span text:style-name="T33_88">SDL</text:span><text:span text:style-name="T33_89">_</text:span><text:span text:style-name="T33_90">GetWindowSurface</text:span><text:span text:style-name="T33_91">(</text:span><text:span text:style-name="T33_92">window</text:span><text:span text:style-name="T33_93">);</text:span>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<text:span text:style-name="T45_1">python</text:span><text:span text:style-name="T45_2"><text:s/>+<text:s/></text:span><text:span text:style-name="T45_3">PySDL</text:span><text:span text:style-name="T45_4">2</text:span></text:p>
      <text:p text:style-name="P46"/>
      <text:p text:style-name="P47"><text:span text:style-name="T47_1">import</text:span><text:span text:style-name="T47_2"><text:s/></text:span><text:span text:style-name="T47_3">sys</text:span><text:span text:style-name="T47_4"><text:line-break/></text:span><text:span text:style-name="T47_5">import</text:span><text:span text:style-name="T47_6"><text:s/></text:span><text:span text:style-name="T47_7">ctypes</text:span><text:span text:style-name="T47_8"><text:line-break/></text:span><text:span text:style-name="T47_9">from</text:span><text:span text:style-name="T47_10"><text:s/></text:span><text:span text:style-name="T47_11">sdl</text:span><text:span text:style-name="T47_12">2<text:s/></text:span><text:span text:style-name="T47_13">import</text:span><text:span text:style-name="T47_14"><text:s/>*<text:line-break/><text:line-break/></text:span><text:span text:style-name="T47_15">def</text:span><text:span text:style-name="T47_16"><text:s/></text:span><text:span text:style-name="T47_17">main</text:span><text:span text:style-name="T47_18">():<text:line-break/><text:s text:c="4"/></text:span><text:span text:style-name="T47_19">SDL</text:span><text:span text:style-name="T47_20">_</text:span><text:span text:style-name="T47_21">Init</text:span><text:span text:style-name="T47_22">(</text:span><text:span text:style-name="T47_23">SDL</text:span><text:span text:style-name="T47_24">_</text:span><text:span text:style-name="T47_25">INIT</text:span><text:span text:style-name="T47_26">_</text:span><text:span text:style-name="T47_27">VIDEO</text:span><text:span text:style-name="T47_28">)<text:line-break/><text:s text:c="4"/></text:span><text:span text:style-name="T47_29">window</text:span><text:span text:style-name="T47_30"><text:s/>=<text:s/></text:span><text:span text:style-name="T47_31">SDL</text:span><text:span text:style-name="T47_32">_</text:span><text:span text:style-name="T47_33">CreateWindow</text:span><text:span text:style-name="T47_34">(</text:span><text:span text:style-name="T47_35">b</text:span><text:span text:style-name="T47_36">"</text:span><text:span text:style-name="T47_37">Hello</text:span><text:span text:style-name="T47_38"><text:s/></text:span><text:span text:style-name="T47_39">World</text:span><text:span text:style-name="T47_40">",<text:line-break/><text:s text:c="30"/></text:span><text:span text:style-name="T47_41">SDL</text:span><text:span text:style-name="T47_42">_</text:span><text:span text:style-name="T47_43">WINDOWPOS</text:span><text:span text:style-name="T47_44">_</text:span><text:span text:style-name="T47_45">CENTERED</text:span><text:span text:style-name="T47_46">,<text:s/></text:span><text:span text:style-name="T47_47">SDL</text:span><text:span text:style-name="T47_48">_</text:span><text:span text:style-name="T47_49">WINDOWPOS</text:span><text:span text:style-name="T47_50">_</text:span><text:span text:style-name="T47_51">CENTERED</text:span><text:span text:style-name="T47_52">,<text:line-break/><text:s text:c="30"/>592,<text:s/>460,<text:s/></text:span><text:span text:style-name="T47_53">SDL</text:span><text:span text:style-name="T47_54">_</text:span><text:span text:style-name="T47_55">WINDOW</text:span><text:span text:style-name="T47_56">_</text:span><text:span text:style-name="T47_57">SHOWN</text:span><text:span text:style-name="T47_58">)<text:line-break/><text:s text:c="4"/></text:span><text:span text:style-name="T47_59">windowsurface</text:span><text:span text:style-name="T47_60"><text:s/>=<text:s/></text:span><text:span text:style-name="T47_61">SDL</text:span><text:span text:style-name="T47_62">_</text:span><text:span text:style-name="T47_63">GetWindowSurface</text:span><text:span text:style-name="T47_64">(</text:span><text:span text:style-name="T47_65">window</text:span><text:span text:style-name="T47_66">)</text:span></text:p>
      <text:p text:style-name="P48"/>
      <text:p text:style-name="P49"/>
      <text:p text:style-name="P50"><text:span text:style-name="T50_1">pygame</text:span><text:span text:style-name="T50_2"><text:s/>+<text:s/></text:span><text:span text:style-name="T50_3">python</text:span></text:p>
      <text:p text:style-name="P51"/>
      <text:p text:style-name="P52"><text:span text:style-name="T52_1">import</text:span><text:span text:style-name="T52_2"><text:s/></text:span><text:span text:style-name="T52_3">pygame</text:span></text:p>
      <text:p text:style-name="P53"/>
      <text:p text:style-name="P54"><text:span text:style-name="T54_1">pygame</text:span><text:span text:style-name="T54_2">.</text:span><text:span text:style-name="T54_3">init</text:span><text:span text:style-name="T54_4">()<text:line-break/></text:span><text:span text:style-name="T54_5">screen</text:span><text:span text:style-name="T54_6"><text:s/>=<text:s/></text:span><text:span text:style-name="T54_7">pygame</text:span><text:span text:style-name="T54_8">.</text:span><text:span text:style-name="T54_9">display</text:span><text:span text:style-name="T54_10">.</text:span><text:span text:style-name="T54_11">set</text:span><text:span text:style-name="T54_12">_</text:span><text:span text:style-name="T54_13">mode</text:span><text:span text:style-name="T54_14">((468,<text:s/>60))<text:line-break/></text:span><text:span text:style-name="T54_15">pygame</text:span><text:span text:style-name="T54_16">.</text:span><text:span text:style-name="T54_17">display</text:span><text:span text:style-name="T54_18">.</text:span><text:span text:style-name="T54_19">set</text:span><text:span text:style-name="T54_20">_</text:span><text:span text:style-name="T54_21">caption</text:span><text:span text:style-name="T54_22">("</text:span><text:span text:style-name="T54_23">Monkey</text:span><text:span text:style-name="T54_24"><text:s/></text:span><text:span text:style-name="T54_25">Fever</text:span><text:span text:style-name="T54_26">")</text:span></text:p>
      <text:p text:style-name="P55"/>
      <text:p text:style-name="P56"><text:span text:style-name="T56_1">¿</text:span><text:span text:style-name="T56_2">Que</text:span><text:span text:style-name="T56_3"><text:s/></text:span><text:span text:style-name="T56_4">es</text:span><text:span text:style-name="T56_5"><text:s/></text:span><text:span text:style-name="T56_6">lo</text:span><text:span text:style-name="T56_7"><text:s/></text:span><text:span text:style-name="T56_8">que</text:span><text:span text:style-name="T56_9"><text:s/></text:span><text:span text:style-name="T56_10">ofrece</text:span><text:span text:style-name="T56_11"><text:s/></text:span><text:span text:style-name="T56_12">pygame</text:span><text:span text:style-name="T56_13">?</text:span></text:p>
      <text:p text:style-name="P57"><text:span text:style-name="T57_1">Existen</text:span><text:span text:style-name="T57_2"><text:s/></text:span><text:span text:style-name="T57_3">paquetes</text:span><text:span text:style-name="T57_4"><text:s/></text:span><text:span text:style-name="T57_5">binarios</text:span><text:span text:style-name="T57_6">/</text:span><text:span text:style-name="T57_7">instaladores</text:span><text:span text:style-name="T57_8"><text:s/></text:span><text:span text:style-name="T57_9">para</text:span><text:span text:style-name="T57_10"><text:s/></text:span><text:span text:style-name="T57_11">varios</text:span><text:span text:style-name="T57_12"><text:s/></text:span><text:span text:style-name="T57_13">sistemas</text:span><text:span text:style-name="T57_14"><text:s/></text:span><text:span text:style-name="T57_15">operativos</text:span><text:span text:style-name="T57_16"><text:s/></text:span><text:span text:style-name="T57_17">y</text:span><text:span text:style-name="T57_18"><text:s/></text:span><text:span text:style-name="T57_19">plataformas</text:span><text:span text:style-name="T57_20">.<text:s/></text:span><text:span text:style-name="T57_21">Hay</text:span><text:span text:style-name="T57_22"><text:s/></text:span><text:span text:style-name="T57_23">binarios</text:span><text:span text:style-name="T57_24"><text:s/></text:span><text:span text:style-name="T57_25">para</text:span><text:span text:style-name="T57_26"><text:s/></text:span><text:span text:style-name="T57_27">windows</text:span><text:span text:style-name="T57_28">,<text:s/></text:span><text:span text:style-name="T57_29">linuxes</text:span><text:span text:style-name="T57_30">,<text:s/></text:span><text:span text:style-name="T57_31">bsds</text:span><text:span text:style-name="T57_32">,<text:s/></text:span><text:span text:style-name="T57_33">computadoras</text:span><text:span text:style-name="T57_34"><text:s/></text:span><text:span text:style-name="T57_35">con</text:span><text:span text:style-name="T57_36"><text:s/></text:span><text:span text:style-name="T57_37">Mac</text:span><text:span text:style-name="T57_38">-</text:span><text:span text:style-name="T57_39">OS</text:span><text:span text:style-name="T57_40">,<text:s/></text:span><text:span text:style-name="T57_41">Symbian</text:span><text:span text:style-name="T57_42">,<text:s/></text:span><text:span text:style-name="T57_43">BeOS</text:span><text:span text:style-name="T57_44">,<text:s/></text:span><text:span text:style-name="T57_45">Android</text:span><text:span text:style-name="T57_46">,<text:s/></text:span><text:span text:style-name="T57_47">Pandora</text:span><text:span text:style-name="T57_48">,<text:s/></text:span><text:span text:style-name="T57_49">GP</text:span><text:span text:style-name="T57_50">2</text:span><text:span text:style-name="T57_51">X</text:span><text:span text:style-name="T57_52">,<text:s/></text:span><text:span text:style-name="T57_53">y</text:span><text:span text:style-name="T57_54"><text:s/></text:span><text:span text:style-name="T57_55">hay</text:span><text:span text:style-name="T57_56"><text:s/></text:span><text:span text:style-name="T57_57">otras</text:span><text:span text:style-name="T57_58"><text:s/></text:span><text:span text:style-name="T57_59">muchas</text:span><text:span text:style-name="T57_60"><text:s/></text:span><text:span text:style-name="T57_61">creaturas</text:span><text:span text:style-name="T57_62"><text:s/></text:span><text:span text:style-name="T57_63">con</text:span><text:span text:style-name="T57_64"><text:s/></text:span><text:span text:style-name="T57_65">ports</text:span><text:span text:style-name="T57_66"><text:s/></text:span><text:span text:style-name="T57_67">experimentales</text:span><text:span text:style-name="T57_68"><text:s/></text:span><text:span text:style-name="T57_69">PS</text:span><text:span text:style-name="T57_70">3<text:s/></text:span><text:span text:style-name="T57_71">y</text:span><text:span text:style-name="T57_72"><text:s/></text:span><text:span text:style-name="T57_73">cosas</text:span><text:span text:style-name="T57_74"><text:s/></text:span><text:span text:style-name="T57_75">así</text:span><text:span text:style-name="T57_76">.</text:span></text:p>
      <text:p text:style-name="P58"/>
      <text:p text:style-name="P59"><text:span text:style-name="T59_1">Fácil</text:span><text:span text:style-name="T59_2"><text:s/></text:span><text:span text:style-name="T59_3">de</text:span><text:span text:style-name="T59_4"><text:s/></text:span><text:span text:style-name="T59_5">usar</text:span><text:span text:style-name="T59_6">.</text:span></text:p>
      <text:p text:style-name="P60"/>
      <text:p text:style-name="P61"><text:span text:style-name="T61_1">Es</text:span><text:span text:style-name="T61_2"><text:s/></text:span><text:span text:style-name="T61_3">software</text:span><text:span text:style-name="T61_4"><text:s/></text:span><text:span text:style-name="T61_5">libre</text:span><text:span text:style-name="T61_6">.</text:span></text:p>
      <text:p text:style-name="P62"/>
      <text:p text:style-name="P63"><text:span text:style-name="T63_1">No</text:span><text:span text:style-name="T63_2"><text:s/></text:span><text:span text:style-name="T63_3">depende</text:span><text:span text:style-name="T63_4"><text:s/></text:span><text:span text:style-name="T63_5">de</text:span><text:span text:style-name="T63_6"><text:s/></text:span><text:span text:style-name="T63_7">OpenGL</text:span></text:p>
      <text:p text:style-name="P64"><text:span text:style-name="T64_1">No</text:span><text:span text:style-name="T64_2"><text:s/></text:span><text:span text:style-name="T64_3">requiere</text:span><text:span text:style-name="T64_4"><text:s/></text:span><text:span text:style-name="T64_5">un</text:span><text:span text:style-name="T64_6"><text:s/></text:span><text:span text:style-name="T64_7">GUI</text:span><text:span text:style-name="T64_8"><text:s/></text:span><text:span text:style-name="T64_9">para</text:span><text:span text:style-name="T64_10"><text:s/></text:span><text:span text:style-name="T64_11">funcionar</text:span></text:p>
      <text:p text:style-name="P65"/>
      <text:p text:style-name="P66"><text:span text:style-name="T66_1">Es</text:span><text:span text:style-name="T66_2"><text:s/></text:span><text:span text:style-name="T66_3">un</text:span><text:span text:style-name="T66_4"><text:s/></text:span><text:span text:style-name="T66_5">buen</text:span><text:span text:style-name="T66_6"><text:s/></text:span><text:span text:style-name="T66_7">ejemplo</text:span><text:span text:style-name="T66_8"><text:s/></text:span><text:span text:style-name="T66_9">de</text:span><text:span text:style-name="T66_10"><text:s/></text:span><text:span text:style-name="T66_11">la</text:span><text:span text:style-name="T66_12"><text:s/></text:span><text:span text:style-name="T66_13">creación</text:span><text:span text:style-name="T66_14"><text:s/></text:span><text:span text:style-name="T66_15">de</text:span><text:span text:style-name="T66_16"><text:s/></text:span><text:span text:style-name="T66_17">módulos</text:span><text:span text:style-name="T66_18"><text:s/></text:span><text:span text:style-name="T66_19">en</text:span><text:span text:style-name="T66_20"><text:s/></text:span><text:span text:style-name="T66_21">C</text:span><text:span text:style-name="T66_22">.<text:s/></text:span><text:span text:style-name="T66_23">Un</text:span><text:span text:style-name="T66_24"><text:s/></text:span><text:span text:style-name="T66_25">buen</text:span><text:span text:style-name="T66_26"><text:s/></text:span><text:span text:style-name="T66_27">ejemplo</text:span><text:span text:style-name="T66_28"><text:s/></text:span><text:span text:style-name="T66_29">de</text:span><text:span text:style-name="T66_30"><text:s/></text:span><text:span text:style-name="T66_31">como</text:span><text:span text:style-name="T66_32"><text:s/></text:span><text:span text:style-name="T66_33">extender</text:span><text:span text:style-name="T66_34"><text:s/></text:span><text:span text:style-name="T66_35">python</text:span><text:span text:style-name="T66_36">.</text:span></text:p>
      <text:p text:style-name="P67"/>
      <text:p text:style-name="P68"><text:span text:style-name="T68_1">¿</text:span><text:span text:style-name="T68_2">Creando</text:span><text:span text:style-name="T68_3"><text:s/></text:span><text:span text:style-name="T68_4">juegos</text:span><text:span text:style-name="T68_5"><text:s/></text:span><text:span text:style-name="T68_6">en</text:span><text:span text:style-name="T68_7"><text:s/></text:span><text:span text:style-name="T68_8">una</text:span><text:span text:style-name="T68_9"><text:s/></text:span><text:span text:style-name="T68_10">cosa</text:span><text:span text:style-name="T68_11"><text:s/>“</text:span><text:span text:style-name="T68_12">interpretada</text:span><text:span text:style-name="T68_13">”?<text:s/></text:span><text:span text:style-name="T68_14">Si</text:span><text:span text:style-name="T68_15"><text:s/>¿</text:span><text:span text:style-name="T68_16">porque</text:span><text:span text:style-name="T68_17"><text:s/></text:span><text:span text:style-name="T68_18">no</text:span><text:span text:style-name="T68_19">?<text:s/></text:span><text:span text:style-name="T68_20">el</text:span><text:span text:style-name="T68_21"><text:s/></text:span><text:span text:style-name="T68_22">interprete</text:span><text:span text:style-name="T68_23"><text:s/></text:span><text:span text:style-name="T68_24">de</text:span><text:span text:style-name="T68_25"><text:s/></text:span><text:span text:style-name="T68_26">cpython</text:span><text:span text:style-name="T68_27"><text:s/></text:span><text:span text:style-name="T68_28">funciona</text:span><text:span text:style-name="T68_29"><text:s/></text:span><text:span text:style-name="T68_30">bastante</text:span><text:span text:style-name="T68_31"><text:s/></text:span><text:span text:style-name="T68_32">rápido</text:span><text:span text:style-name="T68_33">.<text:s/></text:span><text:span text:style-name="T68_34">Obviamente</text:span><text:span text:style-name="T68_35"><text:s/></text:span><text:span text:style-name="T68_36">C</text:span><text:span text:style-name="T68_37"><text:s/></text:span><text:span text:style-name="T68_38">funciona</text:span><text:span text:style-name="T68_39"><text:s/></text:span><text:span text:style-name="T68_40">más</text:span><text:span text:style-name="T68_41"><text:s/></text:span><text:span text:style-name="T68_42">rápido</text:span><text:span text:style-name="T68_43">,<text:s/></text:span><text:span text:style-name="T68_44">pero</text:span><text:span text:style-name="T68_45"><text:s/></text:span><text:span text:style-name="T68_46">con</text:span><text:span text:style-name="T68_47"><text:s/></text:span><text:span text:style-name="T68_48">las</text:span><text:span text:style-name="T68_49"><text:s/></text:span><text:span text:style-name="T68_50">velocidades</text:span><text:span text:style-name="T68_51"><text:s/></text:span><text:span text:style-name="T68_52">de</text:span><text:span text:style-name="T68_53"><text:s/></text:span><text:span text:style-name="T68_54">las</text:span><text:span text:style-name="T68_55"><text:s/></text:span><text:span text:style-name="T68_56">computadoras</text:span><text:span text:style-name="T68_57"><text:s/></text:span><text:span text:style-name="T68_58">actuales</text:span><text:span text:style-name="T68_59"><text:s/></text:span><text:span text:style-name="T68_60">podemos</text:span><text:span text:style-name="T68_61"><text:s/></text:span><text:span text:style-name="T68_62">sacrificar</text:span><text:span text:style-name="T68_63"><text:s/></text:span><text:span text:style-name="T68_64">un</text:span><text:span text:style-name="T68_65"><text:s/></text:span><text:span text:style-name="T68_66">poco</text:span><text:span text:style-name="T68_67"><text:s/></text:span><text:span text:style-name="T68_68">del</text:span><text:span text:style-name="T68_69"><text:s/></text:span><text:span text:style-name="T68_70">tiempo</text:span><text:span text:style-name="T68_71"><text:s/></text:span><text:span text:style-name="T68_72">del</text:span><text:span text:style-name="T68_73"><text:s/></text:span><text:span text:style-name="T68_74">programa</text:span><text:span text:style-name="T68_75"><text:s/></text:span><text:span text:style-name="T68_76">en</text:span><text:span text:style-name="T68_77"><text:s/></text:span><text:span text:style-name="T68_78">favor</text:span><text:span text:style-name="T68_79"><text:s/></text:span><text:span text:style-name="T68_80">del</text:span><text:span text:style-name="T68_81"><text:s/></text:span><text:span text:style-name="T68_82">tiempo</text:span><text:span text:style-name="T68_83"><text:s/></text:span><text:span text:style-name="T68_84">del</text:span><text:span text:style-name="T68_85"><text:s/></text:span><text:span text:style-name="T68_86">programador</text:span><text:span text:style-name="T68_87">.</text:span></text:p>
      <text:p text:style-name="P69"/>
      <text:p text:style-name="P70"><text:span text:style-name="T70_1">Quien</text:span><text:span text:style-name="T70_2"><text:s/></text:span><text:span text:style-name="T70_3">lo</text:span><text:span text:style-name="T70_4"><text:s/></text:span><text:span text:style-name="T70_5">hizo</text:span><text:span text:style-name="T70_6"><text:s/></text:span><text:span text:style-name="T70_7">y</text:span><text:span text:style-name="T70_8"><text:s/></text:span><text:span text:style-name="T70_9">con</text:span><text:span text:style-name="T70_10"><text:s/></text:span><text:span text:style-name="T70_11">qué</text:span><text:span text:style-name="T70_12"><text:s/></text:span><text:span text:style-name="T70_13">fin</text:span></text:p>
      <text:p text:style-name="P71"/>
      <text:p text:style-name="P72"><text:span text:style-name="T72_1">El</text:span><text:span text:style-name="T72_2"><text:s/></text:span><text:span text:style-name="T72_3">creador</text:span><text:span text:style-name="T72_4"><text:s/></text:span><text:span text:style-name="T72_5">original</text:span><text:span text:style-name="T72_6"><text:s/></text:span><text:span text:style-name="T72_7">de</text:span><text:span text:style-name="T72_8"><text:s/></text:span><text:span text:style-name="T72_9">pygame</text:span><text:span text:style-name="T72_10"><text:s/></text:span><text:span text:style-name="T72_11">es</text:span><text:span text:style-name="T72_12"><text:s/></text:span><text:span text:style-name="T72_13">un</text:span><text:span text:style-name="T72_14"><text:s/></text:span><text:span text:style-name="T72_15">señor</text:span><text:span text:style-name="T72_16"><text:s/></text:span><text:span text:style-name="T72_17">llamado</text:span><text:span text:style-name="T72_18"><text:s/></text:span><text:span text:style-name="T72_19">Peter</text:span><text:span text:style-name="T72_20"><text:s/></text:span><text:span text:style-name="T72_21">Shinners</text:span><text:span text:style-name="T72_22"><text:s/></text:span><text:span text:style-name="T72_23">pero</text:span><text:span text:style-name="T72_24"><text:s/></text:span><text:span text:style-name="T72_25">a</text:span><text:span text:style-name="T72_26"><text:s/></text:span><text:span text:style-name="T72_27">partir</text:span><text:span text:style-name="T72_28"><text:s/></text:span><text:span text:style-name="T72_29">del</text:span><text:span text:style-name="T72_30"><text:s/>2005<text:s/></text:span><text:span text:style-name="T72_31">el</text:span><text:span text:style-name="T72_32"><text:s/></text:span><text:span text:style-name="T72_33">desarrollo</text:span><text:span text:style-name="T72_34"><text:s/></text:span><text:span text:style-name="T72_35">ha</text:span><text:span text:style-name="T72_36"><text:s/></text:span><text:span text:style-name="T72_37">sido</text:span><text:span text:style-name="T72_38"><text:s/></text:span><text:span text:style-name="T72_39">tomado</text:span><text:span text:style-name="T72_40"><text:s/></text:span><text:span text:style-name="T72_41">por</text:span><text:span text:style-name="T72_42"><text:s/></text:span><text:span text:style-name="T72_43">la</text:span><text:span text:style-name="T72_44"><text:s/></text:span><text:span text:style-name="T72_45">comunidad</text:span><text:span text:style-name="T72_46">.</text:span></text:p>
      <text:p text:style-name="P73"/>
      <text:p text:style-name="P74"><text:span text:style-name="T74_1">Pete</text:span><text:span text:style-name="T74_2"><text:s/></text:span><text:span text:style-name="T74_3">Shinners</text:span></text:p>
      <text:list text:style-name="LS3" xml:id="list13">
        <text:list-item>
          <text:p text:style-name="P75"><text:span text:style-name="T75_1">Es</text:span><text:span text:style-name="T75_2"><text:s/></text:span><text:span text:style-name="T75_3">un</text:span><text:span text:style-name="T75_4"><text:s/></text:span><text:span text:style-name="T75_5">gringo</text:span><text:span text:style-name="T75_6"><text:s/></text:span><text:span text:style-name="T75_7">de</text:span><text:span text:style-name="T75_8"><text:s/></text:span><text:span text:style-name="T75_9">California</text:span></text:p>
        </text:list-item>
        <text:list-item>
          <text:p text:style-name="P76"><text:span text:style-name="T76_1">Mantiene</text:span><text:span text:style-name="T76_2"><text:s/></text:span><text:span text:style-name="T76_3">un</text:span><text:span text:style-name="T76_4"><text:s/></text:span><text:span text:style-name="T76_5">perfil</text:span><text:span text:style-name="T76_6"><text:s/></text:span><text:span text:style-name="T76_7">bajo</text:span></text:p>
        </text:list-item>
        <text:list-item>
          <text:p text:style-name="P77"><text:span text:style-name="T77_1">Trabaja</text:span><text:span text:style-name="T77_2"><text:s/></text:span><text:span text:style-name="T77_3">con</text:span><text:span text:style-name="T77_4"><text:s/></text:span><text:span text:style-name="T77_5">python</text:span><text:span text:style-name="T77_6"><text:s/></text:span><text:span text:style-name="T77_7">y</text:span><text:span text:style-name="T77_8"><text:s/></text:span><text:span text:style-name="T77_9">contribuye</text:span><text:span text:style-name="T77_10"><text:s/></text:span><text:span text:style-name="T77_11">a</text:span><text:span text:style-name="T77_12"><text:s/></text:span><text:span text:style-name="T77_13">unos</text:span><text:span text:style-name="T77_14"><text:s/></text:span><text:span text:style-name="T77_15">cuantos</text:span><text:span text:style-name="T77_16"><text:s/></text:span><text:span text:style-name="T77_17">proyectos</text:span><text:span text:style-name="T77_18"><text:s/></text:span><text:span text:style-name="T77_19">relacionados</text:span><text:span text:style-name="T77_20">.</text:span></text:p>
        </text:list-item>
        <text:list-item>
          <text:p text:style-name="P78"><text:span text:style-name="T78_1">Trabajo</text:span><text:span text:style-name="T78_2"><text:s/></text:span><text:span text:style-name="T78_3">con</text:span><text:span text:style-name="T78_4"><text:s/></text:span><text:span text:style-name="T78_5">Sony</text:span><text:span text:style-name="T78_6"><text:s/></text:span><text:span text:style-name="T78_7">Pictures</text:span></text:p>
        </text:list-item>
        <text:list-item>
          <text:p text:style-name="P79"><text:span text:style-name="T79_1">Trabaja</text:span><text:span text:style-name="T79_2"><text:s/></text:span><text:span text:style-name="T79_3">con</text:span><text:span text:style-name="T79_4"><text:s/></text:span><text:span text:style-name="T79_5">Blizzard</text:span><text:span text:style-name="T79_6"><text:s/></text:span><text:span text:style-name="T79_7">Entertaiment</text:span></text:p>
        </text:list-item>
      </text:list>
      <text:p text:style-name="P80"/>
      <text:p text:style-name="P81"><text:span text:style-name="T81_1">El</text:span><text:span text:style-name="T81_2"><text:s/></text:span><text:span text:style-name="T81_3">objetivo</text:span><text:span text:style-name="T81_4"><text:s/></text:span><text:span text:style-name="T81_5">es</text:span><text:span text:style-name="T81_6"><text:s/></text:span><text:span text:style-name="T81_7">hacer</text:span><text:span text:style-name="T81_8"><text:s/></text:span><text:span text:style-name="T81_9">juegos</text:span><text:span text:style-name="T81_10"><text:s/></text:span><text:span text:style-name="T81_11">python</text:span><text:span text:style-name="T81_12">.</text:span></text:p>
      <text:p text:style-name="P82"/>
      <text:p text:style-name="P83"/>
      <text:p text:style-name="P84"><text:span text:style-name="T84_1">De</text:span><text:span text:style-name="T84_2"><text:s/></text:span><text:span text:style-name="T84_3">la</text:span><text:span text:style-name="T84_4"><text:s/></text:span><text:span text:style-name="T84_5">importancia</text:span><text:span text:style-name="T84_6"><text:s/></text:span><text:span text:style-name="T84_7">de</text:span><text:span text:style-name="T84_8"><text:s/></text:span><text:span text:style-name="T84_9">jugar</text:span><text:span text:style-name="T84_10"><text:s/></text:span><text:span text:style-name="T84_11">con</text:span><text:span text:style-name="T84_12"><text:s/></text:span><text:span text:style-name="T84_13">computadoras</text:span></text:p>
      <text:p text:style-name="P85"/>
      <text:p text:style-name="P86"><text:span text:style-name="T86_1">Enseñandole</text:span><text:span text:style-name="T86_2"><text:s/></text:span><text:span text:style-name="T86_3">python</text:span><text:span text:style-name="T86_4"><text:s/></text:span><text:span text:style-name="T86_5">a</text:span><text:span text:style-name="T86_6"><text:s/></text:span><text:span text:style-name="T86_7">los</text:span><text:span text:style-name="T86_8"><text:s/></text:span><text:span text:style-name="T86_9">menores</text:span></text:p>
      <text:list text:style-name="LS4" xml:id="list18">
        <text:list-item>
          <text:p text:style-name="P87"><text:span text:style-name="T87_1">La</text:span><text:span text:style-name="T87_2"><text:s/></text:span><text:span text:style-name="T87_3">programación</text:span><text:span text:style-name="T87_4"><text:s/></text:span><text:span text:style-name="T87_5">es</text:span><text:span text:style-name="T87_6"><text:s/></text:span><text:span text:style-name="T87_7">una</text:span><text:span text:style-name="T87_8"><text:s/></text:span><text:span text:style-name="T87_9">labor</text:span><text:span text:style-name="T87_10"><text:s/></text:span><text:span text:style-name="T87_11">creativa</text:span></text:p>
        </text:list-item>
        <text:list-item>
          <text:p text:style-name="P88"><text:span text:style-name="T88_1">Las</text:span><text:span text:style-name="T88_2"><text:s/></text:span><text:span text:style-name="T88_3">labores</text:span><text:span text:style-name="T88_4"><text:s/></text:span><text:span text:style-name="T88_5">manuales</text:span><text:span text:style-name="T88_6"><text:s/></text:span><text:span text:style-name="T88_7">y</text:span><text:span text:style-name="T88_8"><text:s/></text:span><text:span text:style-name="T88_9">monotonas</text:span><text:span text:style-name="T88_10"><text:s/></text:span><text:span text:style-name="T88_11">se</text:span><text:span text:style-name="T88_12"><text:s/></text:span><text:span text:style-name="T88_13">están</text:span><text:span text:style-name="T88_14"><text:s/></text:span><text:span text:style-name="T88_15">mecanizando</text:span><text:span text:style-name="T88_16"><text:s/></text:span><text:span text:style-name="T88_17">y</text:span><text:span text:style-name="T88_18"><text:s/></text:span><text:span text:style-name="T88_19">automatizando</text:span><text:span text:style-name="T88_20"><text:s/></text:span><text:span text:style-name="T88_21">los</text:span><text:span text:style-name="T88_22"><text:s/></text:span><text:span text:style-name="T88_23">trabajos</text:span><text:span text:style-name="T88_24"><text:s/></text:span><text:span text:style-name="T88_25">intelectuales</text:span><text:span text:style-name="T88_26"><text:s/></text:span><text:span text:style-name="T88_27">es</text:span><text:span text:style-name="T88_28"><text:s/></text:span><text:span text:style-name="T88_29">donde</text:span><text:span text:style-name="T88_30"><text:s/></text:span><text:span text:style-name="T88_31">necesitamos</text:span><text:span text:style-name="T88_32"><text:s/></text:span><text:span text:style-name="T88_33">más</text:span><text:span text:style-name="T88_34"><text:s/></text:span><text:span text:style-name="T88_35">gente</text:span><text:span text:style-name="T88_36"><text:s/></text:span><text:span text:style-name="T88_37">ahora</text:span><text:span text:style-name="T88_38">.</text:span></text:p>
        </text:list-item>
        <text:list-item>
          <text:p text:style-name="P89"><text:span text:style-name="T89_1">Programar</text:span><text:span text:style-name="T89_2"><text:s/></text:span><text:span text:style-name="T89_3">es</text:span><text:span text:style-name="T89_4"><text:s/></text:span><text:span text:style-name="T89_5">interesante</text:span><text:span text:style-name="T89_6"><text:s/></text:span><text:span text:style-name="T89_7">y</text:span><text:span text:style-name="T89_8"><text:s/></text:span><text:span text:style-name="T89_9">divertido</text:span><text:span text:style-name="T89_10">,<text:s/></text:span><text:span text:style-name="T89_11">es</text:span><text:span text:style-name="T89_12"><text:s/></text:span><text:span text:style-name="T89_13">como</text:span><text:span text:style-name="T89_14"><text:s/></text:span><text:span text:style-name="T89_15">escribir</text:span><text:span text:style-name="T89_16"><text:s/></text:span><text:span text:style-name="T89_17">magia</text:span><text:span text:style-name="T89_18">.</text:span></text:p>
        </text:list-item>
        <text:list-item>
          <text:p text:style-name="P90"><text:span text:style-name="T90_1">Hacer</text:span><text:span text:style-name="T90_2"><text:s/></text:span><text:span text:style-name="T90_3">juegos</text:span><text:span text:style-name="T90_4"><text:s/></text:span><text:span text:style-name="T90_5">es</text:span><text:span text:style-name="T90_6"><text:s/></text:span><text:span text:style-name="T90_7">mucho</text:span><text:span text:style-name="T90_8"><text:s/></text:span><text:span text:style-name="T90_9">más</text:span><text:span text:style-name="T90_10"><text:s/></text:span><text:span text:style-name="T90_11">atractivo</text:span><text:span text:style-name="T90_12"><text:s/></text:span><text:span text:style-name="T90_13">todavía</text:span><text:span text:style-name="T90_14">,<text:s/></text:span><text:span text:style-name="T90_15">tocar</text:span><text:span text:style-name="T90_16"><text:s/></text:span><text:span text:style-name="T90_17">la</text:span><text:span text:style-name="T90_18"><text:s/></text:span><text:span text:style-name="T90_19">imaginación</text:span><text:span text:style-name="T90_20"><text:s/></text:span><text:span text:style-name="T90_21">de</text:span><text:span text:style-name="T90_22"><text:s/></text:span><text:span text:style-name="T90_23">otras</text:span><text:span text:style-name="T90_24"><text:s/></text:span><text:span text:style-name="T90_25">personas</text:span><text:span text:style-name="T90_26">.</text:span></text:p>
        </text:list-item>
      </text:list>
      <text:p text:style-name="P91"/>
      <text:h text:style-name="P92" text:outline-level="10"><text:bookmark-start text:name="h.490tq9it8uqs"/><text:bookmark-end text:name="h.490tq9it8uqs"/><text:span text:style-name="T92_1">Algunas</text:span><text:span text:style-name="T92_2"><text:s/></text:span><text:span text:style-name="T92_3">Preguntas</text:span><text:span text:style-name="T92_4"><text:s/></text:span><text:span text:style-name="T92_5">frecuentes</text:span></text:h>
      <text:p text:style-name="P93"/>
      <text:p text:style-name="P94"><text:span text:style-name="T94_1">¿</text:span><text:span text:style-name="T94_2">Cual</text:span><text:span text:style-name="T94_3"><text:s/></text:span><text:span text:style-name="T94_4">es</text:span><text:span text:style-name="T94_5"><text:s/></text:span><text:span text:style-name="T94_6">la</text:span><text:span text:style-name="T94_7"><text:s/></text:span><text:span text:style-name="T94_8">posición</text:span><text:span text:style-name="T94_9"><text:s/></text:span><text:span text:style-name="T94_10">de</text:span><text:span text:style-name="T94_11"><text:s/></text:span><text:span text:style-name="T94_12">los</text:span><text:span text:style-name="T94_13"><text:s/></text:span><text:span text:style-name="T94_14">ejes</text:span><text:span text:style-name="T94_15"><text:s/></text:span><text:span text:style-name="T94_16">cartecianos</text:span><text:span text:style-name="T94_17">?</text:span></text:p>
      <text:p text:style-name="P95"><text:span text:style-name="T95_1">Los</text:span><text:span text:style-name="T95_2"><text:s/></text:span><text:span text:style-name="T95_3">ejes</text:span><text:span text:style-name="T95_4"><text:s/></text:span><text:span text:style-name="T95_5">XY</text:span><text:span text:style-name="T95_6"><text:s/></text:span><text:span text:style-name="T95_7">en</text:span><text:span text:style-name="T95_8"><text:s/></text:span><text:span text:style-name="T95_9">pygame</text:span><text:span text:style-name="T95_10"><text:s/></text:span><text:span text:style-name="T95_11">se</text:span><text:span text:style-name="T95_12"><text:s/></text:span><text:span text:style-name="T95_13">comportan</text:span><text:span text:style-name="T95_14"><text:s/></text:span><text:span text:style-name="T95_15">como</text:span><text:span text:style-name="T95_16"><text:s/></text:span><text:span text:style-name="T95_17">en</text:span><text:span text:style-name="T95_18"><text:s/></text:span><text:span text:style-name="T95_19">la</text:span><text:span text:style-name="T95_20"><text:s/></text:span><text:span text:style-name="T95_21">mayoría</text:span><text:span text:style-name="T95_22"><text:s/></text:span><text:span text:style-name="T95_23">de</text:span><text:span text:style-name="T95_24"><text:s/></text:span><text:span text:style-name="T95_25">las</text:span><text:span text:style-name="T95_26"><text:s/></text:span><text:span text:style-name="T95_27">librerías</text:span><text:span text:style-name="T95_28"><text:s/></text:span><text:span text:style-name="T95_29">gráficas</text:span><text:span text:style-name="T95_30">,<text:s/></text:span><text:span text:style-name="T95_31">o</text:span><text:span text:style-name="T95_32"><text:s/></text:span><text:span text:style-name="T95_33">sea</text:span><text:span text:style-name="T95_34"><text:s/></text:span><text:span text:style-name="T95_35">como</text:span><text:span text:style-name="T95_36"><text:s/></text:span><text:span text:style-name="T95_37">si</text:span><text:span text:style-name="T95_38"><text:s/></text:span><text:span text:style-name="T95_39">la</text:span><text:span text:style-name="T95_40"><text:s/></text:span><text:span text:style-name="T95_41">pantalla</text:span><text:span text:style-name="T95_42"><text:s/></text:span><text:span text:style-name="T95_43">completa</text:span><text:span text:style-name="T95_44"><text:s/></text:span><text:span text:style-name="T95_45">estuviera</text:span><text:span text:style-name="T95_46"><text:s/></text:span><text:span text:style-name="T95_47">en</text:span><text:span text:style-name="T95_48"><text:s/></text:span><text:span text:style-name="T95_49">el</text:span><text:span text:style-name="T95_50"><text:s/></text:span><text:span text:style-name="T95_51">primer</text:span><text:span text:style-name="T95_52"><text:s/></text:span><text:span text:style-name="T95_53">cuadrante</text:span><text:span text:style-name="T95_54"><text:s/></text:span><text:span text:style-name="T95_55">de</text:span><text:span text:style-name="T95_56"><text:s/></text:span><text:span text:style-name="T95_57">un</text:span><text:span text:style-name="T95_58"><text:s/></text:span><text:span text:style-name="T95_59">plano</text:span><text:span text:style-name="T95_60"><text:s/></text:span><text:span text:style-name="T95_61">cartesiano</text:span><text:span text:style-name="T95_62"><text:s/></text:span><text:span text:style-name="T95_63">con</text:span><text:span text:style-name="T95_64"><text:s/></text:span><text:span text:style-name="T95_65">el</text:span><text:span text:style-name="T95_66"><text:s/></text:span><text:span text:style-name="T95_67">eje</text:span><text:span text:style-name="T95_68"><text:s/></text:span><text:span text:style-name="T95_69">Y</text:span><text:span text:style-name="T95_70"><text:s/></text:span><text:span text:style-name="T95_71">invertido</text:span><text:span text:style-name="T95_72">.</text:span></text:p>
      <text:p text:style-name="P96"/>
      <text:p text:style-name="P97"><text:span text:style-name="T97_1">¿</text:span><text:span text:style-name="T97_2">Funciona</text:span><text:span text:style-name="T97_3"><text:s/></text:span><text:span text:style-name="T97_4">con</text:span><text:span text:style-name="T97_5"><text:s/></text:span><text:span text:style-name="T97_6">python</text:span><text:span text:style-name="T97_7"><text:s/>3?</text:span></text:p>
      <text:p text:style-name="P98"><text:span text:style-name="T98_1">Si</text:span><text:span text:style-name="T98_2">,<text:s/></text:span><text:span text:style-name="T98_3">la</text:span><text:span text:style-name="T98_4"><text:s/></text:span><text:span text:style-name="T98_5">mayor</text:span><text:span text:style-name="T98_6"><text:s/></text:span><text:span text:style-name="T98_7">parte</text:span><text:span text:style-name="T98_8">.<text:s/></text:span><text:span text:style-name="T98_9">Solo</text:span><text:span text:style-name="T98_10"><text:s/></text:span><text:span text:style-name="T98_11">faltan</text:span><text:span text:style-name="T98_12"><text:s/></text:span><text:span text:style-name="T98_13">por</text:span><text:span text:style-name="T98_14"><text:s/></text:span><text:span text:style-name="T98_15">portar</text:span><text:span text:style-name="T98_16"><text:s/></text:span><text:span text:style-name="T98_17">lo</text:span><text:span text:style-name="T98_18"><text:s/></text:span><text:span text:style-name="T98_19">módulos</text:span><text:span text:style-name="T98_20"><text:s/></text:span><text:span text:style-name="T98_21">scrap</text:span><text:span text:style-name="T98_22">,<text:s/>_</text:span><text:span text:style-name="T98_23">movie</text:span><text:span text:style-name="T98_24">,<text:s/></text:span><text:span text:style-name="T98_25">surfarray</text:span><text:span text:style-name="T98_26"><text:s/></text:span><text:span text:style-name="T98_27">para</text:span><text:span text:style-name="T98_28"><text:s/></text:span><text:span text:style-name="T98_29">Numeric</text:span><text:span text:style-name="T98_30"><text:s/></text:span><text:span text:style-name="T98_31">y</text:span><text:span text:style-name="T98_32"><text:s/></text:span><text:span text:style-name="T98_33">threads</text:span><text:span text:style-name="T98_34">.<text:s/></text:span><text:span text:style-name="T98_35">La</text:span><text:span text:style-name="T98_36"><text:s/></text:span><text:span text:style-name="T98_37">alternativa</text:span><text:span text:style-name="T98_38"><text:s/></text:span><text:span text:style-name="T98_39">a</text:span><text:span text:style-name="T98_40"><text:s/></text:span><text:span text:style-name="T98_41">pygame</text:span><text:span text:style-name="T98_42"><text:s/></text:span><text:span text:style-name="T98_43">pgreloaded</text:span><text:span text:style-name="T98_44"><text:s/></text:span><text:span text:style-name="T98_45">también</text:span><text:span text:style-name="T98_46"><text:s/></text:span><text:span text:style-name="T98_47">soporta</text:span><text:span text:style-name="T98_48"><text:s/></text:span><text:span text:style-name="T98_49">python</text:span><text:span text:style-name="T98_50"><text:s/>3.</text:span></text:p>
      <text:p text:style-name="P99"/>
      <text:p text:style-name="P100"><text:span text:style-name="T100_1">Cuando</text:span><text:span text:style-name="T100_2"><text:s/></text:span><text:span text:style-name="T100_3">estoy</text:span><text:span text:style-name="T100_4"><text:s/></text:span><text:span text:style-name="T100_5">usando</text:span><text:span text:style-name="T100_6"><text:s/></text:span><text:span text:style-name="T100_7">el</text:span><text:span text:style-name="T100_8"><text:s/></text:span><text:span text:style-name="T100_9">IDLE</text:span><text:span text:style-name="T100_10"><text:s/></text:span><text:span text:style-name="T100_11">de</text:span><text:span text:style-name="T100_12"><text:s/></text:span><text:span text:style-name="T100_13">python</text:span><text:span text:style-name="T100_14"><text:s/></text:span><text:span text:style-name="T100_15">usando</text:span><text:span text:style-name="T100_16"><text:s/></text:span><text:span text:style-name="T100_17">pygame</text:span><text:span text:style-name="T100_18"><text:s/>¿</text:span><text:span text:style-name="T100_19">Porque</text:span><text:span text:style-name="T100_20"><text:s/></text:span><text:span text:style-name="T100_21">no</text:span><text:span text:style-name="T100_22"><text:s/></text:span><text:span text:style-name="T100_23">se</text:span><text:span text:style-name="T100_24"><text:s/></text:span><text:span text:style-name="T100_25">cierra</text:span><text:span text:style-name="T100_26"><text:s/></text:span><text:span text:style-name="T100_27">correctamente</text:span><text:span text:style-name="T100_28"><text:s/></text:span><text:span text:style-name="T100_29">la</text:span><text:span text:style-name="T100_30"><text:s/></text:span><text:span text:style-name="T100_31">ventana</text:span><text:span text:style-name="T100_32">?</text:span></text:p>
      <text:p text:style-name="P101"><text:span text:style-name="T101_1">Por</text:span><text:span text:style-name="T101_2"><text:s/></text:span><text:span text:style-name="T101_3">alguna</text:span><text:span text:style-name="T101_4"><text:s/></text:span><text:span text:style-name="T101_5">razón</text:span><text:span text:style-name="T101_6"><text:s/></text:span><text:span text:style-name="T101_7">el</text:span><text:span text:style-name="T101_8"><text:s/></text:span><text:span text:style-name="T101_9">IDLE</text:span><text:span text:style-name="T101_10"><text:s/></text:span><text:span text:style-name="T101_11">mantiene</text:span><text:span text:style-name="T101_12"><text:s/></text:span><text:span text:style-name="T101_13">una</text:span><text:span text:style-name="T101_14"><text:s/></text:span><text:span text:style-name="T101_15">referencia</text:span><text:span text:style-name="T101_16"><text:s/></text:span><text:span text:style-name="T101_17">abierta</text:span><text:span text:style-name="T101_18"><text:s/></text:span><text:span text:style-name="T101_19">y</text:span><text:span text:style-name="T101_20"><text:s/></text:span><text:span text:style-name="T101_21">esta</text:span><text:span text:style-name="T101_22"><text:s/></text:span><text:span text:style-name="T101_23">es</text:span><text:span text:style-name="T101_24"><text:s/></text:span><text:span text:style-name="T101_25">la</text:span><text:span text:style-name="T101_26"><text:s/></text:span><text:span text:style-name="T101_27">razón</text:span><text:span text:style-name="T101_28"><text:s/></text:span><text:span text:style-name="T101_29">de</text:span><text:span text:style-name="T101_30"><text:s/></text:span><text:span text:style-name="T101_31">este</text:span><text:span text:style-name="T101_32"><text:s/></text:span><text:span text:style-name="T101_33">problema</text:span><text:span text:style-name="T101_34">.<text:s/></text:span><text:span text:style-name="T101_35">Para</text:span><text:span text:style-name="T101_36"><text:s/></text:span><text:span text:style-name="T101_37">estar</text:span><text:span text:style-name="T101_38"><text:s/></text:span><text:span text:style-name="T101_39">seguros</text:span><text:span text:style-name="T101_40"><text:s/></text:span><text:span text:style-name="T101_41">de</text:span><text:span text:style-name="T101_42"><text:s/></text:span><text:span text:style-name="T101_43">que</text:span><text:span text:style-name="T101_44"><text:s/></text:span><text:span text:style-name="T101_45">todo</text:span><text:span text:style-name="T101_46"><text:s/></text:span><text:span text:style-name="T101_47">está</text:span><text:span text:style-name="T101_48"><text:s/></text:span><text:span text:style-name="T101_49">correctamente</text:span><text:span text:style-name="T101_50"><text:s/></text:span><text:span text:style-name="T101_51">cerrado</text:span><text:span text:style-name="T101_52"><text:s/></text:span><text:span text:style-name="T101_53">cuando</text:span><text:span text:style-name="T101_54"><text:s/></text:span><text:span text:style-name="T101_55">termina</text:span><text:span text:style-name="T101_56"><text:s/></text:span><text:span text:style-name="T101_57">nuestro</text:span><text:span text:style-name="T101_58"><text:s/></text:span><text:span text:style-name="T101_59">programa</text:span><text:span text:style-name="T101_60"><text:s/></text:span><text:span text:style-name="T101_61">lo</text:span><text:span text:style-name="T101_62"><text:s/></text:span><text:span text:style-name="T101_63">recomendado</text:span><text:span text:style-name="T101_64"><text:s/></text:span><text:span text:style-name="T101_65">es</text:span><text:span text:style-name="T101_66"><text:s/></text:span><text:span text:style-name="T101_67">simplemente</text:span><text:span text:style-name="T101_68"><text:s/></text:span><text:span text:style-name="T101_69">invocar</text:span><text:span text:style-name="T101_70"><text:s/></text:span><text:span text:style-name="T101_71">a</text:span><text:span text:style-name="T101_72"><text:s/>"</text:span><text:span text:style-name="T101_73">pygame</text:span><text:span text:style-name="T101_74">.</text:span><text:span text:style-name="T101_75">quit</text:span><text:span text:style-name="T101_76">()"</text:span></text:p>
      <text:p text:style-name="P102"/>
      <text:h text:style-name="P103" text:outline-level="10"><text:bookmark-start text:name="h.om0i0x1huur5"/><text:bookmark-end text:name="h.om0i0x1huur5"/><text:span text:style-name="T103_1">Explorando</text:span><text:span text:style-name="T103_2"><text:s/></text:span><text:span text:style-name="T103_3">el</text:span><text:span text:style-name="T103_4"><text:s/></text:span><text:span text:style-name="T103_5">API</text:span></text:h>
      <text:p text:style-name="P104"/>
      <text:p text:style-name="P105"><text:span text:style-name="T105_1">Los</text:span><text:span text:style-name="T105_2"><text:s/></text:span><text:span text:style-name="T105_3">módulos</text:span><text:span text:style-name="T105_4"><text:s/></text:span><text:span text:style-name="T105_5">y</text:span><text:span text:style-name="T105_6"><text:s/></text:span><text:span text:style-name="T105_7">objetos</text:span><text:span text:style-name="T105_8"><text:s/></text:span><text:span text:style-name="T105_9">que</text:span><text:span text:style-name="T105_10"><text:s/></text:span><text:span text:style-name="T105_11">componen</text:span><text:span text:style-name="T105_12"><text:s/></text:span><text:span text:style-name="T105_13">a</text:span><text:span text:style-name="T105_14"><text:s/></text:span><text:span text:style-name="T105_15">Pygame</text:span><text:span text:style-name="T105_16">:</text:span></text:p>
      <text:p text:style-name="P106"/>
      <text:p text:style-name="P107"><text:span text:style-name="T107_1">pygame</text:span><text:span text:style-name="T107_2">.</text:span><text:span text:style-name="T107_3">display</text:span></text:p>
      <text:p text:style-name="P108"><text:span text:style-name="T108_1">Un</text:span><text:span text:style-name="T108_2"><text:s/></text:span><text:span text:style-name="T108_3">módulo</text:span><text:span text:style-name="T108_4"><text:s/></text:span><text:span text:style-name="T108_5">para</text:span><text:span text:style-name="T108_6"><text:s/></text:span><text:span text:style-name="T108_7">controlar</text:span><text:span text:style-name="T108_8"><text:s/></text:span><text:span text:style-name="T108_9">la</text:span><text:span text:style-name="T108_10"><text:s/></text:span><text:span text:style-name="T108_11">pantalla</text:span><text:span text:style-name="T108_12">.</text:span></text:p>
      <text:p text:style-name="P109"/>
      <text:p text:style-name="P110"><text:span text:style-name="T110_1">pygame</text:span><text:span text:style-name="T110_2">.</text:span><text:span text:style-name="T110_3">display</text:span><text:span text:style-name="T110_4">.</text:span><text:span text:style-name="T110_5">init</text:span><text:span text:style-name="T110_6">()</text:span></text:p>
      <text:p text:style-name="P111"/>
      <text:p text:style-name="P112"><text:span text:style-name="T112_1">pygame</text:span><text:span text:style-name="T112_2">.</text:span><text:span text:style-name="T112_3">display</text:span><text:span text:style-name="T112_4">.</text:span><text:span text:style-name="T112_5">get</text:span><text:span text:style-name="T112_6">_</text:span><text:span text:style-name="T112_7">init</text:span><text:span text:style-name="T112_8">()</text:span></text:p>
      <text:p text:style-name="P113"/>
      <text:p text:style-name="P114"><text:span text:style-name="T114_1">pygame</text:span><text:span text:style-name="T114_2">.</text:span><text:span text:style-name="T114_3">display</text:span><text:span text:style-name="T114_4">.</text:span><text:span text:style-name="T114_5">set</text:span><text:span text:style-name="T114_6">_</text:span><text:span text:style-name="T114_7">mode</text:span><text:span text:style-name="T114_8">()</text:span></text:p>
      <text:p text:style-name="P115"/>
      <text:p text:style-name="P116"><text:span text:style-name="T116_1">pygame</text:span><text:span text:style-name="T116_2">.</text:span><text:span text:style-name="T116_3">display</text:span><text:span text:style-name="T116_4">.</text:span><text:span text:style-name="T116_5">get</text:span><text:span text:style-name="T116_6">_</text:span><text:span text:style-name="T116_7">surface</text:span><text:span text:style-name="T116_8">()</text:span></text:p>
      <text:p text:style-name="P117"/>
      <text:p text:style-name="P118"><text:span text:style-name="T118_1">pygame</text:span><text:span text:style-name="T118_2">.</text:span><text:span text:style-name="T118_3">display</text:span><text:span text:style-name="T118_4">.</text:span><text:span text:style-name="T118_5">flip</text:span><text:span text:style-name="T118_6">()</text:span></text:p>
      <text:p text:style-name="P119"/>
      <text:p text:style-name="P120"><text:span text:style-name="T120_1">pygame</text:span><text:span text:style-name="T120_2">.</text:span><text:span text:style-name="T120_3">Surface</text:span></text:p>
      <text:p text:style-name="P121"><text:span text:style-name="T121_1">Un</text:span><text:span text:style-name="T121_2"><text:s/></text:span><text:span text:style-name="T121_3">objeto</text:span><text:span text:style-name="T121_4"><text:s/></text:span><text:span text:style-name="T121_5">para</text:span><text:span text:style-name="T121_6"><text:s/></text:span><text:span text:style-name="T121_7">manejar</text:span><text:span text:style-name="T121_8"><text:s/></text:span><text:span text:style-name="T121_9">las</text:span><text:span text:style-name="T121_10"><text:s/></text:span><text:span text:style-name="T121_11">imágenes</text:span><text:span text:style-name="T121_12"><text:s/></text:span><text:span text:style-name="T121_13">en</text:span><text:span text:style-name="T121_14"><text:s/></text:span><text:span text:style-name="T121_15">la</text:span><text:span text:style-name="T121_16"><text:s/></text:span><text:span text:style-name="T121_17">pantalla</text:span><text:span text:style-name="T121_18">.</text:span></text:p>
      <text:p text:style-name="P122"/>
      <text:p text:style-name="P123"><text:span text:style-name="T123_1">pygame</text:span><text:span text:style-name="T123_2">.</text:span><text:span text:style-name="T123_3">Color</text:span></text:p>
      <text:p text:style-name="P124"><text:span text:style-name="T124_1">Un</text:span><text:span text:style-name="T124_2"><text:s/></text:span><text:span text:style-name="T124_3">objeto</text:span><text:span text:style-name="T124_4"><text:s/></text:span><text:span text:style-name="T124_5">que</text:span><text:span text:style-name="T124_6"><text:s/></text:span><text:span text:style-name="T124_7">representa</text:span><text:span text:style-name="T124_8"><text:s/></text:span><text:span text:style-name="T124_9">un</text:span><text:span text:style-name="T124_10"><text:s/></text:span><text:span text:style-name="T124_11">color</text:span><text:span text:style-name="T124_12">.</text:span></text:p>
      <text:p text:style-name="P125"><text:span text:style-name="T125_1">Color</text:span><text:span text:style-name="T125_2"><text:s/></text:span><text:span text:style-name="T125_3">representation</text:span><text:span text:style-name="T125_4">.</text:span></text:p>
      <text:p text:style-name="P126"/>
      <text:p text:style-name="P127"><text:span text:style-name="T127_1">La</text:span><text:span text:style-name="T127_2"><text:s/></text:span><text:span text:style-name="T127_3">importancia</text:span><text:span text:style-name="T127_4"><text:s/></text:span><text:span text:style-name="T127_5">de</text:span><text:span text:style-name="T127_6"><text:s/></text:span><text:span text:style-name="T127_7">este</text:span><text:span text:style-name="T127_8"><text:s/></text:span><text:span text:style-name="T127_9">objeto</text:span><text:span text:style-name="T127_10"><text:s/></text:span><text:span text:style-name="T127_11">es</text:span><text:span text:style-name="T127_12"><text:s/></text:span><text:span text:style-name="T127_13">que</text:span><text:span text:style-name="T127_14"><text:s/></text:span><text:span text:style-name="T127_15">se</text:span><text:span text:style-name="T127_16"><text:s/></text:span><text:span text:style-name="T127_17">encarga</text:span><text:span text:style-name="T127_18"><text:s/></text:span><text:span text:style-name="T127_19">de</text:span><text:span text:style-name="T127_20"><text:s/></text:span><text:span text:style-name="T127_21">hacer</text:span><text:span text:style-name="T127_22"><text:s/></text:span><text:span text:style-name="T127_23">conversiones</text:span><text:span text:style-name="T127_24"><text:s/></text:span><text:span text:style-name="T127_25">entre</text:span><text:span text:style-name="T127_26"><text:s/></text:span><text:span text:style-name="T127_27">diferentes</text:span><text:span text:style-name="T127_28"><text:s/></text:span><text:span text:style-name="T127_29">formas</text:span><text:span text:style-name="T127_30"><text:s/></text:span><text:span text:style-name="T127_31">de</text:span><text:span text:style-name="T127_32"><text:s/></text:span><text:span text:style-name="T127_33">representar</text:span><text:span text:style-name="T127_34"><text:s/></text:span><text:span text:style-name="T127_35">los</text:span><text:span text:style-name="T127_36"><text:s/></text:span><text:span text:style-name="T127_37">colores</text:span><text:span text:style-name="T127_38"><text:s/></text:span><text:span text:style-name="T127_39">rgba</text:span><text:span text:style-name="T127_40">,<text:s/></text:span><text:span text:style-name="T127_41">hsva</text:span><text:span text:style-name="T127_42">,<text:s/></text:span><text:span text:style-name="T127_43">hsla</text:span><text:span text:style-name="T127_44">,<text:s/></text:span><text:span text:style-name="T127_45">otros</text:span><text:span text:style-name="T127_46">.</text:span></text:p>
      <text:p text:style-name="P128"/>
      <text:p text:style-name="P129"><text:span text:style-name="T129_1">pygame</text:span><text:span text:style-name="T129_2">.</text:span><text:span text:style-name="T129_3">draw</text:span></text:p>
      <text:p text:style-name="P130"><text:span text:style-name="T130_1">Un</text:span><text:span text:style-name="T130_2"><text:s/></text:span><text:span text:style-name="T130_3">módulo</text:span><text:span text:style-name="T130_4"><text:s/></text:span><text:span text:style-name="T130_5">que</text:span><text:span text:style-name="T130_6"><text:s/></text:span><text:span text:style-name="T130_7">contiene</text:span><text:span text:style-name="T130_8"><text:s/></text:span><text:span text:style-name="T130_9">las</text:span><text:span text:style-name="T130_10"><text:s/></text:span><text:span text:style-name="T130_11">funciones</text:span><text:span text:style-name="T130_12"><text:s/></text:span><text:span text:style-name="T130_13">para</text:span><text:span text:style-name="T130_14"><text:s/></text:span><text:span text:style-name="T130_15">dibujar</text:span><text:span text:style-name="T130_16"><text:s/></text:span><text:span text:style-name="T130_17">sobre</text:span><text:span text:style-name="T130_18"><text:s/></text:span><text:span text:style-name="T130_19">una</text:span><text:span text:style-name="T130_20"><text:s/></text:span><text:span text:style-name="T130_21">superficie</text:span><text:span text:style-name="T130_22">.</text:span></text:p>
      <text:p text:style-name="P131"/>
      <text:p text:style-name="P132"><text:span text:style-name="T132_1">pygame</text:span><text:span text:style-name="T132_2">.</text:span><text:span text:style-name="T132_3">sprite</text:span></text:p>
      <text:p text:style-name="P133"><text:span text:style-name="T133_1">Objetos</text:span><text:span text:style-name="T133_2"><text:s/></text:span><text:span text:style-name="T133_3">de</text:span><text:span text:style-name="T133_4"><text:s/></text:span><text:span text:style-name="T133_5">alto</text:span><text:span text:style-name="T133_6"><text:s/></text:span><text:span text:style-name="T133_7">nivel</text:span><text:span text:style-name="T133_8"><text:s/></text:span><text:span text:style-name="T133_9">para</text:span><text:span text:style-name="T133_10"><text:s/></text:span><text:span text:style-name="T133_11">representar</text:span><text:span text:style-name="T133_12"><text:s/></text:span><text:span text:style-name="T133_13">imagenes</text:span><text:span text:style-name="T133_14"><text:s/></text:span><text:span text:style-name="T133_15">del</text:span><text:span text:style-name="T133_16"><text:s/></text:span><text:span text:style-name="T133_17">juego</text:span><text:span text:style-name="T133_18">.</text:span></text:p>
      <text:p text:style-name="P134"/>
      <text:p text:style-name="P135"><text:span text:style-name="T135_1">pygame</text:span><text:span text:style-name="T135_2">.</text:span><text:span text:style-name="T135_3">image</text:span></text:p>
      <text:p text:style-name="P136"><text:span text:style-name="T136_1">El</text:span><text:span text:style-name="T136_2"><text:s/></text:span><text:span text:style-name="T136_3">módulo</text:span><text:span text:style-name="T136_4"><text:s/></text:span><text:span text:style-name="T136_5">con</text:span><text:span text:style-name="T136_6"><text:s/></text:span><text:span text:style-name="T136_7">las</text:span><text:span text:style-name="T136_8"><text:s/></text:span><text:span text:style-name="T136_9">funciones</text:span><text:span text:style-name="T136_10"><text:s/></text:span><text:span text:style-name="T136_11">para</text:span><text:span text:style-name="T136_12"><text:s/></text:span><text:span text:style-name="T136_13">cargar</text:span><text:span text:style-name="T136_14">,<text:s/></text:span><text:span text:style-name="T136_15">salvar</text:span><text:span text:style-name="T136_16"><text:s/></text:span><text:span text:style-name="T136_17">y</text:span><text:span text:style-name="T136_18"><text:s/></text:span><text:span text:style-name="T136_19">transferir</text:span><text:span text:style-name="T136_20"><text:s/></text:span><text:span text:style-name="T136_21">superficies</text:span><text:span text:style-name="T136_22">.</text:span></text:p>
      <text:p text:style-name="P137"/>
      <text:p text:style-name="P138"><text:span text:style-name="T138_1">pygame</text:span><text:span text:style-name="T138_2">.</text:span><text:span text:style-name="T138_3">time</text:span></text:p>
      <text:p text:style-name="P139"><text:span text:style-name="T139_1">Para</text:span><text:span text:style-name="T139_2"><text:s/></text:span><text:span text:style-name="T139_3">manejar</text:span><text:span text:style-name="T139_4"><text:s/></text:span><text:span text:style-name="T139_5">el</text:span><text:span text:style-name="T139_6"><text:s/></text:span><text:span text:style-name="T139_7">tiempo</text:span><text:span text:style-name="T139_8"><text:s/></text:span><text:span text:style-name="T139_9">y</text:span><text:span text:style-name="T139_10"><text:s/></text:span><text:span text:style-name="T139_11">la</text:span><text:span text:style-name="T139_12"><text:s/></text:span><text:span text:style-name="T139_13">tasa</text:span><text:span text:style-name="T139_14"><text:s/></text:span><text:span text:style-name="T139_15">de</text:span><text:span text:style-name="T139_16"><text:s/></text:span><text:span text:style-name="T139_17">cuadros</text:span><text:span text:style-name="T139_18">.</text:span></text:p>
      <text:p text:style-name="P140"/>
      <text:p text:style-name="P141"><text:span text:style-name="T141_1">pygame</text:span><text:span text:style-name="T141_2">.</text:span><text:span text:style-name="T141_3">cdrom</text:span></text:p>
      <text:p text:style-name="P142"><text:span text:style-name="T142_1">Para</text:span><text:span text:style-name="T142_2"><text:s/></text:span><text:span text:style-name="T142_3">acceder</text:span><text:span text:style-name="T142_4"><text:s/></text:span><text:span text:style-name="T142_5">a</text:span><text:span text:style-name="T142_6"><text:s/></text:span><text:span text:style-name="T142_7">los</text:span><text:span text:style-name="T142_8"><text:s/></text:span><text:span text:style-name="T142_9">CD</text:span><text:span text:style-name="T142_10"><text:s/></text:span><text:span text:style-name="T142_11">de</text:span><text:span text:style-name="T142_12"><text:s/></text:span><text:span text:style-name="T142_13">audio</text:span><text:span text:style-name="T142_14">.<text:s/></text:span><text:span text:style-name="T142_15">Con</text:span><text:span text:style-name="T142_16"><text:s/></text:span><text:span text:style-name="T142_17">este</text:span><text:span text:style-name="T142_18"><text:s/></text:span><text:span text:style-name="T142_19">módulo</text:span><text:span text:style-name="T142_20"><text:s/></text:span><text:span text:style-name="T142_21">se</text:span><text:span text:style-name="T142_22"><text:s/></text:span><text:span text:style-name="T142_23">puede</text:span><text:span text:style-name="T142_24"><text:s/></text:span><text:span text:style-name="T142_25">verificar</text:span><text:span text:style-name="T142_26"><text:s/></text:span><text:span text:style-name="T142_27">si</text:span><text:span text:style-name="T142_28"><text:s/></text:span><text:span text:style-name="T142_29">hay</text:span><text:span text:style-name="T142_30"><text:s/></text:span><text:span text:style-name="T142_31">audio</text:span><text:span text:style-name="T142_32">,<text:s/></text:span><text:span text:style-name="T142_33">la</text:span><text:span text:style-name="T142_34"><text:s/></text:span><text:span text:style-name="T142_35">información</text:span><text:span text:style-name="T142_36"><text:s/></text:span><text:span text:style-name="T142_37">de</text:span><text:span text:style-name="T142_38"><text:s/></text:span><text:span text:style-name="T142_39">los</text:span><text:span text:style-name="T142_40"><text:s/></text:span><text:span text:style-name="T142_41">tracks</text:span><text:span text:style-name="T142_42"><text:s/></text:span><text:span text:style-name="T142_43">si</text:span><text:span text:style-name="T142_44"><text:s/></text:span><text:span text:style-name="T142_45">está</text:span><text:span text:style-name="T142_46"><text:s/></text:span><text:span text:style-name="T142_47">disponible</text:span><text:span text:style-name="T142_48">,<text:s/></text:span><text:span text:style-name="T142_49">reproducir</text:span><text:span text:style-name="T142_50">,<text:s/></text:span><text:span text:style-name="T142_51">pausar</text:span><text:span text:style-name="T142_52">,<text:s/></text:span><text:span text:style-name="T142_53">etc</text:span><text:span text:style-name="T142_54">.</text:span></text:p>
      <text:p text:style-name="P143"/>
      <text:p text:style-name="P144"><text:span text:style-name="T144_1">pygame</text:span><text:span text:style-name="T144_2">.</text:span><text:span text:style-name="T144_3">cursors</text:span></text:p>
      <text:p text:style-name="P145"><text:span text:style-name="T145_1">Un</text:span><text:span text:style-name="T145_2"><text:s/></text:span><text:span text:style-name="T145_3">módulo</text:span><text:span text:style-name="T145_4"><text:s/></text:span><text:span text:style-name="T145_5">para</text:span><text:span text:style-name="T145_6"><text:s/></text:span><text:span text:style-name="T145_7">cargar</text:span><text:span text:style-name="T145_8"><text:s/></text:span><text:span text:style-name="T145_9">y</text:span><text:span text:style-name="T145_10"><text:s/></text:span><text:span text:style-name="T145_11">crear</text:span><text:span text:style-name="T145_12"><text:s/></text:span><text:span text:style-name="T145_13">cursores</text:span><text:span text:style-name="T145_14">.</text:span></text:p>
      <text:p text:style-name="P146"/>
      <text:p text:style-name="P147"><text:span text:style-name="T147_1">pygame</text:span><text:span text:style-name="T147_2">.</text:span><text:span text:style-name="T147_3">event</text:span></text:p>
      <text:p text:style-name="P148"><text:span text:style-name="T148_1">Para</text:span><text:span text:style-name="T148_2"><text:s/></text:span><text:span text:style-name="T148_3">manejar</text:span><text:span text:style-name="T148_4"><text:s/></text:span><text:span text:style-name="T148_5">los</text:span><text:span text:style-name="T148_6"><text:s/></text:span><text:span text:style-name="T148_7">eventos</text:span><text:span text:style-name="T148_8"><text:s/></text:span><text:span text:style-name="T148_9">que</text:span><text:span text:style-name="T148_10"><text:s/></text:span><text:span text:style-name="T148_11">entran</text:span><text:span text:style-name="T148_12"><text:s/></text:span><text:span text:style-name="T148_13">desde</text:span><text:span text:style-name="T148_14"><text:s/></text:span><text:span text:style-name="T148_15">distintos</text:span><text:span text:style-name="T148_16"><text:s/></text:span><text:span text:style-name="T148_17">dispositivos</text:span><text:span text:style-name="T148_18"><text:s/></text:span><text:span text:style-name="T148_19">de</text:span><text:span text:style-name="T148_20"><text:s/></text:span><text:span text:style-name="T148_21">entrada</text:span><text:span text:style-name="T148_22"><text:s/></text:span><text:span text:style-name="T148_23">y</text:span><text:span text:style-name="T148_24"><text:s/></text:span><text:span text:style-name="T148_25">del</text:span><text:span text:style-name="T148_26"><text:s/></text:span><text:span text:style-name="T148_27">sistema</text:span><text:span text:style-name="T148_28"><text:s/></text:span><text:span text:style-name="T148_29">de</text:span><text:span text:style-name="T148_30"><text:s/></text:span><text:span text:style-name="T148_31">ventanas</text:span><text:span text:style-name="T148_32">.</text:span></text:p>
      <text:p text:style-name="P149"/>
      <text:p text:style-name="P150"><text:span text:style-name="T150_1">pygame</text:span><text:span text:style-name="T150_2">.</text:span><text:span text:style-name="T150_3">examples</text:span></text:p>
      <text:p text:style-name="P151"><text:span text:style-name="T151_1">Various</text:span><text:span text:style-name="T151_2"><text:s/></text:span><text:span text:style-name="T151_3">programs</text:span><text:span text:style-name="T151_4"><text:s/></text:span><text:span text:style-name="T151_5">demonstrating</text:span><text:span text:style-name="T151_6"><text:s/></text:span><text:span text:style-name="T151_7">the</text:span><text:span text:style-name="T151_8"><text:s/></text:span><text:span text:style-name="T151_9">use</text:span><text:span text:style-name="T151_10"><text:s/></text:span><text:span text:style-name="T151_11">of</text:span><text:span text:style-name="T151_12"><text:s/></text:span><text:span text:style-name="T151_13">individual</text:span><text:span text:style-name="T151_14"><text:s/></text:span><text:span text:style-name="T151_15">pygame</text:span><text:span text:style-name="T151_16"><text:s/></text:span><text:span text:style-name="T151_17">modules</text:span><text:span text:style-name="T151_18">.</text:span></text:p>
      <text:p text:style-name="P152"/>
      <text:p text:style-name="P153"/>
      <text:p text:style-name="P154"><text:span text:style-name="T154_1">pygame</text:span><text:span text:style-name="T154_2">.</text:span><text:span text:style-name="T154_3">font</text:span></text:p>
      <text:p text:style-name="P155"><text:span text:style-name="T155_1">Loading</text:span><text:span text:style-name="T155_2"><text:s/></text:span><text:span text:style-name="T155_3">and</text:span><text:span text:style-name="T155_4"><text:s/></text:span><text:span text:style-name="T155_5">rendering</text:span><text:span text:style-name="T155_6"><text:s/></text:span><text:span text:style-name="T155_7">Truetype</text:span><text:span text:style-name="T155_8"><text:s/></text:span><text:span text:style-name="T155_9">fonts</text:span><text:span text:style-name="T155_10">.</text:span></text:p>
      <text:p text:style-name="P156"/>
      <text:p text:style-name="P157"><text:span text:style-name="T157_1">pygame</text:span><text:span text:style-name="T157_2">.</text:span><text:span text:style-name="T157_3">gfxdraw</text:span></text:p>
      <text:p text:style-name="P158"><text:span text:style-name="T158_1">Anti</text:span><text:span text:style-name="T158_2">-</text:span><text:span text:style-name="T158_3">aliasing</text:span><text:span text:style-name="T158_4"><text:s/></text:span><text:span text:style-name="T158_5">draw</text:span><text:span text:style-name="T158_6"><text:s/></text:span><text:span text:style-name="T158_7">functions</text:span><text:span text:style-name="T158_8">.</text:span></text:p>
      <text:p text:style-name="P159"/>
      <text:p text:style-name="P160"><text:span text:style-name="T160_1">pygame</text:span><text:span text:style-name="T160_2">.</text:span><text:span text:style-name="T160_3">joystick</text:span></text:p>
      <text:p text:style-name="P161"><text:span text:style-name="T161_1">Manage</text:span><text:span text:style-name="T161_2"><text:s/></text:span><text:span text:style-name="T161_3">the</text:span><text:span text:style-name="T161_4"><text:s/></text:span><text:span text:style-name="T161_5">joystick</text:span><text:span text:style-name="T161_6"><text:s/></text:span><text:span text:style-name="T161_7">devices</text:span><text:span text:style-name="T161_8">.</text:span></text:p>
      <text:p text:style-name="P162"/>
      <text:p text:style-name="P163"><text:span text:style-name="T163_1">pygame</text:span><text:span text:style-name="T163_2">.</text:span><text:span text:style-name="T163_3">key</text:span></text:p>
      <text:p text:style-name="P164"><text:span text:style-name="T164_1">Manage</text:span><text:span text:style-name="T164_2"><text:s/></text:span><text:span text:style-name="T164_3">the</text:span><text:span text:style-name="T164_4"><text:s/></text:span><text:span text:style-name="T164_5">keyboard</text:span><text:span text:style-name="T164_6"><text:s/></text:span><text:span text:style-name="T164_7">device</text:span><text:span text:style-name="T164_8">.</text:span></text:p>
      <text:p text:style-name="P165"/>
      <text:p text:style-name="P166"><text:span text:style-name="T166_1">pygame</text:span><text:span text:style-name="T166_2">.</text:span><text:span text:style-name="T166_3">locals</text:span></text:p>
      <text:p text:style-name="P167"><text:span text:style-name="T167_1">Pygame</text:span><text:span text:style-name="T167_2"><text:s/></text:span><text:span text:style-name="T167_3">constants</text:span><text:span text:style-name="T167_4">.</text:span></text:p>
      <text:p text:style-name="P168"/>
      <text:p text:style-name="P169"><text:span text:style-name="T169_1">pygame</text:span><text:span text:style-name="T169_2">.</text:span><text:span text:style-name="T169_3">mixer</text:span></text:p>
      <text:p text:style-name="P170"><text:span text:style-name="T170_1">Load</text:span><text:span text:style-name="T170_2"><text:s/></text:span><text:span text:style-name="T170_3">and</text:span><text:span text:style-name="T170_4"><text:s/></text:span><text:span text:style-name="T170_5">play</text:span><text:span text:style-name="T170_6"><text:s/></text:span><text:span text:style-name="T170_7">sounds</text:span><text:span text:style-name="T170_8">.</text:span></text:p>
      <text:p text:style-name="P171"/>
      <text:p text:style-name="P172"><text:span text:style-name="T172_1">pygame</text:span><text:span text:style-name="T172_2">.</text:span><text:span text:style-name="T172_3">mouse</text:span></text:p>
      <text:p text:style-name="P173"><text:span text:style-name="T173_1">Manage</text:span><text:span text:style-name="T173_2"><text:s/></text:span><text:span text:style-name="T173_3">the</text:span><text:span text:style-name="T173_4"><text:s/></text:span><text:span text:style-name="T173_5">mouse</text:span><text:span text:style-name="T173_6"><text:s/></text:span><text:span text:style-name="T173_7">device</text:span><text:span text:style-name="T173_8"><text:s/></text:span><text:span text:style-name="T173_9">and</text:span><text:span text:style-name="T173_10"><text:s/></text:span><text:span text:style-name="T173_11">display</text:span><text:span text:style-name="T173_12">.</text:span></text:p>
      <text:p text:style-name="P174"/>
      <text:p text:style-name="P175"><text:span text:style-name="T175_1">pygame</text:span><text:span text:style-name="T175_2">.</text:span><text:span text:style-name="T175_3">movie</text:span></text:p>
      <text:p text:style-name="P176"><text:span text:style-name="T176_1">Video</text:span><text:span text:style-name="T176_2"><text:s/></text:span><text:span text:style-name="T176_3">playback</text:span><text:span text:style-name="T176_4"><text:s/></text:span><text:span text:style-name="T176_5">from</text:span><text:span text:style-name="T176_6"><text:s/></text:span><text:span text:style-name="T176_7">MPEG</text:span><text:span text:style-name="T176_8"><text:s/></text:span><text:span text:style-name="T176_9">movies</text:span><text:span text:style-name="T176_10">.</text:span></text:p>
      <text:p text:style-name="P177"/>
      <text:p text:style-name="P178"><text:span text:style-name="T178_1">pygame</text:span><text:span text:style-name="T178_2">.</text:span><text:span text:style-name="T178_3">mixer</text:span><text:span text:style-name="T178_4">.</text:span><text:span text:style-name="T178_5">music</text:span></text:p>
      <text:p text:style-name="P179"><text:span text:style-name="T179_1">Play</text:span><text:span text:style-name="T179_2"><text:s/></text:span><text:span text:style-name="T179_3">streaming</text:span><text:span text:style-name="T179_4"><text:s/></text:span><text:span text:style-name="T179_5">music</text:span><text:span text:style-name="T179_6"><text:s/></text:span><text:span text:style-name="T179_7">tracks</text:span><text:span text:style-name="T179_8">.</text:span></text:p>
      <text:p text:style-name="P180"/>
      <text:p text:style-name="P181"><text:span text:style-name="T181_1">pygame</text:span><text:span text:style-name="T181_2">.</text:span><text:span text:style-name="T181_3">Overlay</text:span></text:p>
      <text:p text:style-name="P182"><text:span text:style-name="T182_1">Access</text:span><text:span text:style-name="T182_2"><text:s/></text:span><text:span text:style-name="T182_3">advanced</text:span><text:span text:style-name="T182_4"><text:s/></text:span><text:span text:style-name="T182_5">video</text:span><text:span text:style-name="T182_6"><text:s/></text:span><text:span text:style-name="T182_7">overlays</text:span></text:p>
      <text:p text:style-name="P183"/>
      <text:p text:style-name="P184"><text:span text:style-name="T184_1">pygame</text:span><text:span text:style-name="T184_2">.</text:span><text:span text:style-name="T184_3">PixelArray</text:span></text:p>
      <text:p text:style-name="P185"><text:span text:style-name="T185_1">Manipulate</text:span><text:span text:style-name="T185_2"><text:s/></text:span><text:span text:style-name="T185_3">image</text:span><text:span text:style-name="T185_4"><text:s/></text:span><text:span text:style-name="T185_5">pixel</text:span><text:span text:style-name="T185_6"><text:s/></text:span><text:span text:style-name="T185_7">data</text:span><text:span text:style-name="T185_8">.</text:span></text:p>
      <text:p text:style-name="P186"/>
      <text:p text:style-name="P187"><text:span text:style-name="T187_1">pygame</text:span><text:span text:style-name="T187_2">.</text:span><text:span text:style-name="T187_3">Rect</text:span></text:p>
      <text:p text:style-name="P188"><text:span text:style-name="T188_1">Flexible</text:span><text:span text:style-name="T188_2"><text:s/></text:span><text:span text:style-name="T188_3">container</text:span><text:span text:style-name="T188_4"><text:s/></text:span><text:span text:style-name="T188_5">for</text:span><text:span text:style-name="T188_6"><text:s/></text:span><text:span text:style-name="T188_7">a</text:span><text:span text:style-name="T188_8"><text:s/></text:span><text:span text:style-name="T188_9">rectangle</text:span><text:span text:style-name="T188_10">.</text:span></text:p>
      <text:p text:style-name="P189"/>
      <text:p text:style-name="P190"><text:span text:style-name="T190_1">pygame</text:span><text:span text:style-name="T190_2">.</text:span><text:span text:style-name="T190_3">scrap</text:span></text:p>
      <text:p text:style-name="P191"><text:span text:style-name="T191_1">Native</text:span><text:span text:style-name="T191_2"><text:s/></text:span><text:span text:style-name="T191_3">clipboard</text:span><text:span text:style-name="T191_4"><text:s/></text:span><text:span text:style-name="T191_5">access</text:span><text:span text:style-name="T191_6">.</text:span></text:p>
      <text:p text:style-name="P192"/>
      <text:p text:style-name="P193"><text:span text:style-name="T193_1">pygame</text:span><text:span text:style-name="T193_2">.</text:span><text:span text:style-name="T193_3">sndarray</text:span></text:p>
      <text:p text:style-name="P194"><text:span text:style-name="T194_1">Manipulate</text:span><text:span text:style-name="T194_2"><text:s/></text:span><text:span text:style-name="T194_3">sound</text:span><text:span text:style-name="T194_4"><text:s/></text:span><text:span text:style-name="T194_5">sample</text:span><text:span text:style-name="T194_6"><text:s/></text:span><text:span text:style-name="T194_7">data</text:span><text:span text:style-name="T194_8">.</text:span></text:p>
      <text:p text:style-name="P195"/>
      <text:p text:style-name="P196"><text:span text:style-name="T196_1">pygame</text:span><text:span text:style-name="T196_2">.</text:span><text:span text:style-name="T196_3">surfarray</text:span></text:p>
      <text:p text:style-name="P197"><text:span text:style-name="T197_1">Manipulate</text:span><text:span text:style-name="T197_2"><text:s/></text:span><text:span text:style-name="T197_3">image</text:span><text:span text:style-name="T197_4"><text:s/></text:span><text:span text:style-name="T197_5">pixel</text:span><text:span text:style-name="T197_6"><text:s/></text:span><text:span text:style-name="T197_7">data</text:span><text:span text:style-name="T197_8">.</text:span></text:p>
      <text:p text:style-name="P198"/>
      <text:p text:style-name="P199"><text:span text:style-name="T199_1">pygame</text:span><text:span text:style-name="T199_2">.</text:span><text:span text:style-name="T199_3">tests</text:span></text:p>
      <text:p text:style-name="P200"><text:span text:style-name="T200_1">módulo</text:span><text:span text:style-name="T200_2"><text:s/></text:span><text:span text:style-name="T200_3">con</text:span><text:span text:style-name="T200_4"><text:s/></text:span><text:span text:style-name="T200_5">las</text:span><text:span text:style-name="T200_6"><text:s/></text:span><text:span text:style-name="T200_7">pruebas</text:span><text:span text:style-name="T200_8"><text:s/></text:span><text:span text:style-name="T200_9">de</text:span><text:span text:style-name="T200_10"><text:s/></text:span><text:span text:style-name="T200_11">pygame</text:span></text:p>
      <text:p text:style-name="P201"/>
      <text:p text:style-name="P202"><text:span text:style-name="T202_1">Contiene</text:span><text:span text:style-name="T202_2"><text:s/></text:span><text:span text:style-name="T202_3">pruebas</text:span><text:span text:style-name="T202_4"><text:s/></text:span><text:span text:style-name="T202_5">para</text:span><text:span text:style-name="T202_6"><text:s/></text:span><text:span text:style-name="T202_7">cada</text:span><text:span text:style-name="T202_8"><text:s/></text:span><text:span text:style-name="T202_9">uno</text:span><text:span text:style-name="T202_10"><text:s/></text:span><text:span text:style-name="T202_11">de</text:span><text:span text:style-name="T202_12"><text:s/></text:span><text:span text:style-name="T202_13">los</text:span><text:span text:style-name="T202_14"><text:s/></text:span><text:span text:style-name="T202_15">módulos</text:span><text:span text:style-name="T202_16"><text:s/></text:span><text:span text:style-name="T202_17">de</text:span><text:span text:style-name="T202_18"><text:s/></text:span><text:span text:style-name="T202_19">pygame</text:span><text:span text:style-name="T202_20">.</text:span></text:p>
      <text:p text:style-name="P203"/>
      <text:p text:style-name="P204"><text:span text:style-name="T204_1">pygame</text:span><text:span text:style-name="T204_2">.</text:span><text:span text:style-name="T204_3">transform</text:span></text:p>
      <text:p text:style-name="P205"><text:span text:style-name="T205_1">Es</text:span><text:span text:style-name="T205_2"><text:s/></text:span><text:span text:style-name="T205_3">un</text:span><text:span text:style-name="T205_4"><text:s/></text:span><text:span text:style-name="T205_5">módulo</text:span><text:span text:style-name="T205_6"><text:s/></text:span><text:span text:style-name="T205_7">que</text:span><text:span text:style-name="T205_8"><text:s/></text:span><text:span text:style-name="T205_9">contiene</text:span><text:span text:style-name="T205_10"><text:s/></text:span><text:span text:style-name="T205_11">funciones</text:span><text:span text:style-name="T205_12"><text:s/></text:span><text:span text:style-name="T205_13">para</text:span><text:span text:style-name="T205_14"><text:s/></text:span><text:span text:style-name="T205_15">trabajar</text:span><text:span text:style-name="T205_16"><text:s/></text:span><text:span text:style-name="T205_17">sobre</text:span><text:span text:style-name="T205_18"><text:s/></text:span><text:span text:style-name="T205_19">superficies</text:span><text:span text:style-name="T205_20"><text:s/>(</text:span><text:span text:style-name="T205_21">Surface</text:span><text:span text:style-name="T205_22">).</text:span></text:p>
      <text:p text:style-name="P206"/>
      <text:h text:style-name="P207" text:outline-level="10"><text:bookmark-start text:name="h.7oqq78cb0yjc"/><text:bookmark-end text:name="h.7oqq78cb0yjc"/><text:span text:style-name="T207_1">¿</text:span><text:span text:style-name="T207_2">Que</text:span><text:span text:style-name="T207_3"><text:s/></text:span><text:span text:style-name="T207_4">se</text:span><text:span text:style-name="T207_5"><text:s/></text:span><text:span text:style-name="T207_6">podría</text:span><text:span text:style-name="T207_7"><text:s/></text:span><text:span text:style-name="T207_8">hacer</text:span><text:span text:style-name="T207_9"><text:s/></text:span><text:span text:style-name="T207_10">con</text:span><text:span text:style-name="T207_11"><text:s/></text:span><text:span text:style-name="T207_12">pygames</text:span><text:span text:style-name="T207_13">?</text:span></text:h>
      <text:p text:style-name="P208"><text:span text:style-name="T208_1">¿</text:span><text:span text:style-name="T208_2">Que</text:span><text:span text:style-name="T208_3"><text:s/></text:span><text:span text:style-name="T208_4">se</text:span><text:span text:style-name="T208_5"><text:s/></text:span><text:span text:style-name="T208_6">ha</text:span><text:span text:style-name="T208_7"><text:s/></text:span><text:span text:style-name="T208_8">hecho</text:span><text:span text:style-name="T208_9"><text:s/></text:span><text:span text:style-name="T208_10">hasta</text:span><text:span text:style-name="T208_11"><text:s/></text:span><text:span text:style-name="T208_12">ahora</text:span><text:span text:style-name="T208_13">?</text:span></text:p>
      <text:p text:style-name="P209"/>
      <text:p text:style-name="P210"><text:span text:style-name="T210_1">juegos</text:span><text:span text:style-name="T210_2"><text:s/></text:span><text:span text:style-name="T210_3">para</text:span><text:span text:style-name="T210_4"><text:s/></text:span><text:span text:style-name="T210_5">pc</text:span></text:p>
      <text:p text:style-name="P211"/>
      <text:p text:style-name="P212"><text:span text:style-name="T212_1">juegos</text:span><text:span text:style-name="T212_2"><text:s/></text:span><text:span text:style-name="T212_3">para</text:span><text:span text:style-name="T212_4"><text:s/></text:span><text:span text:style-name="T212_5">celulares</text:span></text:p>
      <text:p text:style-name="P213"><text:span text:style-name="T213_1"><text:a xlink:type="simple" xlink:href="http://pygame.renpy.org/"><text:span text:style-name="T213_2">http</text:span></text:a></text:span><text:span text:style-name="T213_3"><text:a xlink:type="simple" xlink:href="http://pygame.renpy.org/"><text:span text:style-name="T213_4">://</text:span></text:a></text:span><text:span text:style-name="T213_5"><text:a xlink:type="simple" xlink:href="http://pygame.renpy.org/"><text:span text:style-name="T213_6">pygame</text:span></text:a></text:span><text:span text:style-name="T213_7"><text:a xlink:type="simple" xlink:href="http://pygame.renpy.org/"><text:span text:style-name="T213_8">.</text:span></text:a></text:span><text:span text:style-name="T213_9"><text:a xlink:type="simple" xlink:href="http://pygame.renpy.org/"><text:span text:style-name="T213_10">renpy</text:span></text:a></text:span><text:span text:style-name="T213_11"><text:a xlink:type="simple" xlink:href="http://pygame.renpy.org/"><text:span text:style-name="T213_12">.</text:span></text:a></text:span><text:span text:style-name="T213_13"><text:a xlink:type="simple" xlink:href="http://pygame.renpy.org/"><text:span text:style-name="T213_14">org</text:span></text:a></text:span><text:span text:style-name="T213_15"><text:a xlink:type="simple" xlink:href="http://pygame.renpy.org/"><text:span text:style-name="T213_16">/</text:span></text:a></text:span></text:p>
      <text:p text:style-name="P214"><text:span text:style-name="T214_1"><text:a xlink:type="simple" xlink:href="http://code.google.com/p/pygame-symbian-s60/"><text:span text:style-name="T214_2">http</text:span></text:a></text:span><text:span text:style-name="T214_3"><text:a xlink:type="simple" xlink:href="http://code.google.com/p/pygame-symbian-s60/"><text:span text:style-name="T214_4">://</text:span></text:a></text:span><text:span text:style-name="T214_5"><text:a xlink:type="simple" xlink:href="http://code.google.com/p/pygame-symbian-s60/"><text:span text:style-name="T214_6">code</text:span></text:a></text:span><text:span text:style-name="T214_7"><text:a xlink:type="simple" xlink:href="http://code.google.com/p/pygame-symbian-s60/"><text:span text:style-name="T214_8">.</text:span></text:a></text:span><text:span text:style-name="T214_9"><text:a xlink:type="simple" xlink:href="http://code.google.com/p/pygame-symbian-s60/"><text:span text:style-name="T214_10">google</text:span></text:a></text:span><text:span text:style-name="T214_11"><text:a xlink:type="simple" xlink:href="http://code.google.com/p/pygame-symbian-s60/"><text:span text:style-name="T214_12">.</text:span></text:a></text:span><text:span text:style-name="T214_13"><text:a xlink:type="simple" xlink:href="http://code.google.com/p/pygame-symbian-s60/"><text:span text:style-name="T214_14">com</text:span></text:a></text:span><text:span text:style-name="T214_15"><text:a xlink:type="simple" xlink:href="http://code.google.com/p/pygame-symbian-s60/"><text:span text:style-name="T214_16">/</text:span></text:a></text:span><text:span text:style-name="T214_17"><text:a xlink:type="simple" xlink:href="http://code.google.com/p/pygame-symbian-s60/"><text:span text:style-name="T214_18">p</text:span></text:a></text:span><text:span text:style-name="T214_19"><text:a xlink:type="simple" xlink:href="http://code.google.com/p/pygame-symbian-s60/"><text:span text:style-name="T214_20">/</text:span></text:a></text:span><text:span text:style-name="T214_21"><text:a xlink:type="simple" xlink:href="http://code.google.com/p/pygame-symbian-s60/"><text:span text:style-name="T214_22">pygame</text:span></text:a></text:span><text:span text:style-name="T214_23"><text:a xlink:type="simple" xlink:href="http://code.google.com/p/pygame-symbian-s60/"><text:span text:style-name="T214_24">-</text:span></text:a></text:span><text:span text:style-name="T214_25"><text:a xlink:type="simple" xlink:href="http://code.google.com/p/pygame-symbian-s60/"><text:span text:style-name="T214_26">symbian</text:span></text:a></text:span><text:span text:style-name="T214_27"><text:a xlink:type="simple" xlink:href="http://code.google.com/p/pygame-symbian-s60/"><text:span text:style-name="T214_28">-</text:span></text:a></text:span><text:span text:style-name="T214_29"><text:a xlink:type="simple" xlink:href="http://code.google.com/p/pygame-symbian-s60/"><text:span text:style-name="T214_30">s</text:span></text:a></text:span><text:span text:style-name="T214_31"><text:a xlink:type="simple" xlink:href="http://code.google.com/p/pygame-symbian-s60/"><text:span text:style-name="T214_32">60/</text:span></text:a></text:span></text:p>
      <text:p text:style-name="P215"/>
      <text:p text:style-name="P216"><text:span text:style-name="T216_1">consolas</text:span><text:span text:style-name="T216_2"><text:s/></text:span><text:span text:style-name="T216_3">portátiles</text:span></text:p>
      <text:p text:style-name="P217"/>
      <text:p text:style-name="P218"><text:span text:style-name="T218_1">Video</text:span><text:span text:style-name="T218_2"><text:s/></text:span><text:span text:style-name="T218_3">de</text:span><text:span text:style-name="T218_4"><text:s/></text:span><text:span text:style-name="T218_5">demostración</text:span><text:span text:style-name="T218_6"><text:s/></text:span><text:span text:style-name="T218_7">de</text:span><text:span text:style-name="T218_8"><text:s/></text:span><text:span text:style-name="T218_9">juegos</text:span><text:span text:style-name="T218_10"><text:s/></text:span><text:span text:style-name="T218_11">con</text:span><text:span text:style-name="T218_12"><text:s/></text:span><text:span text:style-name="T218_13">música</text:span><text:span text:style-name="T218_14"><text:s/></text:span><text:span text:style-name="T218_15">electrónica</text:span><text:span text:style-name="T218_16"><text:s/></text:span><text:span text:style-name="T218_17">de</text:span><text:span text:style-name="T218_18"><text:s/></text:span><text:span text:style-name="T218_19">fondo</text:span></text:p>
      <text:p text:style-name="P219"/>
      <text:p text:style-name="P220"><text:span text:style-name="T220_1">colección</text:span><text:span text:style-name="T220_2"><text:s/></text:span><text:span text:style-name="T220_3">de</text:span><text:span text:style-name="T220_4"><text:s/></text:span><text:span text:style-name="T220_5">screenshots</text:span><text:span text:style-name="T220_6"><text:s/></text:span><text:span text:style-name="T220_7">de</text:span><text:span text:style-name="T220_8"><text:s/></text:span><text:span text:style-name="T220_9">juegos</text:span><text:span text:style-name="T220_10"><text:s/></text:span><text:span text:style-name="T220_11">hechos</text:span><text:span text:style-name="T220_12"><text:s/></text:span><text:span text:style-name="T220_13">en</text:span><text:span text:style-name="T220_14"><text:s/></text:span><text:span text:style-name="T220_15">pygame</text:span></text:p>
      <text:p text:style-name="P221"/>
      <text:h text:style-name="P222" text:outline-level="10"><text:bookmark-start text:name="h.9hmou3v830jx"/><text:bookmark-end text:name="h.9hmou3v830jx"/><text:span text:style-name="T222_1">Flash</text:span><text:span text:style-name="T222_2"><text:s/></text:span><text:span text:style-name="T222_3">intro</text:span><text:span text:style-name="T222_4"><text:s/></text:span><text:span text:style-name="T222_5">a</text:span><text:span text:style-name="T222_6"><text:s/></text:span><text:span text:style-name="T222_7">python</text:span><text:span text:style-name="T222_8"><text:s/>(</text:span><text:span text:style-name="T222_9">para</text:span><text:span text:style-name="T222_10"><text:s/></text:span><text:span text:style-name="T222_11">que</text:span><text:span text:style-name="T222_12"><text:s/></text:span><text:span text:style-name="T222_13">se</text:span><text:span text:style-name="T222_14"><text:s/></text:span><text:span text:style-name="T222_15">entienda</text:span><text:span text:style-name="T222_16"><text:s/></text:span><text:span text:style-name="T222_17">el</text:span><text:span text:style-name="T222_18"><text:s/></text:span><text:span text:style-name="T222_19">turbo</text:span><text:span text:style-name="T222_20"><text:s/></text:span><text:span text:style-name="T222_21">pong</text:span><text:span text:style-name="T222_22">)</text:span></text:h>
      <text:p text:style-name="P223"/>
      <text:p text:style-name="P224"><text:span text:style-name="T224_1">Los</text:span><text:span text:style-name="T224_2"><text:s/></text:span><text:span text:style-name="T224_3">tipos</text:span><text:span text:style-name="T224_4"><text:s/></text:span><text:span text:style-name="T224_5">primitivos</text:span><text:span text:style-name="T224_6"><text:s/></text:span><text:span text:style-name="T224_7">tinen</text:span><text:span text:style-name="T224_8"><text:s/></text:span><text:span text:style-name="T224_9">constructores</text:span><text:span text:style-name="T224_10"><text:s/></text:span><text:span text:style-name="T224_11">que</text:span><text:span text:style-name="T224_12"><text:s/></text:span><text:span text:style-name="T224_13">se</text:span><text:span text:style-name="T224_14"><text:s/></text:span><text:span text:style-name="T224_15">pueden</text:span><text:span text:style-name="T224_16"><text:s/></text:span><text:span text:style-name="T224_17">usar</text:span><text:span text:style-name="T224_18"><text:s/></text:span><text:span text:style-name="T224_19">para</text:span><text:span text:style-name="T224_20"><text:s/></text:span><text:span text:style-name="T224_21">hacer</text:span><text:span text:style-name="T224_22"><text:s/></text:span><text:span text:style-name="T224_23">conversiones</text:span><text:span text:style-name="T224_24"><text:s/></text:span><text:span text:style-name="T224_25">explícitas</text:span><text:span text:style-name="T224_26"><text:s/>“</text:span><text:span text:style-name="T224_27">int</text:span><text:span text:style-name="T224_28">()”,<text:s/>“</text:span><text:span text:style-name="T224_29">float</text:span><text:span text:style-name="T224_30">()”,<text:s/>“</text:span><text:span text:style-name="T224_31">str</text:span><text:span text:style-name="T224_32">()”,<text:s/>“</text:span><text:span text:style-name="T224_33">list</text:span><text:span text:style-name="T224_34">()”,<text:s/>“</text:span><text:span text:style-name="T224_35">tuple</text:span><text:span text:style-name="T224_36">()”,<text:s/>“</text:span><text:span text:style-name="T224_37">dict</text:span><text:span text:style-name="T224_38">()”.</text:span></text:p>
      <text:p text:style-name="P225"/>
      <text:p text:style-name="P226"><text:span text:style-name="T226_1">A</text:span><text:span text:style-name="T226_2"><text:s/></text:span><text:span text:style-name="T226_3">diferencia</text:span><text:span text:style-name="T226_4"><text:s/></text:span><text:span text:style-name="T226_5">de</text:span><text:span text:style-name="T226_6"><text:s/></text:span><text:span text:style-name="T226_7">la</text:span><text:span text:style-name="T226_8"><text:s/></text:span><text:span text:style-name="T226_9">mayoría</text:span><text:span text:style-name="T226_10"><text:s/></text:span><text:span text:style-name="T226_11">de</text:span><text:span text:style-name="T226_12"><text:s/></text:span><text:span text:style-name="T226_13">los</text:span><text:span text:style-name="T226_14"><text:s/></text:span><text:span text:style-name="T226_15">lenguajes</text:span><text:span text:style-name="T226_16"><text:s/></text:span><text:span text:style-name="T226_17">el</text:span><text:span text:style-name="T226_18"><text:s/>“</text:span><text:span text:style-name="T226_19">for</text:span><text:span text:style-name="T226_20">”<text:s/></text:span><text:span text:style-name="T226_21">en</text:span><text:span text:style-name="T226_22"><text:s/></text:span><text:span text:style-name="T226_23">python</text:span><text:span text:style-name="T226_24"><text:s/></text:span><text:span text:style-name="T226_25">se</text:span><text:span text:style-name="T226_26"><text:s/></text:span><text:span text:style-name="T226_27">usa</text:span><text:span text:style-name="T226_28"><text:s/></text:span><text:span text:style-name="T226_29">para</text:span><text:span text:style-name="T226_30"><text:s/></text:span><text:span text:style-name="T226_31">recorrer</text:span><text:span text:style-name="T226_32"><text:s/></text:span><text:span text:style-name="T226_33">colecciones</text:span><text:span text:style-name="T226_34">.</text:span></text:p>
      <text:p text:style-name="P227"/>
      <text:p text:style-name="P228"><text:span text:style-name="T228_1">En</text:span><text:span text:style-name="T228_2"><text:s/></text:span><text:span text:style-name="T228_3">python</text:span><text:span text:style-name="T228_4"><text:s/></text:span><text:span text:style-name="T228_5">no</text:span><text:span text:style-name="T228_6"><text:s/></text:span><text:span text:style-name="T228_7">existen</text:span><text:span text:style-name="T228_8"><text:s/></text:span><text:span text:style-name="T228_9">arreglos</text:span><text:span text:style-name="T228_10">,<text:s/></text:span><text:span text:style-name="T228_11">si</text:span><text:span text:style-name="T228_12"><text:s/></text:span><text:span text:style-name="T228_13">no</text:span><text:span text:style-name="T228_14"><text:s/></text:span><text:span text:style-name="T228_15">que</text:span><text:span text:style-name="T228_16"><text:s/></text:span><text:span text:style-name="T228_17">se</text:span><text:span text:style-name="T228_18"><text:s/></text:span><text:span text:style-name="T228_19">usan</text:span><text:span text:style-name="T228_20"><text:s/></text:span><text:span text:style-name="T228_21">listas</text:span><text:span text:style-name="T228_22"><text:s/></text:span><text:span text:style-name="T228_23">dinámicas</text:span><text:span text:style-name="T228_24">.</text:span></text:p>
      <text:p text:style-name="P229"/>
      <text:p text:style-name="P230"><text:span text:style-name="T230_1">Existe</text:span><text:span text:style-name="T230_2"><text:s/></text:span><text:span text:style-name="T230_3">un</text:span><text:span text:style-name="T230_4"><text:s/></text:span><text:span text:style-name="T230_5">tipo</text:span><text:span text:style-name="T230_6"><text:s/></text:span><text:span text:style-name="T230_7">de</text:span><text:span text:style-name="T230_8"><text:s/></text:span><text:span text:style-name="T230_9">dato</text:span><text:span text:style-name="T230_10"><text:s/>“</text:span><text:span text:style-name="T230_11">tuple</text:span><text:span text:style-name="T230_12">”<text:s/></text:span><text:span text:style-name="T230_13">que</text:span><text:span text:style-name="T230_14"><text:s/></text:span><text:span text:style-name="T230_15">es</text:span><text:span text:style-name="T230_16"><text:s/></text:span><text:span text:style-name="T230_17">una</text:span><text:span text:style-name="T230_18"><text:s/></text:span><text:span text:style-name="T230_19">lista</text:span><text:span text:style-name="T230_20"><text:s/></text:span><text:span text:style-name="T230_21">inmutable</text:span><text:span text:style-name="T230_22"><text:s/></text:span><text:span text:style-name="T230_23">y</text:span><text:span text:style-name="T230_24"><text:s/></text:span><text:span text:style-name="T230_25">que</text:span><text:span text:style-name="T230_26"><text:s/></text:span><text:span text:style-name="T230_27">se</text:span><text:span text:style-name="T230_28"><text:s/></text:span><text:span text:style-name="T230_29">representa</text:span><text:span text:style-name="T230_30"><text:s/></text:span><text:span text:style-name="T230_31">usando</text:span><text:span text:style-name="T230_32"><text:s/></text:span><text:span text:style-name="T230_33">paréntesis</text:span><text:span text:style-name="T230_34">.</text:span></text:p>
      <text:p text:style-name="P231"/>
      <text:p text:style-name="P232"><text:span text:style-name="T232_1">Existe</text:span><text:span text:style-name="T232_2"><text:s/></text:span><text:span text:style-name="T232_3">un</text:span><text:span text:style-name="T232_4"><text:s/></text:span><text:span text:style-name="T232_5">tipo</text:span><text:span text:style-name="T232_6"><text:s/></text:span><text:span text:style-name="T232_7">de</text:span><text:span text:style-name="T232_8"><text:s/></text:span><text:span text:style-name="T232_9">dato</text:span><text:span text:style-name="T232_10"><text:s/>“</text:span><text:span text:style-name="T232_11">dict</text:span><text:span text:style-name="T232_12">”<text:s/></text:span><text:span text:style-name="T232_13">o</text:span><text:span text:style-name="T232_14"><text:s/></text:span><text:span text:style-name="T232_15">diccionario</text:span><text:span text:style-name="T232_16"><text:s/></text:span><text:span text:style-name="T232_17">que</text:span><text:span text:style-name="T232_18"><text:s/></text:span><text:span text:style-name="T232_19">se</text:span><text:span text:style-name="T232_20"><text:s/></text:span><text:span text:style-name="T232_21">representa</text:span><text:span text:style-name="T232_22"><text:s/></text:span><text:span text:style-name="T232_23">usando</text:span><text:span text:style-name="T232_24"><text:s/></text:span><text:span text:style-name="T232_25">llaves</text:span><text:span text:style-name="T232_26">.</text:span></text:p>
      <text:h text:style-name="P233" text:outline-level="10"><text:bookmark-start text:name="h.gps7efszeuyf"/><text:bookmark-end text:name="h.gps7efszeuyf"/><text:span text:style-name="T233_1">Demostración</text:span><text:span text:style-name="T233_2"><text:s/></text:span><text:span text:style-name="T233_3">en</text:span><text:span text:style-name="T233_4"><text:s/></text:span><text:span text:style-name="T233_5">vivo</text:span><text:span text:style-name="T233_6"><text:s/></text:span><text:span text:style-name="T233_7">construyendo</text:span><text:span text:style-name="T233_8"><text:s/></text:span><text:span text:style-name="T233_9">turbo</text:span><text:span text:style-name="T233_10"><text:s/></text:span><text:span text:style-name="T233_11">pong</text:span></text:h>
      <text:p text:style-name="P234"/>
      <text:p text:style-name="P235"><text:span text:style-name="T235_1">Este</text:span><text:span text:style-name="T235_2"><text:s/></text:span><text:span text:style-name="T235_3">es</text:span><text:span text:style-name="T235_4"><text:s/></text:span><text:span text:style-name="T235_5">un</text:span><text:span text:style-name="T235_6"><text:s/></text:span><text:span text:style-name="T235_7">pequeño</text:span><text:span text:style-name="T235_8"><text:s/></text:span><text:span text:style-name="T235_9">tutorial</text:span><text:span text:style-name="T235_10"><text:s/></text:span><text:span text:style-name="T235_11">para</text:span><text:span text:style-name="T235_12"><text:s/></text:span><text:span text:style-name="T235_13">construir</text:span><text:span text:style-name="T235_14"><text:s/></text:span><text:span text:style-name="T235_15">un</text:span><text:span text:style-name="T235_16"><text:s/></text:span><text:span text:style-name="T235_17">clon</text:span><text:span text:style-name="T235_18"><text:s/></text:span><text:span text:style-name="T235_19">de</text:span><text:span text:style-name="T235_20"><text:s/></text:span><text:span text:style-name="T235_21">turbo</text:span><text:span text:style-name="T235_22"><text:s/></text:span><text:span text:style-name="T235_23">pong</text:span><text:span text:style-name="T235_24"><text:s/></text:span><text:span text:style-name="T235_25">usando</text:span><text:span text:style-name="T235_26"><text:s/></text:span><text:span text:style-name="T235_27">las</text:span><text:span text:style-name="T235_28"><text:s/></text:span><text:span text:style-name="T235_29">facilidades</text:span><text:span text:style-name="T235_30"><text:s/></text:span><text:span text:style-name="T235_31">de</text:span><text:span text:style-name="T235_32"><text:s/></text:span><text:span text:style-name="T235_33">pygame</text:span><text:span text:style-name="T235_34">.<text:s/></text:span><text:span text:style-name="T235_35">El</text:span><text:span text:style-name="T235_36"><text:s/></text:span><text:span text:style-name="T235_37">objetivo</text:span><text:span text:style-name="T235_38"><text:s/></text:span><text:span text:style-name="T235_39">no</text:span><text:span text:style-name="T235_40"><text:s/></text:span><text:span text:style-name="T235_41">es</text:span><text:span text:style-name="T235_42"><text:s/></text:span><text:span text:style-name="T235_43">mostrar</text:span><text:span text:style-name="T235_44"><text:s/></text:span><text:span text:style-name="T235_45">todas</text:span><text:span text:style-name="T235_46"><text:s/></text:span><text:span text:style-name="T235_47">las</text:span><text:span text:style-name="T235_48"><text:s/></text:span><text:span text:style-name="T235_49">características</text:span><text:span text:style-name="T235_50"><text:s/></text:span><text:span text:style-name="T235_51">de</text:span><text:span text:style-name="T235_52"><text:s/></text:span><text:span text:style-name="T235_53">pygame</text:span><text:span text:style-name="T235_54"><text:s/></text:span><text:span text:style-name="T235_55">ni</text:span><text:span text:style-name="T235_56"><text:s/></text:span><text:span text:style-name="T235_57">hacer</text:span><text:span text:style-name="T235_58"><text:s/></text:span><text:span text:style-name="T235_59">el</text:span><text:span text:style-name="T235_60"><text:s/></text:span><text:span text:style-name="T235_61">juego</text:span><text:span text:style-name="T235_62"><text:s/></text:span><text:span text:style-name="T235_63">más</text:span><text:span text:style-name="T235_64"><text:s/></text:span><text:span text:style-name="T235_65">eficiente</text:span><text:span text:style-name="T235_66"><text:s/></text:span><text:span text:style-name="T235_67">o</text:span><text:span text:style-name="T235_68"><text:s/></text:span><text:span text:style-name="T235_69">confiable</text:span><text:span text:style-name="T235_70">,<text:s/></text:span><text:span text:style-name="T235_71">si</text:span><text:span text:style-name="T235_72"><text:s/></text:span><text:span text:style-name="T235_73">no</text:span><text:span text:style-name="T235_74"><text:s/></text:span><text:span text:style-name="T235_75">el</text:span><text:span text:style-name="T235_76"><text:s/></text:span><text:span text:style-name="T235_77">más</text:span><text:span text:style-name="T235_78"><text:s/></text:span><text:span text:style-name="T235_79">simple</text:span><text:span text:style-name="T235_80"><text:s/></text:span><text:span text:style-name="T235_81">de</text:span><text:span text:style-name="T235_82"><text:s/></text:span><text:span text:style-name="T235_83">entender</text:span><text:span text:style-name="T235_84">.<text:s/></text:span><text:span text:style-name="T235_85">Esta</text:span><text:span text:style-name="T235_86"><text:s/></text:span><text:span text:style-name="T235_87">versión</text:span><text:span text:style-name="T235_88"><text:s/></text:span><text:span text:style-name="T235_89">del</text:span><text:span text:style-name="T235_90"><text:s/></text:span><text:span text:style-name="T235_91">juego</text:span><text:span text:style-name="T235_92"><text:s/></text:span><text:span text:style-name="T235_93">está</text:span><text:span text:style-name="T235_94"><text:s/></text:span><text:span text:style-name="T235_95">elaborada</text:span><text:span text:style-name="T235_96"><text:s/></text:span><text:span text:style-name="T235_97">para</text:span><text:span text:style-name="T235_98"><text:s/></text:span><text:span text:style-name="T235_99">dos</text:span><text:span text:style-name="T235_100"><text:s/></text:span><text:span text:style-name="T235_101">jugadores</text:span><text:span text:style-name="T235_102"><text:s/></text:span><text:span text:style-name="T235_103">también</text:span><text:span text:style-name="T235_104"><text:s/></text:span><text:span text:style-name="T235_105">para</text:span><text:span text:style-name="T235_106"><text:s/></text:span><text:span text:style-name="T235_107">evitar</text:span><text:span text:style-name="T235_108"><text:s/></text:span><text:span text:style-name="T235_109">el</text:span><text:span text:style-name="T235_110"><text:s/></text:span><text:span text:style-name="T235_111">trabajo</text:span><text:span text:style-name="T235_112"><text:s/></text:span><text:span text:style-name="T235_113">de</text:span><text:span text:style-name="T235_114"><text:s/></text:span><text:span text:style-name="T235_115">crear</text:span><text:span text:style-name="T235_116"><text:s/></text:span><text:span text:style-name="T235_117">una</text:span><text:span text:style-name="T235_118"><text:s/></text:span><text:span text:style-name="T235_119">inteligencia</text:span><text:span text:style-name="T235_120"><text:s/></text:span><text:span text:style-name="T235_121">artificial</text:span><text:span text:style-name="T235_122"><text:s/></text:span><text:span text:style-name="T235_123">que</text:span><text:span text:style-name="T235_124"><text:s/></text:span><text:span text:style-name="T235_125">sería</text:span><text:span text:style-name="T235_126"><text:s/></text:span><text:span text:style-name="T235_127">interesante</text:span><text:span text:style-name="T235_128"><text:s/></text:span><text:span text:style-name="T235_129">pero</text:span><text:span text:style-name="T235_130"><text:s/></text:span><text:span text:style-name="T235_131">que</text:span><text:span text:style-name="T235_132"><text:s/></text:span><text:span text:style-name="T235_133">complicaría</text:span><text:span text:style-name="T235_134"><text:s/></text:span><text:span text:style-name="T235_135">un</text:span><text:span text:style-name="T235_136"><text:s/></text:span><text:span text:style-name="T235_137">poco</text:span><text:span text:style-name="T235_138"><text:s/></text:span><text:span text:style-name="T235_139">más</text:span><text:span text:style-name="T235_140"><text:s/></text:span><text:span text:style-name="T235_141">el</text:span><text:span text:style-name="T235_142"><text:s/></text:span><text:span text:style-name="T235_143">ejemplo</text:span><text:span text:style-name="T235_144">.</text:span></text:p>
      <text:p text:style-name="P236"/>
      <text:p text:style-name="P237"><text:span text:style-name="T237_1">turbo</text:span><text:span text:style-name="T237_2">1.</text:span><text:span text:style-name="T237_3">py</text:span></text:p>
      <text:p text:style-name="P238"/>
      <text:p text:style-name="P239"><text:span text:style-name="T239_1">La</text:span><text:span text:style-name="T239_2"><text:s/></text:span><text:span text:style-name="T239_3">primera</text:span><text:span text:style-name="T239_4"><text:s/></text:span><text:span text:style-name="T239_5">versión</text:span><text:span text:style-name="T239_6"><text:s/></text:span><text:span text:style-name="T239_7">del</text:span><text:span text:style-name="T239_8"><text:s/></text:span><text:span text:style-name="T239_9">juego</text:span><text:span text:style-name="T239_10"><text:s/></text:span><text:span text:style-name="T239_11">y</text:span><text:span text:style-name="T239_12"><text:s/></text:span><text:span text:style-name="T239_13">la</text:span><text:span text:style-name="T239_14"><text:s/></text:span><text:span text:style-name="T239_15">más</text:span><text:span text:style-name="T239_16"><text:s/></text:span><text:span text:style-name="T239_17">simple</text:span><text:span text:style-name="T239_18"><text:s/></text:span><text:span text:style-name="T239_19">de</text:span><text:span text:style-name="T239_20"><text:s/></text:span><text:span text:style-name="T239_21">todas</text:span><text:span text:style-name="T239_22">.<text:s/></text:span><text:span text:style-name="T239_23">Lo</text:span><text:span text:style-name="T239_24"><text:s/></text:span><text:span text:style-name="T239_25">que</text:span><text:span text:style-name="T239_26"><text:s/></text:span><text:span text:style-name="T239_27">inicialmente</text:span><text:span text:style-name="T239_28"><text:s/></text:span><text:span text:style-name="T239_29">se</text:span><text:span text:style-name="T239_30"><text:s/></text:span><text:span text:style-name="T239_31">necesita</text:span><text:span text:style-name="T239_32"><text:s/></text:span><text:span text:style-name="T239_33">para</text:span><text:span text:style-name="T239_34"><text:s/></text:span><text:span text:style-name="T239_35">que</text:span><text:span text:style-name="T239_36"><text:s/></text:span><text:span text:style-name="T239_37">el</text:span><text:span text:style-name="T239_38"><text:s/></text:span><text:span text:style-name="T239_39">juego</text:span><text:span text:style-name="T239_40"><text:s/></text:span><text:span text:style-name="T239_41">corra</text:span><text:span text:style-name="T239_42">.<text:s/></text:span><text:span text:style-name="T239_43">Esta</text:span><text:span text:style-name="T239_44"><text:s/></text:span><text:span text:style-name="T239_45">versión</text:span><text:span text:style-name="T239_46"><text:s/></text:span><text:span text:style-name="T239_47">se</text:span><text:span text:style-name="T239_48"><text:s/></text:span><text:span text:style-name="T239_49">puede</text:span><text:span text:style-name="T239_50"><text:s/></text:span><text:span text:style-name="T239_51">comparar</text:span><text:span text:style-name="T239_52"><text:s/></text:span><text:span text:style-name="T239_53">fácilmente</text:span><text:span text:style-name="T239_54"><text:s/></text:span><text:span text:style-name="T239_55">con</text:span><text:span text:style-name="T239_56"><text:s/></text:span><text:span text:style-name="T239_57">el</text:span><text:span text:style-name="T239_58"><text:s/></text:span><text:span text:style-name="T239_59">ejemplo</text:span><text:span text:style-name="T239_60"><text:s/></text:span><text:span text:style-name="T239_61">de</text:span><text:span text:style-name="T239_62"><text:s/></text:span><text:span text:style-name="T239_63">la</text:span><text:span text:style-name="T239_64"><text:s/></text:span><text:span text:style-name="T239_65">pelota</text:span><text:span text:style-name="T239_66"><text:s/></text:span><text:span text:style-name="T239_67">del</text:span><text:span text:style-name="T239_68"><text:s/></text:span><text:span text:style-name="T239_69">tutorial</text:span><text:span text:style-name="T239_70"><text:s/></text:span><text:span text:style-name="T239_71">de</text:span><text:span text:style-name="T239_72"><text:s/></text:span><text:span text:style-name="T239_73">introducción</text:span><text:span text:style-name="T239_74"><text:s/></text:span><text:span text:style-name="T239_75">a</text:span><text:span text:style-name="T239_76"><text:s/></text:span><text:span text:style-name="T239_77">pygame</text:span><text:span text:style-name="T239_78"><text:s/>(</text:span><text:span text:style-name="T239_79">http</text:span><text:span text:style-name="T239_80">://</text:span><text:span text:style-name="T239_81">www</text:span><text:span text:style-name="T239_82">.</text:span><text:span text:style-name="T239_83">pygame</text:span><text:span text:style-name="T239_84">.</text:span><text:span text:style-name="T239_85">org</text:span><text:span text:style-name="T239_86">/</text:span><text:span text:style-name="T239_87">docs</text:span><text:span text:style-name="T239_88">/</text:span><text:span text:style-name="T239_89">tut</text:span><text:span text:style-name="T239_90">/</text:span><text:span text:style-name="T239_91">intro</text:span><text:span text:style-name="T239_92">/</text:span><text:span text:style-name="T239_93">intro</text:span><text:span text:style-name="T239_94">.</text:span><text:span text:style-name="T239_95">html</text:span><text:span text:style-name="T239_96">).</text:span></text:p>
      <text:p text:style-name="P240"/>
      <text:p text:style-name="P241"><text:span text:style-name="T241_1">Hay</text:span><text:span text:style-name="T241_2"><text:s/></text:span><text:span text:style-name="T241_3">que</text:span><text:span text:style-name="T241_4"><text:s/></text:span><text:span text:style-name="T241_5">recordar</text:span><text:span text:style-name="T241_6"><text:s/></text:span><text:span text:style-name="T241_7">cuando</text:span><text:span text:style-name="T241_8"><text:s/></text:span><text:span text:style-name="T241_9">estemos</text:span><text:span text:style-name="T241_10"><text:s/></text:span><text:span text:style-name="T241_11">viendo</text:span><text:span text:style-name="T241_12"><text:s/></text:span><text:span text:style-name="T241_13">el</text:span><text:span text:style-name="T241_14"><text:s/></text:span><text:span text:style-name="T241_15">código</text:span><text:span text:style-name="T241_16"><text:s/></text:span><text:span text:style-name="T241_17">fuente</text:span><text:span text:style-name="T241_18"><text:s/></text:span><text:span text:style-name="T241_19">que</text:span><text:span text:style-name="T241_20"><text:s/></text:span><text:span text:style-name="T241_21">los</text:span><text:span text:style-name="T241_22"><text:s/></text:span><text:span text:style-name="T241_23">ejes</text:span><text:span text:style-name="T241_24"><text:s/></text:span><text:span text:style-name="T241_25">de</text:span><text:span text:style-name="T241_26"><text:s/></text:span><text:span text:style-name="T241_27">coordenadas</text:span><text:span text:style-name="T241_28"><text:s/></text:span><text:span text:style-name="T241_29">no</text:span><text:span text:style-name="T241_30"><text:s/></text:span><text:span text:style-name="T241_31">funcionan</text:span><text:span text:style-name="T241_32"><text:s/></text:span><text:span text:style-name="T241_33">igual</text:span><text:span text:style-name="T241_34"><text:s/></text:span><text:span text:style-name="T241_35">que</text:span><text:span text:style-name="T241_36"><text:s/></text:span><text:span text:style-name="T241_37">como</text:span><text:span text:style-name="T241_38"><text:s/></text:span><text:span text:style-name="T241_39">estamos</text:span><text:span text:style-name="T241_40"><text:s/></text:span><text:span text:style-name="T241_41">acostumbrados</text:span><text:span text:style-name="T241_42">.<text:s/></text:span><text:span text:style-name="T241_43">En</text:span><text:span text:style-name="T241_44"><text:s/></text:span><text:span text:style-name="T241_45">pygame</text:span><text:span text:style-name="T241_46"><text:s/></text:span><text:span text:style-name="T241_47">igual</text:span><text:span text:style-name="T241_48"><text:s/></text:span><text:span text:style-name="T241_49">que</text:span><text:span text:style-name="T241_50"><text:s/></text:span><text:span text:style-name="T241_51">en</text:span><text:span text:style-name="T241_52"><text:s/></text:span><text:span text:style-name="T241_53">algunas</text:span><text:span text:style-name="T241_54"><text:s/></text:span><text:span text:style-name="T241_55">otras</text:span><text:span text:style-name="T241_56"><text:s/></text:span><text:span text:style-name="T241_57">librerías</text:span><text:span text:style-name="T241_58"><text:s/></text:span><text:span text:style-name="T241_59">de</text:span><text:span text:style-name="T241_60"><text:s/></text:span><text:span text:style-name="T241_61">gráficos</text:span><text:span text:style-name="T241_62"><text:s/></text:span><text:span text:style-name="T241_63">el</text:span><text:span text:style-name="T241_64"><text:s/></text:span><text:span text:style-name="T241_65">eje</text:span><text:span text:style-name="T241_66"><text:s/></text:span><text:span text:style-name="T241_67">Y</text:span><text:span text:style-name="T241_68"><text:s/></text:span><text:span text:style-name="T241_69">está</text:span><text:span text:style-name="T241_70"><text:s/></text:span><text:span text:style-name="T241_71">invertido</text:span><text:span text:style-name="T241_72"><text:s/></text:span><text:span text:style-name="T241_73">y</text:span><text:span text:style-name="T241_74"><text:s/></text:span><text:span text:style-name="T241_75">la</text:span><text:span text:style-name="T241_76"><text:s/></text:span><text:span text:style-name="T241_77">esquina</text:span><text:span text:style-name="T241_78"><text:s/></text:span><text:span text:style-name="T241_79">superior</text:span><text:span text:style-name="T241_80"><text:s/></text:span><text:span text:style-name="T241_81">izquierda</text:span><text:span text:style-name="T241_82"><text:s/></text:span><text:span text:style-name="T241_83">de</text:span><text:span text:style-name="T241_84"><text:s/></text:span><text:span text:style-name="T241_85">la</text:span><text:span text:style-name="T241_86"><text:s/></text:span><text:span text:style-name="T241_87">pantalla</text:span><text:span text:style-name="T241_88"><text:s/></text:span><text:span text:style-name="T241_89">es</text:span><text:span text:style-name="T241_90"><text:s/></text:span><text:span text:style-name="T241_91">el</text:span><text:span text:style-name="T241_92"><text:s/></text:span><text:span text:style-name="T241_93">origen</text:span><text:span text:style-name="T241_94"><text:s/></text:span><text:span text:style-name="T241_95">del</text:span><text:span text:style-name="T241_96"><text:s/></text:span><text:span text:style-name="T241_97">eje</text:span><text:span text:style-name="T241_98"><text:s/></text:span><text:span text:style-name="T241_99">de</text:span><text:span text:style-name="T241_100"><text:s/></text:span><text:span text:style-name="T241_101">coordenadas</text:span><text:span text:style-name="T241_102"><text:s/>(0,0).<text:s/></text:span><text:span text:style-name="T241_103">Así</text:span><text:span text:style-name="T241_104"><text:s/></text:span><text:span text:style-name="T241_105">que</text:span><text:span text:style-name="T241_106"><text:s/></text:span><text:span text:style-name="T241_107">el</text:span><text:span text:style-name="T241_108"><text:s/></text:span><text:span text:style-name="T241_109">eje</text:span><text:span text:style-name="T241_110"><text:s/></text:span><text:span text:style-name="T241_111">Y</text:span><text:span text:style-name="T241_112"><text:s/></text:span><text:span text:style-name="T241_113">aumenta</text:span><text:span text:style-name="T241_114"><text:s/></text:span><text:span text:style-name="T241_115">hacia</text:span><text:span text:style-name="T241_116"><text:s/></text:span><text:span text:style-name="T241_117">abajo</text:span><text:span text:style-name="T241_118"><text:s/></text:span><text:span text:style-name="T241_119">y</text:span><text:span text:style-name="T241_120"><text:s/></text:span><text:span text:style-name="T241_121">el</text:span><text:span text:style-name="T241_122"><text:s/></text:span><text:span text:style-name="T241_123">X</text:span><text:span text:style-name="T241_124"><text:s/></text:span><text:span text:style-name="T241_125">permanece</text:span><text:span text:style-name="T241_126"><text:s/></text:span><text:span text:style-name="T241_127">igual</text:span><text:span text:style-name="T241_128"><text:s/></text:span><text:span text:style-name="T241_129">asía</text:span><text:span text:style-name="T241_130"><text:s/></text:span><text:span text:style-name="T241_131">la</text:span><text:span text:style-name="T241_132"><text:s/></text:span><text:span text:style-name="T241_133">derecha</text:span><text:span text:style-name="T241_134">.</text:span></text:p>
      <text:p text:style-name="P242"/>
      <text:p text:style-name="P243"><text:span text:style-name="T243_1">El</text:span><text:span text:style-name="T243_2"><text:s/></text:span><text:span text:style-name="T243_3">objeto</text:span><text:span text:style-name="T243_4"><text:s/>"</text:span><text:span text:style-name="T243_5">pantalla</text:span><text:span text:style-name="T243_6">"<text:s/></text:span><text:span text:style-name="T243_7">es</text:span><text:span text:style-name="T243_8"><text:s/></text:span><text:span text:style-name="T243_9">un</text:span><text:span text:style-name="T243_10"><text:s/>"</text:span><text:span text:style-name="T243_11">Surface</text:span><text:span text:style-name="T243_12">"<text:s/></text:span><text:span text:style-name="T243_13">de</text:span><text:span text:style-name="T243_14"><text:s/></text:span><text:span text:style-name="T243_15">pygame</text:span><text:span text:style-name="T243_16"><text:s/></text:span><text:span text:style-name="T243_17">donde</text:span><text:span text:style-name="T243_18"><text:s/></text:span><text:span text:style-name="T243_19">vamos</text:span><text:span text:style-name="T243_20"><text:s/></text:span><text:span text:style-name="T243_21">a</text:span><text:span text:style-name="T243_22"><text:s/></text:span><text:span text:style-name="T243_23">dibujar</text:span><text:span text:style-name="T243_24"><text:s/></text:span><text:span text:style-name="T243_25">los</text:span><text:span text:style-name="T243_26"><text:s/></text:span><text:span text:style-name="T243_27">objetos</text:span><text:span text:style-name="T243_28"><text:s/></text:span><text:span text:style-name="T243_29">de</text:span><text:span text:style-name="T243_30"><text:s/></text:span><text:span text:style-name="T243_31">nuestro</text:span><text:span text:style-name="T243_32"><text:s/></text:span><text:span text:style-name="T243_33">juego</text:span><text:span text:style-name="T243_34">,<text:s/></text:span><text:span text:style-name="T243_35">como</text:span><text:span text:style-name="T243_36"><text:s/></text:span><text:span text:style-name="T243_37">podemos</text:span><text:span text:style-name="T243_38"><text:s/></text:span><text:span text:style-name="T243_39">ver</text:span><text:span text:style-name="T243_40"><text:s/></text:span><text:span text:style-name="T243_41">se</text:span><text:span text:style-name="T243_42"><text:s/></text:span><text:span text:style-name="T243_43">obtiene</text:span><text:span text:style-name="T243_44"><text:s/></text:span><text:span text:style-name="T243_45">cuando</text:span><text:span text:style-name="T243_46"><text:s/></text:span><text:span text:style-name="T243_47">le</text:span><text:span text:style-name="T243_48"><text:s/></text:span><text:span text:style-name="T243_49">pedimos</text:span><text:span text:style-name="T243_50"><text:s/></text:span><text:span text:style-name="T243_51">a</text:span><text:span text:style-name="T243_52"><text:s/></text:span><text:span text:style-name="T243_53">pygame</text:span><text:span text:style-name="T243_54"><text:s/></text:span><text:span text:style-name="T243_55">que</text:span><text:span text:style-name="T243_56"><text:s/></text:span><text:span text:style-name="T243_57">inicialice</text:span><text:span text:style-name="T243_58"><text:s/></text:span><text:span text:style-name="T243_59">la</text:span><text:span text:style-name="T243_60"><text:s/></text:span><text:span text:style-name="T243_61">pantalla</text:span><text:span text:style-name="T243_62"><text:s/></text:span><text:span text:style-name="T243_63">en</text:span><text:span text:style-name="T243_64"><text:s/></text:span><text:span text:style-name="T243_65">un</text:span><text:span text:style-name="T243_66"><text:s/></text:span><text:span text:style-name="T243_67">modo</text:span><text:span text:style-name="T243_68"><text:s/></text:span><text:span text:style-name="T243_69">especial</text:span><text:span text:style-name="T243_70"><text:s/></text:span><text:span text:style-name="T243_71">en</text:span><text:span text:style-name="T243_72"><text:s/></text:span><text:span text:style-name="T243_73">el</text:span><text:span text:style-name="T243_74"><text:s/></text:span><text:span text:style-name="T243_75">que</text:span><text:span text:style-name="T243_76"><text:s/></text:span><text:span text:style-name="T243_77">queramos</text:span><text:span text:style-name="T243_78"><text:s/></text:span><text:span text:style-name="T243_79">trabajar</text:span><text:span text:style-name="T243_80">.<text:s/></text:span><text:span text:style-name="T243_81">Los</text:span><text:span text:style-name="T243_82"><text:s/></text:span><text:span text:style-name="T243_83">objetos</text:span><text:span text:style-name="T243_84"><text:s/></text:span><text:span text:style-name="T243_85">surface</text:span><text:span text:style-name="T243_86"><text:s/></text:span><text:span text:style-name="T243_87">no</text:span><text:span text:style-name="T243_88"><text:s/></text:span><text:span text:style-name="T243_89">ofrecen</text:span><text:span text:style-name="T243_90"><text:s/></text:span><text:span text:style-name="T243_91">funciones</text:span><text:span text:style-name="T243_92"><text:s/></text:span><text:span text:style-name="T243_93">de</text:span><text:span text:style-name="T243_94"><text:s/></text:span><text:span text:style-name="T243_95">dibujo</text:span><text:span text:style-name="T243_96"><text:s/></text:span><text:span text:style-name="T243_97">por</text:span><text:span text:style-name="T243_98"><text:s/></text:span><text:span text:style-name="T243_99">sí</text:span><text:span text:style-name="T243_100"><text:s/></text:span><text:span text:style-name="T243_101">mismos</text:span><text:span text:style-name="T243_102">,<text:s/></text:span><text:span text:style-name="T243_103">pero</text:span><text:span text:style-name="T243_104"><text:s/></text:span><text:span text:style-name="T243_105">los</text:span><text:span text:style-name="T243_106"><text:s/></text:span><text:span text:style-name="T243_107">vamos</text:span><text:span text:style-name="T243_108"><text:s/></text:span><text:span text:style-name="T243_109">a</text:span><text:span text:style-name="T243_110"><text:s/></text:span><text:span text:style-name="T243_111">pasar</text:span><text:span text:style-name="T243_112"><text:s/></text:span><text:span text:style-name="T243_113">como</text:span><text:span text:style-name="T243_114"><text:s/></text:span><text:span text:style-name="T243_115">parámetro</text:span><text:span text:style-name="T243_116"><text:s/></text:span><text:span text:style-name="T243_117">a</text:span><text:span text:style-name="T243_118"><text:s/></text:span><text:span text:style-name="T243_119">las</text:span><text:span text:style-name="T243_120"><text:s/></text:span><text:span text:style-name="T243_121">funciones</text:span><text:span text:style-name="T243_122"><text:s/></text:span><text:span text:style-name="T243_123">de</text:span><text:span text:style-name="T243_124"><text:s/>"</text:span><text:span text:style-name="T243_125">pygame</text:span><text:span text:style-name="T243_126">.</text:span><text:span text:style-name="T243_127">draw</text:span><text:span text:style-name="T243_128">"<text:s/></text:span><text:span text:style-name="T243_129">que</text:span><text:span text:style-name="T243_130"><text:s/></text:span><text:span text:style-name="T243_131">se</text:span><text:span text:style-name="T243_132"><text:s/></text:span><text:span text:style-name="T243_133">van</text:span><text:span text:style-name="T243_134"><text:s/></text:span><text:span text:style-name="T243_135">a</text:span><text:span text:style-name="T243_136"><text:s/></text:span><text:span text:style-name="T243_137">encargar</text:span><text:span text:style-name="T243_138"><text:s/></text:span><text:span text:style-name="T243_139">de</text:span><text:span text:style-name="T243_140"><text:s/></text:span><text:span text:style-name="T243_141">dibujar</text:span><text:span text:style-name="T243_142"><text:s/></text:span><text:span text:style-name="T243_143">figuras</text:span><text:span text:style-name="T243_144">,<text:s/></text:span><text:span text:style-name="T243_145">polígonos</text:span><text:span text:style-name="T243_146">,<text:s/></text:span><text:span text:style-name="T243_147">lineas</text:span><text:span text:style-name="T243_148">,<text:s/></text:span><text:span text:style-name="T243_149">etc</text:span><text:span text:style-name="T243_150"><text:s/></text:span><text:span text:style-name="T243_151">sobre</text:span><text:span text:style-name="T243_152"><text:s/></text:span><text:span text:style-name="T243_153">ellos</text:span><text:span text:style-name="T243_154">.<text:s/></text:span><text:span text:style-name="T243_155">El</text:span><text:span text:style-name="T243_156"><text:s/></text:span><text:span text:style-name="T243_157">objeto</text:span><text:span text:style-name="T243_158"><text:s/>"</text:span><text:span text:style-name="T243_159">reloj</text:span><text:span text:style-name="T243_160">"<text:s/></text:span><text:span text:style-name="T243_161">se</text:span><text:span text:style-name="T243_162"><text:s/></text:span><text:span text:style-name="T243_163">va</text:span><text:span text:style-name="T243_164"><text:s/></text:span><text:span text:style-name="T243_165">a</text:span><text:span text:style-name="T243_166"><text:s/></text:span><text:span text:style-name="T243_167">encargar</text:span><text:span text:style-name="T243_168"><text:s/></text:span><text:span text:style-name="T243_169">de</text:span><text:span text:style-name="T243_170"><text:s/></text:span><text:span text:style-name="T243_171">llevar</text:span><text:span text:style-name="T243_172"><text:s/></text:span><text:span text:style-name="T243_173">el</text:span><text:span text:style-name="T243_174"><text:s/></text:span><text:span text:style-name="T243_175">tiempo</text:span><text:span text:style-name="T243_176"><text:s/></text:span><text:span text:style-name="T243_177">por</text:span><text:span text:style-name="T243_178"><text:s/></text:span><text:span text:style-name="T243_179">nosotros</text:span><text:span text:style-name="T243_180"><text:s/></text:span><text:span text:style-name="T243_181">para</text:span><text:span text:style-name="T243_182"><text:s/></text:span><text:span text:style-name="T243_183">saber</text:span><text:span text:style-name="T243_184"><text:s/></text:span><text:span text:style-name="T243_185">cuando</text:span><text:span text:style-name="T243_186"><text:s/></text:span><text:span text:style-name="T243_187">se</text:span><text:span text:style-name="T243_188"><text:s/></text:span><text:span text:style-name="T243_189">debe</text:span><text:span text:style-name="T243_190"><text:s/></text:span><text:span text:style-name="T243_191">actualizar</text:span><text:span text:style-name="T243_192"><text:s/></text:span><text:span text:style-name="T243_193">la</text:span><text:span text:style-name="T243_194"><text:s/></text:span><text:span text:style-name="T243_195">pantalla</text:span><text:span text:style-name="T243_196">.</text:span></text:p>
      <text:p text:style-name="P244"/>
      <text:p text:style-name="P245"><text:span text:style-name="T245_1">El</text:span><text:span text:style-name="T245_2"><text:s/></text:span><text:span text:style-name="T245_3">programa</text:span><text:span text:style-name="T245_4"><text:s/></text:span><text:span text:style-name="T245_5">se</text:span><text:span text:style-name="T245_6"><text:s/></text:span><text:span text:style-name="T245_7">puede</text:span><text:span text:style-name="T245_8"><text:s/></text:span><text:span text:style-name="T245_9">dividir</text:span><text:span text:style-name="T245_10"><text:s/></text:span><text:span text:style-name="T245_11">en</text:span><text:span text:style-name="T245_12"><text:s/></text:span><text:span text:style-name="T245_13">dos</text:span><text:span text:style-name="T245_14"><text:s/></text:span><text:span text:style-name="T245_15">partes</text:span><text:span text:style-name="T245_16"><text:s/></text:span><text:span text:style-name="T245_17">las</text:span><text:span text:style-name="T245_18"><text:s/></text:span><text:span text:style-name="T245_19">inicializaciones</text:span><text:span text:style-name="T245_20"><text:s/></text:span><text:span text:style-name="T245_21">y</text:span><text:span text:style-name="T245_22"><text:s/></text:span><text:span text:style-name="T245_23">el</text:span><text:span text:style-name="T245_24"><text:s/></text:span><text:span text:style-name="T245_25">ciclo</text:span><text:span text:style-name="T245_26"><text:s/></text:span><text:span text:style-name="T245_27">principal</text:span><text:span text:style-name="T245_28"><text:s/></text:span><text:span text:style-name="T245_29">de</text:span><text:span text:style-name="T245_30"><text:s/></text:span><text:span text:style-name="T245_31">juego</text:span><text:span text:style-name="T245_32">.<text:s/></text:span><text:span text:style-name="T245_33">Las</text:span><text:span text:style-name="T245_34"><text:s/></text:span><text:span text:style-name="T245_35">inicializaciones</text:span><text:span text:style-name="T245_36"><text:s/></text:span><text:span text:style-name="T245_37">se</text:span><text:span text:style-name="T245_38"><text:s/></text:span><text:span text:style-name="T245_39">encargan</text:span><text:span text:style-name="T245_40"><text:s/></text:span><text:span text:style-name="T245_41">de</text:span><text:span text:style-name="T245_42"><text:s/></text:span><text:span text:style-name="T245_43">poner</text:span><text:span text:style-name="T245_44"><text:s/></text:span><text:span text:style-name="T245_45">todo</text:span><text:span text:style-name="T245_46"><text:s/></text:span><text:span text:style-name="T245_47">donde</text:span><text:span text:style-name="T245_48"><text:s/></text:span><text:span text:style-name="T245_49">debería</text:span><text:span text:style-name="T245_50"><text:s/></text:span><text:span text:style-name="T245_51">estar</text:span><text:span text:style-name="T245_52"><text:s/></text:span><text:span text:style-name="T245_53">al</text:span><text:span text:style-name="T245_54"><text:s/></text:span><text:span text:style-name="T245_55">inicio</text:span><text:span text:style-name="T245_56"><text:s/></text:span><text:span text:style-name="T245_57">del</text:span><text:span text:style-name="T245_58"><text:s/></text:span><text:span text:style-name="T245_59">juego</text:span><text:span text:style-name="T245_60">.<text:s/></text:span><text:span text:style-name="T245_61">El</text:span><text:span text:style-name="T245_62"><text:s/></text:span><text:span text:style-name="T245_63">ciclo</text:span><text:span text:style-name="T245_64"><text:s/></text:span><text:span text:style-name="T245_65">principal</text:span><text:span text:style-name="T245_66"><text:s/></text:span><text:span text:style-name="T245_67">es</text:span><text:span text:style-name="T245_68"><text:s/></text:span><text:span text:style-name="T245_69">el</text:span><text:span text:style-name="T245_70"><text:s/></text:span><text:span text:style-name="T245_71">corazón</text:span><text:span text:style-name="T245_72"><text:s/></text:span><text:span text:style-name="T245_73">del</text:span><text:span text:style-name="T245_74"><text:s/></text:span><text:span text:style-name="T245_75">juego</text:span><text:span text:style-name="T245_76">.<text:s/></text:span><text:span text:style-name="T245_77">Cada</text:span><text:span text:style-name="T245_78"><text:s/></text:span><text:span text:style-name="T245_79">vuelta</text:span><text:span text:style-name="T245_80"><text:s/></text:span><text:span text:style-name="T245_81">del</text:span><text:span text:style-name="T245_82"><text:s/></text:span><text:span text:style-name="T245_83">ciclo</text:span><text:span text:style-name="T245_84"><text:s/></text:span><text:span text:style-name="T245_85">principal</text:span><text:span text:style-name="T245_86"><text:s/></text:span><text:span text:style-name="T245_87">es</text:span><text:span text:style-name="T245_88"><text:s/></text:span><text:span text:style-name="T245_89">un</text:span><text:span text:style-name="T245_90"><text:s/></text:span><text:span text:style-name="T245_91">cuadro</text:span><text:span text:style-name="T245_92"><text:s/></text:span><text:span text:style-name="T245_93">de</text:span><text:span text:style-name="T245_94"><text:s/></text:span><text:span text:style-name="T245_95">animación</text:span><text:span text:style-name="T245_96">.<text:s/></text:span><text:span text:style-name="T245_97">Sabemos</text:span><text:span text:style-name="T245_98"><text:s/></text:span><text:span text:style-name="T245_99">que</text:span><text:span text:style-name="T245_100"><text:s/></text:span><text:span text:style-name="T245_101">para</text:span><text:span text:style-name="T245_102"><text:s/></text:span><text:span text:style-name="T245_103">que</text:span><text:span text:style-name="T245_104"><text:s/></text:span><text:span text:style-name="T245_105">los</text:span><text:span text:style-name="T245_106"><text:s/></text:span><text:span text:style-name="T245_107">humanos</text:span><text:span text:style-name="T245_108"><text:s/></text:span><text:span text:style-name="T245_109">percibamos</text:span><text:span text:style-name="T245_110"><text:s/></text:span><text:span text:style-name="T245_111">movimiento</text:span><text:span text:style-name="T245_112"><text:s/></text:span><text:span text:style-name="T245_113">en</text:span><text:span text:style-name="T245_114"><text:s/></text:span><text:span text:style-name="T245_115">las</text:span><text:span text:style-name="T245_116"><text:s/></text:span><text:span text:style-name="T245_117">animaciones</text:span><text:span text:style-name="T245_118"><text:s/></text:span><text:span text:style-name="T245_119">estas</text:span><text:span text:style-name="T245_120"><text:s/></text:span><text:span text:style-name="T245_121">deben</text:span><text:span text:style-name="T245_122"><text:s/></text:span><text:span text:style-name="T245_123">mostrarnos</text:span><text:span text:style-name="T245_124"><text:s/></text:span><text:span text:style-name="T245_125">por</text:span><text:span text:style-name="T245_126"><text:s/></text:span><text:span text:style-name="T245_127">lo</text:span><text:span text:style-name="T245_128"><text:s/></text:span><text:span text:style-name="T245_129">menos</text:span><text:span text:style-name="T245_130"><text:s/>25<text:s/></text:span><text:span text:style-name="T245_131">cuadros</text:span><text:span text:style-name="T245_132"><text:s/></text:span><text:span text:style-name="T245_133">por</text:span><text:span text:style-name="T245_134"><text:s/></text:span><text:span text:style-name="T245_135">segundo</text:span><text:span text:style-name="T245_136">,<text:s/></text:span><text:span text:style-name="T245_137">menos</text:span><text:span text:style-name="T245_138"><text:s/>25<text:s/></text:span><text:span text:style-name="T245_139">va</text:span><text:span text:style-name="T245_140"><text:s/></text:span><text:span text:style-name="T245_141">a</text:span><text:span text:style-name="T245_142"><text:s/></text:span><text:span text:style-name="T245_143">ser</text:span><text:span text:style-name="T245_144"><text:s/></text:span><text:span text:style-name="T245_145">percibido</text:span><text:span text:style-name="T245_146"><text:s/></text:span><text:span text:style-name="T245_147">como</text:span><text:span text:style-name="T245_148"><text:s/></text:span><text:span text:style-name="T245_149">imágenes</text:span><text:span text:style-name="T245_150"><text:s/></text:span><text:span text:style-name="T245_151">separadas</text:span><text:span text:style-name="T245_152">,<text:s/></text:span><text:span text:style-name="T245_153">en</text:span><text:span text:style-name="T245_154"><text:s/></text:span><text:span text:style-name="T245_155">este</text:span><text:span text:style-name="T245_156"><text:s/></text:span><text:span text:style-name="T245_157">ejemplo</text:span><text:span text:style-name="T245_158"><text:s/></text:span><text:span text:style-name="T245_159">usamos</text:span><text:span text:style-name="T245_160"><text:s/>30<text:s/></text:span><text:span text:style-name="T245_161">cuadros</text:span><text:span text:style-name="T245_162"><text:s/></text:span><text:span text:style-name="T245_163">por</text:span><text:span text:style-name="T245_164"><text:s/></text:span><text:span text:style-name="T245_165">segundo</text:span><text:span text:style-name="T245_166"><text:s/></text:span><text:span text:style-name="T245_167">para</text:span><text:span text:style-name="T245_168"><text:s/></text:span><text:span text:style-name="T245_169">asegurar</text:span><text:span text:style-name="T245_170"><text:s/></text:span><text:span text:style-name="T245_171">la</text:span><text:span text:style-name="T245_172"><text:s/></text:span><text:span text:style-name="T245_173">calidad</text:span><text:span text:style-name="T245_174"><text:s/></text:span><text:span text:style-name="T245_175">de</text:span><text:span text:style-name="T245_176"><text:s/></text:span><text:span text:style-name="T245_177">la</text:span><text:span text:style-name="T245_178"><text:s/></text:span><text:span text:style-name="T245_179">animación</text:span><text:span text:style-name="T245_180">.<text:s/></text:span><text:span text:style-name="T245_181">Pygame</text:span><text:span text:style-name="T245_182"><text:s/></text:span><text:span text:style-name="T245_183">nos</text:span><text:span text:style-name="T245_184"><text:s/></text:span><text:span text:style-name="T245_185">brinda</text:span><text:span text:style-name="T245_186"><text:s/></text:span><text:span text:style-name="T245_187">una</text:span><text:span text:style-name="T245_188"><text:s/></text:span><text:span text:style-name="T245_189">forma</text:span><text:span text:style-name="T245_190"><text:s/></text:span><text:span text:style-name="T245_191">simple</text:span><text:span text:style-name="T245_192"><text:s/></text:span><text:span text:style-name="T245_193">de</text:span><text:span text:style-name="T245_194"><text:s/></text:span><text:span text:style-name="T245_195">controlar</text:span><text:span text:style-name="T245_196"><text:s/></text:span><text:span text:style-name="T245_197">la</text:span><text:span text:style-name="T245_198"><text:s/></text:span><text:span text:style-name="T245_199">cantidad</text:span><text:span text:style-name="T245_200"><text:s/></text:span><text:span text:style-name="T245_201">de</text:span><text:span text:style-name="T245_202"><text:s/></text:span><text:span text:style-name="T245_203">cuadros</text:span><text:span text:style-name="T245_204"><text:s/></text:span><text:span text:style-name="T245_205">por</text:span><text:span text:style-name="T245_206"><text:s/></text:span><text:span text:style-name="T245_207">segundos</text:span><text:span text:style-name="T245_208"><text:s/></text:span><text:span text:style-name="T245_209">que</text:span><text:span text:style-name="T245_210"><text:s/></text:span><text:span text:style-name="T245_211">crea</text:span><text:span text:style-name="T245_212"><text:s/></text:span><text:span text:style-name="T245_213">nuestro</text:span><text:span text:style-name="T245_214"><text:s/></text:span><text:span text:style-name="T245_215">pequeño</text:span><text:span text:style-name="T245_216"><text:s/></text:span><text:span text:style-name="T245_217">juego</text:span><text:span text:style-name="T245_218"><text:s/></text:span><text:span text:style-name="T245_219">y</text:span><text:span text:style-name="T245_220"><text:s/></text:span><text:span text:style-name="T245_221">es</text:span><text:span text:style-name="T245_222"><text:s/></text:span><text:span text:style-name="T245_223">a</text:span><text:span text:style-name="T245_224"><text:s/></text:span><text:span text:style-name="T245_225">través</text:span><text:span text:style-name="T245_226"><text:s/></text:span><text:span text:style-name="T245_227">de</text:span><text:span text:style-name="T245_228"><text:s/></text:span><text:span text:style-name="T245_229">la</text:span><text:span text:style-name="T245_230"><text:s/></text:span><text:span text:style-name="T245_231">función</text:span><text:span text:style-name="T245_232"><text:s/></text:span><text:span text:style-name="T245_233">Reloj</text:span><text:span text:style-name="T245_234">.</text:span><text:span text:style-name="T245_235">tick</text:span><text:span text:style-name="T245_236">(</text:span><text:span text:style-name="T245_237">cantidad</text:span><text:span text:style-name="T245_238">_</text:span><text:span text:style-name="T245_239">de</text:span><text:span text:style-name="T245_240">_</text:span><text:span text:style-name="T245_241">cuadros</text:span><text:span text:style-name="T245_242">).<text:s/></text:span><text:span text:style-name="T245_243">Esta</text:span><text:span text:style-name="T245_244"><text:s/></text:span><text:span text:style-name="T245_245">función</text:span><text:span text:style-name="T245_246"><text:s/></text:span><text:span text:style-name="T245_247">se</text:span><text:span text:style-name="T245_248"><text:s/></text:span><text:span text:style-name="T245_249">va</text:span><text:span text:style-name="T245_250"><text:s/></text:span><text:span text:style-name="T245_251">a</text:span><text:span text:style-name="T245_252"><text:s/></text:span><text:span text:style-name="T245_253">encargar</text:span><text:span text:style-name="T245_254"><text:s/></text:span><text:span text:style-name="T245_255">de</text:span><text:span text:style-name="T245_256"><text:s/></text:span><text:span text:style-name="T245_257">poner</text:span><text:span text:style-name="T245_258"><text:s/></text:span><text:span text:style-name="T245_259">nuestro</text:span><text:span text:style-name="T245_260"><text:s/></text:span><text:span text:style-name="T245_261">programa</text:span><text:span text:style-name="T245_262"><text:s/></text:span><text:span text:style-name="T245_263">en</text:span><text:span text:style-name="T245_264"><text:s/></text:span><text:span text:style-name="T245_265">pausa</text:span><text:span text:style-name="T245_266"><text:s/></text:span><text:span text:style-name="T245_267">la</text:span><text:span text:style-name="T245_268"><text:s/></text:span><text:span text:style-name="T245_269">cantidad</text:span><text:span text:style-name="T245_270"><text:s/></text:span><text:span text:style-name="T245_271">de</text:span><text:span text:style-name="T245_272"><text:s/></text:span><text:span text:style-name="T245_273">tiempo</text:span><text:span text:style-name="T245_274"><text:s/></text:span><text:span text:style-name="T245_275">que</text:span><text:span text:style-name="T245_276"><text:s/></text:span><text:span text:style-name="T245_277">se</text:span><text:span text:style-name="T245_278"><text:s/></text:span><text:span text:style-name="T245_279">necesita</text:span><text:span text:style-name="T245_280"><text:s/></text:span><text:span text:style-name="T245_281">para</text:span><text:span text:style-name="T245_282"><text:s/></text:span><text:span text:style-name="T245_283">cumplir</text:span><text:span text:style-name="T245_284"><text:s/></text:span><text:span text:style-name="T245_285">con</text:span><text:span text:style-name="T245_286"><text:s/></text:span><text:span text:style-name="T245_287">la</text:span><text:span text:style-name="T245_288"><text:s/>"</text:span><text:span text:style-name="T245_289">cantidad</text:span><text:span text:style-name="T245_290">_</text:span><text:span text:style-name="T245_291">de</text:span><text:span text:style-name="T245_292">_</text:span><text:span text:style-name="T245_293">cuadros</text:span><text:span text:style-name="T245_294">"<text:s/></text:span><text:span text:style-name="T245_295">que</text:span><text:span text:style-name="T245_296"><text:s/></text:span><text:span text:style-name="T245_297">le</text:span><text:span text:style-name="T245_298"><text:s/></text:span><text:span text:style-name="T245_299">solicitamos</text:span><text:span text:style-name="T245_300">.</text:span></text:p>
      <text:p text:style-name="P246"/>
      <text:p text:style-name="P247"><text:span text:style-name="T247_1">Dentro</text:span><text:span text:style-name="T247_2"><text:s/></text:span><text:span text:style-name="T247_3">del</text:span><text:span text:style-name="T247_4"><text:s/></text:span><text:span text:style-name="T247_5">ciclo</text:span><text:span text:style-name="T247_6"><text:s/></text:span><text:span text:style-name="T247_7">principal</text:span><text:span text:style-name="T247_8"><text:s/></text:span><text:span text:style-name="T247_9">el</text:span><text:span text:style-name="T247_10"><text:s/></text:span><text:span text:style-name="T247_11">proceso</text:span><text:span text:style-name="T247_12"><text:s/></text:span><text:span text:style-name="T247_13">es</text:span><text:span text:style-name="T247_14"><text:s/></text:span><text:span text:style-name="T247_15">siempre</text:span><text:span text:style-name="T247_16"><text:s/></text:span><text:span text:style-name="T247_17">el</text:span><text:span text:style-name="T247_18"><text:s/></text:span><text:span text:style-name="T247_19">mismo</text:span><text:span text:style-name="T247_20"><text:s/></text:span><text:span text:style-name="T247_21">para</text:span><text:span text:style-name="T247_22"><text:s/></text:span><text:span text:style-name="T247_23">cada</text:span><text:span text:style-name="T247_24"><text:s/></text:span><text:span text:style-name="T247_25">cuadro</text:span><text:span text:style-name="T247_26"><text:s/></text:span><text:span text:style-name="T247_27">de</text:span><text:span text:style-name="T247_28"><text:s/></text:span><text:span text:style-name="T247_29">animación</text:span><text:span text:style-name="T247_30">,<text:s/></text:span><text:span text:style-name="T247_31">se</text:span><text:span text:style-name="T247_32"><text:s/></text:span><text:span text:style-name="T247_33">leen</text:span><text:span text:style-name="T247_34"><text:s/></text:span><text:span text:style-name="T247_35">y</text:span><text:span text:style-name="T247_36"><text:s/></text:span><text:span text:style-name="T247_37">procesan</text:span><text:span text:style-name="T247_38"><text:s/></text:span><text:span text:style-name="T247_39">los</text:span><text:span text:style-name="T247_40"><text:s/></text:span><text:span text:style-name="T247_41">eventos</text:span><text:span text:style-name="T247_42">,<text:s/></text:span><text:span text:style-name="T247_43">se</text:span><text:span text:style-name="T247_44"><text:s/></text:span><text:span text:style-name="T247_45">lee</text:span><text:span text:style-name="T247_46"><text:s/></text:span><text:span text:style-name="T247_47">el</text:span><text:span text:style-name="T247_48"><text:s/></text:span><text:span text:style-name="T247_49">estado</text:span><text:span text:style-name="T247_50"><text:s/></text:span><text:span text:style-name="T247_51">del</text:span><text:span text:style-name="T247_52"><text:s/></text:span><text:span text:style-name="T247_53">teclado</text:span><text:span text:style-name="T247_54"><text:s/></text:span><text:span text:style-name="T247_55">y</text:span><text:span text:style-name="T247_56"><text:s/></text:span><text:span text:style-name="T247_57">se</text:span><text:span text:style-name="T247_58"><text:s/></text:span><text:span text:style-name="T247_59">ponen</text:span><text:span text:style-name="T247_60"><text:s/></text:span><text:span text:style-name="T247_61">los</text:span><text:span text:style-name="T247_62"><text:s/></text:span><text:span text:style-name="T247_63">valores</text:span><text:span text:style-name="T247_64"><text:s/></text:span><text:span text:style-name="T247_65">que</text:span><text:span text:style-name="T247_66"><text:s/></text:span><text:span text:style-name="T247_67">les</text:span><text:span text:style-name="T247_68"><text:s/></text:span><text:span text:style-name="T247_69">corresponden</text:span><text:span text:style-name="T247_70"><text:s/></text:span><text:span text:style-name="T247_71">a</text:span><text:span text:style-name="T247_72"><text:s/></text:span><text:span text:style-name="T247_73">las</text:span><text:span text:style-name="T247_74"><text:s/></text:span><text:span text:style-name="T247_75">variables</text:span><text:span text:style-name="T247_76"><text:s/></text:span><text:span text:style-name="T247_77">que</text:span><text:span text:style-name="T247_78"><text:s/></text:span><text:span text:style-name="T247_79">llevan</text:span><text:span text:style-name="T247_80"><text:s/></text:span><text:span text:style-name="T247_81">las</text:span><text:span text:style-name="T247_82"><text:s/></text:span><text:span text:style-name="T247_83">coordenadas</text:span><text:span text:style-name="T247_84"><text:s/></text:span><text:span text:style-name="T247_85">de</text:span><text:span text:style-name="T247_86"><text:s/></text:span><text:span text:style-name="T247_87">las</text:span><text:span text:style-name="T247_88"><text:s/></text:span><text:span text:style-name="T247_89">paletas</text:span><text:span text:style-name="T247_90"><text:s/></text:span><text:span text:style-name="T247_91">o</text:span><text:span text:style-name="T247_92"><text:s/></text:span><text:span text:style-name="T247_93">que</text:span><text:span text:style-name="T247_94"><text:s/></text:span><text:span text:style-name="T247_95">reaccionan</text:span><text:span text:style-name="T247_96"><text:s/></text:span><text:span text:style-name="T247_97">con</text:span><text:span text:style-name="T247_98"><text:s/></text:span><text:span text:style-name="T247_99">el</text:span><text:span text:style-name="T247_100"><text:s/></text:span><text:span text:style-name="T247_101">teclado</text:span><text:span text:style-name="T247_102">,<text:s/></text:span><text:span text:style-name="T247_103">se</text:span><text:span text:style-name="T247_104"><text:s/></text:span><text:span text:style-name="T247_105">modifican</text:span><text:span text:style-name="T247_106"><text:s/></text:span><text:span text:style-name="T247_107">los</text:span><text:span text:style-name="T247_108"><text:s/></text:span><text:span text:style-name="T247_109">valores</text:span><text:span text:style-name="T247_110"><text:s/></text:span><text:span text:style-name="T247_111">de</text:span><text:span text:style-name="T247_112"><text:s/></text:span><text:span text:style-name="T247_113">las</text:span><text:span text:style-name="T247_114"><text:s/></text:span><text:span text:style-name="T247_115">variables</text:span><text:span text:style-name="T247_116"><text:s/></text:span><text:span text:style-name="T247_117">de</text:span><text:span text:style-name="T247_118"><text:s/></text:span><text:span text:style-name="T247_119">acuerdo</text:span><text:span text:style-name="T247_120"><text:s/></text:span><text:span text:style-name="T247_121">con</text:span><text:span text:style-name="T247_122"><text:s/></text:span><text:span text:style-name="T247_123">lo</text:span><text:span text:style-name="T247_124"><text:s/></text:span><text:span text:style-name="T247_125">que</text:span><text:span text:style-name="T247_126"><text:s/></text:span><text:span text:style-name="T247_127">haya</text:span><text:span text:style-name="T247_128"><text:s/></text:span><text:span text:style-name="T247_129">ocurrido</text:span><text:span text:style-name="T247_130"><text:s/></text:span><text:span text:style-name="T247_131">y</text:span><text:span text:style-name="T247_132"><text:s/></text:span><text:span text:style-name="T247_133">por</text:span><text:span text:style-name="T247_134"><text:s/></text:span><text:span text:style-name="T247_135">último</text:span><text:span text:style-name="T247_136"><text:s/></text:span><text:span text:style-name="T247_137">se</text:span><text:span text:style-name="T247_138"><text:s/></text:span><text:span text:style-name="T247_139">dibuja</text:span><text:span text:style-name="T247_140"><text:s/></text:span><text:span text:style-name="T247_141">todo</text:span><text:span text:style-name="T247_142"><text:s/></text:span><text:span text:style-name="T247_143">en</text:span><text:span text:style-name="T247_144"><text:s/></text:span><text:span text:style-name="T247_145">la</text:span><text:span text:style-name="T247_146"><text:s/></text:span><text:span text:style-name="T247_147">pantalla</text:span><text:span text:style-name="T247_148"><text:s/></text:span><text:span text:style-name="T247_149">para</text:span><text:span text:style-name="T247_150"><text:s/></text:span><text:span text:style-name="T247_151">que</text:span><text:span text:style-name="T247_152"><text:s/></text:span><text:span text:style-name="T247_153">se</text:span><text:span text:style-name="T247_154"><text:s/></text:span><text:span text:style-name="T247_155">refleje</text:span><text:span text:style-name="T247_156"><text:s/></text:span><text:span text:style-name="T247_157">lo</text:span><text:span text:style-name="T247_158"><text:s/></text:span><text:span text:style-name="T247_159">que</text:span><text:span text:style-name="T247_160"><text:s/></text:span><text:span text:style-name="T247_161">ha</text:span><text:span text:style-name="T247_162"><text:s/></text:span><text:span text:style-name="T247_163">ocurrido</text:span><text:span text:style-name="T247_164">.</text:span></text:p>
      <text:p text:style-name="P248"/>
      <text:p text:style-name="P249"><text:span text:style-name="T249_1">La</text:span><text:span text:style-name="T249_2"><text:s/></text:span><text:span text:style-name="T249_3">función</text:span><text:span text:style-name="T249_4"><text:s/>"</text:span><text:span text:style-name="T249_5">flip</text:span><text:span text:style-name="T249_6">"<text:s/>(</text:span><text:span text:style-name="T249_7">voltear</text:span><text:span text:style-name="T249_8"><text:s/></text:span><text:span text:style-name="T249_9">en</text:span><text:span text:style-name="T249_10"><text:s/></text:span><text:span text:style-name="T249_11">español</text:span><text:span text:style-name="T249_12">)<text:s/></text:span><text:span text:style-name="T249_13">se</text:span><text:span text:style-name="T249_14"><text:s/></text:span><text:span text:style-name="T249_15">encarga</text:span><text:span text:style-name="T249_16"><text:s/></text:span><text:span text:style-name="T249_17">de</text:span><text:span text:style-name="T249_18"><text:s/></text:span><text:span text:style-name="T249_19">poner</text:span><text:span text:style-name="T249_20"><text:s/></text:span><text:span text:style-name="T249_21">todo</text:span><text:span text:style-name="T249_22"><text:s/></text:span><text:span text:style-name="T249_23">lo</text:span><text:span text:style-name="T249_24"><text:s/></text:span><text:span text:style-name="T249_25">que</text:span><text:span text:style-name="T249_26"><text:s/></text:span><text:span text:style-name="T249_27">dibujamos</text:span><text:span text:style-name="T249_28"><text:s/></text:span><text:span text:style-name="T249_29">en</text:span><text:span text:style-name="T249_30"><text:s/></text:span><text:span text:style-name="T249_31">la</text:span><text:span text:style-name="T249_32"><text:s/></text:span><text:span text:style-name="T249_33">pantalla</text:span><text:span text:style-name="T249_34">.<text:s/></text:span><text:span text:style-name="T249_35">Cuando</text:span><text:span text:style-name="T249_36"><text:s/></text:span><text:span text:style-name="T249_37">dibujamos</text:span><text:span text:style-name="T249_38"><text:s/></text:span><text:span text:style-name="T249_39">y</text:span><text:span text:style-name="T249_40"><text:s/></text:span><text:span text:style-name="T249_41">componemos</text:span><text:span text:style-name="T249_42"><text:s/></text:span><text:span text:style-name="T249_43">la</text:span><text:span text:style-name="T249_44"><text:s/></text:span><text:span text:style-name="T249_45">pantalla</text:span><text:span text:style-name="T249_46"><text:s/></text:span><text:span text:style-name="T249_47">de</text:span><text:span text:style-name="T249_48"><text:s/></text:span><text:span text:style-name="T249_49">nuestro</text:span><text:span text:style-name="T249_50"><text:s/></text:span><text:span text:style-name="T249_51">juego</text:span><text:span text:style-name="T249_52"><text:s/></text:span><text:span text:style-name="T249_53">lo</text:span><text:span text:style-name="T249_54"><text:s/></text:span><text:span text:style-name="T249_55">hacemos</text:span><text:span text:style-name="T249_56"><text:s/></text:span><text:span text:style-name="T249_57">en</text:span><text:span text:style-name="T249_58"><text:s/></text:span><text:span text:style-name="T249_59">memoria</text:span><text:span text:style-name="T249_60"><text:s/></text:span><text:span text:style-name="T249_61">para</text:span><text:span text:style-name="T249_62"><text:s/></text:span><text:span text:style-name="T249_63">así</text:span><text:span text:style-name="T249_64"><text:s/></text:span><text:span text:style-name="T249_65">evitar</text:span><text:span text:style-name="T249_66"><text:s/></text:span><text:span text:style-name="T249_67">que</text:span><text:span text:style-name="T249_68"><text:s/></text:span><text:span text:style-name="T249_69">el</text:span><text:span text:style-name="T249_70"><text:s/></text:span><text:span text:style-name="T249_71">usuario</text:span><text:span text:style-name="T249_72"><text:s/></text:span><text:span text:style-name="T249_73">perciba</text:span><text:span text:style-name="T249_74"><text:s/></text:span><text:span text:style-name="T249_75">un</text:span><text:span text:style-name="T249_76"><text:s/></text:span><text:span text:style-name="T249_77">cuadro</text:span><text:span text:style-name="T249_78"><text:s/></text:span><text:span text:style-name="T249_79">incompleto</text:span><text:span text:style-name="T249_80"><text:s/></text:span><text:span text:style-name="T249_81">de</text:span><text:span text:style-name="T249_82"><text:s/></text:span><text:span text:style-name="T249_83">la</text:span><text:span text:style-name="T249_84"><text:s/></text:span><text:span text:style-name="T249_85">animación</text:span><text:span text:style-name="T249_86"><text:s/></text:span><text:span text:style-name="T249_87">del</text:span><text:span text:style-name="T249_88"><text:s/></text:span><text:span text:style-name="T249_89">juego</text:span><text:span text:style-name="T249_90"><text:s/></text:span><text:span text:style-name="T249_91">en</text:span><text:span text:style-name="T249_92"><text:s/></text:span><text:span text:style-name="T249_93">forma</text:span><text:span text:style-name="T249_94"><text:s/></text:span><text:span text:style-name="T249_95">de</text:span><text:span text:style-name="T249_96"><text:s/></text:span><text:span text:style-name="T249_97">parpadeos</text:span><text:span text:style-name="T249_98"><text:s/></text:span><text:span text:style-name="T249_99">de</text:span><text:span text:style-name="T249_100"><text:s/></text:span><text:span text:style-name="T249_101">la</text:span><text:span text:style-name="T249_102"><text:s/></text:span><text:span text:style-name="T249_103">pantalla</text:span><text:span text:style-name="T249_104">.<text:s/></text:span><text:span text:style-name="T249_105">En</text:span><text:span text:style-name="T249_106"><text:s/></text:span><text:span text:style-name="T249_107">ese</text:span><text:span text:style-name="T249_108"><text:s/></text:span><text:span text:style-name="T249_109">momento</text:span><text:span text:style-name="T249_110"><text:s/></text:span><text:span text:style-name="T249_111">el</text:span><text:span text:style-name="T249_112"><text:s/></text:span><text:span text:style-name="T249_113">programa</text:span><text:span text:style-name="T249_114"><text:s/></text:span><text:span text:style-name="T249_115">se</text:span><text:span text:style-name="T249_116"><text:s/></text:span><text:span text:style-name="T249_117">pausa</text:span><text:span text:style-name="T249_118"><text:s/></text:span><text:span text:style-name="T249_119">unas</text:span><text:span text:style-name="T249_120"><text:s/></text:span><text:span text:style-name="T249_121">fracciones</text:span><text:span text:style-name="T249_122"><text:s/></text:span><text:span text:style-name="T249_123">de</text:span><text:span text:style-name="T249_124"><text:s/></text:span><text:span text:style-name="T249_125">segundo</text:span><text:span text:style-name="T249_126"><text:s/></text:span><text:span text:style-name="T249_127">para</text:span><text:span text:style-name="T249_128"><text:s/></text:span><text:span text:style-name="T249_129">que</text:span><text:span text:style-name="T249_130"><text:s/></text:span><text:span text:style-name="T249_131">el</text:span><text:span text:style-name="T249_132"><text:s/></text:span><text:span text:style-name="T249_133">ojo</text:span><text:span text:style-name="T249_134"><text:s/></text:span><text:span text:style-name="T249_135">del</text:span><text:span text:style-name="T249_136"><text:s/></text:span><text:span text:style-name="T249_137">usuario</text:span><text:span text:style-name="T249_138"><text:s/></text:span><text:span text:style-name="T249_139">perciba</text:span><text:span text:style-name="T249_140"><text:s/></text:span><text:span text:style-name="T249_141">el</text:span><text:span text:style-name="T249_142"><text:s/></text:span><text:span text:style-name="T249_143">nuevo</text:span><text:span text:style-name="T249_144"><text:s/></text:span><text:span text:style-name="T249_145">cuadro</text:span><text:span text:style-name="T249_146"><text:s/></text:span><text:span text:style-name="T249_147">de</text:span><text:span text:style-name="T249_148"><text:s/></text:span><text:span text:style-name="T249_149">animación</text:span><text:span text:style-name="T249_150"><text:s/></text:span><text:span text:style-name="T249_151">y</text:span><text:span text:style-name="T249_152"><text:s/></text:span><text:span text:style-name="T249_153">vuelve</text:span><text:span text:style-name="T249_154"><text:s/></text:span><text:span text:style-name="T249_155">y</text:span><text:span text:style-name="T249_156"><text:s/></text:span><text:span text:style-name="T249_157">se</text:span><text:span text:style-name="T249_158"><text:s/></text:span><text:span text:style-name="T249_159">repite</text:span><text:span text:style-name="T249_160"><text:s/></text:span><text:span text:style-name="T249_161">todo</text:span><text:span text:style-name="T249_162"><text:s/></text:span><text:span text:style-name="T249_163">el</text:span><text:span text:style-name="T249_164"><text:s/></text:span><text:span text:style-name="T249_165">proceso</text:span><text:span text:style-name="T249_166">.</text:span></text:p>
      <text:p text:style-name="P250"/>
      <text:p text:style-name="P251"><text:span text:style-name="T251_1">turbo</text:span><text:span text:style-name="T251_2">2.</text:span><text:span text:style-name="T251_3">py</text:span></text:p>
      <text:p text:style-name="P252"/>
      <text:p text:style-name="P253"><text:span text:style-name="T253_1">Ahora</text:span><text:span text:style-name="T253_2"><text:s/></text:span><text:span text:style-name="T253_3">agregamos</text:span><text:span text:style-name="T253_4"><text:s/></text:span><text:span text:style-name="T253_5">una</text:span><text:span text:style-name="T253_6"><text:s/></text:span><text:span text:style-name="T253_7">condición</text:span><text:span text:style-name="T253_8"><text:s/></text:span><text:span text:style-name="T253_9">nueva</text:span><text:span text:style-name="T253_10"><text:s/></text:span><text:span text:style-name="T253_11">al</text:span><text:span text:style-name="T253_12"><text:s/></text:span><text:span text:style-name="T253_13">programa</text:span><text:span text:style-name="T253_14"><text:s/></text:span><text:span text:style-name="T253_15">para</text:span><text:span text:style-name="T253_16"><text:s/></text:span><text:span text:style-name="T253_17">que</text:span><text:span text:style-name="T253_18"><text:s/></text:span><text:span text:style-name="T253_19">en</text:span><text:span text:style-name="T253_20"><text:s/></text:span><text:span text:style-name="T253_21">caso</text:span><text:span text:style-name="T253_22"><text:s/></text:span><text:span text:style-name="T253_23">de</text:span><text:span text:style-name="T253_24"><text:s/></text:span><text:span text:style-name="T253_25">que</text:span><text:span text:style-name="T253_26"><text:s/></text:span><text:span text:style-name="T253_27">la</text:span><text:span text:style-name="T253_28"><text:s/>"</text:span><text:span text:style-name="T253_29">bolita</text:span><text:span text:style-name="T253_30">"<text:s/></text:span><text:span text:style-name="T253_31">toque</text:span><text:span text:style-name="T253_32"><text:s/></text:span><text:span text:style-name="T253_33">uno</text:span><text:span text:style-name="T253_34"><text:s/></text:span><text:span text:style-name="T253_35">de</text:span><text:span text:style-name="T253_36"><text:s/></text:span><text:span text:style-name="T253_37">los</text:span><text:span text:style-name="T253_38"><text:s/></text:span><text:span text:style-name="T253_39">extremos</text:span><text:span text:style-name="T253_40"><text:s/></text:span><text:span text:style-name="T253_41">de</text:span><text:span text:style-name="T253_42"><text:s/></text:span><text:span text:style-name="T253_43">la</text:span><text:span text:style-name="T253_44"><text:s/></text:span><text:span text:style-name="T253_45">pantalla</text:span><text:span text:style-name="T253_46"><text:s/></text:span><text:span text:style-name="T253_47">se</text:span><text:span text:style-name="T253_48"><text:s/></text:span><text:span text:style-name="T253_49">vuelva</text:span><text:span text:style-name="T253_50"><text:s/></text:span><text:span text:style-name="T253_51">a</text:span><text:span text:style-name="T253_52"><text:s/></text:span><text:span text:style-name="T253_53">poner</text:span><text:span text:style-name="T253_54"><text:s/></text:span><text:span text:style-name="T253_55">la</text:span><text:span text:style-name="T253_56"><text:s/></text:span><text:span text:style-name="T253_57">bolita</text:span><text:span text:style-name="T253_58"><text:s/></text:span><text:span text:style-name="T253_59">en</text:span><text:span text:style-name="T253_60"><text:s/></text:span><text:span text:style-name="T253_61">la</text:span><text:span text:style-name="T253_62"><text:s/></text:span><text:span text:style-name="T253_63">posición</text:span><text:span text:style-name="T253_64"><text:s/></text:span><text:span text:style-name="T253_65">inicial</text:span><text:span text:style-name="T253_66">.</text:span></text:p>
      <text:p text:style-name="P254"/>
      <text:p text:style-name="P255"><text:span text:style-name="T255_1">Además</text:span><text:span text:style-name="T255_2"><text:s/></text:span><text:span text:style-name="T255_3">en</text:span><text:span text:style-name="T255_4"><text:s/></text:span><text:span text:style-name="T255_5">esta</text:span><text:span text:style-name="T255_6"><text:s/></text:span><text:span text:style-name="T255_7">versión</text:span><text:span text:style-name="T255_8"><text:s/></text:span><text:span text:style-name="T255_9">agregamos</text:span><text:span text:style-name="T255_10"><text:s/></text:span><text:span text:style-name="T255_11">dos</text:span><text:span text:style-name="T255_12"><text:s/></text:span><text:span text:style-name="T255_13">lineas</text:span><text:span text:style-name="T255_14"><text:s/></text:span><text:span text:style-name="T255_15">para</text:span><text:span text:style-name="T255_16"><text:s/></text:span><text:span text:style-name="T255_17">que</text:span><text:span text:style-name="T255_18"><text:s/></text:span><text:span text:style-name="T255_19">sean</text:span><text:span text:style-name="T255_20"><text:s/></text:span><text:span text:style-name="T255_21">visibles</text:span><text:span text:style-name="T255_22"><text:s/></text:span><text:span text:style-name="T255_23">los</text:span><text:span text:style-name="T255_24"><text:s/></text:span><text:span text:style-name="T255_25">extremos</text:span><text:span text:style-name="T255_26"><text:s/></text:span><text:span text:style-name="T255_27">del</text:span><text:span text:style-name="T255_28"><text:s/></text:span><text:span text:style-name="T255_29">juego</text:span><text:span text:style-name="T255_30">.<text:s/></text:span><text:span text:style-name="T255_31">Estas</text:span><text:span text:style-name="T255_32"><text:s/></text:span><text:span text:style-name="T255_33">dos</text:span><text:span text:style-name="T255_34"><text:s/></text:span><text:span text:style-name="T255_35">lineas</text:span><text:span text:style-name="T255_36"><text:s/></text:span><text:span text:style-name="T255_37">son</text:span><text:span text:style-name="T255_38"><text:s/></text:span><text:span text:style-name="T255_39">estáticas</text:span><text:span text:style-name="T255_40">.</text:span></text:p>
      <text:p text:style-name="P256"/>
      <text:p text:style-name="P257"><text:span text:style-name="T257_1">turbo</text:span><text:span text:style-name="T257_2">3.</text:span><text:span text:style-name="T257_3">py</text:span></text:p>
      <text:p text:style-name="P258"/>
      <text:p text:style-name="P259"><text:span text:style-name="T259_1">Para</text:span><text:span text:style-name="T259_2"><text:s/></text:span><text:span text:style-name="T259_3">que</text:span><text:span text:style-name="T259_4"><text:s/></text:span><text:span text:style-name="T259_5">sea</text:span><text:span text:style-name="T259_6"><text:s/></text:span><text:span text:style-name="T259_7">un</text:span><text:span text:style-name="T259_8"><text:s/></text:span><text:span text:style-name="T259_9">juego</text:span><text:span text:style-name="T259_10"><text:s/></text:span><text:span text:style-name="T259_11">completo</text:span><text:span text:style-name="T259_12"><text:s/></text:span><text:span text:style-name="T259_13">debe</text:span><text:span text:style-name="T259_14"><text:s/></text:span><text:span text:style-name="T259_15">llevar</text:span><text:span text:style-name="T259_16"><text:s/></text:span><text:span text:style-name="T259_17">la</text:span><text:span text:style-name="T259_18"><text:s/></text:span><text:span text:style-name="T259_19">puntuación</text:span><text:span text:style-name="T259_20"><text:s/></text:span><text:span text:style-name="T259_21">de</text:span><text:span text:style-name="T259_22"><text:s/></text:span><text:span text:style-name="T259_23">los</text:span><text:span text:style-name="T259_24"><text:s/></text:span><text:span text:style-name="T259_25">jugadores</text:span><text:span text:style-name="T259_26"><text:s/></text:span><text:span text:style-name="T259_27">por</text:span><text:span text:style-name="T259_28"><text:s/></text:span><text:span text:style-name="T259_29">eso</text:span><text:span text:style-name="T259_30"><text:s/></text:span><text:span text:style-name="T259_31">ahora</text:span><text:span text:style-name="T259_32"><text:s/></text:span><text:span text:style-name="T259_33">vamos</text:span><text:span text:style-name="T259_34"><text:s/></text:span><text:span text:style-name="T259_35">a</text:span><text:span text:style-name="T259_36"><text:s/></text:span><text:span text:style-name="T259_37">guardar</text:span><text:span text:style-name="T259_38"><text:s/></text:span><text:span text:style-name="T259_39">la</text:span><text:span text:style-name="T259_40"><text:s/></text:span><text:span text:style-name="T259_41">puntuación</text:span><text:span text:style-name="T259_42"><text:s/></text:span><text:span text:style-name="T259_43">de</text:span><text:span text:style-name="T259_44"><text:s/></text:span><text:span text:style-name="T259_45">lo</text:span><text:span text:style-name="T259_46"><text:s/></text:span><text:span text:style-name="T259_47">jugadores</text:span><text:span text:style-name="T259_48"><text:s/></text:span><text:span text:style-name="T259_49">y</text:span><text:span text:style-name="T259_50"><text:s/></text:span><text:span text:style-name="T259_51">a</text:span><text:span text:style-name="T259_52"><text:s/></text:span><text:span text:style-name="T259_53">mostrarla</text:span><text:span text:style-name="T259_54"><text:s/></text:span><text:span text:style-name="T259_55">en</text:span><text:span text:style-name="T259_56"><text:s/></text:span><text:span text:style-name="T259_57">un</text:span><text:span text:style-name="T259_58"><text:s/></text:span><text:span text:style-name="T259_59">pequeño</text:span><text:span text:style-name="T259_60"><text:s/></text:span><text:span text:style-name="T259_61">espacio</text:span><text:span text:style-name="T259_62"><text:s/></text:span><text:span text:style-name="T259_63">que</text:span><text:span text:style-name="T259_64"><text:s/></text:span><text:span text:style-name="T259_65">dejamos</text:span><text:span text:style-name="T259_66"><text:s/></text:span><text:span text:style-name="T259_67">sobre</text:span><text:span text:style-name="T259_68"><text:s/></text:span><text:span text:style-name="T259_69">el</text:span><text:span text:style-name="T259_70"><text:s/></text:span><text:span text:style-name="T259_71">limite</text:span><text:span text:style-name="T259_72"><text:s/></text:span><text:span text:style-name="T259_73">superior</text:span><text:span text:style-name="T259_74"><text:s/></text:span><text:span text:style-name="T259_75">de</text:span><text:span text:style-name="T259_76"><text:s/></text:span><text:span text:style-name="T259_77">la</text:span><text:span text:style-name="T259_78"><text:s/></text:span><text:span text:style-name="T259_79">pantalla</text:span><text:span text:style-name="T259_80">.<text:s/></text:span><text:span text:style-name="T259_81">Ya</text:span><text:span text:style-name="T259_82"><text:s/></text:span><text:span text:style-name="T259_83">que</text:span><text:span text:style-name="T259_84"><text:s/></text:span><text:span text:style-name="T259_85">vamos</text:span><text:span text:style-name="T259_86"><text:s/></text:span><text:span text:style-name="T259_87">a</text:span><text:span text:style-name="T259_88"><text:s/></text:span><text:span text:style-name="T259_89">detectar</text:span><text:span text:style-name="T259_90"><text:s/></text:span><text:span text:style-name="T259_91">la</text:span><text:span text:style-name="T259_92"><text:s/></text:span><text:span text:style-name="T259_93">puntuación</text:span><text:span text:style-name="T259_94"><text:s/></text:span><text:span text:style-name="T259_95">podemos</text:span><text:span text:style-name="T259_96"><text:s/></text:span><text:span text:style-name="T259_97">poner</text:span><text:span text:style-name="T259_98"><text:s/></text:span><text:span text:style-name="T259_99">un</text:span><text:span text:style-name="T259_100"><text:s/></text:span><text:span text:style-name="T259_101">limite</text:span><text:span text:style-name="T259_102"><text:s/></text:span><text:span text:style-name="T259_103">de</text:span><text:span text:style-name="T259_104"><text:s/></text:span><text:span text:style-name="T259_105">puntos</text:span><text:span text:style-name="T259_106"><text:s/></text:span><text:span text:style-name="T259_107">para</text:span><text:span text:style-name="T259_108"><text:s/></text:span><text:span text:style-name="T259_109">que</text:span><text:span text:style-name="T259_110"><text:s/></text:span><text:span text:style-name="T259_111">cuando</text:span><text:span text:style-name="T259_112"><text:s/></text:span><text:span text:style-name="T259_113">uno</text:span><text:span text:style-name="T259_114"><text:s/></text:span><text:span text:style-name="T259_115">de</text:span><text:span text:style-name="T259_116"><text:s/></text:span><text:span text:style-name="T259_117">los</text:span><text:span text:style-name="T259_118"><text:s/></text:span><text:span text:style-name="T259_119">dos</text:span><text:span text:style-name="T259_120"><text:s/></text:span><text:span text:style-name="T259_121">jugadores</text:span><text:span text:style-name="T259_122"><text:s/></text:span><text:span text:style-name="T259_123">lo</text:span><text:span text:style-name="T259_124"><text:s/></text:span><text:span text:style-name="T259_125">toque</text:span><text:span text:style-name="T259_126"><text:s/></text:span><text:span text:style-name="T259_127">podamos</text:span><text:span text:style-name="T259_128"><text:s/></text:span><text:span text:style-name="T259_129">elegirlo</text:span><text:span text:style-name="T259_130"><text:s/></text:span><text:span text:style-name="T259_131">como</text:span><text:span text:style-name="T259_132"><text:s/></text:span><text:span text:style-name="T259_133">ganador</text:span><text:span text:style-name="T259_134">.</text:span></text:p>
      <text:p text:style-name="P260"/>
      <text:p text:style-name="P261"><text:span text:style-name="T261_1">Otra</text:span><text:span text:style-name="T261_2"><text:s/></text:span><text:span text:style-name="T261_3">cosa</text:span><text:span text:style-name="T261_4"><text:s/></text:span><text:span text:style-name="T261_5">que</text:span><text:span text:style-name="T261_6"><text:s/></text:span><text:span text:style-name="T261_7">queremos</text:span><text:span text:style-name="T261_8"><text:s/></text:span><text:span text:style-name="T261_9">controlar</text:span><text:span text:style-name="T261_10"><text:s/></text:span><text:span text:style-name="T261_11">en</text:span><text:span text:style-name="T261_12"><text:s/></text:span><text:span text:style-name="T261_13">esta</text:span><text:span text:style-name="T261_14"><text:s/></text:span><text:span text:style-name="T261_15">versión</text:span><text:span text:style-name="T261_16"><text:s/></text:span><text:span text:style-name="T261_17">es</text:span><text:span text:style-name="T261_18"><text:s/></text:span><text:span text:style-name="T261_19">que</text:span><text:span text:style-name="T261_20"><text:s/></text:span><text:span text:style-name="T261_21">al</text:span><text:span text:style-name="T261_22"><text:s/></text:span><text:span text:style-name="T261_23">inicio</text:span><text:span text:style-name="T261_24"><text:s/></text:span><text:span text:style-name="T261_25">de</text:span><text:span text:style-name="T261_26"><text:s/></text:span><text:span text:style-name="T261_27">una</text:span><text:span text:style-name="T261_28"><text:s/></text:span><text:span text:style-name="T261_29">partida</text:span><text:span text:style-name="T261_30"><text:s/></text:span><text:span text:style-name="T261_31">se</text:span><text:span text:style-name="T261_32"><text:s/></text:span><text:span text:style-name="T261_33">le</text:span><text:span text:style-name="T261_34"><text:s/></text:span><text:span text:style-name="T261_35">de</text:span><text:span text:style-name="T261_36"><text:s/></text:span><text:span text:style-name="T261_37">a</text:span><text:span text:style-name="T261_38"><text:s/></text:span><text:span text:style-name="T261_39">los</text:span><text:span text:style-name="T261_40"><text:s/></text:span><text:span text:style-name="T261_41">jugadores</text:span><text:span text:style-name="T261_42"><text:s/></text:span><text:span text:style-name="T261_43">la</text:span><text:span text:style-name="T261_44"><text:s/></text:span><text:span text:style-name="T261_45">oportunidad</text:span><text:span text:style-name="T261_46"><text:s/></text:span><text:span text:style-name="T261_47">de</text:span><text:span text:style-name="T261_48"><text:s/></text:span><text:span text:style-name="T261_49">ponerse</text:span><text:span text:style-name="T261_50"><text:s/></text:span><text:span text:style-name="T261_51">listos</text:span><text:span text:style-name="T261_52">,<text:s/></text:span><text:span text:style-name="T261_53">por</text:span><text:span text:style-name="T261_54"><text:s/></text:span><text:span text:style-name="T261_55">eso</text:span><text:span text:style-name="T261_56"><text:s/></text:span><text:span text:style-name="T261_57">la</text:span><text:span text:style-name="T261_58"><text:s/></text:span><text:span text:style-name="T261_59">bolita</text:span><text:span text:style-name="T261_60"><text:s/></text:span><text:span text:style-name="T261_61">está</text:span><text:span text:style-name="T261_62"><text:s/></text:span><text:span text:style-name="T261_63">inicialmente</text:span><text:span text:style-name="T261_64"><text:s/></text:span><text:span text:style-name="T261_65">detenida</text:span><text:span text:style-name="T261_66"><text:s/></text:span><text:span text:style-name="T261_67">esperando</text:span><text:span text:style-name="T261_68"><text:s/></text:span><text:span text:style-name="T261_69">que</text:span><text:span text:style-name="T261_70"><text:s/></text:span><text:span text:style-name="T261_71">los</text:span><text:span text:style-name="T261_72"><text:s/></text:span><text:span text:style-name="T261_73">estados</text:span><text:span text:style-name="T261_74"><text:s/></text:span><text:span text:style-name="T261_75">de</text:span><text:span text:style-name="T261_76"><text:s/></text:span><text:span text:style-name="T261_77">ambos</text:span><text:span text:style-name="T261_78"><text:s/></text:span><text:span text:style-name="T261_79">jugadores</text:span><text:span text:style-name="T261_80"><text:s/></text:span><text:span text:style-name="T261_81">sea</text:span><text:span text:style-name="T261_82"><text:s/>"</text:span><text:span text:style-name="T261_83">ESTADO</text:span><text:span text:style-name="T261_84">_</text:span><text:span text:style-name="T261_85">LISTO</text:span><text:span text:style-name="T261_86">".</text:span></text:p>
      <text:p text:style-name="P262"/>
      <text:p text:style-name="P263"><text:span text:style-name="T263_1">También</text:span><text:span text:style-name="T263_2"><text:s/></text:span><text:span text:style-name="T263_3">queremos</text:span><text:span text:style-name="T263_4"><text:s/></text:span><text:span text:style-name="T263_5">que</text:span><text:span text:style-name="T263_6"><text:s/></text:span><text:span text:style-name="T263_7">el</text:span><text:span text:style-name="T263_8"><text:s/></text:span><text:span text:style-name="T263_9">texto</text:span><text:span text:style-name="T263_10">,<text:s/></text:span><text:span text:style-name="T263_11">para</text:span><text:span text:style-name="T263_12"><text:s/></text:span><text:span text:style-name="T263_13">alertar</text:span><text:span text:style-name="T263_14"><text:s/></text:span><text:span text:style-name="T263_15">a</text:span><text:span text:style-name="T263_16"><text:s/></text:span><text:span text:style-name="T263_17">los</text:span><text:span text:style-name="T263_18"><text:s/></text:span><text:span text:style-name="T263_19">participantes</text:span><text:span text:style-name="T263_20"><text:s/></text:span><text:span text:style-name="T263_21">de</text:span><text:span text:style-name="T263_22"><text:s/></text:span><text:span text:style-name="T263_23">que</text:span><text:span text:style-name="T263_24"><text:s/></text:span><text:span text:style-name="T263_25">deben</text:span><text:span text:style-name="T263_26"><text:s/></text:span><text:span text:style-name="T263_27">estar</text:span><text:span text:style-name="T263_28"><text:s/></text:span><text:span text:style-name="T263_29">listos</text:span><text:span text:style-name="T263_30"><text:s/></text:span><text:span text:style-name="T263_31">o</text:span><text:span text:style-name="T263_32"><text:s/></text:span><text:span text:style-name="T263_33">de</text:span><text:span text:style-name="T263_34"><text:s/></text:span><text:span text:style-name="T263_35">un</text:span><text:span text:style-name="T263_36"><text:s/></text:span><text:span text:style-name="T263_37">ganador</text:span><text:span text:style-name="T263_38">,<text:s/></text:span><text:span text:style-name="T263_39">parpadee</text:span><text:span text:style-name="T263_40"><text:s/></text:span><text:span text:style-name="T263_41">para</text:span><text:span text:style-name="T263_42"><text:s/></text:span><text:span text:style-name="T263_43">que</text:span><text:span text:style-name="T263_44"><text:s/></text:span><text:span text:style-name="T263_45">llame</text:span><text:span text:style-name="T263_46"><text:s/></text:span><text:span text:style-name="T263_47">la</text:span><text:span text:style-name="T263_48"><text:s/></text:span><text:span text:style-name="T263_49">atención</text:span><text:span text:style-name="T263_50">.<text:s/></text:span><text:span text:style-name="T263_51">Así</text:span><text:span text:style-name="T263_52"><text:s/></text:span><text:span text:style-name="T263_53">que</text:span><text:span text:style-name="T263_54"><text:s/></text:span><text:span text:style-name="T263_55">creamos</text:span><text:span text:style-name="T263_56"><text:s/></text:span><text:span text:style-name="T263_57">un</text:span><text:span text:style-name="T263_58"><text:s/></text:span><text:span text:style-name="T263_59">contador</text:span><text:span text:style-name="T263_60"><text:s/></text:span><text:span text:style-name="T263_61">que</text:span><text:span text:style-name="T263_62"><text:s/></text:span><text:span text:style-name="T263_63">va</text:span><text:span text:style-name="T263_64"><text:s/></text:span><text:span text:style-name="T263_65">a</text:span><text:span text:style-name="T263_66"><text:s/></text:span><text:span text:style-name="T263_67">contar</text:span><text:span text:style-name="T263_68"><text:s/></text:span><text:span text:style-name="T263_69">algunos</text:span><text:span text:style-name="T263_70"><text:s/></text:span><text:span text:style-name="T263_71">cuadros</text:span><text:span text:style-name="T263_72"><text:s/></text:span><text:span text:style-name="T263_73">para</text:span><text:span text:style-name="T263_74"><text:s/></text:span><text:span text:style-name="T263_75">mostrar</text:span><text:span text:style-name="T263_76"><text:s/></text:span><text:span text:style-name="T263_77">u</text:span><text:span text:style-name="T263_78"><text:s/></text:span><text:span text:style-name="T263_79">ocultar</text:span><text:span text:style-name="T263_80"><text:s/></text:span><text:span text:style-name="T263_81">estos</text:span><text:span text:style-name="T263_82"><text:s/></text:span><text:span text:style-name="T263_83">textos</text:span><text:span text:style-name="T263_84">.<text:s/></text:span><text:span text:style-name="T263_85">Además</text:span><text:span text:style-name="T263_86"><text:s/></text:span><text:span text:style-name="T263_87">el</text:span><text:span text:style-name="T263_88"><text:s/></text:span><text:span text:style-name="T263_89">nombre</text:span><text:span text:style-name="T263_90"><text:s/></text:span><text:span text:style-name="T263_91">del</text:span><text:span text:style-name="T263_92"><text:s/></text:span><text:span text:style-name="T263_93">juego</text:span><text:span text:style-name="T263_94"><text:s/></text:span><text:span text:style-name="T263_95">está</text:span><text:span text:style-name="T263_96"><text:s/></text:span><text:span text:style-name="T263_97">puesto</text:span><text:span text:style-name="T263_98"><text:s/></text:span><text:span text:style-name="T263_99">en</text:span><text:span text:style-name="T263_100"><text:s/></text:span><text:span text:style-name="T263_101">el</text:span><text:span text:style-name="T263_102"><text:s/></text:span><text:span text:style-name="T263_103">tope</text:span><text:span text:style-name="T263_104"><text:s/></text:span><text:span text:style-name="T263_105">de</text:span><text:span text:style-name="T263_106"><text:s/></text:span><text:span text:style-name="T263_107">la</text:span><text:span text:style-name="T263_108"><text:s/></text:span><text:span text:style-name="T263_109">pantalla</text:span><text:span text:style-name="T263_110"><text:s/></text:span><text:span text:style-name="T263_111">de</text:span><text:span text:style-name="T263_112"><text:s/></text:span><text:span text:style-name="T263_113">forma</text:span><text:span text:style-name="T263_114"><text:s/></text:span><text:span text:style-name="T263_115">fija</text:span><text:span text:style-name="T263_116">.</text:span></text:p>
      <text:p text:style-name="P264"/>
      <text:p text:style-name="P265"><text:span text:style-name="T265_1">turbo</text:span><text:span text:style-name="T265_2">4.</text:span><text:span text:style-name="T265_3">py</text:span></text:p>
      <text:p text:style-name="P266"/>
      <text:p text:style-name="P267"><text:span text:style-name="T267_1">Hasta</text:span><text:span text:style-name="T267_2"><text:s/></text:span><text:span text:style-name="T267_3">ahora</text:span><text:span text:style-name="T267_4"><text:s/></text:span><text:span text:style-name="T267_5">el</text:span><text:span text:style-name="T267_6"><text:s/></text:span><text:span text:style-name="T267_7">juego</text:span><text:span text:style-name="T267_8"><text:s/></text:span><text:span text:style-name="T267_9">está</text:span><text:span text:style-name="T267_10"><text:s/></text:span><text:span text:style-name="T267_11">bien</text:span><text:span text:style-name="T267_12"><text:s/></text:span><text:span text:style-name="T267_13">pero</text:span><text:span text:style-name="T267_14"><text:s/></text:span><text:span text:style-name="T267_15">para</text:span><text:span text:style-name="T267_16"><text:s/></text:span><text:span text:style-name="T267_17">hacerlo</text:span><text:span text:style-name="T267_18"><text:s/></text:span><text:span text:style-name="T267_19">más</text:span><text:span text:style-name="T267_20"><text:s/></text:span><text:span text:style-name="T267_21">interesante</text:span><text:span text:style-name="T267_22"><text:s/></text:span><text:span text:style-name="T267_23">hay</text:span><text:span text:style-name="T267_24"><text:s/></text:span><text:span text:style-name="T267_25">que</text:span><text:span text:style-name="T267_26"><text:s/></text:span><text:span text:style-name="T267_27">darle</text:span><text:span text:style-name="T267_28"><text:s/></text:span><text:span text:style-name="T267_29">algo</text:span><text:span text:style-name="T267_30"><text:s/></text:span><text:span text:style-name="T267_31">a</text:span><text:span text:style-name="T267_32"><text:s/></text:span><text:span text:style-name="T267_33">los</text:span><text:span text:style-name="T267_34"><text:s/></text:span><text:span text:style-name="T267_35">jugadores</text:span><text:span text:style-name="T267_36"><text:s/></text:span><text:span text:style-name="T267_37">para</text:span><text:span text:style-name="T267_38"><text:s/></text:span><text:span text:style-name="T267_39">que</text:span><text:span text:style-name="T267_40"><text:s/></text:span><text:span text:style-name="T267_41">pongan</text:span><text:span text:style-name="T267_42"><text:s/></text:span><text:span text:style-name="T267_43">en</text:span><text:span text:style-name="T267_44"><text:s/></text:span><text:span text:style-name="T267_45">uso</text:span><text:span text:style-name="T267_46"><text:s/></text:span><text:span text:style-name="T267_47">sus</text:span><text:span text:style-name="T267_48"><text:s/></text:span><text:span text:style-name="T267_49">habilidades</text:span><text:span text:style-name="T267_50">.<text:s/></text:span><text:span text:style-name="T267_51">Así</text:span><text:span text:style-name="T267_52"><text:s/></text:span><text:span text:style-name="T267_53">que</text:span><text:span text:style-name="T267_54"><text:s/></text:span><text:span text:style-name="T267_55">de</text:span><text:span text:style-name="T267_56"><text:s/></text:span><text:span text:style-name="T267_57">ahora</text:span><text:span text:style-name="T267_58"><text:s/></text:span><text:span text:style-name="T267_59">en</text:span><text:span text:style-name="T267_60"><text:s/></text:span><text:span text:style-name="T267_61">adelante</text:span><text:span text:style-name="T267_62"><text:s/></text:span><text:span text:style-name="T267_63">cuando</text:span><text:span text:style-name="T267_64"><text:s/></text:span><text:span text:style-name="T267_65">un</text:span><text:span text:style-name="T267_66"><text:s/></text:span><text:span text:style-name="T267_67">jugador</text:span><text:span text:style-name="T267_68"><text:s/></text:span><text:span text:style-name="T267_69">golpee</text:span><text:span text:style-name="T267_70"><text:s/></text:span><text:span text:style-name="T267_71">la</text:span><text:span text:style-name="T267_72"><text:s/></text:span><text:span text:style-name="T267_73">bolita</text:span><text:span text:style-name="T267_74"><text:s/></text:span><text:span text:style-name="T267_75">mientras</text:span><text:span text:style-name="T267_76"><text:s/></text:span><text:span text:style-name="T267_77">esté</text:span><text:span text:style-name="T267_78"><text:s/></text:span><text:span text:style-name="T267_79">en</text:span><text:span text:style-name="T267_80"><text:s/></text:span><text:span text:style-name="T267_81">movimiento</text:span><text:span text:style-name="T267_82"><text:s/></text:span><text:span text:style-name="T267_83">esta</text:span><text:span text:style-name="T267_84"><text:s/></text:span><text:span text:style-name="T267_85">va</text:span><text:span text:style-name="T267_86"><text:s/></text:span><text:span text:style-name="T267_87">a</text:span><text:span text:style-name="T267_88"><text:s/></text:span><text:span text:style-name="T267_89">aumentar</text:span><text:span text:style-name="T267_90"><text:s/></text:span><text:span text:style-name="T267_91">su</text:span><text:span text:style-name="T267_92"><text:s/></text:span><text:span text:style-name="T267_93">velocidad</text:span><text:span text:style-name="T267_94"><text:s/>(</text:span><text:span text:style-name="T267_95">la</text:span><text:span text:style-name="T267_96"><text:s/></text:span><text:span text:style-name="T267_97">cantidad</text:span><text:span text:style-name="T267_98"><text:s/></text:span><text:span text:style-name="T267_99">de</text:span><text:span text:style-name="T267_100"><text:s/></text:span><text:span text:style-name="T267_101">pixeles</text:span><text:span text:style-name="T267_102"><text:s/></text:span><text:span text:style-name="T267_103">que</text:span><text:span text:style-name="T267_104"><text:s/></text:span><text:span text:style-name="T267_105">recorre</text:span><text:span text:style-name="T267_106"><text:s/></text:span><text:span text:style-name="T267_107">en</text:span><text:span text:style-name="T267_108"><text:s/></text:span><text:span text:style-name="T267_109">cada</text:span><text:span text:style-name="T267_110"><text:s/></text:span><text:span text:style-name="T267_111">cuadro</text:span><text:span text:style-name="T267_112">).<text:s/></text:span><text:span text:style-name="T267_113">Para</text:span><text:span text:style-name="T267_114"><text:s/></text:span><text:span text:style-name="T267_115">lograr</text:span><text:span text:style-name="T267_116"><text:s/></text:span><text:span text:style-name="T267_117">esto</text:span><text:span text:style-name="T267_118"><text:s/></text:span><text:span text:style-name="T267_119">creamos</text:span><text:span text:style-name="T267_120"><text:s/></text:span><text:span text:style-name="T267_121">otra</text:span><text:span text:style-name="T267_122"><text:s/></text:span><text:span text:style-name="T267_123">variable</text:span><text:span text:style-name="T267_124"><text:s/></text:span><text:span text:style-name="T267_125">que</text:span><text:span text:style-name="T267_126"><text:s/></text:span><text:span text:style-name="T267_127">me</text:span><text:span text:style-name="T267_128"><text:s/></text:span><text:span text:style-name="T267_129">guarde</text:span><text:span text:style-name="T267_130"><text:s/></text:span><text:span text:style-name="T267_131">la</text:span><text:span text:style-name="T267_132"><text:s/></text:span><text:span text:style-name="T267_133">información</text:span><text:span text:style-name="T267_134"><text:s/></text:span><text:span text:style-name="T267_135">de</text:span><text:span text:style-name="T267_136"><text:s/></text:span><text:span text:style-name="T267_137">si</text:span><text:span text:style-name="T267_138"><text:s/></text:span><text:span text:style-name="T267_139">en</text:span><text:span text:style-name="T267_140"><text:s/></text:span><text:span text:style-name="T267_141">el</text:span><text:span text:style-name="T267_142"><text:s/></text:span><text:span text:style-name="T267_143">momento</text:span><text:span text:style-name="T267_144"><text:s/></text:span><text:span text:style-name="T267_145">el</text:span><text:span text:style-name="T267_146"><text:s/></text:span><text:span text:style-name="T267_147">jugador</text:span><text:span text:style-name="T267_148"><text:s/></text:span><text:span text:style-name="T267_149">está</text:span><text:span text:style-name="T267_150"><text:s/></text:span><text:span text:style-name="T267_151">en</text:span><text:span text:style-name="T267_152"><text:s/></text:span><text:span text:style-name="T267_153">movimiento</text:span><text:span text:style-name="T267_154"><text:s/></text:span><text:span text:style-name="T267_155">o</text:span><text:span text:style-name="T267_156"><text:s/></text:span><text:span text:style-name="T267_157">no</text:span><text:span text:style-name="T267_158"><text:s/>(</text:span><text:span text:style-name="T267_159">en</text:span><text:span text:style-name="T267_160"><text:s/></text:span><text:span text:style-name="T267_161">la</text:span><text:span text:style-name="T267_162"><text:s/></text:span><text:span text:style-name="T267_163">variable</text:span><text:span text:style-name="T267_164"><text:s/></text:span><text:span text:style-name="T267_165">en</text:span><text:span text:style-name="T267_166">_</text:span><text:span text:style-name="T267_167">movimiento</text:span><text:span text:style-name="T267_168">_</text:span><text:span text:style-name="T267_169">I</text:span><text:span text:style-name="T267_170">/</text:span><text:span text:style-name="T267_171">D</text:span><text:span text:style-name="T267_172">).<text:s/></text:span><text:span text:style-name="T267_173">En</text:span><text:span text:style-name="T267_174"><text:s/></text:span><text:span text:style-name="T267_175">el</text:span><text:span text:style-name="T267_176"><text:s/></text:span><text:span text:style-name="T267_177">momento</text:span><text:span text:style-name="T267_178"><text:s/></text:span><text:span text:style-name="T267_179">de</text:span><text:span text:style-name="T267_180"><text:s/></text:span><text:span text:style-name="T267_181">detectar</text:span><text:span text:style-name="T267_182"><text:s/></text:span><text:span text:style-name="T267_183">la</text:span><text:span text:style-name="T267_184"><text:s/></text:span><text:span text:style-name="T267_185">colisión</text:span><text:span text:style-name="T267_186"><text:s/></text:span><text:span text:style-name="T267_187">nos</text:span><text:span text:style-name="T267_188"><text:s/></text:span><text:span text:style-name="T267_189">fijamos</text:span><text:span text:style-name="T267_190"><text:s/></text:span><text:span text:style-name="T267_191">si</text:span><text:span text:style-name="T267_192"><text:s/></text:span><text:span text:style-name="T267_193">el</text:span><text:span text:style-name="T267_194"><text:s/></text:span><text:span text:style-name="T267_195">jugador</text:span><text:span text:style-name="T267_196"><text:s/></text:span><text:span text:style-name="T267_197">con</text:span><text:span text:style-name="T267_198"><text:s/></text:span><text:span text:style-name="T267_199">el</text:span><text:span text:style-name="T267_200"><text:s/></text:span><text:span text:style-name="T267_201">que</text:span><text:span text:style-name="T267_202"><text:s/></text:span><text:span text:style-name="T267_203">se</text:span><text:span text:style-name="T267_204"><text:s/></text:span><text:span text:style-name="T267_205">produjo</text:span><text:span text:style-name="T267_206"><text:s/></text:span><text:span text:style-name="T267_207">la</text:span><text:span text:style-name="T267_208"><text:s/></text:span><text:span text:style-name="T267_209">colición</text:span><text:span text:style-name="T267_210"><text:s/></text:span><text:span text:style-name="T267_211">está</text:span><text:span text:style-name="T267_212"><text:s/></text:span><text:span text:style-name="T267_213">en</text:span><text:span text:style-name="T267_214"><text:s/></text:span><text:span text:style-name="T267_215">movimiento</text:span><text:span text:style-name="T267_216"><text:s/></text:span><text:span text:style-name="T267_217">o</text:span><text:span text:style-name="T267_218"><text:s/></text:span><text:span text:style-name="T267_219">no</text:span><text:span text:style-name="T267_220">.</text:span></text:p>
      <text:p text:style-name="P268"/>
      <text:p text:style-name="P269"><text:span text:style-name="T269_1">turbo</text:span><text:span text:style-name="T269_2">5.</text:span><text:span text:style-name="T269_3">py</text:span></text:p>
      <text:p text:style-name="P270"/>
      <text:p text:style-name="P271"><text:span text:style-name="T271_1">Hay</text:span><text:span text:style-name="T271_2"><text:s/></text:span><text:span text:style-name="T271_3">una</text:span><text:span text:style-name="T271_4"><text:s/></text:span><text:span text:style-name="T271_5">cosa</text:span><text:span text:style-name="T271_6"><text:s/></text:span><text:span text:style-name="T271_7">fundamental</text:span><text:span text:style-name="T271_8"><text:s/></text:span><text:span text:style-name="T271_9">que</text:span><text:span text:style-name="T271_10"><text:s/></text:span><text:span text:style-name="T271_11">debería</text:span><text:span text:style-name="T271_12"><text:s/></text:span><text:span text:style-name="T271_13">tener</text:span><text:span text:style-name="T271_14"><text:s/></text:span><text:span text:style-name="T271_15">cualquier</text:span><text:span text:style-name="T271_16"><text:s/></text:span><text:span text:style-name="T271_17">juego</text:span><text:span text:style-name="T271_18"><text:s/></text:span><text:span text:style-name="T271_19">por</text:span><text:span text:style-name="T271_20"><text:s/></text:span><text:span text:style-name="T271_21">más</text:span><text:span text:style-name="T271_22"><text:s/></text:span><text:span text:style-name="T271_23">simple</text:span><text:span text:style-name="T271_24"><text:s/></text:span><text:span text:style-name="T271_25">que</text:span><text:span text:style-name="T271_26"><text:s/></text:span><text:span text:style-name="T271_27">sea</text:span><text:span text:style-name="T271_28"><text:s/></text:span><text:span text:style-name="T271_29">y</text:span><text:span text:style-name="T271_30"><text:s/></text:span><text:span text:style-name="T271_31">son</text:span><text:span text:style-name="T271_32"><text:s/></text:span><text:span text:style-name="T271_33">música</text:span><text:span text:style-name="T271_34"><text:s/></text:span><text:span text:style-name="T271_35">y</text:span><text:span text:style-name="T271_36"><text:s/></text:span><text:span text:style-name="T271_37">sonidos</text:span><text:span text:style-name="T271_38"><text:s/></text:span><text:span text:style-name="T271_39">interesantes</text:span><text:span text:style-name="T271_40">.<text:s/></text:span><text:span text:style-name="T271_41">Así</text:span><text:span text:style-name="T271_42"><text:s/></text:span><text:span text:style-name="T271_43">que</text:span><text:span text:style-name="T271_44"><text:s/></text:span><text:span text:style-name="T271_45">le</text:span><text:span text:style-name="T271_46"><text:s/></text:span><text:span text:style-name="T271_47">vamos</text:span><text:span text:style-name="T271_48"><text:s/></text:span><text:span text:style-name="T271_49">a</text:span><text:span text:style-name="T271_50"><text:s/></text:span><text:span text:style-name="T271_51">poner</text:span><text:span text:style-name="T271_52"><text:s/></text:span><text:span text:style-name="T271_53">a</text:span><text:span text:style-name="T271_54"><text:s/></text:span><text:span text:style-name="T271_55">nuestro</text:span><text:span text:style-name="T271_56"><text:s/></text:span><text:span text:style-name="T271_57">juego</text:span><text:span text:style-name="T271_58"><text:s/></text:span><text:span text:style-name="T271_59">un</text:span><text:span text:style-name="T271_60"><text:s/></text:span><text:span text:style-name="T271_61">par</text:span><text:span text:style-name="T271_62"><text:s/></text:span><text:span text:style-name="T271_63">de</text:span><text:span text:style-name="T271_64"><text:s/></text:span><text:span text:style-name="T271_65">efectos</text:span><text:span text:style-name="T271_66"><text:s/></text:span><text:span text:style-name="T271_67">de</text:span><text:span text:style-name="T271_68"><text:s/></text:span><text:span text:style-name="T271_69">sonido</text:span><text:span text:style-name="T271_70"><text:s/></text:span><text:span text:style-name="T271_71">robados</text:span><text:span text:style-name="T271_72"><text:s/></text:span><text:span text:style-name="T271_73">del</text:span><text:span text:style-name="T271_74"><text:s/></text:span><text:span text:style-name="T271_75">poderoso</text:span><text:span text:style-name="T271_76"><text:s/>"</text:span><text:span text:style-name="T271_77">Battle</text:span><text:span text:style-name="T271_78"><text:s/></text:span><text:span text:style-name="T271_79">for</text:span><text:span text:style-name="T271_80"><text:s/></text:span><text:span text:style-name="T271_81">Wesnoth</text:span><text:span text:style-name="T271_82">"<text:s/></text:span><text:span text:style-name="T271_83">y</text:span><text:span text:style-name="T271_84"><text:s/></text:span><text:span text:style-name="T271_85">una</text:span><text:span text:style-name="T271_86"><text:s/></text:span><text:span text:style-name="T271_87">musiquita</text:span><text:span text:style-name="T271_88"><text:s/></text:span><text:span text:style-name="T271_89">de</text:span><text:span text:style-name="T271_90"><text:s/>"</text:span><text:span text:style-name="T271_91">Xmoto</text:span><text:span text:style-name="T271_92">"<text:s/></text:span><text:span text:style-name="T271_93">para</text:span><text:span text:style-name="T271_94"><text:s/></text:span><text:span text:style-name="T271_95">nuestra</text:span><text:span text:style-name="T271_96"><text:s/></text:span><text:span text:style-name="T271_97">versión</text:span><text:span text:style-name="T271_98"><text:s/></text:span><text:span text:style-name="T271_99">mejorada</text:span><text:span text:style-name="T271_100"><text:s/></text:span><text:span text:style-name="T271_101">de</text:span><text:span text:style-name="T271_102"><text:s/></text:span><text:span text:style-name="T271_103">Turbo</text:span><text:span text:style-name="T271_104"><text:s/></text:span><text:span text:style-name="T271_105">Pong</text:span><text:span text:style-name="T271_106">.</text:span></text:p>
      <text:p text:style-name="P272"/>
      <text:p text:style-name="P273"><text:span text:style-name="T273_1">Hay</text:span><text:span text:style-name="T273_2"><text:s/></text:span><text:span text:style-name="T273_3">que</text:span><text:span text:style-name="T273_4"><text:s/></text:span><text:span text:style-name="T273_5">recordar</text:span><text:span text:style-name="T273_6"><text:s/></text:span><text:span text:style-name="T273_7">inicializar</text:span><text:span text:style-name="T273_8"><text:s/></text:span><text:span text:style-name="T273_9">el</text:span><text:span text:style-name="T273_10"><text:s/></text:span><text:span text:style-name="T273_11">mixer</text:span><text:span text:style-name="T273_12"><text:s/></text:span><text:span text:style-name="T273_13">con</text:span><text:span text:style-name="T273_14"><text:s/></text:span><text:span text:style-name="T273_15">antelación</text:span><text:span text:style-name="T273_16"><text:s/></text:span><text:span text:style-name="T273_17">y</text:span><text:span text:style-name="T273_18"><text:s/></text:span><text:span text:style-name="T273_19">mandarlo</text:span><text:span text:style-name="T273_20"><text:s/></text:span><text:span text:style-name="T273_21">a</text:span><text:span text:style-name="T273_22"><text:s/></text:span><text:span text:style-name="T273_23">cerrar</text:span><text:span text:style-name="T273_24"><text:s/></text:span><text:span text:style-name="T273_25">cuando</text:span><text:span text:style-name="T273_26"><text:s/></text:span><text:span text:style-name="T273_27">nuestro</text:span><text:span text:style-name="T273_28"><text:s/></text:span><text:span text:style-name="T273_29">programa</text:span><text:span text:style-name="T273_30"><text:s/></text:span><text:span text:style-name="T273_31">deje</text:span><text:span text:style-name="T273_32"><text:s/></text:span><text:span text:style-name="T273_33">de</text:span><text:span text:style-name="T273_34"><text:s/></text:span><text:span text:style-name="T273_35">usarlo</text:span><text:span text:style-name="T273_36">.<text:s/></text:span><text:span text:style-name="T273_37">Después</text:span><text:span text:style-name="T273_38"><text:s/></text:span><text:span text:style-name="T273_39">solo</text:span><text:span text:style-name="T273_40"><text:s/></text:span><text:span text:style-name="T273_41">tenemos</text:span><text:span text:style-name="T273_42"><text:s/></text:span><text:span text:style-name="T273_43">que</text:span><text:span text:style-name="T273_44"><text:s/></text:span><text:span text:style-name="T273_45">cargar</text:span><text:span text:style-name="T273_46"><text:s/></text:span><text:span text:style-name="T273_47">los</text:span><text:span text:style-name="T273_48"><text:s/></text:span><text:span text:style-name="T273_49">sonidos</text:span><text:span text:style-name="T273_50"><text:s/></text:span><text:span text:style-name="T273_51">y</text:span><text:span text:style-name="T273_52"><text:s/></text:span><text:span text:style-name="T273_53">reproducirlos</text:span><text:span text:style-name="T273_54"><text:s/></text:span><text:span text:style-name="T273_55">en</text:span><text:span text:style-name="T273_56"><text:s/></text:span><text:span text:style-name="T273_57">los</text:span><text:span text:style-name="T273_58"><text:s/></text:span><text:span text:style-name="T273_59">momentos</text:span><text:span text:style-name="T273_60"><text:s/></text:span><text:span text:style-name="T273_61">en</text:span><text:span text:style-name="T273_62"><text:s/></text:span><text:span text:style-name="T273_63">que</text:span><text:span text:style-name="T273_64"><text:s/></text:span><text:span text:style-name="T273_65">se</text:span><text:span text:style-name="T273_66"><text:s/></text:span><text:span text:style-name="T273_67">produzca</text:span><text:span text:style-name="T273_68"><text:s/></text:span><text:span text:style-name="T273_69">una</text:span><text:span text:style-name="T273_70"><text:s/></text:span><text:span text:style-name="T273_71">colisión</text:span><text:span text:style-name="T273_72">.<text:s/></text:span><text:span text:style-name="T273_73">La</text:span><text:span text:style-name="T273_74"><text:s/></text:span><text:span text:style-name="T273_75">música</text:span><text:span text:style-name="T273_76"><text:s/></text:span><text:span text:style-name="T273_77">se</text:span><text:span text:style-name="T273_78"><text:s/></text:span><text:span text:style-name="T273_79">trata</text:span><text:span text:style-name="T273_80"><text:s/></text:span><text:span text:style-name="T273_81">de</text:span><text:span text:style-name="T273_82"><text:s/></text:span><text:span text:style-name="T273_83">forma</text:span><text:span text:style-name="T273_84"><text:s/></text:span><text:span text:style-name="T273_85">especial</text:span><text:span text:style-name="T273_86"><text:s/></text:span><text:span text:style-name="T273_87">en</text:span><text:span text:style-name="T273_88"><text:s/></text:span><text:span text:style-name="T273_89">pygame</text:span><text:span text:style-name="T273_90"><text:s/></text:span><text:span text:style-name="T273_91">y</text:span><text:span text:style-name="T273_92"><text:s/></text:span><text:span text:style-name="T273_93">por</text:span><text:span text:style-name="T273_94"><text:s/></text:span><text:span text:style-name="T273_95">eso</text:span><text:span text:style-name="T273_96"><text:s/></text:span><text:span text:style-name="T273_97">en</text:span><text:span text:style-name="T273_98"><text:s/></text:span><text:span text:style-name="T273_99">vez</text:span><text:span text:style-name="T273_100"><text:s/></text:span><text:span text:style-name="T273_101">de</text:span><text:span text:style-name="T273_102"><text:s/></text:span><text:span text:style-name="T273_103">crear</text:span><text:span text:style-name="T273_104"><text:s/></text:span><text:span text:style-name="T273_105">un</text:span><text:span text:style-name="T273_106"><text:s/></text:span><text:span text:style-name="T273_107">objeto</text:span><text:span text:style-name="T273_108"><text:s/></text:span><text:span text:style-name="T273_109">de</text:span><text:span text:style-name="T273_110"><text:s/></text:span><text:span text:style-name="T273_111">sonido</text:span><text:span text:style-name="T273_112"><text:s/></text:span><text:span text:style-name="T273_113">como</text:span><text:span text:style-name="T273_114"><text:s/></text:span><text:span text:style-name="T273_115">los</text:span><text:span text:style-name="T273_116"><text:s/></text:span><text:span text:style-name="T273_117">otros</text:span><text:span text:style-name="T273_118"><text:s/></text:span><text:span text:style-name="T273_119">se</text:span><text:span text:style-name="T273_120"><text:s/></text:span><text:span text:style-name="T273_121">carga</text:span><text:span text:style-name="T273_122"><text:s/></text:span><text:span text:style-name="T273_123">con</text:span><text:span text:style-name="T273_124"><text:s/>"</text:span><text:span text:style-name="T273_125">pygame</text:span><text:span text:style-name="T273_126">.</text:span><text:span text:style-name="T273_127">mixer</text:span><text:span text:style-name="T273_128">.</text:span><text:span text:style-name="T273_129">music</text:span><text:span text:style-name="T273_130">.</text:span><text:span text:style-name="T273_131">load</text:span><text:span text:style-name="T273_132">('</text:span><text:span text:style-name="T273_133">musica</text:span><text:span text:style-name="T273_134">')"<text:s/></text:span><text:span text:style-name="T273_135">y</text:span><text:span text:style-name="T273_136"><text:s/></text:span><text:span text:style-name="T273_137">se</text:span><text:span text:style-name="T273_138"><text:s/></text:span><text:span text:style-name="T273_139">reproduce</text:span><text:span text:style-name="T273_140"><text:s/></text:span><text:span text:style-name="T273_141">con</text:span><text:span text:style-name="T273_142"><text:s/>"</text:span><text:span text:style-name="T273_143">pygame</text:span><text:span text:style-name="T273_144">.</text:span><text:span text:style-name="T273_145">mixer</text:span><text:span text:style-name="T273_146">.</text:span><text:span text:style-name="T273_147">musica</text:span><text:span text:style-name="T273_148">.</text:span><text:span text:style-name="T273_149">play</text:span><text:span text:style-name="T273_150">(-1)"<text:s/></text:span><text:span text:style-name="T273_151">que</text:span><text:span text:style-name="T273_152"><text:s/></text:span><text:span text:style-name="T273_153">significa</text:span><text:span text:style-name="T273_154"><text:s/></text:span><text:span text:style-name="T273_155">que</text:span><text:span text:style-name="T273_156"><text:s/></text:span><text:span text:style-name="T273_157">la</text:span><text:span text:style-name="T273_158"><text:s/></text:span><text:span text:style-name="T273_159">música</text:span><text:span text:style-name="T273_160"><text:s/></text:span><text:span text:style-name="T273_161">se</text:span><text:span text:style-name="T273_162"><text:s/></text:span><text:span text:style-name="T273_163">va</text:span><text:span text:style-name="T273_164"><text:s/></text:span><text:span text:style-name="T273_165">a</text:span><text:span text:style-name="T273_166"><text:s/></text:span><text:span text:style-name="T273_167">reproducir</text:span><text:span text:style-name="T273_168"><text:s/></text:span><text:span text:style-name="T273_169">infinitamente</text:span><text:span text:style-name="T273_170">.</text:span></text:p>
      <text:p text:style-name="P274"/>
      <text:p text:style-name="P275"><text:span text:style-name="T275_1">turbo</text:span><text:span text:style-name="T275_2">.</text:span><text:span text:style-name="T275_3">py</text:span></text:p>
      <text:p text:style-name="P276"/>
      <text:p text:style-name="P277"><text:span text:style-name="T277_1">Por</text:span><text:span text:style-name="T277_2"><text:s/></text:span><text:span text:style-name="T277_3">último</text:span><text:span text:style-name="T277_4"><text:s/></text:span><text:span text:style-name="T277_5">para</text:span><text:span text:style-name="T277_6"><text:s/></text:span><text:span text:style-name="T277_7">hacer</text:span><text:span text:style-name="T277_8"><text:s/></text:span><text:span text:style-name="T277_9">las</text:span><text:span text:style-name="T277_10"><text:s/></text:span><text:span text:style-name="T277_11">cosas</text:span><text:span text:style-name="T277_12"><text:s/></text:span><text:span text:style-name="T277_13">aún</text:span><text:span text:style-name="T277_14"><text:s/></text:span><text:span text:style-name="T277_15">más</text:span><text:span text:style-name="T277_16"><text:s/></text:span><text:span text:style-name="T277_17">interesantes</text:span><text:span text:style-name="T277_18"><text:s/></text:span><text:span text:style-name="T277_19">podemos</text:span><text:span text:style-name="T277_20"><text:s/></text:span><text:span text:style-name="T277_21">agregarle</text:span><text:span text:style-name="T277_22"><text:s/></text:span><text:span text:style-name="T277_23">alguna</text:span><text:span text:style-name="T277_24"><text:s/></text:span><text:span text:style-name="T277_25">cosa</text:span><text:span text:style-name="T277_26"><text:s/></text:span><text:span text:style-name="T277_27">que</text:span><text:span text:style-name="T277_28"><text:s/></text:span><text:span text:style-name="T277_29">lo</text:span><text:span text:style-name="T277_30"><text:s/></text:span><text:span text:style-name="T277_31">haga</text:span><text:span text:style-name="T277_32"><text:s/></text:span><text:span text:style-name="T277_33">diferente</text:span><text:span text:style-name="T277_34"><text:s/></text:span><text:span text:style-name="T277_35">de</text:span><text:span text:style-name="T277_36"><text:s/></text:span><text:span text:style-name="T277_37">los</text:span><text:span text:style-name="T277_38"><text:s/></text:span><text:span text:style-name="T277_39">juegos</text:span><text:span text:style-name="T277_40"><text:s/></text:span><text:span text:style-name="T277_41">de</text:span><text:span text:style-name="T277_42"><text:s/></text:span><text:span text:style-name="T277_43">este</text:span><text:span text:style-name="T277_44"><text:s/></text:span><text:span text:style-name="T277_45">género</text:span><text:span text:style-name="T277_46">,<text:s/></text:span><text:span text:style-name="T277_47">podemos</text:span><text:span text:style-name="T277_48"><text:s/></text:span><text:span text:style-name="T277_49">agregarle</text:span><text:span text:style-name="T277_50"><text:s/></text:span><text:span text:style-name="T277_51">un</text:span><text:span text:style-name="T277_52"><text:s/></text:span><text:span text:style-name="T277_53">sujeto</text:span><text:span text:style-name="T277_54"><text:s/></text:span><text:span text:style-name="T277_55">que</text:span><text:span text:style-name="T277_56"><text:s/></text:span><text:span text:style-name="T277_57">diga</text:span><text:span text:style-name="T277_58"><text:s/>"</text:span><text:span text:style-name="T277_59">toasty</text:span><text:span text:style-name="T277_60">"<text:s/></text:span><text:span text:style-name="T277_61">cuando</text:span><text:span text:style-name="T277_62"><text:s/></text:span><text:span text:style-name="T277_63">pase</text:span><text:span text:style-name="T277_64"><text:s/></text:span><text:span text:style-name="T277_65">algo</text:span><text:span text:style-name="T277_66"><text:s/></text:span><text:span text:style-name="T277_67">chevere</text:span><text:span text:style-name="T277_68"><text:s/></text:span><text:span text:style-name="T277_69">como</text:span><text:span text:style-name="T277_70"><text:s/></text:span><text:span text:style-name="T277_71">en</text:span><text:span text:style-name="T277_72"><text:s/></text:span><text:span text:style-name="T277_73">Mortal</text:span><text:span text:style-name="T277_74"><text:s/></text:span><text:span text:style-name="T277_75">Kombat</text:span><text:span text:style-name="T277_76">,<text:s/></text:span><text:span text:style-name="T277_77">y</text:span><text:span text:style-name="T277_78"><text:s/></text:span><text:span text:style-name="T277_79">ese</text:span><text:span text:style-name="T277_80"><text:s/></text:span><text:span text:style-name="T277_81">sujeto</text:span><text:span text:style-name="T277_82"><text:s/></text:span><text:span text:style-name="T277_83">puedo</text:span><text:span text:style-name="T277_84"><text:s/></text:span><text:span text:style-name="T277_85">ser</text:span><text:span text:style-name="T277_86"><text:s/></text:span><text:span text:style-name="T277_87">yo</text:span><text:span text:style-name="T277_88">!.<text:s/></text:span><text:span text:style-name="T277_89">Armados</text:span><text:span text:style-name="T277_90"><text:s/></text:span><text:span text:style-name="T277_91">con</text:span><text:span text:style-name="T277_92"><text:s/></text:span><text:span text:style-name="T277_93">el</text:span><text:span text:style-name="T277_94"><text:s/></text:span><text:span text:style-name="T277_95">sonido</text:span><text:span text:style-name="T277_96"><text:s/></text:span><text:span text:style-name="T277_97">de</text:span><text:span text:style-name="T277_98"><text:s/></text:span><text:span text:style-name="T277_99">Mortal</text:span><text:span text:style-name="T277_100"><text:s/></text:span><text:span text:style-name="T277_101">Kombat</text:span><text:span text:style-name="T277_102"><text:s/></text:span><text:span text:style-name="T277_103">y</text:span><text:span text:style-name="T277_104"><text:s/></text:span><text:span text:style-name="T277_105">con</text:span><text:span text:style-name="T277_106"><text:s/></text:span><text:span text:style-name="T277_107">una</text:span><text:span text:style-name="T277_108"><text:s/></text:span><text:span text:style-name="T277_109">imagen</text:span><text:span text:style-name="T277_110"><text:s/></text:span><text:span text:style-name="T277_111">de</text:span><text:span text:style-name="T277_112"><text:s/></text:span><text:span text:style-name="T277_113">mi</text:span><text:span text:style-name="T277_114"><text:s/></text:span><text:span text:style-name="T277_115">mismo</text:span><text:span text:style-name="T277_116"><text:s/></text:span><text:span text:style-name="T277_117">ponemos</text:span><text:span text:style-name="T277_118"><text:s/></text:span><text:span text:style-name="T277_119">otro</text:span><text:span text:style-name="T277_120"><text:s/></text:span><text:span text:style-name="T277_121">contador</text:span><text:span text:style-name="T277_122"><text:s/></text:span><text:span text:style-name="T277_123">para</text:span><text:span text:style-name="T277_124"><text:s/></text:span><text:span text:style-name="T277_125">que</text:span><text:span text:style-name="T277_126"><text:s/></text:span><text:span text:style-name="T277_127">de</text:span><text:span text:style-name="T277_128"><text:s/></text:span><text:span text:style-name="T277_129">los</text:span><text:span text:style-name="T277_130"><text:s/></text:span><text:span text:style-name="T277_131">pasos</text:span><text:span text:style-name="T277_132"><text:s/></text:span><text:span text:style-name="T277_133">para</text:span><text:span text:style-name="T277_134"><text:s/></text:span><text:span text:style-name="T277_135">introducir</text:span><text:span text:style-name="T277_136"><text:s/></text:span><text:span text:style-name="T277_137">y</text:span><text:span text:style-name="T277_138"><text:s/></text:span><text:span text:style-name="T277_139">sacar</text:span><text:span text:style-name="T277_140"><text:s/></text:span><text:span text:style-name="T277_141">la</text:span><text:span text:style-name="T277_142"><text:s/></text:span><text:span text:style-name="T277_143">imagen</text:span><text:span text:style-name="T277_144"><text:s/></text:span><text:span text:style-name="T277_145">de</text:span><text:span text:style-name="T277_146"><text:s/></text:span><text:span text:style-name="T277_147">la</text:span><text:span text:style-name="T277_148"><text:s/></text:span><text:span text:style-name="T277_149">pantalla</text:span><text:span text:style-name="T277_150">.<text:s/></text:span><text:span text:style-name="T277_151">De</text:span><text:span text:style-name="T277_152"><text:s/></text:span><text:span text:style-name="T277_153">ahora</text:span><text:span text:style-name="T277_154"><text:s/></text:span><text:span text:style-name="T277_155">en</text:span><text:span text:style-name="T277_156"><text:s/></text:span><text:span text:style-name="T277_157">adelante</text:span><text:span text:style-name="T277_158"><text:s/></text:span><text:span text:style-name="T277_159">cuando</text:span><text:span text:style-name="T277_160"><text:s/></text:span><text:span text:style-name="T277_161">alguién</text:span><text:span text:style-name="T277_162"><text:s/></text:span><text:span text:style-name="T277_163">haga</text:span><text:span text:style-name="T277_164"><text:s/>3<text:s/></text:span><text:span text:style-name="T277_165">puntos</text:span><text:span text:style-name="T277_166"><text:s/></text:span><text:span text:style-name="T277_167">seguidos</text:span><text:span text:style-name="T277_168"><text:s/></text:span><text:span text:style-name="T277_169">yo</text:span><text:span text:style-name="T277_170"><text:s/></text:span><text:span text:style-name="T277_171">voy</text:span><text:span text:style-name="T277_172"><text:s/></text:span><text:span text:style-name="T277_173">a</text:span><text:span text:style-name="T277_174"><text:s/></text:span><text:span text:style-name="T277_175">sacar</text:span><text:span text:style-name="T277_176"><text:s/></text:span><text:span text:style-name="T277_177">mi</text:span><text:span text:style-name="T277_178"><text:s/></text:span><text:span text:style-name="T277_179">cara</text:span><text:span text:style-name="T277_180"><text:s/></text:span><text:span text:style-name="T277_181">para</text:span><text:span text:style-name="T277_182"><text:s/></text:span><text:span text:style-name="T277_183">burlarme</text:span><text:span text:style-name="T277_184"><text:s/></text:span><text:span text:style-name="T277_185">del</text:span><text:span text:style-name="T277_186"><text:s/></text:span><text:span text:style-name="T277_187">tipo</text:span><text:span text:style-name="T277_188"><text:s/></text:span><text:span text:style-name="T277_189">que</text:span><text:span text:style-name="T277_190"><text:s/></text:span><text:span text:style-name="T277_191">esté</text:span><text:span text:style-name="T277_192"><text:s/></text:span><text:span text:style-name="T277_193">perdiendo</text:span><text:span text:style-name="T277_194"><text:s/>:</text:span><text:span text:style-name="T277_195">P</text:span><text:span text:style-name="T277_196">.</text:span></text:p>
      <text:p text:style-name="P278"/>
      <text:p text:style-name="P279"><text:span text:style-name="T279_1">Para</text:span><text:span text:style-name="T279_2"><text:s/></text:span><text:span text:style-name="T279_3">mover</text:span><text:span text:style-name="T279_4"><text:s/></text:span><text:span text:style-name="T279_5">la</text:span><text:span text:style-name="T279_6"><text:s/></text:span><text:span text:style-name="T279_7">imagen</text:span><text:span text:style-name="T279_8"><text:s/></text:span><text:span text:style-name="T279_9">nos</text:span><text:span text:style-name="T279_10"><text:s/></text:span><text:span text:style-name="T279_11">aprovechamos</text:span><text:span text:style-name="T279_12"><text:s/></text:span><text:span text:style-name="T279_13">de</text:span><text:span text:style-name="T279_14"><text:s/></text:span><text:span text:style-name="T279_15">la</text:span><text:span text:style-name="T279_16"><text:s/></text:span><text:span text:style-name="T279_17">función</text:span><text:span text:style-name="T279_18"><text:s/></text:span><text:span text:style-name="T279_19">de</text:span><text:span text:style-name="T279_20"><text:s/></text:span><text:span text:style-name="T279_21">valor</text:span><text:span text:style-name="T279_22"><text:s/></text:span><text:span text:style-name="T279_23">absoluto</text:span><text:span text:style-name="T279_24"><text:s/></text:span><text:span text:style-name="T279_25">de</text:span><text:span text:style-name="T279_26"><text:s/></text:span><text:span text:style-name="T279_27">python</text:span><text:span text:style-name="T279_28"><text:s/>"</text:span><text:span text:style-name="T279_29">math</text:span><text:span text:style-name="T279_30">.</text:span><text:span text:style-name="T279_31">fabs</text:span><text:span text:style-name="T279_32">(</text:span><text:span text:style-name="T279_33">numero</text:span><text:span text:style-name="T279_34">)"<text:s/></text:span><text:span text:style-name="T279_35">y</text:span><text:span text:style-name="T279_36"><text:s/></text:span><text:span text:style-name="T279_37">de</text:span><text:span text:style-name="T279_38"><text:s/></text:span><text:span text:style-name="T279_39">un</text:span><text:span text:style-name="T279_40"><text:s/></text:span><text:span text:style-name="T279_41">contador</text:span><text:span text:style-name="T279_42"><text:s/></text:span><text:span text:style-name="T279_43">en</text:span><text:span text:style-name="T279_44"><text:s/></text:span><text:span text:style-name="T279_45">reversa</text:span><text:span text:style-name="T279_46">.<text:s/></text:span><text:span text:style-name="T279_47">Con</text:span><text:span text:style-name="T279_48"><text:s/></text:span><text:span text:style-name="T279_49">esta</text:span><text:span text:style-name="T279_50"><text:s/></text:span><text:span text:style-name="T279_51">función</text:span><text:span text:style-name="T279_52"><text:s/></text:span><text:span text:style-name="T279_53">cuando</text:span><text:span text:style-name="T279_54"><text:s/></text:span><text:span text:style-name="T279_55">restamos</text:span><text:span text:style-name="T279_56"><text:s/></text:span><text:span text:style-name="T279_57">la</text:span><text:span text:style-name="T279_58"><text:s/></text:span><text:span text:style-name="T279_59">mitad</text:span><text:span text:style-name="T279_60"><text:s/></text:span><text:span text:style-name="T279_61">del</text:span><text:span text:style-name="T279_62"><text:s/></text:span><text:span text:style-name="T279_63">contador</text:span><text:span text:style-name="T279_64"><text:s/></text:span><text:span text:style-name="T279_65">y</text:span><text:span text:style-name="T279_66"><text:s/></text:span><text:span text:style-name="T279_67">sacando</text:span><text:span text:style-name="T279_68"><text:s/></text:span><text:span text:style-name="T279_69">el</text:span><text:span text:style-name="T279_70"><text:s/></text:span><text:span text:style-name="T279_71">valor</text:span><text:span text:style-name="T279_72"><text:s/></text:span><text:span text:style-name="T279_73">absoluto</text:span><text:span text:style-name="T279_74"><text:s/></text:span><text:span text:style-name="T279_75">obtendremos</text:span><text:span text:style-name="T279_76"><text:s/></text:span><text:span text:style-name="T279_77">un</text:span><text:span text:style-name="T279_78"><text:s/></text:span><text:span text:style-name="T279_79">contador</text:span><text:span text:style-name="T279_80"><text:s/></text:span><text:span text:style-name="T279_81">que</text:span><text:span text:style-name="T279_82"><text:s/></text:span><text:span text:style-name="T279_83">primero</text:span><text:span text:style-name="T279_84"><text:s/></text:span><text:span text:style-name="T279_85">disminuye</text:span><text:span text:style-name="T279_86"><text:s/></text:span><text:span text:style-name="T279_87">hasta</text:span><text:span text:style-name="T279_88"><text:s/>0<text:s/></text:span><text:span text:style-name="T279_89">y</text:span><text:span text:style-name="T279_90"><text:s/></text:span><text:span text:style-name="T279_91">luego</text:span><text:span text:style-name="T279_92"><text:s/></text:span><text:span text:style-name="T279_93">vuelve</text:span><text:span text:style-name="T279_94"><text:s/></text:span><text:span text:style-name="T279_95">a</text:span><text:span text:style-name="T279_96"><text:s/></text:span><text:span text:style-name="T279_97">aumentar</text:span><text:span text:style-name="T279_98"><text:s/></text:span><text:span text:style-name="T279_99">hasta</text:span><text:span text:style-name="T279_100"><text:s/></text:span><text:span text:style-name="T279_101">llegar</text:span><text:span text:style-name="T279_102"><text:s/></text:span><text:span text:style-name="T279_103">a</text:span><text:span text:style-name="T279_104"><text:s/></text:span><text:span text:style-name="T279_105">su</text:span><text:span text:style-name="T279_106"><text:s/></text:span><text:span text:style-name="T279_107">valor</text:span><text:span text:style-name="T279_108"><text:s/></text:span><text:span text:style-name="T279_109">inicial</text:span><text:span text:style-name="T279_110"><text:s/></text:span><text:span text:style-name="T279_111">donde</text:span><text:span text:style-name="T279_112"><text:s/></text:span><text:span text:style-name="T279_113">se</text:span><text:span text:style-name="T279_114"><text:s/></text:span><text:span text:style-name="T279_115">detiene</text:span><text:span text:style-name="T279_116">.<text:s/></text:span><text:span text:style-name="T279_117">Usamos</text:span><text:span text:style-name="T279_118"><text:s/></text:span><text:span text:style-name="T279_119">este</text:span><text:span text:style-name="T279_120"><text:s/></text:span><text:span text:style-name="T279_121">contador</text:span><text:span text:style-name="T279_122"><text:s/></text:span><text:span text:style-name="T279_123">especial</text:span><text:span text:style-name="T279_124"><text:s/></text:span><text:span text:style-name="T279_125">para</text:span><text:span text:style-name="T279_126"><text:s/></text:span><text:span text:style-name="T279_127">mover</text:span><text:span text:style-name="T279_128"><text:s/></text:span><text:span text:style-name="T279_129">la</text:span><text:span text:style-name="T279_130"><text:s/></text:span><text:span text:style-name="T279_131">imagen</text:span><text:span text:style-name="T279_132"><text:s/></text:span><text:span text:style-name="T279_133">primero</text:span><text:span text:style-name="T279_134"><text:s/></text:span><text:span text:style-name="T279_135">hacia</text:span><text:span text:style-name="T279_136"><text:s/></text:span><text:span text:style-name="T279_137">dentro</text:span><text:span text:style-name="T279_138"><text:s/></text:span><text:span text:style-name="T279_139">de</text:span><text:span text:style-name="T279_140"><text:s/></text:span><text:span text:style-name="T279_141">la</text:span><text:span text:style-name="T279_142"><text:s/></text:span><text:span text:style-name="T279_143">pantalla</text:span><text:span text:style-name="T279_144"><text:s/></text:span><text:span text:style-name="T279_145">y</text:span><text:span text:style-name="T279_146"><text:s/></text:span><text:span text:style-name="T279_147">luego</text:span><text:span text:style-name="T279_148"><text:s/></text:span><text:span text:style-name="T279_149">afuera</text:span><text:span text:style-name="T279_150">.</text:span></text:p>
      <text:p text:style-name="P280"/>
      <text:p text:style-name="P281"><text:span text:style-name="T281_1">conclusión</text:span></text:p>
      <text:p text:style-name="P282"/>
      <text:p text:style-name="P283"><text:span text:style-name="T283_1">Lo</text:span><text:span text:style-name="T283_2"><text:s/></text:span><text:span text:style-name="T283_3">más</text:span><text:span text:style-name="T283_4"><text:s/></text:span><text:span text:style-name="T283_5">importante</text:span><text:span text:style-name="T283_6"><text:s/></text:span><text:span text:style-name="T283_7">aquí</text:span><text:span text:style-name="T283_8"><text:s/></text:span><text:span text:style-name="T283_9">es</text:span><text:span text:style-name="T283_10"><text:s/></text:span><text:span text:style-name="T283_11">darnos</text:span><text:span text:style-name="T283_12"><text:s/></text:span><text:span text:style-name="T283_13">cuenta</text:span><text:span text:style-name="T283_14"><text:s/></text:span><text:span text:style-name="T283_15">que</text:span><text:span text:style-name="T283_16"><text:s/></text:span><text:span text:style-name="T283_17">pygame</text:span><text:span text:style-name="T283_18"><text:s/></text:span><text:span text:style-name="T283_19">se</text:span><text:span text:style-name="T283_20"><text:s/></text:span><text:span text:style-name="T283_21">está</text:span><text:span text:style-name="T283_22"><text:s/></text:span><text:span text:style-name="T283_23">encargando</text:span><text:span text:style-name="T283_24"><text:s/></text:span><text:span text:style-name="T283_25">de</text:span><text:span text:style-name="T283_26"><text:s/></text:span><text:span text:style-name="T283_27">mucho</text:span><text:span text:style-name="T283_28"><text:s/></text:span><text:span text:style-name="T283_29">trabajo</text:span><text:span text:style-name="T283_30"><text:s/></text:span><text:span text:style-name="T283_31">por</text:span><text:span text:style-name="T283_32"><text:s/></text:span><text:span text:style-name="T283_33">nosotros</text:span><text:span text:style-name="T283_34">.<text:s/></text:span><text:span text:style-name="T283_35">En</text:span><text:span text:style-name="T283_36"><text:s/></text:span><text:span text:style-name="T283_37">este</text:span><text:span text:style-name="T283_38"><text:s/></text:span><text:span text:style-name="T283_39">pequeño</text:span><text:span text:style-name="T283_40"><text:s/></text:span><text:span text:style-name="T283_41">ejemplo</text:span><text:span text:style-name="T283_42"><text:s/></text:span><text:span text:style-name="T283_43">pygame</text:span><text:span text:style-name="T283_44"><text:s/></text:span><text:span text:style-name="T283_45">está</text:span><text:span text:style-name="T283_46"><text:s/></text:span><text:span text:style-name="T283_47">interactuando</text:span><text:span text:style-name="T283_48"><text:s/></text:span><text:span text:style-name="T283_49">por</text:span><text:span text:style-name="T283_50"><text:s/></text:span><text:span text:style-name="T283_51">nosotros</text:span><text:span text:style-name="T283_52"><text:s/></text:span><text:span text:style-name="T283_53">con</text:span><text:span text:style-name="T283_54"><text:s/></text:span><text:span text:style-name="T283_55">el</text:span><text:span text:style-name="T283_56"><text:s/></text:span><text:span text:style-name="T283_57">sistema</text:span><text:span text:style-name="T283_58"><text:s/></text:span><text:span text:style-name="T283_59">operativo</text:span><text:span text:style-name="T283_60">,<text:s/></text:span><text:span text:style-name="T283_61">con</text:span><text:span text:style-name="T283_62"><text:s/></text:span><text:span text:style-name="T283_63">el</text:span><text:span text:style-name="T283_64"><text:s/></text:span><text:span text:style-name="T283_65">sistema</text:span><text:span text:style-name="T283_66"><text:s/></text:span><text:span text:style-name="T283_67">de</text:span><text:span text:style-name="T283_68"><text:s/></text:span><text:span text:style-name="T283_69">ventanas</text:span><text:span text:style-name="T283_70">,<text:s/></text:span><text:span text:style-name="T283_71">con</text:span><text:span text:style-name="T283_72"><text:s/></text:span><text:span text:style-name="T283_73">la</text:span><text:span text:style-name="T283_74"><text:s/></text:span><text:span text:style-name="T283_75">tarjeta</text:span><text:span text:style-name="T283_76"><text:s/></text:span><text:span text:style-name="T283_77">de</text:span><text:span text:style-name="T283_78"><text:s/></text:span><text:span text:style-name="T283_79">sonido</text:span><text:span text:style-name="T283_80"><text:s/></text:span><text:span text:style-name="T283_81">dejándonos</text:span><text:span text:style-name="T283_82"><text:s/></text:span><text:span text:style-name="T283_83">apenas</text:span><text:span text:style-name="T283_84"><text:s/></text:span><text:span text:style-name="T283_85">las</text:span><text:span text:style-name="T283_86"><text:s/></text:span><text:span text:style-name="T283_87">decisiones</text:span><text:span text:style-name="T283_88"><text:s/></text:span><text:span text:style-name="T283_89">más</text:span><text:span text:style-name="T283_90"><text:s/></text:span><text:span text:style-name="T283_91">absolutamente</text:span><text:span text:style-name="T283_92"><text:s/></text:span><text:span text:style-name="T283_93">necesarias</text:span><text:span text:style-name="T283_94">.<text:s/></text:span><text:span text:style-name="T283_95">Creo</text:span><text:span text:style-name="T283_96"><text:s/></text:span><text:span text:style-name="T283_97">que</text:span><text:span text:style-name="T283_98"><text:s/></text:span><text:span text:style-name="T283_99">pygame</text:span><text:span text:style-name="T283_100"><text:s/></text:span><text:span text:style-name="T283_101">con</text:span><text:span text:style-name="T283_102"><text:s/></text:span><text:span text:style-name="T283_103">las</text:span><text:span text:style-name="T283_104"><text:s/></text:span><text:span text:style-name="T283_105">facilidades</text:span><text:span text:style-name="T283_106"><text:s/></text:span><text:span text:style-name="T283_107">que</text:span><text:span text:style-name="T283_108"><text:s/></text:span><text:span text:style-name="T283_109">ofrece</text:span><text:span text:style-name="T283_110"><text:s/></text:span><text:span text:style-name="T283_111">puede</text:span><text:span text:style-name="T283_112"><text:s/></text:span><text:span text:style-name="T283_113">ser</text:span><text:span text:style-name="T283_114"><text:s/></text:span><text:span text:style-name="T283_115">muy</text:span><text:span text:style-name="T283_116"><text:s/></text:span><text:span text:style-name="T283_117">bien</text:span><text:span text:style-name="T283_118"><text:s/></text:span><text:span text:style-name="T283_119">aprovechada</text:span><text:span text:style-name="T283_120"><text:s/></text:span><text:span text:style-name="T283_121">por</text:span><text:span text:style-name="T283_122"><text:s/></text:span><text:span text:style-name="T283_123">los</text:span><text:span text:style-name="T283_124"><text:s/></text:span><text:span text:style-name="T283_125">programadores</text:span><text:span text:style-name="T283_126"><text:s/></text:span><text:span text:style-name="T283_127">más</text:span><text:span text:style-name="T283_128"><text:s/></text:span><text:span text:style-name="T283_129">jóvenes</text:span><text:span text:style-name="T283_130"><text:s/></text:span><text:span text:style-name="T283_131">para</text:span><text:span text:style-name="T283_132"><text:s/></text:span><text:span text:style-name="T283_133">hacer</text:span><text:span text:style-name="T283_134"><text:s/></text:span><text:span text:style-name="T283_135">prototipos</text:span><text:span text:style-name="T283_136"><text:s/></text:span><text:span text:style-name="T283_137">de</text:span><text:span text:style-name="T283_138"><text:s/></text:span><text:span text:style-name="T283_139">juegos</text:span><text:span text:style-name="T283_140"><text:s/></text:span><text:span text:style-name="T283_141">y</text:span><text:span text:style-name="T283_142"><text:s/></text:span><text:span text:style-name="T283_143">programas</text:span><text:span text:style-name="T283_144"><text:s/></text:span><text:span text:style-name="T283_145">de</text:span><text:span text:style-name="T283_146"><text:s/></text:span><text:span text:style-name="T283_147">multimedia</text:span><text:span text:style-name="T283_148">.<text:s/></text:span><text:span text:style-name="T283_149">Espero</text:span><text:span text:style-name="T283_150"><text:s/></text:span><text:span text:style-name="T283_151">que</text:span><text:span text:style-name="T283_152"><text:s/></text:span><text:span text:style-name="T283_153">este</text:span><text:span text:style-name="T283_154"><text:s/></text:span><text:span text:style-name="T283_155">ejemplo</text:span><text:span text:style-name="T283_156"><text:s/></text:span><text:span text:style-name="T283_157">les</text:span><text:span text:style-name="T283_158"><text:s/></text:span><text:span text:style-name="T283_159">resulte</text:span><text:span text:style-name="T283_160"><text:s/></text:span><text:span text:style-name="T283_161">interesante</text:span><text:span text:style-name="T283_162"><text:s/></text:span><text:span text:style-name="T283_163">y</text:span><text:span text:style-name="T283_164"><text:s/></text:span><text:span text:style-name="T283_165">que</text:span><text:span text:style-name="T283_166"><text:s/></text:span><text:span text:style-name="T283_167">traten</text:span><text:span text:style-name="T283_168"><text:s/></text:span><text:span text:style-name="T283_169">de</text:span><text:span text:style-name="T283_170"><text:s/></text:span><text:span text:style-name="T283_171">hacer</text:span><text:span text:style-name="T283_172"><text:s/></text:span><text:span text:style-name="T283_173">sus</text:span><text:span text:style-name="T283_174"><text:s/></text:span><text:span text:style-name="T283_175">propios</text:span><text:span text:style-name="T283_176"><text:s/></text:span><text:span text:style-name="T283_177">jueguillos</text:span><text:span text:style-name="T283_178">.</text:span></text:p>
      <text:p text:style-name="P284"/>
      <text:h text:style-name="P285" text:outline-level="10"><text:bookmark-start text:name="h.hx55bamasu73"/><text:bookmark-end text:name="h.hx55bamasu73"/><text:span text:style-name="T285_1">Demostración</text:span><text:span text:style-name="T285_2"><text:s/></text:span><text:span text:style-name="T285_3">de</text:span><text:span text:style-name="T285_4"><text:s/></text:span><text:span text:style-name="T285_5">turbo</text:span><text:span text:style-name="T285_6"><text:s/></text:span><text:span text:style-name="T285_7">pong</text:span></text:h>
      <text:p text:style-name="P286"/>
      <text:p text:style-name="P287"/>
      <text:p text:style-name="P288"><text:span text:style-name="T288_1">Otras</text:span><text:span text:style-name="T288_2"><text:s/></text:span><text:span text:style-name="T288_3">formas</text:span><text:span text:style-name="T288_4"><text:s/></text:span><text:span text:style-name="T288_5">en</text:span><text:span text:style-name="T288_6"><text:s/></text:span><text:span text:style-name="T288_7">las</text:span><text:span text:style-name="T288_8"><text:s/></text:span><text:span text:style-name="T288_9">que</text:span><text:span text:style-name="T288_10"><text:s/></text:span><text:span text:style-name="T288_11">se</text:span><text:span text:style-name="T288_12"><text:s/></text:span><text:span text:style-name="T288_13">puede</text:span><text:span text:style-name="T288_14"><text:s/></text:span><text:span text:style-name="T288_15">desarrollar</text:span><text:span text:style-name="T288_16"><text:s/></text:span><text:span text:style-name="T288_17">juegos</text:span><text:span text:style-name="T288_18"><text:s/></text:span><text:span text:style-name="T288_19">usando</text:span><text:span text:style-name="T288_20"><text:s/></text:span><text:span text:style-name="T288_21">python</text:span></text:p>
      <text:h text:style-name="P289" text:outline-level="10"><text:bookmark-start text:name="h.z087969z0ysx"/><text:bookmark-end text:name="h.z087969z0ysx"/><text:span text:style-name="T289_1">Ejemplo</text:span><text:span text:style-name="T289_2"><text:s/></text:span><text:span text:style-name="T289_3">de</text:span><text:span text:style-name="T289_4"><text:s/></text:span><text:span text:style-name="T289_5">complejidad</text:span></text:h>
      <text:p text:style-name="P290"/>
      <text:p text:style-name="P291"><text:span text:style-name="T291_1">un</text:span><text:span text:style-name="T291_2"><text:s/></text:span><text:span text:style-name="T291_3">cubo</text:span><text:span text:style-name="T291_4"><text:s/></text:span><text:span text:style-name="T291_5">rotando</text:span><text:span text:style-name="T291_6"><text:s/></text:span><text:span text:style-name="T291_7">en</text:span><text:span text:style-name="T291_8"><text:s/></text:span><text:span text:style-name="T291_9">sdl</text:span><text:span text:style-name="T291_10"><text:s/></text:span><text:span text:style-name="T291_11">vs</text:span><text:span text:style-name="T291_12"><text:s/></text:span><text:span text:style-name="T291_13">un</text:span><text:span text:style-name="T291_14"><text:s/></text:span><text:span text:style-name="T291_15">cubo</text:span><text:span text:style-name="T291_16"><text:s/></text:span><text:span text:style-name="T291_17">rotando</text:span><text:span text:style-name="T291_18"><text:s/></text:span><text:span text:style-name="T291_19">en</text:span><text:span text:style-name="T291_20"><text:s/></text:span><text:span text:style-name="T291_21">pygame</text:span></text:p>
      <text:p text:style-name="P292"/>
      <text:h text:style-name="P293" text:outline-level="10"><text:bookmark-start text:name="h.zcm6rggoi9dp"/><text:bookmark-end text:name="h.zcm6rggoi9dp"/><text:span text:style-name="T293_1">Alternativas</text:span><text:span text:style-name="T293_2"><text:s/></text:span><text:span text:style-name="T293_3">a</text:span><text:span text:style-name="T293_4"><text:s/></text:span><text:span text:style-name="T293_5">pygame</text:span></text:h>
      <text:p text:style-name="P294"/>
      <text:p text:style-name="P295"><text:span text:style-name="T295_1">Si</text:span><text:span text:style-name="T295_2"><text:s/></text:span><text:span text:style-name="T295_3">te</text:span><text:span text:style-name="T295_4"><text:s/></text:span><text:span text:style-name="T295_5">agrada</text:span><text:span text:style-name="T295_6"><text:s/></text:span><text:span text:style-name="T295_7">pyton</text:span><text:span text:style-name="T295_8"><text:s/></text:span><text:span text:style-name="T295_9">pero</text:span><text:span text:style-name="T295_10"><text:s/></text:span><text:span text:style-name="T295_11">no</text:span><text:span text:style-name="T295_12"><text:s/></text:span><text:span text:style-name="T295_13">te</text:span><text:span text:style-name="T295_14"><text:s/></text:span><text:span text:style-name="T295_15">quieres</text:span><text:span text:style-name="T295_16"><text:s/></text:span><text:span text:style-name="T295_17">meter</text:span><text:span text:style-name="T295_18"><text:s/></text:span><text:span text:style-name="T295_19">en</text:span><text:span text:style-name="T295_20"><text:s/></text:span><text:span text:style-name="T295_21">pygame</text:span><text:span text:style-name="T295_22"><text:s/></text:span><text:span text:style-name="T295_23">por</text:span><text:span text:style-name="T295_24"><text:s/></text:span><text:span text:style-name="T295_25">una</text:span><text:span text:style-name="T295_26"><text:s/></text:span><text:span text:style-name="T295_27">razon</text:span><text:span text:style-name="T295_28"><text:s/></text:span><text:span text:style-name="T295_29">o</text:span><text:span text:style-name="T295_30"><text:s/></text:span><text:span text:style-name="T295_31">por</text:span><text:span text:style-name="T295_32"><text:s/></text:span><text:span text:style-name="T295_33">otra</text:span><text:span text:style-name="T295_34">,<text:s/></text:span><text:span text:style-name="T295_35">aquí</text:span><text:span text:style-name="T295_36"><text:s/></text:span><text:span text:style-name="T295_37">hay</text:span><text:span text:style-name="T295_38"><text:s/></text:span><text:span text:style-name="T295_39">una</text:span><text:span text:style-name="T295_40"><text:s/></text:span><text:span text:style-name="T295_41">serie</text:span><text:span text:style-name="T295_42"><text:s/></text:span><text:span text:style-name="T295_43">de</text:span><text:span text:style-name="T295_44"><text:s/></text:span><text:span text:style-name="T295_45">posibles</text:span><text:span text:style-name="T295_46"><text:s/></text:span><text:span text:style-name="T295_47">alternativas</text:span><text:span text:style-name="T295_48">.</text:span></text:p>
      <text:p text:style-name="P296"/>
      <text:p text:style-name="P297"><text:span text:style-name="T297_1">PySDL</text:span></text:p>
      <text:p text:style-name="P298"><text:span text:style-name="T298_1"><text:a xlink:type="simple" xlink:href="http://pysdl.sourceforge.net/"><text:span text:style-name="T298_2">http</text:span></text:a></text:span><text:span text:style-name="T298_3"><text:a xlink:type="simple" xlink:href="http://pysdl.sourceforge.net/"><text:span text:style-name="T298_4">://</text:span></text:a></text:span><text:span text:style-name="T298_5"><text:a xlink:type="simple" xlink:href="http://pysdl.sourceforge.net/"><text:span text:style-name="T298_6">pysdl</text:span></text:a></text:span><text:span text:style-name="T298_7"><text:a xlink:type="simple" xlink:href="http://pysdl.sourceforge.net/"><text:span text:style-name="T298_8">.</text:span></text:a></text:span><text:span text:style-name="T298_9"><text:a xlink:type="simple" xlink:href="http://pysdl.sourceforge.net/"><text:span text:style-name="T298_10">sourceforge</text:span></text:a></text:span><text:span text:style-name="T298_11"><text:a xlink:type="simple" xlink:href="http://pysdl.sourceforge.net/"><text:span text:style-name="T298_12">.</text:span></text:a></text:span><text:span text:style-name="T298_13"><text:a xlink:type="simple" xlink:href="http://pysdl.sourceforge.net/"><text:span text:style-name="T298_14">net</text:span></text:a></text:span><text:span text:style-name="T298_15"><text:a xlink:type="simple" xlink:href="http://pysdl.sourceforge.net/"><text:span text:style-name="T298_16">/</text:span></text:a></text:span></text:p>
      <text:p text:style-name="P299"/>
      <text:p text:style-name="P300"><text:span text:style-name="T300_1">PGReloaded</text:span></text:p>
      <text:p text:style-name="P301"><text:span text:style-name="T301_1"><text:a xlink:type="simple" xlink:href="http://www.pygame.org/wiki/pgreloaded"><text:span text:style-name="T301_2">http</text:span></text:a></text:span><text:span text:style-name="T301_3"><text:a xlink:type="simple" xlink:href="http://www.pygame.org/wiki/pgreloaded"><text:span text:style-name="T301_4">://</text:span></text:a></text:span><text:span text:style-name="T301_5"><text:a xlink:type="simple" xlink:href="http://www.pygame.org/wiki/pgreloaded"><text:span text:style-name="T301_6">www</text:span></text:a></text:span><text:span text:style-name="T301_7"><text:a xlink:type="simple" xlink:href="http://www.pygame.org/wiki/pgreloaded"><text:span text:style-name="T301_8">.</text:span></text:a></text:span><text:span text:style-name="T301_9"><text:a xlink:type="simple" xlink:href="http://www.pygame.org/wiki/pgreloaded"><text:span text:style-name="T301_10">pygame</text:span></text:a></text:span><text:span text:style-name="T301_11"><text:a xlink:type="simple" xlink:href="http://www.pygame.org/wiki/pgreloaded"><text:span text:style-name="T301_12">.</text:span></text:a></text:span><text:span text:style-name="T301_13"><text:a xlink:type="simple" xlink:href="http://www.pygame.org/wiki/pgreloaded"><text:span text:style-name="T301_14">org</text:span></text:a></text:span><text:span text:style-name="T301_15"><text:a xlink:type="simple" xlink:href="http://www.pygame.org/wiki/pgreloaded"><text:span text:style-name="T301_16">/</text:span></text:a></text:span><text:span text:style-name="T301_17"><text:a xlink:type="simple" xlink:href="http://www.pygame.org/wiki/pgreloaded"><text:span text:style-name="T301_18">wiki</text:span></text:a></text:span><text:span text:style-name="T301_19"><text:a xlink:type="simple" xlink:href="http://www.pygame.org/wiki/pgreloaded"><text:span text:style-name="T301_20">/</text:span></text:a></text:span><text:span text:style-name="T301_21"><text:a xlink:type="simple" xlink:href="http://www.pygame.org/wiki/pgreloaded"><text:span text:style-name="T301_22">pgreloaded</text:span></text:a></text:span></text:p>
      <text:p text:style-name="P302"><text:span text:style-name="T302_1"><text:a xlink:type="simple" xlink:href="http://code.google.com/p/pgreloaded/"><text:span text:style-name="T302_2">http</text:span></text:a></text:span><text:span text:style-name="T302_3"><text:a xlink:type="simple" xlink:href="http://code.google.com/p/pgreloaded/"><text:span text:style-name="T302_4">://</text:span></text:a></text:span><text:span text:style-name="T302_5"><text:a xlink:type="simple" xlink:href="http://code.google.com/p/pgreloaded/"><text:span text:style-name="T302_6">code</text:span></text:a></text:span><text:span text:style-name="T302_7"><text:a xlink:type="simple" xlink:href="http://code.google.com/p/pgreloaded/"><text:span text:style-name="T302_8">.</text:span></text:a></text:span><text:span text:style-name="T302_9"><text:a xlink:type="simple" xlink:href="http://code.google.com/p/pgreloaded/"><text:span text:style-name="T302_10">google</text:span></text:a></text:span><text:span text:style-name="T302_11"><text:a xlink:type="simple" xlink:href="http://code.google.com/p/pgreloaded/"><text:span text:style-name="T302_12">.</text:span></text:a></text:span><text:span text:style-name="T302_13"><text:a xlink:type="simple" xlink:href="http://code.google.com/p/pgreloaded/"><text:span text:style-name="T302_14">com</text:span></text:a></text:span><text:span text:style-name="T302_15"><text:a xlink:type="simple" xlink:href="http://code.google.com/p/pgreloaded/"><text:span text:style-name="T302_16">/</text:span></text:a></text:span><text:span text:style-name="T302_17"><text:a xlink:type="simple" xlink:href="http://code.google.com/p/pgreloaded/"><text:span text:style-name="T302_18">p</text:span></text:a></text:span><text:span text:style-name="T302_19"><text:a xlink:type="simple" xlink:href="http://code.google.com/p/pgreloaded/"><text:span text:style-name="T302_20">/</text:span></text:a></text:span><text:span text:style-name="T302_21"><text:a xlink:type="simple" xlink:href="http://code.google.com/p/pgreloaded/"><text:span text:style-name="T302_22">pgreloaded</text:span></text:a></text:span><text:span text:style-name="T302_23"><text:a xlink:type="simple" xlink:href="http://code.google.com/p/pgreloaded/"><text:span text:style-name="T302_24">/</text:span></text:a></text:span></text:p>
      <text:p text:style-name="P303"/>
      <text:p text:style-name="P304"><text:span text:style-name="T304_1">PySDL</text:span><text:span text:style-name="T304_2">2</text:span></text:p>
      <text:p text:style-name="P305"><text:span text:style-name="T305_1"><text:a xlink:type="simple" xlink:href="http://pysdl2.readthedocs.org/en/latest/"><text:span text:style-name="T305_2">http</text:span></text:a></text:span><text:span text:style-name="T305_3"><text:a xlink:type="simple" xlink:href="http://pysdl2.readthedocs.org/en/latest/"><text:span text:style-name="T305_4">://</text:span></text:a></text:span><text:span text:style-name="T305_5"><text:a xlink:type="simple" xlink:href="http://pysdl2.readthedocs.org/en/latest/"><text:span text:style-name="T305_6">pysdl</text:span></text:a></text:span><text:span text:style-name="T305_7"><text:a xlink:type="simple" xlink:href="http://pysdl2.readthedocs.org/en/latest/"><text:span text:style-name="T305_8">2.</text:span></text:a></text:span><text:span text:style-name="T305_9"><text:a xlink:type="simple" xlink:href="http://pysdl2.readthedocs.org/en/latest/"><text:span text:style-name="T305_10">readthedocs</text:span></text:a></text:span><text:span text:style-name="T305_11"><text:a xlink:type="simple" xlink:href="http://pysdl2.readthedocs.org/en/latest/"><text:span text:style-name="T305_12">.</text:span></text:a></text:span><text:span text:style-name="T305_13"><text:a xlink:type="simple" xlink:href="http://pysdl2.readthedocs.org/en/latest/"><text:span text:style-name="T305_14">org</text:span></text:a></text:span><text:span text:style-name="T305_15"><text:a xlink:type="simple" xlink:href="http://pysdl2.readthedocs.org/en/latest/"><text:span text:style-name="T305_16">/</text:span></text:a></text:span><text:span text:style-name="T305_17"><text:a xlink:type="simple" xlink:href="http://pysdl2.readthedocs.org/en/latest/"><text:span text:style-name="T305_18">en</text:span></text:a></text:span><text:span text:style-name="T305_19"><text:a xlink:type="simple" xlink:href="http://pysdl2.readthedocs.org/en/latest/"><text:span text:style-name="T305_20">/</text:span></text:a></text:span><text:span text:style-name="T305_21"><text:a xlink:type="simple" xlink:href="http://pysdl2.readthedocs.org/en/latest/"><text:span text:style-name="T305_22">latest</text:span></text:a></text:span><text:span text:style-name="T305_23"><text:a xlink:type="simple" xlink:href="http://pysdl2.readthedocs.org/en/latest/"><text:span text:style-name="T305_24">/</text:span></text:a></text:span></text:p>
      <text:p text:style-name="P306"/>
      <text:p text:style-name="P307"><text:span text:style-name="T307_1">Pyglet</text:span></text:p>
      <text:p text:style-name="P308"><text:span text:style-name="T308_1"><text:a xlink:type="simple" xlink:href="http://www.pyglet.org/"><text:span text:style-name="T308_2">http</text:span></text:a></text:span><text:span text:style-name="T308_3"><text:a xlink:type="simple" xlink:href="http://www.pyglet.org/"><text:span text:style-name="T308_4">://</text:span></text:a></text:span><text:span text:style-name="T308_5"><text:a xlink:type="simple" xlink:href="http://www.pyglet.org/"><text:span text:style-name="T308_6">www</text:span></text:a></text:span><text:span text:style-name="T308_7"><text:a xlink:type="simple" xlink:href="http://www.pyglet.org/"><text:span text:style-name="T308_8">.</text:span></text:a></text:span><text:span text:style-name="T308_9"><text:a xlink:type="simple" xlink:href="http://www.pyglet.org/"><text:span text:style-name="T308_10">pyglet</text:span></text:a></text:span><text:span text:style-name="T308_11"><text:a xlink:type="simple" xlink:href="http://www.pyglet.org/"><text:span text:style-name="T308_12">.</text:span></text:a></text:span><text:span text:style-name="T308_13"><text:a xlink:type="simple" xlink:href="http://www.pyglet.org/"><text:span text:style-name="T308_14">org</text:span></text:a></text:span><text:span text:style-name="T308_15"><text:a xlink:type="simple" xlink:href="http://www.pyglet.org/"><text:span text:style-name="T308_16">/</text:span></text:a></text:span></text:p>
      <text:p text:style-name="P309"/>
      <text:p text:style-name="P310"><text:span text:style-name="T310_1">Pygame</text:span><text:span text:style-name="T310_2">:<text:s/></text:span><text:span text:style-name="T310_3">LGPL</text:span><text:span text:style-name="T310_4"><text:s/></text:span><text:span text:style-name="T310_5">license</text:span></text:p>
      <text:p text:style-name="P311"><text:span text:style-name="T311_1">Pyglet</text:span><text:span text:style-name="T311_2">:<text:s/></text:span><text:span text:style-name="T311_3">BSD</text:span><text:span text:style-name="T311_4"><text:s/></text:span><text:span text:style-name="T311_5">license</text:span></text:p>
      <text:p text:style-name="P312"><text:span text:style-name="T312_1">Pygame</text:span><text:span text:style-name="T312_2"><text:s/></text:span><text:span text:style-name="T312_3">relies</text:span><text:span text:style-name="T312_4"><text:s/></text:span><text:span text:style-name="T312_5">on</text:span><text:span text:style-name="T312_6"><text:s/></text:span><text:span text:style-name="T312_7">SDL</text:span><text:span text:style-name="T312_8"><text:s/></text:span><text:span text:style-name="T312_9">libraries</text:span><text:span text:style-name="T312_10"><text:s/></text:span><text:span text:style-name="T312_11">heavily</text:span></text:p>
      <text:p text:style-name="P313"><text:span text:style-name="T313_1">Pyglet</text:span><text:span text:style-name="T313_2"><text:s/></text:span><text:span text:style-name="T313_3">is</text:span><text:span text:style-name="T313_4"><text:s/></text:span><text:span text:style-name="T313_5">a</text:span><text:span text:style-name="T313_6"><text:s/></text:span><text:span text:style-name="T313_7">pure</text:span><text:span text:style-name="T313_8"><text:s/></text:span><text:span text:style-name="T313_9">python</text:span><text:span text:style-name="T313_10"><text:s/></text:span><text:span text:style-name="T313_11">library</text:span><text:span text:style-name="T313_12"><text:s/></text:span><text:span text:style-name="T313_13">with</text:span><text:span text:style-name="T313_14"><text:s/></text:span><text:span text:style-name="T313_15">fewer</text:span><text:span text:style-name="T313_16"><text:s/></text:span><text:span text:style-name="T313_17">dependencies</text:span><text:span text:style-name="T313_18">,<text:s/></text:span><text:span text:style-name="T313_19">I</text:span><text:span text:style-name="T313_20"><text:s/></text:span><text:span text:style-name="T313_21">think</text:span><text:span text:style-name="T313_22"><text:s/></text:span><text:span text:style-name="T313_23">it</text:span><text:span text:style-name="T313_24"><text:s/></text:span><text:span text:style-name="T313_25">requires</text:span><text:span text:style-name="T313_26"><text:s/></text:span><text:span text:style-name="T313_27">better</text:span><text:span text:style-name="T313_28"><text:s/></text:span><text:span text:style-name="T313_29">understanding</text:span><text:span text:style-name="T313_30"><text:s/></text:span><text:span text:style-name="T313_31">of</text:span><text:span text:style-name="T313_32"><text:s/></text:span><text:span text:style-name="T313_33">OpenGL</text:span></text:p>
      <text:p text:style-name="P314"><text:span text:style-name="T314_1">Pygame</text:span><text:span text:style-name="T314_2"><text:s/></text:span><text:span text:style-name="T314_3">is</text:span><text:span text:style-name="T314_4"><text:s/></text:span><text:span text:style-name="T314_5">around</text:span><text:span text:style-name="T314_6"><text:s/></text:span><text:span text:style-name="T314_7">here</text:span><text:span text:style-name="T314_8"><text:s/></text:span><text:span text:style-name="T314_9">for</text:span><text:span text:style-name="T314_10"><text:s/></text:span><text:span text:style-name="T314_11">a</text:span><text:span text:style-name="T314_12"><text:s/></text:span><text:span text:style-name="T314_13">long</text:span><text:span text:style-name="T314_14"><text:s/></text:span><text:span text:style-name="T314_15">time</text:span><text:span text:style-name="T314_16">,<text:s/></text:span><text:span text:style-name="T314_17">a</text:span><text:span text:style-name="T314_18"><text:s/></text:span><text:span text:style-name="T314_19">lot</text:span><text:span text:style-name="T314_20"><text:s/></text:span><text:span text:style-name="T314_21">of</text:span><text:span text:style-name="T314_22"><text:s/></text:span><text:span text:style-name="T314_23">people</text:span><text:span text:style-name="T314_24"><text:s/></text:span><text:span text:style-name="T314_25">used</text:span><text:span text:style-name="T314_26"><text:s/></text:span><text:span text:style-name="T314_27">it</text:span></text:p>
      <text:p text:style-name="P315"><text:span text:style-name="T315_1">Pyglet</text:span><text:span text:style-name="T315_2"><text:s/></text:span><text:span text:style-name="T315_3">is</text:span><text:span text:style-name="T315_4"><text:s/></text:span><text:span text:style-name="T315_5">a</text:span><text:span text:style-name="T315_6"><text:s/></text:span><text:span text:style-name="T315_7">new</text:span><text:span text:style-name="T315_8"><text:s/></text:span><text:span text:style-name="T315_9">lib</text:span></text:p>
      <text:p text:style-name="P316"><text:span text:style-name="T316_1">Pygame</text:span><text:span text:style-name="T316_2"><text:s/></text:span><text:span text:style-name="T316_3">is</text:span><text:span text:style-name="T316_4"><text:s/></text:span><text:span text:style-name="T316_5">geared</text:span><text:span text:style-name="T316_6"><text:s/></text:span><text:span text:style-name="T316_7">towards</text:span><text:span text:style-name="T316_8"><text:s/></text:span><text:span text:style-name="T316_9">game</text:span><text:span text:style-name="T316_10"><text:s/></text:span><text:span text:style-name="T316_11">development</text:span><text:span text:style-name="T316_12"><text:s/>(</text:span><text:span text:style-name="T316_13">cursors</text:span><text:span text:style-name="T316_14">,<text:s/></text:span><text:span text:style-name="T316_15">sprites</text:span><text:span text:style-name="T316_16">,<text:s/></text:span><text:span text:style-name="T316_17">joystick</text:span><text:span text:style-name="T316_18">/</text:span><text:span text:style-name="T316_19">gamepad</text:span><text:span text:style-name="T316_20"><text:s/></text:span><text:span text:style-name="T316_21">support</text:span><text:span text:style-name="T316_22">)</text:span></text:p>
      <text:p text:style-name="P317"><text:span text:style-name="T317_1">Pyglet</text:span><text:span text:style-name="T317_2"><text:s/></text:span><text:span text:style-name="T317_3">is</text:span><text:span text:style-name="T317_4"><text:s/></text:span><text:span text:style-name="T317_5">more</text:span><text:span text:style-name="T317_6"><text:s/></text:span><text:span text:style-name="T317_7">general</text:span><text:span text:style-name="T317_8"><text:s/></text:span><text:span text:style-name="T317_9">purpose</text:span><text:span text:style-name="T317_10"><text:s/>(</text:span><text:span text:style-name="T317_11">though</text:span><text:span text:style-name="T317_12"><text:s/></text:span><text:span text:style-name="T317_13">it</text:span><text:span text:style-name="T317_14"><text:s/></text:span><text:span text:style-name="T317_15">has</text:span><text:span text:style-name="T317_16"><text:s/></text:span><text:span text:style-name="T317_17">a</text:span><text:span text:style-name="T317_18"><text:s/></text:span><text:span text:style-name="T317_19">Sprite</text:span><text:span text:style-name="T317_20"><text:s/></text:span><text:span text:style-name="T317_21">class</text:span><text:span text:style-name="T317_22">)</text:span></text:p>
      <text:p text:style-name="P318"/>
      <text:p text:style-name="P319"><text:span text:style-name="T319_1">Pyglet</text:span><text:span text:style-name="T319_2"><text:s/></text:span><text:span text:style-name="T319_3">is</text:span><text:span text:style-name="T319_4"><text:s/></text:span><text:span text:style-name="T319_5">good</text:span><text:span text:style-name="T319_6"><text:s/>(</text:span><text:span text:style-name="T319_7">for</text:span><text:span text:style-name="T319_8"><text:s/>2</text:span><text:span text:style-name="T319_9">D</text:span><text:span text:style-name="T319_10"><text:s/></text:span><text:span text:style-name="T319_11">games</text:span><text:span text:style-name="T319_12">)<text:s/></text:span><text:span text:style-name="T319_13">if</text:span><text:span text:style-name="T319_14"><text:s/></text:span><text:span text:style-name="T319_15">you</text:span><text:span text:style-name="T319_16"><text:s/></text:span><text:span text:style-name="T319_17">never</text:span><text:span text:style-name="T319_18"><text:s/></text:span><text:span text:style-name="T319_19">intend</text:span><text:span text:style-name="T319_20"><text:s/></text:span><text:span text:style-name="T319_21">to</text:span><text:span text:style-name="T319_22"><text:s/></text:span><text:span text:style-name="T319_23">draw</text:span><text:span text:style-name="T319_24"><text:s/></text:span><text:span text:style-name="T319_25">any</text:span><text:span text:style-name="T319_26"><text:s/></text:span><text:span text:style-name="T319_27">vector</text:span><text:span text:style-name="T319_28"><text:s/></text:span><text:span text:style-name="T319_29">graphics</text:span><text:span text:style-name="T319_30"><text:s/></text:span><text:span text:style-name="T319_31">or</text:span><text:span text:style-name="T319_32"><text:s/></text:span><text:span text:style-name="T319_33">primitives</text:span><text:span text:style-name="T319_34"><text:s/></text:span><text:span text:style-name="T319_35">within</text:span><text:span text:style-name="T319_36"><text:s/></text:span><text:span text:style-name="T319_37">the</text:span><text:span text:style-name="T319_38"><text:s/></text:span><text:span text:style-name="T319_39">game</text:span><text:span text:style-name="T319_40"><text:s/></text:span><text:span text:style-name="T319_41">itself</text:span><text:span text:style-name="T319_42">,<text:s/></text:span><text:span text:style-name="T319_43">and</text:span><text:span text:style-name="T319_44"><text:s/></text:span><text:span text:style-name="T319_45">just</text:span><text:span text:style-name="T319_46"><text:s/></text:span><text:span text:style-name="T319_47">stick</text:span><text:span text:style-name="T319_48"><text:s/></text:span><text:span text:style-name="T319_49">to</text:span><text:span text:style-name="T319_50"><text:s/></text:span><text:span text:style-name="T319_51">loading</text:span><text:span text:style-name="T319_52"><text:s/></text:span><text:span text:style-name="T319_53">images</text:span><text:span text:style-name="T319_54"><text:s/></text:span><text:span text:style-name="T319_55">from</text:span><text:span text:style-name="T319_56"><text:s/></text:span><text:span text:style-name="T319_57">disk</text:span><text:span text:style-name="T319_58">.<text:s/></text:span><text:span text:style-name="T319_59">It</text:span><text:span text:style-name="T319_60">'</text:span><text:span text:style-name="T319_61">s</text:span><text:span text:style-name="T319_62"><text:s/></text:span><text:span text:style-name="T319_63">also</text:span><text:span text:style-name="T319_64"><text:s/></text:span><text:span text:style-name="T319_65">much</text:span><text:span text:style-name="T319_66"><text:s/></text:span><text:span text:style-name="T319_67">cleaner</text:span><text:span text:style-name="T319_68"><text:s/></text:span><text:span text:style-name="T319_69">because</text:span><text:span text:style-name="T319_70"><text:s/></text:span><text:span text:style-name="T319_71">there</text:span><text:span text:style-name="T319_72">'</text:span><text:span text:style-name="T319_73">s</text:span><text:span text:style-name="T319_74"><text:s/></text:span><text:span text:style-name="T319_75">no</text:span><text:span text:style-name="T319_76"><text:s/></text:span><text:span text:style-name="T319_77">need</text:span><text:span text:style-name="T319_78"><text:s/></text:span><text:span text:style-name="T319_79">to</text:span><text:span text:style-name="T319_80"><text:s/></text:span><text:span text:style-name="T319_81">write</text:span><text:span text:style-name="T319_82"><text:s/></text:span><text:span text:style-name="T319_83">you</text:span><text:span text:style-name="T319_84">'</text:span><text:span text:style-name="T319_85">re</text:span><text:span text:style-name="T319_86"><text:s/></text:span><text:span text:style-name="T319_87">own</text:span><text:span text:style-name="T319_88"><text:s/></text:span><text:span text:style-name="T319_89">game</text:span><text:span text:style-name="T319_90"><text:s/></text:span><text:span text:style-name="T319_91">loop</text:span><text:span text:style-name="T319_92"><text:s/></text:span><text:span text:style-name="T319_93">and</text:span><text:span text:style-name="T319_94"><text:s/></text:span><text:span text:style-name="T319_95">have</text:span><text:span text:style-name="T319_96"><text:s/></text:span><text:span text:style-name="T319_97">to</text:span><text:span text:style-name="T319_98"><text:s/></text:span><text:span text:style-name="T319_99">worry</text:span><text:span text:style-name="T319_100"><text:s/></text:span><text:span text:style-name="T319_101">about</text:span><text:span text:style-name="T319_102"><text:s/></text:span><text:span text:style-name="T319_103">speed</text:span><text:span text:style-name="T319_104"><text:s/></text:span><text:span text:style-name="T319_105">and</text:span><text:span text:style-name="T319_106"><text:s/></text:span><text:span text:style-name="T319_107">timing</text:span><text:span text:style-name="T319_108"><text:s/></text:span><text:span text:style-name="T319_109">and</text:span><text:span text:style-name="T319_110"><text:s/></text:span><text:span text:style-name="T319_111">responsiveness</text:span><text:span text:style-name="T319_112">.</text:span></text:p>
      <text:p text:style-name="P320"><text:span text:style-name="T320_1">However</text:span><text:span text:style-name="T320_2">,<text:s/></text:span><text:span text:style-name="T320_3">if</text:span><text:span text:style-name="T320_4"><text:s/></text:span><text:span text:style-name="T320_5">you</text:span><text:span text:style-name="T320_6"><text:s/></text:span><text:span text:style-name="T320_7">ever</text:span><text:span text:style-name="T320_8"><text:s/></text:span><text:span text:style-name="T320_9">have</text:span><text:span text:style-name="T320_10"><text:s/></text:span><text:span text:style-name="T320_11">to</text:span><text:span text:style-name="T320_12"><text:s/></text:span><text:span text:style-name="T320_13">generate</text:span><text:span text:style-name="T320_14"><text:s/></text:span><text:span text:style-name="T320_15">graphics</text:span><text:span text:style-name="T320_16"><text:s/></text:span><text:span text:style-name="T320_17">on</text:span><text:span text:style-name="T320_18">-</text:span><text:span text:style-name="T320_19">the</text:span><text:span text:style-name="T320_20">-</text:span><text:span text:style-name="T320_21">fly</text:span><text:span text:style-name="T320_22">,<text:s/></text:span><text:span text:style-name="T320_23">and</text:span><text:span text:style-name="T320_24"><text:s/></text:span><text:span text:style-name="T320_25">then</text:span><text:span text:style-name="T320_26"><text:s/></text:span><text:span text:style-name="T320_27">save</text:span><text:span text:style-name="T320_28"><text:s/></text:span><text:span text:style-name="T320_29">them</text:span><text:span text:style-name="T320_30">,<text:s/></text:span><text:span text:style-name="T320_31">either</text:span><text:span text:style-name="T320_32"><text:s/></text:span><text:span text:style-name="T320_33">as</text:span><text:span text:style-name="T320_34"><text:s/></text:span><text:span text:style-name="T320_35">a</text:span><text:span text:style-name="T320_36"><text:s/></text:span><text:span text:style-name="T320_37">variable</text:span><text:span text:style-name="T320_38"><text:s/></text:span><text:span text:style-name="T320_39">or</text:span><text:span text:style-name="T320_40"><text:s/></text:span><text:span text:style-name="T320_41">as</text:span><text:span text:style-name="T320_42"><text:s/></text:span><text:span text:style-name="T320_43">a</text:span><text:span text:style-name="T320_44"><text:s/></text:span><text:span text:style-name="T320_45">file</text:span><text:span text:style-name="T320_46">,<text:s/></text:span><text:span text:style-name="T320_47">then</text:span><text:span text:style-name="T320_48"><text:s/></text:span><text:span text:style-name="T320_49">pyglet</text:span><text:span text:style-name="T320_50"><text:s/></text:span><text:span text:style-name="T320_51">becomes</text:span><text:span text:style-name="T320_52"><text:s/></text:span><text:span text:style-name="T320_53">considerably</text:span><text:span text:style-name="T320_54"><text:s/></text:span><text:span text:style-name="T320_55">more</text:span><text:span text:style-name="T320_56"><text:s/></text:span><text:span text:style-name="T320_57">complicated</text:span><text:span text:style-name="T320_58"><text:s/></text:span><text:span text:style-name="T320_59">because</text:span><text:span text:style-name="T320_60"><text:s/></text:span><text:span text:style-name="T320_61">you</text:span><text:span text:style-name="T320_62"><text:s/></text:span><text:span text:style-name="T320_63">start</text:span><text:span text:style-name="T320_64"><text:s/></text:span><text:span text:style-name="T320_65">having</text:span><text:span text:style-name="T320_66"><text:s/></text:span><text:span text:style-name="T320_67">to</text:span><text:span text:style-name="T320_68"><text:s/></text:span><text:span text:style-name="T320_69">muck</text:span><text:span text:style-name="T320_70"><text:s/></text:span><text:span text:style-name="T320_71">around</text:span><text:span text:style-name="T320_72"><text:s/></text:span><text:span text:style-name="T320_73">with</text:span><text:span text:style-name="T320_74"><text:s/></text:span><text:span text:style-name="T320_75">the</text:span><text:span text:style-name="T320_76"><text:s/></text:span><text:span text:style-name="T320_77">low</text:span><text:span text:style-name="T320_78">-</text:span><text:span text:style-name="T320_79">level</text:span><text:span text:style-name="T320_80"><text:s/></text:span><text:span text:style-name="T320_81">OpenGL</text:span><text:span text:style-name="T320_82"><text:s/></text:span><text:span text:style-name="T320_83">functions</text:span><text:span text:style-name="T320_84">.<text:s/></text:span><text:span text:style-name="T320_85">In</text:span><text:span text:style-name="T320_86"><text:s/></text:span><text:span text:style-name="T320_87">those</text:span><text:span text:style-name="T320_88"><text:s/></text:span><text:span text:style-name="T320_89">scenarios</text:span><text:span text:style-name="T320_90">,<text:s/></text:span><text:span text:style-name="T320_91">pygame</text:span><text:span text:style-name="T320_92"><text:s/></text:span><text:span text:style-name="T320_93">is</text:span><text:span text:style-name="T320_94"><text:s/></text:span><text:span text:style-name="T320_95">much</text:span><text:span text:style-name="T320_96"><text:s/></text:span><text:span text:style-name="T320_97">more</text:span><text:span text:style-name="T320_98"><text:s/></text:span><text:span text:style-name="T320_99">user</text:span><text:span text:style-name="T320_100">-</text:span><text:span text:style-name="T320_101">friendly</text:span><text:span text:style-name="T320_102">,<text:s/></text:span><text:span text:style-name="T320_103">with</text:span><text:span text:style-name="T320_104"><text:s/></text:span><text:span text:style-name="T320_105">it</text:span><text:span text:style-name="T320_106">'</text:span><text:span text:style-name="T320_107">s</text:span><text:span text:style-name="T320_108"><text:s/></text:span><text:span text:style-name="T320_109">software</text:span><text:span text:style-name="T320_110"><text:s/></text:span><text:span text:style-name="T320_111">rendering</text:span><text:span text:style-name="T320_112"><text:s/></text:span><text:span text:style-name="T320_113">and</text:span><text:span text:style-name="T320_114"><text:s/></text:span><text:span text:style-name="T320_115">Surface</text:span><text:span text:style-name="T320_116"><text:s/></text:span><text:span text:style-name="T320_117">class</text:span><text:span text:style-name="T320_118">.<text:s/></text:span><text:span text:style-name="T320_119">Or</text:span><text:span text:style-name="T320_120"><text:s/></text:span><text:span text:style-name="T320_121">you</text:span><text:span text:style-name="T320_122"><text:s/></text:span><text:span text:style-name="T320_123">could</text:span><text:span text:style-name="T320_124"><text:s/></text:span><text:span text:style-name="T320_125">use</text:span><text:span text:style-name="T320_126"><text:s/></text:span><text:span text:style-name="T320_127">Python</text:span><text:span text:style-name="T320_128"><text:s/></text:span><text:span text:style-name="T320_129">Imaging</text:span><text:span text:style-name="T320_130"><text:s/></text:span><text:span text:style-name="T320_131">Library</text:span><text:span text:style-name="T320_132"><text:s/></text:span><text:span text:style-name="T320_133">and</text:span><text:span text:style-name="T320_134"><text:s/></text:span><text:span text:style-name="T320_135">interface</text:span><text:span text:style-name="T320_136"><text:s/></text:span><text:span text:style-name="T320_137">it</text:span><text:span text:style-name="T320_138"><text:s/></text:span><text:span text:style-name="T320_139">with</text:span><text:span text:style-name="T320_140"><text:s/></text:span><text:span text:style-name="T320_141">pyglet</text:span><text:span text:style-name="T320_142">.</text:span></text:p>
      <text:p text:style-name="P321"><text:span text:style-name="T321_1">Obviously</text:span><text:span text:style-name="T321_2">,<text:s/></text:span><text:span text:style-name="T321_3">for</text:span><text:span text:style-name="T321_4"><text:s/>3</text:span><text:span text:style-name="T321_5">D</text:span><text:span text:style-name="T321_6"><text:s/></text:span><text:span text:style-name="T321_7">games</text:span><text:span text:style-name="T321_8">,<text:s/></text:span><text:span text:style-name="T321_9">you</text:span><text:span text:style-name="T321_10">'</text:span><text:span text:style-name="T321_11">re</text:span><text:span text:style-name="T321_12"><text:s/></text:span><text:span text:style-name="T321_13">going</text:span><text:span text:style-name="T321_14"><text:s/></text:span><text:span text:style-name="T321_15">to</text:span><text:span text:style-name="T321_16"><text:s/></text:span><text:span text:style-name="T321_17">have</text:span><text:span text:style-name="T321_18"><text:s/></text:span><text:span text:style-name="T321_19">to</text:span><text:span text:style-name="T321_20"><text:s/></text:span><text:span text:style-name="T321_21">muck</text:span><text:span text:style-name="T321_22"><text:s/></text:span><text:span text:style-name="T321_23">around</text:span><text:span text:style-name="T321_24"><text:s/></text:span><text:span text:style-name="T321_25">with</text:span><text:span text:style-name="T321_26"><text:s/></text:span><text:span text:style-name="T321_27">OpenGL</text:span><text:span text:style-name="T321_28"><text:s/></text:span><text:span text:style-name="T321_29">functions</text:span><text:span text:style-name="T321_30"><text:s/></text:span><text:span text:style-name="T321_31">anyway</text:span><text:span text:style-name="T321_32">,<text:s/></text:span><text:span text:style-name="T321_33">in</text:span><text:span text:style-name="T321_34"><text:s/></text:span><text:span text:style-name="T321_35">which</text:span><text:span text:style-name="T321_36"><text:s/></text:span><text:span text:style-name="T321_37">case</text:span><text:span text:style-name="T321_38"><text:s/></text:span><text:span text:style-name="T321_39">I</text:span><text:span text:style-name="T321_40"><text:s/></text:span><text:span text:style-name="T321_41">recommend</text:span><text:span text:style-name="T321_42"><text:s/></text:span><text:span text:style-name="T321_43">pyglet</text:span><text:span text:style-name="T321_44"><text:s/></text:span><text:span text:style-name="T321_45">over</text:span><text:span text:style-name="T321_46"><text:s/></text:span><text:span text:style-name="T321_47">pygame</text:span><text:span text:style-name="T321_48"><text:s/>+<text:s/></text:span><text:span text:style-name="T321_49">PyOpenGL</text:span><text:span text:style-name="T321_50">.</text:span></text:p>
      <text:p text:style-name="P322"/>
      <text:p text:style-name="P323"><text:span text:style-name="T323_1">PyOpenGL</text:span></text:p>
      <text:p text:style-name="P324"><text:span text:style-name="T324_1"><text:a xlink:type="simple" xlink:href="http://pyopengl.sourceforge.net/"><text:span text:style-name="T324_2">http</text:span></text:a></text:span><text:span text:style-name="T324_3"><text:a xlink:type="simple" xlink:href="http://pyopengl.sourceforge.net/"><text:span text:style-name="T324_4">://</text:span></text:a></text:span><text:span text:style-name="T324_5"><text:a xlink:type="simple" xlink:href="http://pyopengl.sourceforge.net/"><text:span text:style-name="T324_6">pyopengl</text:span></text:a></text:span><text:span text:style-name="T324_7"><text:a xlink:type="simple" xlink:href="http://pyopengl.sourceforge.net/"><text:span text:style-name="T324_8">.</text:span></text:a></text:span><text:span text:style-name="T324_9"><text:a xlink:type="simple" xlink:href="http://pyopengl.sourceforge.net/"><text:span text:style-name="T324_10">sourceforge</text:span></text:a></text:span><text:span text:style-name="T324_11"><text:a xlink:type="simple" xlink:href="http://pyopengl.sourceforge.net/"><text:span text:style-name="T324_12">.</text:span></text:a></text:span><text:span text:style-name="T324_13"><text:a xlink:type="simple" xlink:href="http://pyopengl.sourceforge.net/"><text:span text:style-name="T324_14">net</text:span></text:a></text:span><text:span text:style-name="T324_15"><text:a xlink:type="simple" xlink:href="http://pyopengl.sourceforge.net/"><text:span text:style-name="T324_16">/</text:span></text:a></text:span></text:p>
      <text:p text:style-name="P325"/>
      <text:p text:style-name="P326"/>
      <text:p text:style-name="P327"><text:span text:style-name="T327_1">GUI</text:span><text:span text:style-name="T327_2"><text:s/></text:span><text:span text:style-name="T327_3">Toolkits</text:span></text:p>
      <text:p text:style-name="P328"><text:span text:style-name="T328_1">Todas</text:span><text:span text:style-name="T328_2"><text:s/></text:span><text:span text:style-name="T328_3">las</text:span><text:span text:style-name="T328_4"><text:s/></text:span><text:span text:style-name="T328_5">herramientas</text:span><text:span text:style-name="T328_6"><text:s/></text:span><text:span text:style-name="T328_7">de</text:span><text:span text:style-name="T328_8"><text:s/></text:span><text:span text:style-name="T328_9">creación</text:span><text:span text:style-name="T328_10"><text:s/></text:span><text:span text:style-name="T328_11">de</text:span><text:span text:style-name="T328_12"><text:s/></text:span><text:span text:style-name="T328_13">interface</text:span><text:span text:style-name="T328_14"><text:s/></text:span><text:span text:style-name="T328_15">gráfica</text:span><text:span text:style-name="T328_16"><text:s/></text:span><text:span text:style-name="T328_17">soportan</text:span><text:span text:style-name="T328_18"><text:s/></text:span><text:span text:style-name="T328_19">una</text:span><text:span text:style-name="T328_20"><text:s/></text:span><text:span text:style-name="T328_21">o</text:span><text:span text:style-name="T328_22"><text:s/></text:span><text:span text:style-name="T328_23">varias</text:span><text:span text:style-name="T328_24"><text:s/></text:span><text:span text:style-name="T328_25">forman</text:span><text:span text:style-name="T328_26"><text:s/></text:span><text:span text:style-name="T328_27">de</text:span><text:span text:style-name="T328_28"><text:s/></text:span><text:span text:style-name="T328_29">dibujar</text:span><text:span text:style-name="T328_30"><text:s/></text:span><text:span text:style-name="T328_31">en</text:span><text:span text:style-name="T328_32"><text:s/></text:span><text:span text:style-name="T328_33">la</text:span><text:span text:style-name="T328_34"><text:s/></text:span><text:span text:style-name="T328_35">pantalla</text:span><text:span text:style-name="T328_36">.<text:s/></text:span><text:span text:style-name="T328_37">Esto</text:span><text:span text:style-name="T328_38"><text:s/></text:span><text:span text:style-name="T328_39">se</text:span><text:span text:style-name="T328_40"><text:s/></text:span><text:span text:style-name="T328_41">podría</text:span><text:span text:style-name="T328_42"><text:s/></text:span><text:span text:style-name="T328_43">usar</text:span><text:span text:style-name="T328_44"><text:s/></text:span><text:span text:style-name="T328_45">para</text:span><text:span text:style-name="T328_46"><text:s/></text:span><text:span text:style-name="T328_47">hacer</text:span><text:span text:style-name="T328_48"><text:s/></text:span><text:span text:style-name="T328_49">juegos</text:span><text:span text:style-name="T328_50"><text:s/></text:span><text:span text:style-name="T328_51">simples</text:span><text:span text:style-name="T328_52">.</text:span></text:p>
      <text:p text:style-name="P329"/>
      <text:p text:style-name="P330"><text:span text:style-name="T330_1">TK</text:span><text:span text:style-name="T330_2">/</text:span><text:span text:style-name="T330_3">TK</text:span><text:span text:style-name="T330_4"><text:s/></text:span><text:span text:style-name="T330_5">Inter</text:span></text:p>
      <text:p text:style-name="P331"><text:span text:style-name="T331_1"><text:a xlink:type="simple" xlink:href="http://wiki.python.org/moin/TkInter"><text:span text:style-name="T331_2">http</text:span></text:a></text:span><text:span text:style-name="T331_3"><text:a xlink:type="simple" xlink:href="http://wiki.python.org/moin/TkInter"><text:span text:style-name="T331_4">://</text:span></text:a></text:span><text:span text:style-name="T331_5"><text:a xlink:type="simple" xlink:href="http://wiki.python.org/moin/TkInter"><text:span text:style-name="T331_6">wiki</text:span></text:a></text:span><text:span text:style-name="T331_7"><text:a xlink:type="simple" xlink:href="http://wiki.python.org/moin/TkInter"><text:span text:style-name="T331_8">.</text:span></text:a></text:span><text:span text:style-name="T331_9"><text:a xlink:type="simple" xlink:href="http://wiki.python.org/moin/TkInter"><text:span text:style-name="T331_10">python</text:span></text:a></text:span><text:span text:style-name="T331_11"><text:a xlink:type="simple" xlink:href="http://wiki.python.org/moin/TkInter"><text:span text:style-name="T331_12">.</text:span></text:a></text:span><text:span text:style-name="T331_13"><text:a xlink:type="simple" xlink:href="http://wiki.python.org/moin/TkInter"><text:span text:style-name="T331_14">org</text:span></text:a></text:span><text:span text:style-name="T331_15"><text:a xlink:type="simple" xlink:href="http://wiki.python.org/moin/TkInter"><text:span text:style-name="T331_16">/</text:span></text:a></text:span><text:span text:style-name="T331_17"><text:a xlink:type="simple" xlink:href="http://wiki.python.org/moin/TkInter"><text:span text:style-name="T331_18">moin</text:span></text:a></text:span><text:span text:style-name="T331_19"><text:a xlink:type="simple" xlink:href="http://wiki.python.org/moin/TkInter"><text:span text:style-name="T331_20">/</text:span></text:a></text:span><text:span text:style-name="T331_21"><text:a xlink:type="simple" xlink:href="http://wiki.python.org/moin/TkInter"><text:span text:style-name="T331_22">TkInter</text:span></text:a></text:span></text:p>
      <text:p text:style-name="P332"/>
      <text:p text:style-name="P333"><text:span text:style-name="T333_1">Viene</text:span><text:span text:style-name="T333_2"><text:s/></text:span><text:span text:style-name="T333_3">con</text:span><text:span text:style-name="T333_4"><text:s/></text:span><text:span text:style-name="T333_5">casi</text:span><text:span text:style-name="T333_6"><text:s/></text:span><text:span text:style-name="T333_7">todas</text:span><text:span text:style-name="T333_8"><text:s/></text:span><text:span text:style-name="T333_9">las</text:span><text:span text:style-name="T333_10"><text:s/></text:span><text:span text:style-name="T333_11">instalaciones</text:span><text:span text:style-name="T333_12"><text:s/></text:span><text:span text:style-name="T333_13">de</text:span><text:span text:style-name="T333_14"><text:s/></text:span><text:span text:style-name="T333_15">python</text:span><text:span text:style-name="T333_16">,<text:s/></text:span><text:span text:style-name="T333_17">aunque</text:span><text:span text:style-name="T333_18"><text:s/></text:span><text:span text:style-name="T333_19">solo</text:span><text:span text:style-name="T333_20"><text:s/></text:span><text:span text:style-name="T333_21">permite</text:span><text:span text:style-name="T333_22"><text:s/></text:span><text:span text:style-name="T333_23">hacer</text:span><text:span text:style-name="T333_24"><text:s/></text:span><text:span text:style-name="T333_25">dibujos</text:span><text:span text:style-name="T333_26"><text:s/></text:span><text:span text:style-name="T333_27">sobre</text:span><text:span text:style-name="T333_28"><text:s/></text:span><text:span text:style-name="T333_29">un</text:span><text:span text:style-name="T333_30"><text:s/></text:span><text:span text:style-name="T333_31">canvas</text:span><text:span text:style-name="T333_32"><text:s/></text:span><text:span text:style-name="T333_33">y</text:span><text:span text:style-name="T333_34"><text:s/></text:span><text:span text:style-name="T333_35">mostrar</text:span><text:span text:style-name="T333_36"><text:s/></text:span><text:span text:style-name="T333_37">imágenes</text:span><text:span text:style-name="T333_38"><text:s/></text:span><text:span text:style-name="T333_39">en</text:span><text:span text:style-name="T333_40"><text:s/></text:span><text:span text:style-name="T333_41">un</text:span><text:span text:style-name="T333_42"><text:s/></text:span><text:span text:style-name="T333_43">par</text:span><text:span text:style-name="T333_44"><text:s/></text:span><text:span text:style-name="T333_45">de</text:span><text:span text:style-name="T333_46"><text:s/></text:span><text:span text:style-name="T333_47">formatos</text:span><text:span text:style-name="T333_48">.</text:span></text:p>
      <text:p text:style-name="P334"/>
      <text:p text:style-name="P335"><text:span text:style-name="T335_1">Puede</text:span><text:span text:style-name="T335_2"><text:s/></text:span><text:span text:style-name="T335_3">usarse</text:span><text:span text:style-name="T335_4"><text:s/></text:span><text:span text:style-name="T335_5">junto</text:span><text:span text:style-name="T335_6"><text:s/></text:span><text:span text:style-name="T335_7">con</text:span><text:span text:style-name="T335_8"><text:s/></text:span><text:span text:style-name="T335_9">PyOpenGL</text:span></text:p>
      <text:p text:style-name="P336"/>
      <text:p text:style-name="P337"><text:span text:style-name="T337_1">WXPython</text:span></text:p>
      <text:p text:style-name="P338"><text:span text:style-name="T338_1"><text:a xlink:type="simple" xlink:href="http://www.wxpython.org/"><text:span text:style-name="T338_2">http</text:span></text:a></text:span><text:span text:style-name="T338_3"><text:a xlink:type="simple" xlink:href="http://www.wxpython.org/"><text:span text:style-name="T338_4">://</text:span></text:a></text:span><text:span text:style-name="T338_5"><text:a xlink:type="simple" xlink:href="http://www.wxpython.org/"><text:span text:style-name="T338_6">www</text:span></text:a></text:span><text:span text:style-name="T338_7"><text:a xlink:type="simple" xlink:href="http://www.wxpython.org/"><text:span text:style-name="T338_8">.</text:span></text:a></text:span><text:span text:style-name="T338_9"><text:a xlink:type="simple" xlink:href="http://www.wxpython.org/"><text:span text:style-name="T338_10">wxpython</text:span></text:a></text:span><text:span text:style-name="T338_11"><text:a xlink:type="simple" xlink:href="http://www.wxpython.org/"><text:span text:style-name="T338_12">.</text:span></text:a></text:span><text:span text:style-name="T338_13"><text:a xlink:type="simple" xlink:href="http://www.wxpython.org/"><text:span text:style-name="T338_14">org</text:span></text:a></text:span><text:span text:style-name="T338_15"><text:a xlink:type="simple" xlink:href="http://www.wxpython.org/"><text:span text:style-name="T338_16">/</text:span></text:a></text:span></text:p>
      <text:p text:style-name="P339"/>
      <text:p text:style-name="P340"><text:span text:style-name="T340_1">Puede</text:span><text:span text:style-name="T340_2"><text:s/></text:span><text:span text:style-name="T340_3">usarse</text:span><text:span text:style-name="T340_4"><text:s/></text:span><text:span text:style-name="T340_5">junto</text:span><text:span text:style-name="T340_6"><text:s/></text:span><text:span text:style-name="T340_7">con</text:span><text:span text:style-name="T340_8"><text:s/></text:span><text:span text:style-name="T340_9">PyOpenGL</text:span></text:p>
      <text:p text:style-name="P341"/>
      <text:p text:style-name="P342"><text:span text:style-name="T342_1">Python</text:span><text:span text:style-name="T342_2"><text:s/>+<text:s/></text:span><text:span text:style-name="T342_3">GTK</text:span></text:p>
      <text:p text:style-name="P343"><text:span text:style-name="T343_1"><text:a xlink:type="simple" xlink:href="http://www.pygtk.org/"><text:span text:style-name="T343_2">http</text:span></text:a></text:span><text:span text:style-name="T343_3"><text:a xlink:type="simple" xlink:href="http://www.pygtk.org/"><text:span text:style-name="T343_4">://</text:span></text:a></text:span><text:span text:style-name="T343_5"><text:a xlink:type="simple" xlink:href="http://www.pygtk.org/"><text:span text:style-name="T343_6">www</text:span></text:a></text:span><text:span text:style-name="T343_7"><text:a xlink:type="simple" xlink:href="http://www.pygtk.org/"><text:span text:style-name="T343_8">.</text:span></text:a></text:span><text:span text:style-name="T343_9"><text:a xlink:type="simple" xlink:href="http://www.pygtk.org/"><text:span text:style-name="T343_10">pygtk</text:span></text:a></text:span><text:span text:style-name="T343_11"><text:a xlink:type="simple" xlink:href="http://www.pygtk.org/"><text:span text:style-name="T343_12">.</text:span></text:a></text:span><text:span text:style-name="T343_13"><text:a xlink:type="simple" xlink:href="http://www.pygtk.org/"><text:span text:style-name="T343_14">org</text:span></text:a></text:span><text:span text:style-name="T343_15"><text:a xlink:type="simple" xlink:href="http://www.pygtk.org/"><text:span text:style-name="T343_16">/</text:span></text:a></text:span></text:p>
      <text:p text:style-name="P344"/>
      <text:p text:style-name="P345"><text:span text:style-name="T345_1">Puede</text:span><text:span text:style-name="T345_2"><text:s/></text:span><text:span text:style-name="T345_3">usarse</text:span><text:span text:style-name="T345_4"><text:s/></text:span><text:span text:style-name="T345_5">junto</text:span><text:span text:style-name="T345_6"><text:s/></text:span><text:span text:style-name="T345_7">con</text:span><text:span text:style-name="T345_8"><text:s/></text:span><text:span text:style-name="T345_9">PyOpenGL</text:span></text:p>
      <text:p text:style-name="P346"/>
      <text:p text:style-name="P347"><text:span text:style-name="T347_1">Python</text:span><text:span text:style-name="T347_2"><text:s/>+<text:s/></text:span><text:span text:style-name="T347_3">QT</text:span></text:p>
      <text:p text:style-name="P348"><text:span text:style-name="T348_1"><text:a xlink:type="simple" xlink:href="http://www.riverbankcomputing.co.uk/software/pyqt/intro"><text:span text:style-name="T348_2">http</text:span></text:a></text:span><text:span text:style-name="T348_3"><text:a xlink:type="simple" xlink:href="http://www.riverbankcomputing.co.uk/software/pyqt/intro"><text:span text:style-name="T348_4">://</text:span></text:a></text:span><text:span text:style-name="T348_5"><text:a xlink:type="simple" xlink:href="http://www.riverbankcomputing.co.uk/software/pyqt/intro"><text:span text:style-name="T348_6">www</text:span></text:a></text:span><text:span text:style-name="T348_7"><text:a xlink:type="simple" xlink:href="http://www.riverbankcomputing.co.uk/software/pyqt/intro"><text:span text:style-name="T348_8">.</text:span></text:a></text:span><text:span text:style-name="T348_9"><text:a xlink:type="simple" xlink:href="http://www.riverbankcomputing.co.uk/software/pyqt/intro"><text:span text:style-name="T348_10">riverbankcomputing</text:span></text:a></text:span><text:span text:style-name="T348_11"><text:a xlink:type="simple" xlink:href="http://www.riverbankcomputing.co.uk/software/pyqt/intro"><text:span text:style-name="T348_12">.</text:span></text:a></text:span><text:span text:style-name="T348_13"><text:a xlink:type="simple" xlink:href="http://www.riverbankcomputing.co.uk/software/pyqt/intro"><text:span text:style-name="T348_14">co</text:span></text:a></text:span><text:span text:style-name="T348_15"><text:a xlink:type="simple" xlink:href="http://www.riverbankcomputing.co.uk/software/pyqt/intro"><text:span text:style-name="T348_16">.</text:span></text:a></text:span><text:span text:style-name="T348_17"><text:a xlink:type="simple" xlink:href="http://www.riverbankcomputing.co.uk/software/pyqt/intro"><text:span text:style-name="T348_18">uk</text:span></text:a></text:span><text:span text:style-name="T348_19"><text:a xlink:type="simple" xlink:href="http://www.riverbankcomputing.co.uk/software/pyqt/intro"><text:span text:style-name="T348_20">/</text:span></text:a></text:span><text:span text:style-name="T348_21"><text:a xlink:type="simple" xlink:href="http://www.riverbankcomputing.co.uk/software/pyqt/intro"><text:span text:style-name="T348_22">software</text:span></text:a></text:span><text:span text:style-name="T348_23"><text:a xlink:type="simple" xlink:href="http://www.riverbankcomputing.co.uk/software/pyqt/intro"><text:span text:style-name="T348_24">/</text:span></text:a></text:span><text:span text:style-name="T348_25"><text:a xlink:type="simple" xlink:href="http://www.riverbankcomputing.co.uk/software/pyqt/intro"><text:span text:style-name="T348_26">pyqt</text:span></text:a></text:span><text:span text:style-name="T348_27"><text:a xlink:type="simple" xlink:href="http://www.riverbankcomputing.co.uk/software/pyqt/intro"><text:span text:style-name="T348_28">/</text:span></text:a></text:span><text:span text:style-name="T348_29"><text:a xlink:type="simple" xlink:href="http://www.riverbankcomputing.co.uk/software/pyqt/intro"><text:span text:style-name="T348_30">intro</text:span></text:a></text:span></text:p>
      <text:p text:style-name="P349"/>
      <text:p text:style-name="P350"><text:span text:style-name="T350_1">Puede</text:span><text:span text:style-name="T350_2"><text:s/></text:span><text:span text:style-name="T350_3">usarse</text:span><text:span text:style-name="T350_4"><text:s/></text:span><text:span text:style-name="T350_5">junto</text:span><text:span text:style-name="T350_6"><text:s/></text:span><text:span text:style-name="T350_7">con</text:span><text:span text:style-name="T350_8"><text:s/></text:span><text:span text:style-name="T350_9">PyOpenGL</text:span></text:p>
      <text:p text:style-name="P351"/>
      <text:p text:style-name="P352"><text:span text:style-name="T352_1">Cocos</text:span><text:span text:style-name="T352_2"><text:s/>2</text:span><text:span text:style-name="T352_3">d</text:span></text:p>
      <text:p text:style-name="P353"><text:span text:style-name="T353_1"><text:a xlink:type="simple" xlink:href="http://cocos2d.org/"><text:span text:style-name="T353_2">http</text:span></text:a></text:span><text:span text:style-name="T353_3"><text:a xlink:type="simple" xlink:href="http://cocos2d.org/"><text:span text:style-name="T353_4">://</text:span></text:a></text:span><text:span text:style-name="T353_5"><text:a xlink:type="simple" xlink:href="http://cocos2d.org/"><text:span text:style-name="T353_6">cocos</text:span></text:a></text:span><text:span text:style-name="T353_7"><text:a xlink:type="simple" xlink:href="http://cocos2d.org/"><text:span text:style-name="T353_8">2</text:span></text:a></text:span><text:span text:style-name="T353_9"><text:a xlink:type="simple" xlink:href="http://cocos2d.org/"><text:span text:style-name="T353_10">d</text:span></text:a></text:span><text:span text:style-name="T353_11"><text:a xlink:type="simple" xlink:href="http://cocos2d.org/"><text:span text:style-name="T353_12">.</text:span></text:a></text:span><text:span text:style-name="T353_13"><text:a xlink:type="simple" xlink:href="http://cocos2d.org/"><text:span text:style-name="T353_14">org</text:span></text:a></text:span><text:span text:style-name="T353_15"><text:a xlink:type="simple" xlink:href="http://cocos2d.org/"><text:span text:style-name="T353_16">/</text:span></text:a></text:span></text:p>
      <text:p text:style-name="P354"><text:span text:style-name="T354_1"><text:a xlink:type="simple" xlink:href="http://www.cocos2d-iphone.org/"><text:span text:style-name="T354_2">http</text:span></text:a></text:span><text:span text:style-name="T354_3"><text:a xlink:type="simple" xlink:href="http://www.cocos2d-iphone.org/"><text:span text:style-name="T354_4">://</text:span></text:a></text:span><text:span text:style-name="T354_5"><text:a xlink:type="simple" xlink:href="http://www.cocos2d-iphone.org/"><text:span text:style-name="T354_6">www</text:span></text:a></text:span><text:span text:style-name="T354_7"><text:a xlink:type="simple" xlink:href="http://www.cocos2d-iphone.org/"><text:span text:style-name="T354_8">.</text:span></text:a></text:span><text:span text:style-name="T354_9"><text:a xlink:type="simple" xlink:href="http://www.cocos2d-iphone.org/"><text:span text:style-name="T354_10">cocos</text:span></text:a></text:span><text:span text:style-name="T354_11"><text:a xlink:type="simple" xlink:href="http://www.cocos2d-iphone.org/"><text:span text:style-name="T354_12">2</text:span></text:a></text:span><text:span text:style-name="T354_13"><text:a xlink:type="simple" xlink:href="http://www.cocos2d-iphone.org/"><text:span text:style-name="T354_14">d</text:span></text:a></text:span><text:span text:style-name="T354_15"><text:a xlink:type="simple" xlink:href="http://www.cocos2d-iphone.org/"><text:span text:style-name="T354_16">-</text:span></text:a></text:span><text:span text:style-name="T354_17"><text:a xlink:type="simple" xlink:href="http://www.cocos2d-iphone.org/"><text:span text:style-name="T354_18">iphone</text:span></text:a></text:span><text:span text:style-name="T354_19"><text:a xlink:type="simple" xlink:href="http://www.cocos2d-iphone.org/"><text:span text:style-name="T354_20">.</text:span></text:a></text:span><text:span text:style-name="T354_21"><text:a xlink:type="simple" xlink:href="http://www.cocos2d-iphone.org/"><text:span text:style-name="T354_22">org</text:span></text:a></text:span><text:span text:style-name="T354_23"><text:a xlink:type="simple" xlink:href="http://www.cocos2d-iphone.org/"><text:span text:style-name="T354_24">/</text:span></text:a></text:span></text:p>
      <text:p text:style-name="P355"/>
      <text:p text:style-name="P356"><text:span text:style-name="T356_1">Python</text:span><text:span text:style-name="T356_2"><text:s/></text:span><text:span text:style-name="T356_3">como</text:span><text:span text:style-name="T356_4"><text:s/></text:span><text:span text:style-name="T356_5">lenguaje</text:span><text:span text:style-name="T356_6"><text:s/></text:span><text:span text:style-name="T356_7">embebido</text:span><text:span text:style-name="T356_8">.</text:span></text:p>
      <text:p text:style-name="P357"><text:span text:style-name="T357_1">Una</text:span><text:span text:style-name="T357_2"><text:s/></text:span><text:span text:style-name="T357_3">de</text:span><text:span text:style-name="T357_4"><text:s/></text:span><text:span text:style-name="T357_5">las</text:span><text:span text:style-name="T357_6"><text:s/></text:span><text:span text:style-name="T357_7">características</text:span><text:span text:style-name="T357_8"><text:s/></text:span><text:span text:style-name="T357_9">fundamentales</text:span><text:span text:style-name="T357_10"><text:s/></text:span><text:span text:style-name="T357_11">de</text:span><text:span text:style-name="T357_12"><text:s/></text:span><text:span text:style-name="T357_13">python</text:span><text:span text:style-name="T357_14"><text:s/></text:span><text:span text:style-name="T357_15">es</text:span><text:span text:style-name="T357_16"><text:s/></text:span><text:span text:style-name="T357_17">que</text:span><text:span text:style-name="T357_18"><text:s/></text:span><text:span text:style-name="T357_19">puede</text:span><text:span text:style-name="T357_20"><text:s/></text:span><text:span text:style-name="T357_21">ser</text:span><text:span text:style-name="T357_22"><text:s/></text:span><text:span text:style-name="T357_23">usado</text:span><text:span text:style-name="T357_24"><text:s/></text:span><text:span text:style-name="T357_25">con</text:span><text:span text:style-name="T357_26"><text:s/></text:span><text:span text:style-name="T357_27">facilidad</text:span><text:span text:style-name="T357_28"><text:s/></text:span><text:span text:style-name="T357_29">como</text:span><text:span text:style-name="T357_30"><text:s/></text:span><text:span text:style-name="T357_31">lenguaje</text:span><text:span text:style-name="T357_32"><text:s/></text:span><text:span text:style-name="T357_33">embebido</text:span><text:span text:style-name="T357_34"><text:s/></text:span><text:span text:style-name="T357_35">dentro</text:span><text:span text:style-name="T357_36"><text:s/></text:span><text:span text:style-name="T357_37">de</text:span><text:span text:style-name="T357_38"><text:s/></text:span><text:span text:style-name="T357_39">nuestras</text:span><text:span text:style-name="T357_40"><text:s/></text:span><text:span text:style-name="T357_41">aplicaciones</text:span><text:span text:style-name="T357_42"><text:s/></text:span><text:span text:style-name="T357_43">y</text:span><text:span text:style-name="T357_44"><text:s/></text:span><text:span text:style-name="T357_45">usando</text:span><text:span text:style-name="T357_46"><text:s/></text:span><text:span text:style-name="T357_47">esta</text:span><text:span text:style-name="T357_48"><text:s/></text:span><text:span text:style-name="T357_49">caracteristica</text:span><text:span text:style-name="T357_50"><text:s/></text:span><text:span text:style-name="T357_51">se</text:span><text:span text:style-name="T357_52"><text:s/></text:span><text:span text:style-name="T357_53">podría</text:span><text:span text:style-name="T357_54"><text:s/></text:span><text:span text:style-name="T357_55">volver</text:span><text:span text:style-name="T357_56"><text:s/></text:span><text:span text:style-name="T357_57">parte</text:span><text:span text:style-name="T357_58"><text:s/></text:span><text:span text:style-name="T357_59">de</text:span><text:span text:style-name="T357_60"><text:s/></text:span><text:span text:style-name="T357_61">otro</text:span><text:span text:style-name="T357_62"><text:s/></text:span><text:span text:style-name="T357_63">proyecto</text:span><text:span text:style-name="T357_64"><text:s/></text:span><text:span text:style-name="T357_65">construido</text:span><text:span text:style-name="T357_66"><text:s/></text:span><text:span text:style-name="T357_67">sobre</text:span><text:span text:style-name="T357_68"><text:s/></text:span><text:span text:style-name="T357_69">C</text:span><text:span text:style-name="T357_70"><text:s/></text:span><text:span text:style-name="T357_71">como</text:span><text:span text:style-name="T357_72"><text:s/></text:span><text:span text:style-name="T357_73">el</text:span><text:span text:style-name="T357_74"><text:s/></text:span><text:span text:style-name="T357_75">lenguaje</text:span><text:span text:style-name="T357_76"><text:s/></text:span><text:span text:style-name="T357_77">para</text:span><text:span text:style-name="T357_78"><text:s/></text:span><text:span text:style-name="T357_79">la</text:span><text:span text:style-name="T357_80"><text:s/></text:span><text:span text:style-name="T357_81">lógica</text:span><text:span text:style-name="T357_82"><text:s/></text:span><text:span text:style-name="T357_83">de</text:span><text:span text:style-name="T357_84"><text:s/></text:span><text:span text:style-name="T357_85">juego</text:span><text:span text:style-name="T357_86">.</text:span></text:p>
      <text:p text:style-name="P358"/>
      <text:p text:style-name="P359"><text:span text:style-name="T359_1">Blender</text:span></text:p>
      <text:p text:style-name="P360"><text:span text:style-name="T360_1"><text:a xlink:type="simple" xlink:href="http://www.blender.org/"><text:span text:style-name="T360_2">http</text:span></text:a></text:span><text:span text:style-name="T360_3"><text:a xlink:type="simple" xlink:href="http://www.blender.org/"><text:span text:style-name="T360_4">://</text:span></text:a></text:span><text:span text:style-name="T360_5"><text:a xlink:type="simple" xlink:href="http://www.blender.org/"><text:span text:style-name="T360_6">www</text:span></text:a></text:span><text:span text:style-name="T360_7"><text:a xlink:type="simple" xlink:href="http://www.blender.org/"><text:span text:style-name="T360_8">.</text:span></text:a></text:span><text:span text:style-name="T360_9"><text:a xlink:type="simple" xlink:href="http://www.blender.org/"><text:span text:style-name="T360_10">blender</text:span></text:a></text:span><text:span text:style-name="T360_11"><text:a xlink:type="simple" xlink:href="http://www.blender.org/"><text:span text:style-name="T360_12">.</text:span></text:a></text:span><text:span text:style-name="T360_13"><text:a xlink:type="simple" xlink:href="http://www.blender.org/"><text:span text:style-name="T360_14">org</text:span></text:a></text:span><text:span text:style-name="T360_15"><text:a xlink:type="simple" xlink:href="http://www.blender.org/"><text:span text:style-name="T360_16">/</text:span></text:a></text:span></text:p>
      <text:p text:style-name="P361"><text:span text:style-name="T361_1"><text:a xlink:type="simple" xlink:href="http://www.blender.org/documentation/248PythonDoc/"><text:span text:style-name="T361_2">http</text:span></text:a></text:span><text:span text:style-name="T361_3"><text:a xlink:type="simple" xlink:href="http://www.blender.org/documentation/248PythonDoc/"><text:span text:style-name="T361_4">://</text:span></text:a></text:span><text:span text:style-name="T361_5"><text:a xlink:type="simple" xlink:href="http://www.blender.org/documentation/248PythonDoc/"><text:span text:style-name="T361_6">www</text:span></text:a></text:span><text:span text:style-name="T361_7"><text:a xlink:type="simple" xlink:href="http://www.blender.org/documentation/248PythonDoc/"><text:span text:style-name="T361_8">.</text:span></text:a></text:span><text:span text:style-name="T361_9"><text:a xlink:type="simple" xlink:href="http://www.blender.org/documentation/248PythonDoc/"><text:span text:style-name="T361_10">blender</text:span></text:a></text:span><text:span text:style-name="T361_11"><text:a xlink:type="simple" xlink:href="http://www.blender.org/documentation/248PythonDoc/"><text:span text:style-name="T361_12">.</text:span></text:a></text:span><text:span text:style-name="T361_13"><text:a xlink:type="simple" xlink:href="http://www.blender.org/documentation/248PythonDoc/"><text:span text:style-name="T361_14">org</text:span></text:a></text:span><text:span text:style-name="T361_15"><text:a xlink:type="simple" xlink:href="http://www.blender.org/documentation/248PythonDoc/"><text:span text:style-name="T361_16">/</text:span></text:a></text:span><text:span text:style-name="T361_17"><text:a xlink:type="simple" xlink:href="http://www.blender.org/documentation/248PythonDoc/"><text:span text:style-name="T361_18">documentation</text:span></text:a></text:span><text:span text:style-name="T361_19"><text:a xlink:type="simple" xlink:href="http://www.blender.org/documentation/248PythonDoc/"><text:span text:style-name="T361_20">/248</text:span></text:a></text:span><text:span text:style-name="T361_21"><text:a xlink:type="simple" xlink:href="http://www.blender.org/documentation/248PythonDoc/"><text:span text:style-name="T361_22">PythonDoc</text:span></text:a></text:span><text:span text:style-name="T361_23"><text:a xlink:type="simple" xlink:href="http://www.blender.org/documentation/248PythonDoc/"><text:span text:style-name="T361_24">/</text:span></text:a></text:span></text:p>
      <text:p text:style-name="P362"><text:span text:style-name="T362_1"><text:a xlink:type="simple" xlink:href="http://www.blender.org/documentation/blender_python_api_2_67_1/"><text:span text:style-name="T362_2">http</text:span></text:a></text:span><text:span text:style-name="T362_3"><text:a xlink:type="simple" xlink:href="http://www.blender.org/documentation/blender_python_api_2_67_1/"><text:span text:style-name="T362_4">://</text:span></text:a></text:span><text:span text:style-name="T362_5"><text:a xlink:type="simple" xlink:href="http://www.blender.org/documentation/blender_python_api_2_67_1/"><text:span text:style-name="T362_6">www</text:span></text:a></text:span><text:span text:style-name="T362_7"><text:a xlink:type="simple" xlink:href="http://www.blender.org/documentation/blender_python_api_2_67_1/"><text:span text:style-name="T362_8">.</text:span></text:a></text:span><text:span text:style-name="T362_9"><text:a xlink:type="simple" xlink:href="http://www.blender.org/documentation/blender_python_api_2_67_1/"><text:span text:style-name="T362_10">blender</text:span></text:a></text:span><text:span text:style-name="T362_11"><text:a xlink:type="simple" xlink:href="http://www.blender.org/documentation/blender_python_api_2_67_1/"><text:span text:style-name="T362_12">.</text:span></text:a></text:span><text:span text:style-name="T362_13"><text:a xlink:type="simple" xlink:href="http://www.blender.org/documentation/blender_python_api_2_67_1/"><text:span text:style-name="T362_14">org</text:span></text:a></text:span><text:span text:style-name="T362_15"><text:a xlink:type="simple" xlink:href="http://www.blender.org/documentation/blender_python_api_2_67_1/"><text:span text:style-name="T362_16">/</text:span></text:a></text:span><text:span text:style-name="T362_17"><text:a xlink:type="simple" xlink:href="http://www.blender.org/documentation/blender_python_api_2_67_1/"><text:span text:style-name="T362_18">documentation</text:span></text:a></text:span><text:span text:style-name="T362_19"><text:a xlink:type="simple" xlink:href="http://www.blender.org/documentation/blender_python_api_2_67_1/"><text:span text:style-name="T362_20">/</text:span></text:a></text:span><text:span text:style-name="T362_21"><text:a xlink:type="simple" xlink:href="http://www.blender.org/documentation/blender_python_api_2_67_1/"><text:span text:style-name="T362_22">blender</text:span></text:a></text:span><text:span text:style-name="T362_23"><text:a xlink:type="simple" xlink:href="http://www.blender.org/documentation/blender_python_api_2_67_1/"><text:span text:style-name="T362_24">_</text:span></text:a></text:span><text:span text:style-name="T362_25"><text:a xlink:type="simple" xlink:href="http://www.blender.org/documentation/blender_python_api_2_67_1/"><text:span text:style-name="T362_26">python</text:span></text:a></text:span><text:span text:style-name="T362_27"><text:a xlink:type="simple" xlink:href="http://www.blender.org/documentation/blender_python_api_2_67_1/"><text:span text:style-name="T362_28">_</text:span></text:a></text:span><text:span text:style-name="T362_29"><text:a xlink:type="simple" xlink:href="http://www.blender.org/documentation/blender_python_api_2_67_1/"><text:span text:style-name="T362_30">api</text:span></text:a></text:span><text:span text:style-name="T362_31"><text:a xlink:type="simple" xlink:href="http://www.blender.org/documentation/blender_python_api_2_67_1/"><text:span text:style-name="T362_32">_2_67_1/</text:span></text:a></text:span></text:p>
      <text:p text:style-name="P363"/>
      <text:p text:style-name="P364"><text:span text:style-name="T364_1">En</text:span><text:span text:style-name="T364_2"><text:s/></text:span><text:span text:style-name="T364_3">blender</text:span><text:span text:style-name="T364_4"><text:s/></text:span><text:span text:style-name="T364_5">se</text:span><text:span text:style-name="T364_6"><text:s/></text:span><text:span text:style-name="T364_7">pueden</text:span><text:span text:style-name="T364_8"><text:s/></text:span><text:span text:style-name="T364_9">construir</text:span><text:span text:style-name="T364_10"><text:s/></text:span><text:span text:style-name="T364_11">juegos</text:span><text:span text:style-name="T364_12"><text:s/></text:span><text:span text:style-name="T364_13">y</text:span><text:span text:style-name="T364_14"><text:s/></text:span><text:span text:style-name="T364_15">se</text:span><text:span text:style-name="T364_16"><text:s/></text:span><text:span text:style-name="T364_17">usa</text:span><text:span text:style-name="T364_18"><text:s/></text:span><text:span text:style-name="T364_19">python</text:span><text:span text:style-name="T364_20"><text:s/></text:span><text:span text:style-name="T364_21">como</text:span><text:span text:style-name="T364_22"><text:s/></text:span><text:span text:style-name="T364_23">lenguaje</text:span><text:span text:style-name="T364_24"><text:s/></text:span><text:span text:style-name="T364_25">embebido</text:span><text:span text:style-name="T364_26">.<text:s/></text:span><text:span text:style-name="T364_27">Dentro</text:span><text:span text:style-name="T364_28"><text:s/></text:span><text:span text:style-name="T364_29">de</text:span><text:span text:style-name="T364_30"><text:s/></text:span><text:span text:style-name="T364_31">este</text:span><text:span text:style-name="T364_32"><text:s/></text:span><text:span text:style-name="T364_33">paquete</text:span><text:span text:style-name="T364_34"><text:s/></text:span><text:span text:style-name="T364_35">de</text:span><text:span text:style-name="T364_36"><text:s/></text:span><text:span text:style-name="T364_37">gráficos</text:span><text:span text:style-name="T364_38"><text:s/>3</text:span><text:span text:style-name="T364_39">D</text:span><text:span text:style-name="T364_40"><text:s/></text:span><text:span text:style-name="T364_41">python</text:span><text:span text:style-name="T364_42"><text:s/></text:span><text:span text:style-name="T364_43">puede</text:span><text:span text:style-name="T364_44"><text:s/></text:span><text:span text:style-name="T364_45">facilitar</text:span><text:span text:style-name="T364_46"><text:s/></text:span><text:span text:style-name="T364_47">las</text:span><text:span text:style-name="T364_48"><text:s/></text:span><text:span text:style-name="T364_49">cosas</text:span><text:span text:style-name="T364_50"><text:s/></text:span><text:span text:style-name="T364_51">y</text:span><text:span text:style-name="T364_52"><text:s/></text:span><text:span text:style-name="T364_53">ofrecer</text:span><text:span text:style-name="T364_54"><text:s/></text:span><text:span text:style-name="T364_55">mayor</text:span><text:span text:style-name="T364_56"><text:s/></text:span><text:span text:style-name="T364_57">flexibilidad</text:span><text:span text:style-name="T364_58"><text:s/></text:span><text:span text:style-name="T364_59">con</text:span><text:span text:style-name="T364_60"><text:s/></text:span><text:span text:style-name="T364_61">respecto</text:span><text:span text:style-name="T364_62"><text:s/></text:span><text:span text:style-name="T364_63">al</text:span><text:span text:style-name="T364_64"><text:s/></text:span><text:span text:style-name="T364_65">sistema</text:span><text:span text:style-name="T364_66"><text:s/></text:span><text:span text:style-name="T364_67">de</text:span><text:span text:style-name="T364_68"><text:s/></text:span><text:span text:style-name="T364_69">sensores</text:span><text:span text:style-name="T364_70"><text:s/></text:span><text:span text:style-name="T364_71">y</text:span><text:span text:style-name="T364_72"><text:s/></text:span><text:span text:style-name="T364_73">actuadores</text:span><text:span text:style-name="T364_74"><text:s/></text:span><text:span text:style-name="T364_75">que</text:span><text:span text:style-name="T364_76"><text:s/></text:span><text:span text:style-name="T364_77">provee</text:span><text:span text:style-name="T364_78"><text:s/></text:span><text:span text:style-name="T364_79">la</text:span><text:span text:style-name="T364_80"><text:s/></text:span><text:span text:style-name="T364_81">aplicación</text:span></text:p>
      <text:p text:style-name="P365"/>
      <text:p text:style-name="P366"><text:span text:style-name="T366_1">Panda</text:span><text:span text:style-name="T366_2"><text:s/>3</text:span><text:span text:style-name="T366_3">D</text:span></text:p>
      <text:p text:style-name="P367"><text:span text:style-name="T367_1"><text:a xlink:type="simple" xlink:href="http://www.panda3d.org/"><text:span text:style-name="T367_2">http</text:span></text:a></text:span><text:span text:style-name="T367_3"><text:a xlink:type="simple" xlink:href="http://www.panda3d.org/"><text:span text:style-name="T367_4">://</text:span></text:a></text:span><text:span text:style-name="T367_5"><text:a xlink:type="simple" xlink:href="http://www.panda3d.org/"><text:span text:style-name="T367_6">www</text:span></text:a></text:span><text:span text:style-name="T367_7"><text:a xlink:type="simple" xlink:href="http://www.panda3d.org/"><text:span text:style-name="T367_8">.</text:span></text:a></text:span><text:span text:style-name="T367_9"><text:a xlink:type="simple" xlink:href="http://www.panda3d.org/"><text:span text:style-name="T367_10">panda</text:span></text:a></text:span><text:span text:style-name="T367_11"><text:a xlink:type="simple" xlink:href="http://www.panda3d.org/"><text:span text:style-name="T367_12">3</text:span></text:a></text:span><text:span text:style-name="T367_13"><text:a xlink:type="simple" xlink:href="http://www.panda3d.org/"><text:span text:style-name="T367_14">d</text:span></text:a></text:span><text:span text:style-name="T367_15"><text:a xlink:type="simple" xlink:href="http://www.panda3d.org/"><text:span text:style-name="T367_16">.</text:span></text:a></text:span><text:span text:style-name="T367_17"><text:a xlink:type="simple" xlink:href="http://www.panda3d.org/"><text:span text:style-name="T367_18">org</text:span></text:a></text:span><text:span text:style-name="T367_19"><text:a xlink:type="simple" xlink:href="http://www.panda3d.org/"><text:span text:style-name="T367_20">/</text:span></text:a></text:span></text:p>
      <text:p text:style-name="P368"/>
      <text:p text:style-name="P369"><text:span text:style-name="T369_1">Es</text:span><text:span text:style-name="T369_2"><text:s/></text:span><text:span text:style-name="T369_3">un</text:span><text:span text:style-name="T369_4"><text:s/></text:span><text:span text:style-name="T369_5">Game</text:span><text:span text:style-name="T369_6"><text:s/></text:span><text:span text:style-name="T369_7">engine</text:span><text:span text:style-name="T369_8"><text:s/></text:span><text:span text:style-name="T369_9">en</text:span><text:span text:style-name="T369_10"><text:s/></text:span><text:span text:style-name="T369_11">el</text:span><text:span text:style-name="T369_12"><text:s/></text:span><text:span text:style-name="T369_13">que</text:span><text:span text:style-name="T369_14"><text:s/></text:span><text:span text:style-name="T369_15">se</text:span><text:span text:style-name="T369_16"><text:s/></text:span><text:span text:style-name="T369_17">usa</text:span><text:span text:style-name="T369_18"><text:s/></text:span><text:span text:style-name="T369_19">python</text:span><text:span text:style-name="T369_20"><text:s/></text:span><text:span text:style-name="T369_21">para</text:span><text:span text:style-name="T369_22"><text:s/></text:span><text:span text:style-name="T369_23">construir</text:span><text:span text:style-name="T369_24"><text:s/></text:span><text:span text:style-name="T369_25">la</text:span><text:span text:style-name="T369_26"><text:s/></text:span><text:span text:style-name="T369_27">logica</text:span><text:span text:style-name="T369_28"><text:s/></text:span><text:span text:style-name="T369_29">del</text:span><text:span text:style-name="T369_30"><text:s/></text:span><text:span text:style-name="T369_31">juego</text:span><text:span text:style-name="T369_32"><text:s/></text:span><text:span text:style-name="T369_33">mientras</text:span><text:span text:style-name="T369_34"><text:s/></text:span><text:span text:style-name="T369_35">que</text:span><text:span text:style-name="T369_36"><text:s/></text:span><text:span text:style-name="T369_37">las</text:span><text:span text:style-name="T369_38"><text:s/></text:span><text:span text:style-name="T369_39">tareas</text:span><text:span text:style-name="T369_40"><text:s/></text:span><text:span text:style-name="T369_41">pesadas</text:span><text:span text:style-name="T369_42"><text:s/></text:span><text:span text:style-name="T369_43">se</text:span><text:span text:style-name="T369_44"><text:s/></text:span><text:span text:style-name="T369_45">hacen</text:span><text:span text:style-name="T369_46"><text:s/></text:span><text:span text:style-name="T369_47">en</text:span><text:span text:style-name="T369_48"><text:s/></text:span><text:span text:style-name="T369_49">C</text:span><text:span text:style-name="T369_50">++.</text:span></text:p>
      <text:p text:style-name="P370"/>
      <text:p text:style-name="P371"/>
      <text:p text:style-name="P372"><text:span text:style-name="T372_1">Los</text:span><text:span text:style-name="T372_2"><text:s/></text:span><text:span text:style-name="T372_3">verdaderos</text:span><text:span text:style-name="T372_4"><text:s/></text:span><text:span text:style-name="T372_5">competidores</text:span><text:span text:style-name="T372_6"><text:s/></text:span><text:span text:style-name="T372_7">de</text:span><text:span text:style-name="T372_8"><text:s/></text:span><text:span text:style-name="T372_9">pygame</text:span><text:span text:style-name="T372_10"><text:s/></text:span><text:span text:style-name="T372_11">según</text:span><text:span text:style-name="T372_12"><text:s/></text:span><text:span text:style-name="T372_13">mi</text:span><text:span text:style-name="T372_14"><text:s/></text:span><text:span text:style-name="T372_15">criterio</text:span><text:span text:style-name="T372_16"><text:s/></text:span><text:span text:style-name="T372_17">son</text:span><text:span text:style-name="T372_18"><text:s/></text:span><text:span text:style-name="T372_19">Pyglet</text:span><text:span text:style-name="T372_20">,<text:s text:c="2"/></text:span><text:span text:style-name="T372_21">PySDL</text:span><text:span text:style-name="T372_22">2,<text:s/></text:span><text:span text:style-name="T372_23">Cocos</text:span><text:span text:style-name="T372_24"><text:s/>2</text:span><text:span text:style-name="T372_25">D</text:span><text:span text:style-name="T372_26">.<text:s/></text:span><text:span text:style-name="T372_27">Los</text:span><text:span text:style-name="T372_28"><text:s/></text:span><text:span text:style-name="T372_29">demás</text:span><text:span text:style-name="T372_30"><text:s/></text:span><text:span text:style-name="T372_31">contendientes</text:span><text:span text:style-name="T372_32"><text:s/></text:span><text:span text:style-name="T372_33">están</text:span><text:span text:style-name="T372_34"><text:s/></text:span><text:span text:style-name="T372_35">desactualizados</text:span><text:span text:style-name="T372_36"><text:s/></text:span><text:span text:style-name="T372_37">o</text:span><text:span text:style-name="T372_38"><text:s/></text:span><text:span text:style-name="T372_39">pertenecen</text:span><text:span text:style-name="T372_40"><text:s/></text:span><text:span text:style-name="T372_41">a</text:span><text:span text:style-name="T372_42"><text:s/></text:span><text:span text:style-name="T372_43">otra</text:span><text:span text:style-name="T372_44"><text:s/></text:span><text:span text:style-name="T372_45">categoría</text:span><text:span text:style-name="T372_46">.</text:span></text:p>
      <text:p text:style-name="P373"/>
      <text:h text:style-name="P374" text:outline-level="10"><text:bookmark-start text:name="h.azox1d9elqf1"/><text:bookmark-end text:name="h.azox1d9elqf1"/><text:span text:style-name="T374_1">Correo</text:span><text:span text:style-name="T374_2"><text:s/></text:span><text:span text:style-name="T374_3">y</text:span><text:span text:style-name="T374_4"><text:s/></text:span><text:span text:style-name="T374_5">numeros</text:span><text:span text:style-name="T374_6"><text:s/></text:span><text:span text:style-name="T374_7">de</text:span><text:span text:style-name="T374_8"><text:s/></text:span><text:span text:style-name="T374_9">contactos</text:span></text:h>
      <text:p text:style-name="P375"/>
      <text:p text:style-name="P376"><text:span text:style-name="T376_1">créditos</text:span><text:span text:style-name="T376_2"><text:s/></text:span><text:span text:style-name="T376_3">y</text:span><text:span text:style-name="T376_4"><text:s/></text:span><text:span text:style-name="T376_5">agradecimientos</text:span><text:span text:style-name="T376_6">!</text:span></text:p>
      <text:p text:style-name="P377"/>
      <text:p text:style-name="P378"><text:span text:style-name="T378_1">gracias</text:span><text:span text:style-name="T378_2"><text:s/></text:span><text:span text:style-name="T378_3">por</text:span><text:span text:style-name="T378_4"><text:s/></text:span><text:span text:style-name="T378_5">venir</text:span></text:p>
      <text:p text:style-name="P379"/>
      <text:p text:style-name="P380"><text:span text:style-name="T380_1">que</text:span><text:span text:style-name="T380_2"><text:s/></text:span><text:span text:style-name="T380_3">viva</text:span><text:span text:style-name="T380_4"><text:s/></text:span><text:span text:style-name="T380_5">la</text:span><text:span text:style-name="T380_6"><text:s/></text:span><text:span text:style-name="T380_7">vida</text:span><text:span text:style-name="T380_8">!</text:span></text:p>
      <text:p text:style-name="P381"/>
      <text:p text:style-name="P382"><text:span text:style-name="T382_1">Quiero</text:span><text:span text:style-name="T382_2"><text:s/></text:span><text:span text:style-name="T382_3">ver</text:span><text:span text:style-name="T382_4"><text:s/></text:span><text:span text:style-name="T382_5">sus</text:span><text:span text:style-name="T382_6"><text:s/></text:span><text:span text:style-name="T382_7">juegos</text:span><text:span text:style-name="T382_8"><text:s/></text:span><text:span text:style-name="T382_9">en</text:span><text:span text:style-name="T382_10"><text:s/></text:span><text:span text:style-name="T382_11">internet</text:span><text:span text:style-name="T382_12">!</text:span></text:p>
      <text:p text:style-name="P383"/>
      <text:p text:style-name="P384"><text:span text:style-name="T384_1">Video</text:span><text:span text:style-name="T384_2"><text:s/></text:span><text:span text:style-name="T384_3">de</text:span><text:span text:style-name="T384_4"><text:s/></text:span><text:span text:style-name="T384_5">demostración</text:span><text:span text:style-name="T384_6"><text:s/></text:span><text:span text:style-name="T384_7">de</text:span><text:span text:style-name="T384_8"><text:s/></text:span><text:span text:style-name="T384_9">juegos</text:span><text:span text:style-name="T384_10"><text:s/></text:span><text:span text:style-name="T384_11">con</text:span><text:span text:style-name="T384_12"><text:s/></text:span><text:span text:style-name="T384_13">música</text:span><text:span text:style-name="T384_14"><text:s/></text:span><text:span text:style-name="T384_15">electrónica</text:span><text:span text:style-name="T384_16"><text:s/></text:span><text:span text:style-name="T384_17">de</text:span><text:span text:style-name="T384_18"><text:s/></text:span><text:span text:style-name="T384_19">fondo</text:span></text:p>
      <text:p text:style-name="P385"/>
      <text:p text:style-name="P386"><text:span text:style-name="T386_1">El</text:span><text:span text:style-name="T386_2"><text:s/></text:span><text:span text:style-name="T386_3">final</text:span><text:span text:style-name="T386_4"><text:s/>"</text:span><text:span text:style-name="T386_5">the</text:span><text:span text:style-name="T386_6"><text:s/></text:span><text:span text:style-name="T386_7">game</text:span><text:span text:style-name="T386_8">"<text:s/></text:span><text:span text:style-name="T386_9">de</text:span><text:span text:style-name="T386_10"><text:s/></text:span><text:span text:style-name="T386_11">fondo</text:span></text:p>
      <text:p text:style-name="P387"/>
      <text:p text:style-name="P388"><text:span text:style-name="T388_1"><text:tab/><text:s/><text:tab/><text:s/><text:tab/><text:s/><text:tab/></text:span></text:p>
      <text:p text:style-name="P389"><text:span text:style-name="T389_1">programingfrik</text:span><text:span text:style-name="T389_2">@</text:span><text:span text:style-name="T389_3">gmail</text:span><text:span text:style-name="T389_4">.</text:span><text:span text:style-name="T389_5">com</text:span></text:p>
      <text:p text:style-name="P390"><text:span text:style-name="T390_1"><text:a xlink:type="simple" xlink:href="http://python.do/"><text:span text:style-name="T390_2">http</text:span></text:a></text:span><text:span text:style-name="T390_3"><text:a xlink:type="simple" xlink:href="http://python.do/"><text:span text:style-name="T390_4">://</text:span></text:a></text:span><text:span text:style-name="T390_5"><text:a xlink:type="simple" xlink:href="http://python.do/"><text:span text:style-name="T390_6">python</text:span></text:a></text:span><text:span text:style-name="T390_7"><text:a xlink:type="simple" xlink:href="http://python.do/"><text:span text:style-name="T390_8">.</text:span></text:a></text:span><text:span text:style-name="T390_9"><text:a xlink:type="simple" xlink:href="http://python.do/"><text:span text:style-name="T390_10">do</text:span></text:a></text:span></text:p>
      <text:p text:style-name="P391"/>
      <text:p text:style-name="P39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